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8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1.819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57cm"/>
    </style:style>
    <style:style style:name="co6" style:family="table-column">
      <style:table-column-properties fo:break-before="auto" style:column-width="0.923cm"/>
    </style:style>
    <style:style style:name="co7" style:family="table-column">
      <style:table-column-properties fo:break-before="auto" style:column-width="2.125cm"/>
    </style:style>
    <style:style style:name="co8" style:family="table-column">
      <style:table-column-properties fo:break-before="auto" style:column-width="2.069cm"/>
    </style:style>
    <style:style style:name="co9" style:family="table-column">
      <style:table-column-properties fo:break-before="auto" style:column-width="9.259cm"/>
    </style:style>
    <style:style style:name="co10" style:family="table-column">
      <style:table-column-properties fo:break-before="auto" style:column-width="1.147cm"/>
    </style:style>
    <style:style style:name="co11" style:family="table-column">
      <style:table-column-properties fo:break-before="auto" style:column-width="1.175cm"/>
    </style:style>
    <style:style style:name="co12" style:family="table-column">
      <style:table-column-properties fo:break-before="auto" style:column-width="1.762cm"/>
    </style:style>
    <style:style style:name="co13" style:family="table-column">
      <style:table-column-properties fo:break-before="auto" style:column-width="1.482cm"/>
    </style:style>
    <style:style style:name="co14" style:family="table-column">
      <style:table-column-properties fo:break-before="auto" style:column-width="2.26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45cm" fo:break-before="auto" style:use-optimal-row-height="true"/>
    </style:style>
    <style:style style:name="ro3" style:family="table-row">
      <style:table-row-properties style:row-height="0.594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5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měsíc">
      <style:table-properties table:display="true" style:writing-mode="lr-tb"/>
    </style:style>
    <style:style style:name="ta2" style:family="table" style:master-page-name="PageStyle_5f_jmeniny">
      <style:table-properties table:display="true" style:writing-mode="lr-tb"/>
    </style:style>
    <style:style style:name="ta3" style:family="table" style:master-page-name="PageStyle_5f_svátek">
      <style:table-properties table:display="true" style:writing-mode="lr-tb"/>
    </style:style>
    <style:style style:name="ta4" style:family="table" style:master-page-name="PageStyle_5f_období">
      <style:table-properties table:display="true" style:writing-mode="lr-tb"/>
    </style:style>
    <style:style style:name="ta5" style:family="table" style:master-page-name="PageStyle_5f_class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</style:style>
    <style:style style:name="ce4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</style:style>
    <style:style style:name="ce5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</style:style>
    <style:style style:name="ce6" style:family="table-cell" style:parent-style-name="Default" style:data-style-name="N0">
      <style:table-cell-properties fo:padding="0.071cm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</style:style>
    <style:style style:name="ce8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ffcc99" fo:padding="0.071cm"/>
    </style:style>
    <style:style style:name="ce10" style:family="table-cell" style:parent-style-name="Default">
      <style:table-cell-properties fo:padding="0.071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padding="0.071c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měsíc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MĚSÍC</text:p>
          </table:table-cell>
          <table:table-cell office:value-type="string" calcext:value-type="string">
            <text:p>DNŮ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SK</text:p>
          </table:table-cell>
          <table:table-cell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Leden</text:p>
          </table:table-cell>
          <table:table-cell table:style-name="ce3"/>
          <table:table-cell/>
          <table:table-cell table:style-name="ce1" table:formula="of:=&quot;Mesice.Add(New cls&quot;&amp;[$class.$B$1]&amp;&quot;(&quot;&amp;[.A2]&amp;&quot;,&quot;&amp;[.B2]&amp;&quot;,&quot;&quot;&quot;&amp;[.C2]&amp;&quot;&quot;&quot;,&quot;&quot;&quot;&amp;[.D2]&amp;&quot;&quot;&quot;))&quot;" office:value-type="string" office:string-value="Mesice.Add(New clsMesic(1,31,&quot;Leden&quot;,&quot;&quot;))" calcext:value-type="string">
            <text:p>Mesice.Add(New clsMesic(1,31,"Leden",""))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Únor</text:p>
          </table:table-cell>
          <table:table-cell table:style-name="ce4"/>
          <table:table-cell/>
          <table:table-cell table:style-name="ce1" table:formula="of:=&quot;Mesice.Add(New cls&quot;&amp;[$class.$B$1]&amp;&quot;(&quot;&amp;[.A3]&amp;&quot;,&quot;&amp;[.B3]&amp;&quot;,&quot;&quot;&quot;&amp;[.C3]&amp;&quot;&quot;&quot;,&quot;&quot;&quot;&amp;[.D3]&amp;&quot;&quot;&quot;))&quot;" office:value-type="string" office:string-value="Mesice.Add(New clsMesic(2,28,&quot;Únor&quot;,&quot;&quot;))" calcext:value-type="string">
            <text:p>Mesice.Add(New clsMesic(2,28,"Únor",""))</text:p>
          </table:table-cell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Březen</text:p>
          </table:table-cell>
          <table:table-cell table:style-name="ce4"/>
          <table:table-cell/>
          <table:table-cell table:style-name="ce1" table:formula="of:=&quot;Mesice.Add(New cls&quot;&amp;[$class.$B$1]&amp;&quot;(&quot;&amp;[.A4]&amp;&quot;,&quot;&amp;[.B4]&amp;&quot;,&quot;&quot;&quot;&amp;[.C4]&amp;&quot;&quot;&quot;,&quot;&quot;&quot;&amp;[.D4]&amp;&quot;&quot;&quot;))&quot;" office:value-type="string" office:string-value="Mesice.Add(New clsMesic(3,31,&quot;Březen&quot;,&quot;&quot;))" calcext:value-type="string">
            <text:p>Mesice.Add(New clsMesic(3,31,"Březen",""))</text:p>
          </table:table-cell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Duben</text:p>
          </table:table-cell>
          <table:table-cell table:style-name="ce4"/>
          <table:table-cell/>
          <table:table-cell table:style-name="ce1" table:formula="of:=&quot;Mesice.Add(New cls&quot;&amp;[$class.$B$1]&amp;&quot;(&quot;&amp;[.A5]&amp;&quot;,&quot;&amp;[.B5]&amp;&quot;,&quot;&quot;&quot;&amp;[.C5]&amp;&quot;&quot;&quot;,&quot;&quot;&quot;&amp;[.D5]&amp;&quot;&quot;&quot;))&quot;" office:value-type="string" office:string-value="Mesice.Add(New clsMesic(4,30,&quot;Duben&quot;,&quot;&quot;))" calcext:value-type="string">
            <text:p>Mesice.Add(New clsMesic(4,30,"Duben",""))</text:p>
          </table:table-cell>
          <table:table-cell table:number-columns-repeated="101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Květen</text:p>
          </table:table-cell>
          <table:table-cell table:style-name="ce4"/>
          <table:table-cell/>
          <table:table-cell table:style-name="ce1" table:formula="of:=&quot;Mesice.Add(New cls&quot;&amp;[$class.$B$1]&amp;&quot;(&quot;&amp;[.A6]&amp;&quot;,&quot;&amp;[.B6]&amp;&quot;,&quot;&quot;&quot;&amp;[.C6]&amp;&quot;&quot;&quot;,&quot;&quot;&quot;&amp;[.D6]&amp;&quot;&quot;&quot;))&quot;" office:value-type="string" office:string-value="Mesice.Add(New clsMesic(5,31,&quot;Květen&quot;,&quot;&quot;))" calcext:value-type="string">
            <text:p>Mesice.Add(New clsMesic(5,31,"Květen",""))</text:p>
          </table:table-cell>
          <table:table-cell table:number-columns-repeated="101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Červen</text:p>
          </table:table-cell>
          <table:table-cell table:style-name="ce4"/>
          <table:table-cell/>
          <table:table-cell table:style-name="ce1" table:formula="of:=&quot;Mesice.Add(New cls&quot;&amp;[$class.$B$1]&amp;&quot;(&quot;&amp;[.A7]&amp;&quot;,&quot;&amp;[.B7]&amp;&quot;,&quot;&quot;&quot;&amp;[.C7]&amp;&quot;&quot;&quot;,&quot;&quot;&quot;&amp;[.D7]&amp;&quot;&quot;&quot;))&quot;" office:value-type="string" office:string-value="Mesice.Add(New clsMesic(6,30,&quot;Červen&quot;,&quot;&quot;))" calcext:value-type="string">
            <text:p>Mesice.Add(New clsMesic(6,30,"Červen",""))</text:p>
          </table:table-cell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Červenec</text:p>
          </table:table-cell>
          <table:table-cell table:style-name="ce4"/>
          <table:table-cell/>
          <table:table-cell table:style-name="ce1" table:formula="of:=&quot;Mesice.Add(New cls&quot;&amp;[$class.$B$1]&amp;&quot;(&quot;&amp;[.A8]&amp;&quot;,&quot;&amp;[.B8]&amp;&quot;,&quot;&quot;&quot;&amp;[.C8]&amp;&quot;&quot;&quot;,&quot;&quot;&quot;&amp;[.D8]&amp;&quot;&quot;&quot;))&quot;" office:value-type="string" office:string-value="Mesice.Add(New clsMesic(7,31,&quot;Červenec&quot;,&quot;&quot;))" calcext:value-type="string">
            <text:p>Mesice.Add(New clsMesic(7,31,"Červenec",""))</text:p>
          </table:table-cell>
          <table:table-cell table:number-columns-repeated="101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Srpen</text:p>
          </table:table-cell>
          <table:table-cell table:style-name="ce4"/>
          <table:table-cell/>
          <table:table-cell table:style-name="ce1" table:formula="of:=&quot;Mesice.Add(New cls&quot;&amp;[$class.$B$1]&amp;&quot;(&quot;&amp;[.A9]&amp;&quot;,&quot;&amp;[.B9]&amp;&quot;,&quot;&quot;&quot;&amp;[.C9]&amp;&quot;&quot;&quot;,&quot;&quot;&quot;&amp;[.D9]&amp;&quot;&quot;&quot;))&quot;" office:value-type="string" office:string-value="Mesice.Add(New clsMesic(8,31,&quot;Srpen&quot;,&quot;&quot;))" calcext:value-type="string">
            <text:p>Mesice.Add(New clsMesic(8,31,"Srpen",""))</text:p>
          </table:table-cell>
          <table:table-cell table:number-columns-repeated="101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Září</text:p>
          </table:table-cell>
          <table:table-cell table:style-name="ce4"/>
          <table:table-cell/>
          <table:table-cell table:style-name="ce1" table:formula="of:=&quot;Mesice.Add(New cls&quot;&amp;[$class.$B$1]&amp;&quot;(&quot;&amp;[.A10]&amp;&quot;,&quot;&amp;[.B10]&amp;&quot;,&quot;&quot;&quot;&amp;[.C10]&amp;&quot;&quot;&quot;,&quot;&quot;&quot;&amp;[.D10]&amp;&quot;&quot;&quot;))&quot;" office:value-type="string" office:string-value="Mesice.Add(New clsMesic(9,30,&quot;Září&quot;,&quot;&quot;))" calcext:value-type="string">
            <text:p>Mesice.Add(New clsMesic(9,30,"Září",""))</text:p>
          </table:table-cell>
          <table:table-cell table:number-columns-repeated="101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Říjen</text:p>
          </table:table-cell>
          <table:table-cell table:style-name="ce4"/>
          <table:table-cell/>
          <table:table-cell table:style-name="ce1" table:formula="of:=&quot;Mesice.Add(New cls&quot;&amp;[$class.$B$1]&amp;&quot;(&quot;&amp;[.A11]&amp;&quot;,&quot;&amp;[.B11]&amp;&quot;,&quot;&quot;&quot;&amp;[.C11]&amp;&quot;&quot;&quot;,&quot;&quot;&quot;&amp;[.D11]&amp;&quot;&quot;&quot;))&quot;" office:value-type="string" office:string-value="Mesice.Add(New clsMesic(10,31,&quot;Říjen&quot;,&quot;&quot;))" calcext:value-type="string">
            <text:p>Mesice.Add(New clsMesic(10,31,"Říjen",""))</text:p>
          </table:table-cell>
          <table:table-cell table:number-columns-repeated="101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Listopad</text:p>
          </table:table-cell>
          <table:table-cell table:style-name="ce4"/>
          <table:table-cell/>
          <table:table-cell table:style-name="ce1" table:formula="of:=&quot;Mesice.Add(New cls&quot;&amp;[$class.$B$1]&amp;&quot;(&quot;&amp;[.A12]&amp;&quot;,&quot;&amp;[.B12]&amp;&quot;,&quot;&quot;&quot;&amp;[.C12]&amp;&quot;&quot;&quot;,&quot;&quot;&quot;&amp;[.D12]&amp;&quot;&quot;&quot;))&quot;" office:value-type="string" office:string-value="Mesice.Add(New clsMesic(11,30,&quot;Listopad&quot;,&quot;&quot;))" calcext:value-type="string">
            <text:p>Mesice.Add(New clsMesic(11,30,"Listopad",""))</text:p>
          </table:table-cell>
          <table:table-cell table:number-columns-repeated="101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Prosinec</text:p>
          </table:table-cell>
          <table:table-cell table:style-name="ce5"/>
          <table:table-cell/>
          <table:table-cell table:style-name="ce1" table:formula="of:=&quot;Mesice.Add(New cls&quot;&amp;[$class.$B$1]&amp;&quot;(&quot;&amp;[.A13]&amp;&quot;,&quot;&amp;[.B13]&amp;&quot;,&quot;&quot;&quot;&amp;[.C13]&amp;&quot;&quot;&quot;,&quot;&quot;&quot;&amp;[.D13]&amp;&quot;&quot;&quot;))&quot;" office:value-type="string" office:string-value="Mesice.Add(New clsMesic(12,31,&quot;Prosinec&quot;,&quot;&quot;))" calcext:value-type="string">
            <text:p>Mesice.Add(New clsMesic(12,31,"Prosinec",""))</text:p>
          </table:table-cell>
          <table:table-cell table:number-columns-repeated="1018"/>
        </table:table-row>
        <table:table-row table:style-name="ro1" table:number-rows-repeated="1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meniny" table:style-name="ta2">
        <office:forms form:automatic-focus="false" form:apply-design-mode="false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DEN</text:p>
          </table:table-cell>
          <table:table-cell office:value-type="string" calcext:value-type="string">
            <text:p>MĚSÍC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SK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exandra</text:p>
          </table:table-cell>
          <table:table-cell table:style-name="ce7"/>
          <table:table-cell table:style-name="ce1" table:formula="of:=&quot;Jmena.Add(New cls&quot;&amp;[$class.$C$1]&amp;&quot;(&quot;&amp;[.A2]&amp;&quot;,&quot;&amp;[.B2]&amp;&quot;,&quot;&quot;&quot;&amp;[.C2]&amp;&quot;&quot;&quot;,&quot;&quot;&quot;&amp;[.D2]&amp;&quot;&quot;&quot;))&quot;" office:value-type="string" office:string-value="Jmena.Add(New clsJmeno(2,1,&quot;Alexandra&quot;,&quot;Alexandra&quot;))" calcext:value-type="string">
            <text:p>Jmena.Add(New clsJmeno(2,1,"Alexandra","Alexandra"))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rina</text:p>
          </table:table-cell>
          <table:table-cell table:style-name="ce7"/>
          <table:table-cell table:style-name="ce1" table:formula="of:=&quot;Jmena.Add(New cls&quot;&amp;[$class.$C$1]&amp;&quot;(&quot;&amp;[.A3]&amp;&quot;,&quot;&amp;[.B3]&amp;&quot;,&quot;&quot;&quot;&amp;[.C3]&amp;&quot;&quot;&quot;,&quot;&quot;&quot;&amp;[.D3]&amp;&quot;&quot;&quot;))&quot;" office:value-type="string" office:string-value="Jmena.Add(New clsJmeno(2,1,&quot;Karina&quot;,&quot;Karina&quot;))" calcext:value-type="string">
            <text:p>Jmena.Add(New clsJmeno(2,1,"Karina","Karina"))</text:p>
          </table:table-cell>
          <table:table-cell table:number-columns-repeated="101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mila</text:p>
          </table:table-cell>
          <table:table-cell office:value-type="string" calcext:value-type="string">
            <text:p>Daniela</text:p>
          </table:table-cell>
          <table:table-cell table:style-name="ce7"/>
          <table:table-cell table:style-name="ce1" table:formula="of:=&quot;Jmena.Add(New cls&quot;&amp;[$class.$C$1]&amp;&quot;(&quot;&amp;[.A4]&amp;&quot;,&quot;&amp;[.B4]&amp;&quot;,&quot;&quot;&quot;&amp;[.C4]&amp;&quot;&quot;&quot;,&quot;&quot;&quot;&amp;[.D4]&amp;&quot;&quot;&quot;))&quot;" office:value-type="string" office:string-value="Jmena.Add(New clsJmeno(3,1,&quot;Radmila&quot;,&quot;Daniela&quot;))" calcext:value-type="string">
            <text:p>Jmena.Add(New clsJmeno(3,1,"Radmila","Daniela"))</text:p>
          </table:table-cell>
          <table:table-cell table:number-columns-repeated="101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Drahoslav</text:p>
          </table:table-cell>
          <table:table-cell table:style-name="ce7"/>
          <table:table-cell table:style-name="ce1" table:formula="of:=&quot;Jmena.Add(New cls&quot;&amp;[$class.$C$1]&amp;&quot;(&quot;&amp;[.A5]&amp;&quot;,&quot;&amp;[.B5]&amp;&quot;,&quot;&quot;&quot;&amp;[.C5]&amp;&quot;&quot;&quot;,&quot;&quot;&quot;&amp;[.D5]&amp;&quot;&quot;&quot;))&quot;" office:value-type="string" office:string-value="Jmena.Add(New clsJmeno(4,1,&quot;Diana&quot;,&quot;Drahoslav&quot;))" calcext:value-type="string">
            <text:p>Jmena.Add(New clsJmeno(4,1,"Diana","Drahoslav"))</text:p>
          </table:table-cell>
          <table:table-cell table:number-columns-repeated="101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imil</text:p>
          </table:table-cell>
          <table:table-cell office:value-type="string" calcext:value-type="string">
            <text:p>Andrea</text:p>
          </table:table-cell>
          <table:table-cell table:style-name="ce7"/>
          <table:table-cell table:style-name="ce1" table:formula="of:=&quot;Jmena.Add(New cls&quot;&amp;[$class.$C$1]&amp;&quot;(&quot;&amp;[.A6]&amp;&quot;,&quot;&amp;[.B6]&amp;&quot;,&quot;&quot;&quot;&amp;[.C6]&amp;&quot;&quot;&quot;,&quot;&quot;&quot;&amp;[.D6]&amp;&quot;&quot;&quot;))&quot;" office:value-type="string" office:string-value="Jmena.Add(New clsJmeno(5,1,&quot;Dalimil&quot;,&quot;Andrea&quot;))" calcext:value-type="string">
            <text:p>Jmena.Add(New clsJmeno(5,1,"Dalimil","Andrea"))</text:p>
          </table:table-cell>
          <table:table-cell table:number-columns-repeated="1018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tónia</text:p>
          </table:table-cell>
          <table:table-cell table:style-name="ce7"/>
          <table:table-cell table:style-name="ce1" table:formula="of:=&quot;Jmena.Add(New cls&quot;&amp;[$class.$C$1]&amp;&quot;(&quot;&amp;[.A7]&amp;&quot;,&quot;&amp;[.B7]&amp;&quot;,&quot;&quot;&quot;&amp;[.C7]&amp;&quot;&quot;&quot;,&quot;&quot;&quot;&amp;[.D7]&amp;&quot;&quot;&quot;))&quot;" office:value-type="string" office:string-value="Jmena.Add(New clsJmeno(6,1,&quot;&quot;,&quot;Antónia&quot;))" calcext:value-type="string">
            <text:p>Jmena.Add(New clsJmeno(6,1,"","Antónia"))</text:p>
          </table:table-cell>
          <table:table-cell table:number-columns-repeated="101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ma</text:p>
          </table:table-cell>
          <table:table-cell office:value-type="string" calcext:value-type="string">
            <text:p>Bohuslava</text:p>
          </table:table-cell>
          <table:table-cell table:style-name="ce7"/>
          <table:table-cell table:style-name="ce1" table:formula="of:=&quot;Jmena.Add(New cls&quot;&amp;[$class.$C$1]&amp;&quot;(&quot;&amp;[.A8]&amp;&quot;,&quot;&amp;[.B8]&amp;&quot;,&quot;&quot;&quot;&amp;[.C8]&amp;&quot;&quot;&quot;,&quot;&quot;&quot;&amp;[.D8]&amp;&quot;&quot;&quot;))&quot;" office:value-type="string" office:string-value="Jmena.Add(New clsJmeno(7,1,&quot;Vilma&quot;,&quot;Bohuslava&quot;))" calcext:value-type="string">
            <text:p>Jmena.Add(New clsJmeno(7,1,"Vilma","Bohuslava"))</text:p>
          </table:table-cell>
          <table:table-cell table:number-columns-repeated="101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Čestmír</text:p>
          </table:table-cell>
          <table:table-cell office:value-type="string" calcext:value-type="string">
            <text:p>Severín</text:p>
          </table:table-cell>
          <table:table-cell table:style-name="ce7"/>
          <table:table-cell table:style-name="ce1" table:formula="of:=&quot;Jmena.Add(New cls&quot;&amp;[$class.$C$1]&amp;&quot;(&quot;&amp;[.A9]&amp;&quot;,&quot;&amp;[.B9]&amp;&quot;,&quot;&quot;&quot;&amp;[.C9]&amp;&quot;&quot;&quot;,&quot;&quot;&quot;&amp;[.D9]&amp;&quot;&quot;&quot;))&quot;" office:value-type="string" office:string-value="Jmena.Add(New clsJmeno(8,1,&quot;Čestmír&quot;,&quot;Severín&quot;))" calcext:value-type="string">
            <text:p>Jmena.Add(New clsJmeno(8,1,"Čestmír","Severín"))</text:p>
          </table:table-cell>
          <table:table-cell table:number-columns-repeated="101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adan</text:p>
          </table:table-cell>
          <table:table-cell office:value-type="string" calcext:value-type="string">
            <text:p>Alexej</text:p>
          </table:table-cell>
          <table:table-cell table:style-name="ce7"/>
          <table:table-cell table:style-name="ce1" table:formula="of:=&quot;Jmena.Add(New cls&quot;&amp;[$class.$C$1]&amp;&quot;(&quot;&amp;[.A10]&amp;&quot;,&quot;&amp;[.B10]&amp;&quot;,&quot;&quot;&quot;&amp;[.C10]&amp;&quot;&quot;&quot;,&quot;&quot;&quot;&amp;[.D10]&amp;&quot;&quot;&quot;))&quot;" office:value-type="string" office:string-value="Jmena.Add(New clsJmeno(9,1,&quot;Vladan&quot;,&quot;Alexej&quot;))" calcext:value-type="string">
            <text:p>Jmena.Add(New clsJmeno(9,1,"Vladan","Alexej"))</text:p>
          </table:table-cell>
          <table:table-cell table:number-columns-repeated="1018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řetislav</text:p>
          </table:table-cell>
          <table:table-cell office:value-type="string" calcext:value-type="string">
            <text:p>Dáša</text:p>
          </table:table-cell>
          <table:table-cell table:style-name="ce7"/>
          <table:table-cell table:style-name="ce1" table:formula="of:=&quot;Jmena.Add(New cls&quot;&amp;[$class.$C$1]&amp;&quot;(&quot;&amp;[.A11]&amp;&quot;,&quot;&amp;[.B11]&amp;&quot;,&quot;&quot;&quot;&amp;[.C11]&amp;&quot;&quot;&quot;,&quot;&quot;&quot;&amp;[.D11]&amp;&quot;&quot;&quot;))&quot;" office:value-type="string" office:string-value="Jmena.Add(New clsJmeno(10,1,&quot;Břetislav&quot;,&quot;Dáša&quot;))" calcext:value-type="string">
            <text:p>Jmena.Add(New clsJmeno(10,1,"Břetislav","Dáša"))</text:p>
          </table:table-cell>
          <table:table-cell table:number-columns-repeated="1018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dana</text:p>
          </table:table-cell>
          <table:table-cell office:value-type="string" calcext:value-type="string">
            <text:p>Malvína</text:p>
          </table:table-cell>
          <table:table-cell table:style-name="ce7"/>
          <table:table-cell table:style-name="ce1" table:formula="of:=&quot;Jmena.Add(New cls&quot;&amp;[$class.$C$1]&amp;&quot;(&quot;&amp;[.A12]&amp;&quot;,&quot;&amp;[.B12]&amp;&quot;,&quot;&quot;&quot;&amp;[.C12]&amp;&quot;&quot;&quot;,&quot;&quot;&quot;&amp;[.D12]&amp;&quot;&quot;&quot;))&quot;" office:value-type="string" office:string-value="Jmena.Add(New clsJmeno(11,1,&quot;Bohdana&quot;,&quot;Malvína&quot;))" calcext:value-type="string">
            <text:p>Jmena.Add(New clsJmeno(11,1,"Bohdana","Malvína"))</text:p>
          </table:table-cell>
          <table:table-cell table:number-columns-repeated="1018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voslav</text:p>
          </table:table-cell>
          <table:table-cell office:value-type="string" calcext:value-type="string">
            <text:p>Ernest</text:p>
          </table:table-cell>
          <table:table-cell table:style-name="ce7"/>
          <table:table-cell table:style-name="ce1" table:formula="of:=&quot;Jmena.Add(New cls&quot;&amp;[$class.$C$1]&amp;&quot;(&quot;&amp;[.A13]&amp;&quot;,&quot;&amp;[.B13]&amp;&quot;,&quot;&quot;&quot;&amp;[.C13]&amp;&quot;&quot;&quot;,&quot;&quot;&quot;&amp;[.D13]&amp;&quot;&quot;&quot;))&quot;" office:value-type="string" office:string-value="Jmena.Add(New clsJmeno(12,1,&quot;Pravoslav&quot;,&quot;Ernest&quot;))" calcext:value-type="string">
            <text:p>Jmena.Add(New clsJmeno(12,1,"Pravoslav","Ernest"))</text:p>
          </table:table-cell>
          <table:table-cell table:number-columns-repeated="1018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a</text:p>
          </table:table-cell>
          <table:table-cell office:value-type="string" calcext:value-type="string">
            <text:p>Rastislav</text:p>
          </table:table-cell>
          <table:table-cell table:style-name="ce7"/>
          <table:table-cell table:style-name="ce1" table:formula="of:=&quot;Jmena.Add(New cls&quot;&amp;[$class.$C$1]&amp;&quot;(&quot;&amp;[.A14]&amp;&quot;,&quot;&amp;[.B14]&amp;&quot;,&quot;&quot;&quot;&amp;[.C14]&amp;&quot;&quot;&quot;,&quot;&quot;&quot;&amp;[.D14]&amp;&quot;&quot;&quot;))&quot;" office:value-type="string" office:string-value="Jmena.Add(New clsJmeno(13,1,&quot;Edita&quot;,&quot;Rastislav&quot;))" calcext:value-type="string">
            <text:p>Jmena.Add(New clsJmeno(13,1,"Edita","Rastislav"))</text:p>
          </table:table-cell>
          <table:table-cell table:number-columns-repeated="1018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dovan</text:p>
          </table:table-cell>
          <table:table-cell table:style-name="ce7"/>
          <table:table-cell table:style-name="ce1" table:formula="of:=&quot;Jmena.Add(New cls&quot;&amp;[$class.$C$1]&amp;&quot;(&quot;&amp;[.A15]&amp;&quot;,&quot;&amp;[.B15]&amp;&quot;,&quot;&quot;&quot;&amp;[.C15]&amp;&quot;&quot;&quot;,&quot;&quot;&quot;&amp;[.D15]&amp;&quot;&quot;&quot;))&quot;" office:value-type="string" office:string-value="Jmena.Add(New clsJmeno(14,1,&quot;Radovan&quot;,&quot;Radovan&quot;))" calcext:value-type="string">
            <text:p>Jmena.Add(New clsJmeno(14,1,"Radovan","Radovan"))</text:p>
          </table:table-cell>
          <table:table-cell table:number-columns-repeated="1018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Dobroslav</text:p>
          </table:table-cell>
          <table:table-cell table:style-name="ce7"/>
          <table:table-cell table:style-name="ce1" table:formula="of:=&quot;Jmena.Add(New cls&quot;&amp;[$class.$C$1]&amp;&quot;(&quot;&amp;[.A16]&amp;&quot;,&quot;&amp;[.B16]&amp;&quot;,&quot;&quot;&quot;&amp;[.C16]&amp;&quot;&quot;&quot;,&quot;&quot;&quot;&amp;[.D16]&amp;&quot;&quot;&quot;))&quot;" office:value-type="string" office:string-value="Jmena.Add(New clsJmeno(15,1,&quot;Alice&quot;,&quot;Dobroslav&quot;))" calcext:value-type="string">
            <text:p>Jmena.Add(New clsJmeno(15,1,"Alice","Dobroslav"))</text:p>
          </table:table-cell>
          <table:table-cell table:number-columns-repeated="1018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irad</text:p>
          </table:table-cell>
          <table:table-cell office:value-type="string" calcext:value-type="string">
            <text:p>Kristína</text:p>
          </table:table-cell>
          <table:table-cell table:style-name="ce7"/>
          <table:table-cell table:style-name="ce1" table:formula="of:=&quot;Jmena.Add(New cls&quot;&amp;[$class.$C$1]&amp;&quot;(&quot;&amp;[.A17]&amp;&quot;,&quot;&amp;[.B17]&amp;&quot;,&quot;&quot;&quot;&amp;[.C17]&amp;&quot;&quot;&quot;,&quot;&quot;&quot;&amp;[.D17]&amp;&quot;&quot;&quot;))&quot;" office:value-type="string" office:string-value="Jmena.Add(New clsJmeno(16,1,&quot;Ctirad&quot;,&quot;Kristína&quot;))" calcext:value-type="string">
            <text:p>Jmena.Add(New clsJmeno(16,1,"Ctirad","Kristína"))</text:p>
          </table:table-cell>
          <table:table-cell table:number-columns-repeated="1018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hoslav</text:p>
          </table:table-cell>
          <table:table-cell office:value-type="string" calcext:value-type="string">
            <text:p>Nataša</text:p>
          </table:table-cell>
          <table:table-cell table:style-name="ce7"/>
          <table:table-cell table:style-name="ce1" table:formula="of:=&quot;Jmena.Add(New cls&quot;&amp;[$class.$C$1]&amp;&quot;(&quot;&amp;[.A18]&amp;&quot;,&quot;&amp;[.B18]&amp;&quot;,&quot;&quot;&quot;&amp;[.C18]&amp;&quot;&quot;&quot;,&quot;&quot;&quot;&amp;[.D18]&amp;&quot;&quot;&quot;))&quot;" office:value-type="string" office:string-value="Jmena.Add(New clsJmeno(17,1,&quot;Drahoslav&quot;,&quot;Nataša&quot;))" calcext:value-type="string">
            <text:p>Jmena.Add(New clsJmeno(17,1,"Drahoslav","Nataša"))</text:p>
          </table:table-cell>
          <table:table-cell table:number-columns-repeated="1018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adislav</text:p>
          </table:table-cell>
          <table:table-cell office:value-type="string" calcext:value-type="string">
            <text:p>Bohdana</text:p>
          </table:table-cell>
          <table:table-cell table:style-name="ce7"/>
          <table:table-cell table:style-name="ce1" table:formula="of:=&quot;Jmena.Add(New cls&quot;&amp;[$class.$C$1]&amp;&quot;(&quot;&amp;[.A19]&amp;&quot;,&quot;&amp;[.B19]&amp;&quot;,&quot;&quot;&quot;&amp;[.C19]&amp;&quot;&quot;&quot;,&quot;&quot;&quot;&amp;[.D19]&amp;&quot;&quot;&quot;))&quot;" office:value-type="string" office:string-value="Jmena.Add(New clsJmeno(18,1,&quot;Vladislav&quot;,&quot;Bohdana&quot;))" calcext:value-type="string">
            <text:p>Jmena.Add(New clsJmeno(18,1,"Vladislav","Bohdana"))</text:p>
          </table:table-cell>
          <table:table-cell table:number-columns-repeated="1018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ravka</text:p>
          </table:table-cell>
          <table:table-cell office:value-type="string" calcext:value-type="string">
            <text:p>Drahomíra</text:p>
          </table:table-cell>
          <table:table-cell table:style-name="ce7"/>
          <table:table-cell table:style-name="ce1" table:formula="of:=&quot;Jmena.Add(New cls&quot;&amp;[$class.$C$1]&amp;&quot;(&quot;&amp;[.A20]&amp;&quot;,&quot;&amp;[.B20]&amp;&quot;,&quot;&quot;&quot;&amp;[.C20]&amp;&quot;&quot;&quot;,&quot;&quot;&quot;&amp;[.D20]&amp;&quot;&quot;&quot;))&quot;" office:value-type="string" office:string-value="Jmena.Add(New clsJmeno(19,1,&quot;Doubravka&quot;,&quot;Drahomíra&quot;))" calcext:value-type="string">
            <text:p>Jmena.Add(New clsJmeno(19,1,"Doubravka","Drahomíra"))</text:p>
          </table:table-cell>
          <table:table-cell table:number-columns-repeated="1018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ravka</text:p>
          </table:table-cell>
          <table:table-cell office:value-type="string" calcext:value-type="string">
            <text:p>Mário</text:p>
          </table:table-cell>
          <table:table-cell table:style-name="ce7"/>
          <table:table-cell table:style-name="ce1" table:formula="of:=&quot;Jmena.Add(New cls&quot;&amp;[$class.$C$1]&amp;&quot;(&quot;&amp;[.A21]&amp;&quot;,&quot;&amp;[.B21]&amp;&quot;,&quot;&quot;&quot;&amp;[.C21]&amp;&quot;&quot;&quot;,&quot;&quot;&quot;&amp;[.D21]&amp;&quot;&quot;&quot;))&quot;" office:value-type="string" office:string-value="Jmena.Add(New clsJmeno(19,1,&quot;Doubravka&quot;,&quot;Mário&quot;))" calcext:value-type="string">
            <text:p>Jmena.Add(New clsJmeno(19,1,"Doubravka","Mário"))</text:p>
          </table:table-cell>
          <table:table-cell table:number-columns-repeated="1018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Dalibor</text:p>
          </table:table-cell>
          <table:table-cell table:style-name="ce7"/>
          <table:table-cell table:style-name="ce1" table:formula="of:=&quot;Jmena.Add(New cls&quot;&amp;[$class.$C$1]&amp;&quot;(&quot;&amp;[.A22]&amp;&quot;,&quot;&amp;[.B22]&amp;&quot;,&quot;&quot;&quot;&amp;[.C22]&amp;&quot;&quot;&quot;,&quot;&quot;&quot;&amp;[.D22]&amp;&quot;&quot;&quot;))&quot;" office:value-type="string" office:string-value="Jmena.Add(New clsJmeno(20,1,&quot;Ilona&quot;,&quot;Dalibor&quot;))" calcext:value-type="string">
            <text:p>Jmena.Add(New clsJmeno(20,1,"Ilona","Dalibor"))</text:p>
          </table:table-cell>
          <table:table-cell table:number-columns-repeated="1018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ěla</text:p>
          </table:table-cell>
          <table:table-cell office:value-type="string" calcext:value-type="string">
            <text:p>Vincent</text:p>
          </table:table-cell>
          <table:table-cell table:style-name="ce7"/>
          <table:table-cell table:style-name="ce1" table:formula="of:=&quot;Jmena.Add(New cls&quot;&amp;[$class.$C$1]&amp;&quot;(&quot;&amp;[.A23]&amp;&quot;,&quot;&amp;[.B23]&amp;&quot;,&quot;&quot;&quot;&amp;[.C23]&amp;&quot;&quot;&quot;,&quot;&quot;&quot;&amp;[.D23]&amp;&quot;&quot;&quot;))&quot;" office:value-type="string" office:string-value="Jmena.Add(New clsJmeno(21,1,&quot;Běla&quot;,&quot;Vincent&quot;))" calcext:value-type="string">
            <text:p>Jmena.Add(New clsJmeno(21,1,"Běla","Vincent"))</text:p>
          </table:table-cell>
          <table:table-cell table:number-columns-repeated="1018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vomír</text:p>
          </table:table-cell>
          <table:table-cell office:value-type="string" calcext:value-type="string">
            <text:p>Zora</text:p>
          </table:table-cell>
          <table:table-cell table:style-name="ce7"/>
          <table:table-cell table:style-name="ce1" table:formula="of:=&quot;Jmena.Add(New cls&quot;&amp;[$class.$C$1]&amp;&quot;(&quot;&amp;[.A24]&amp;&quot;,&quot;&amp;[.B24]&amp;&quot;,&quot;&quot;&quot;&amp;[.C24]&amp;&quot;&quot;&quot;,&quot;&quot;&quot;&amp;[.D24]&amp;&quot;&quot;&quot;))&quot;" office:value-type="string" office:string-value="Jmena.Add(New clsJmeno(22,1,&quot;Slavomír&quot;,&quot;Zora&quot;))" calcext:value-type="string">
            <text:p>Jmena.Add(New clsJmeno(22,1,"Slavomír","Zora"))</text:p>
          </table:table-cell>
          <table:table-cell table:number-columns-repeated="1018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deněk</text:p>
          </table:table-cell>
          <table:table-cell office:value-type="string" calcext:value-type="string">
            <text:p>Miloš</text:p>
          </table:table-cell>
          <table:table-cell table:style-name="ce7"/>
          <table:table-cell table:style-name="ce1" table:formula="of:=&quot;Jmena.Add(New cls&quot;&amp;[$class.$C$1]&amp;&quot;(&quot;&amp;[.A25]&amp;&quot;,&quot;&amp;[.B25]&amp;&quot;,&quot;&quot;&quot;&amp;[.C25]&amp;&quot;&quot;&quot;,&quot;&quot;&quot;&amp;[.D25]&amp;&quot;&quot;&quot;))&quot;" office:value-type="string" office:string-value="Jmena.Add(New clsJmeno(23,1,&quot;Zdeněk&quot;,&quot;Miloš&quot;))" calcext:value-type="string">
            <text:p>Jmena.Add(New clsJmeno(23,1,"Zdeněk","Miloš"))</text:p>
          </table:table-cell>
          <table:table-cell table:number-columns-repeated="1018"/>
        </table:table-row>
        <table:table-row table:style-name="ro3">
          <table:table-cell table:style-name="ce6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ena</text:p>
          </table:table-cell>
          <table:table-cell office:value-type="string" calcext:value-type="string">
            <text:p>Timotej</text:p>
          </table:table-cell>
          <table:table-cell table:style-name="ce7"/>
          <table:table-cell table:style-name="ce1" table:formula="of:=&quot;Jmena.Add(New cls&quot;&amp;[$class.$C$1]&amp;&quot;(&quot;&amp;[.A26]&amp;&quot;,&quot;&amp;[.B26]&amp;&quot;,&quot;&quot;&quot;&amp;[.C26]&amp;&quot;&quot;&quot;,&quot;&quot;&quot;&amp;[.D26]&amp;&quot;&quot;&quot;))&quot;" office:value-type="string" office:string-value="Jmena.Add(New clsJmeno(24,1,&quot;Milena&quot;,&quot;Timotej&quot;))" calcext:value-type="string">
            <text:p>Jmena.Add(New clsJmeno(24,1,"Milena","Timotej"))</text:p>
          </table:table-cell>
          <table:table-cell table:number-columns-repeated="1018"/>
        </table:table-row>
        <table:table-row table:style-name="ro3">
          <table:table-cell table:style-name="ce6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oš</text:p>
          </table:table-cell>
          <table:table-cell office:value-type="string" calcext:value-type="string">
            <text:p>Gejza</text:p>
          </table:table-cell>
          <table:table-cell table:style-name="ce7"/>
          <table:table-cell table:style-name="ce1" table:formula="of:=&quot;Jmena.Add(New cls&quot;&amp;[$class.$C$1]&amp;&quot;(&quot;&amp;[.A27]&amp;&quot;,&quot;&amp;[.B27]&amp;&quot;,&quot;&quot;&quot;&amp;[.C27]&amp;&quot;&quot;&quot;,&quot;&quot;&quot;&amp;[.D27]&amp;&quot;&quot;&quot;))&quot;" office:value-type="string" office:string-value="Jmena.Add(New clsJmeno(25,1,&quot;Miloš&quot;,&quot;Gejza&quot;))" calcext:value-type="string">
            <text:p>Jmena.Add(New clsJmeno(25,1,"Miloš","Gejza"))</text:p>
          </table:table-cell>
          <table:table-cell table:number-columns-repeated="1018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ra</text:p>
          </table:table-cell>
          <table:table-cell office:value-type="string" calcext:value-type="string">
            <text:p>Tamara</text:p>
          </table:table-cell>
          <table:table-cell table:style-name="ce7"/>
          <table:table-cell table:style-name="ce1" table:formula="of:=&quot;Jmena.Add(New cls&quot;&amp;[$class.$C$1]&amp;&quot;(&quot;&amp;[.A28]&amp;&quot;,&quot;&amp;[.B28]&amp;&quot;,&quot;&quot;&quot;&amp;[.C28]&amp;&quot;&quot;&quot;,&quot;&quot;&quot;&amp;[.D28]&amp;&quot;&quot;&quot;))&quot;" office:value-type="string" office:string-value="Jmena.Add(New clsJmeno(26,1,&quot;Zora&quot;,&quot;Tamara&quot;))" calcext:value-type="string">
            <text:p>Jmena.Add(New clsJmeno(26,1,"Zora","Tamara"))</text:p>
          </table:table-cell>
          <table:table-cell table:number-columns-repeated="1018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rid</text:p>
          </table:table-cell>
          <table:table-cell office:value-type="string" calcext:value-type="string">
            <text:p>Bohuš</text:p>
          </table:table-cell>
          <table:table-cell table:style-name="ce7"/>
          <table:table-cell table:style-name="ce1" table:formula="of:=&quot;Jmena.Add(New cls&quot;&amp;[$class.$C$1]&amp;&quot;(&quot;&amp;[.A29]&amp;&quot;,&quot;&amp;[.B29]&amp;&quot;,&quot;&quot;&quot;&amp;[.C29]&amp;&quot;&quot;&quot;,&quot;&quot;&quot;&amp;[.D29]&amp;&quot;&quot;&quot;))&quot;" office:value-type="string" office:string-value="Jmena.Add(New clsJmeno(27,1,&quot;Ingrid&quot;,&quot;Bohuš&quot;))" calcext:value-type="string">
            <text:p>Jmena.Add(New clsJmeno(27,1,"Ingrid","Bohuš"))</text:p>
          </table:table-cell>
          <table:table-cell table:number-columns-repeated="1018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ýlie</text:p>
          </table:table-cell>
          <table:table-cell office:value-type="string" calcext:value-type="string">
            <text:p>Alfonz</text:p>
          </table:table-cell>
          <table:table-cell table:style-name="ce7"/>
          <table:table-cell table:style-name="ce1" table:formula="of:=&quot;Jmena.Add(New cls&quot;&amp;[$class.$C$1]&amp;&quot;(&quot;&amp;[.A30]&amp;&quot;,&quot;&amp;[.B30]&amp;&quot;,&quot;&quot;&quot;&amp;[.C30]&amp;&quot;&quot;&quot;,&quot;&quot;&quot;&amp;[.D30]&amp;&quot;&quot;&quot;))&quot;" office:value-type="string" office:string-value="Jmena.Add(New clsJmeno(28,1,&quot;Otýlie&quot;,&quot;Alfonz&quot;))" calcext:value-type="string">
            <text:p>Jmena.Add(New clsJmeno(28,1,"Otýlie","Alfonz"))</text:p>
          </table:table-cell>
          <table:table-cell table:number-columns-repeated="1018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dislava</text:p>
          </table:table-cell>
          <table:table-cell office:value-type="string" calcext:value-type="string">
            <text:p>Gašpar</text:p>
          </table:table-cell>
          <table:table-cell table:style-name="ce7"/>
          <table:table-cell table:style-name="ce1" table:formula="of:=&quot;Jmena.Add(New cls&quot;&amp;[$class.$C$1]&amp;&quot;(&quot;&amp;[.A31]&amp;&quot;,&quot;&amp;[.B31]&amp;&quot;,&quot;&quot;&quot;&amp;[.C31]&amp;&quot;&quot;&quot;,&quot;&quot;&quot;&amp;[.D31]&amp;&quot;&quot;&quot;))&quot;" office:value-type="string" office:string-value="Jmena.Add(New clsJmeno(29,1,&quot;Zdislava&quot;,&quot;Gašpar&quot;))" calcext:value-type="string">
            <text:p>Jmena.Add(New clsJmeno(29,1,"Zdislava","Gašpar"))</text:p>
          </table:table-cell>
          <table:table-cell table:number-columns-repeated="1018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Ema</text:p>
          </table:table-cell>
          <table:table-cell table:style-name="ce7"/>
          <table:table-cell table:style-name="ce1" table:formula="of:=&quot;Jmena.Add(New cls&quot;&amp;[$class.$C$1]&amp;&quot;(&quot;&amp;[.A32]&amp;&quot;,&quot;&amp;[.B32]&amp;&quot;,&quot;&quot;&quot;&amp;[.C32]&amp;&quot;&quot;&quot;,&quot;&quot;&quot;&amp;[.D32]&amp;&quot;&quot;&quot;))&quot;" office:value-type="string" office:string-value="Jmena.Add(New clsJmeno(30,1,&quot;Robin&quot;,&quot;Ema&quot;))" calcext:value-type="string">
            <text:p>Jmena.Add(New clsJmeno(30,1,"Robin","Ema"))</text:p>
          </table:table-cell>
          <table:table-cell table:number-columns-repeated="1018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Emil</text:p>
          </table:table-cell>
          <table:table-cell table:style-name="ce7"/>
          <table:table-cell table:style-name="ce1" table:formula="of:=&quot;Jmena.Add(New cls&quot;&amp;[$class.$C$1]&amp;&quot;(&quot;&amp;[.A33]&amp;&quot;,&quot;&amp;[.B33]&amp;&quot;,&quot;&quot;&quot;&amp;[.C33]&amp;&quot;&quot;&quot;,&quot;&quot;&quot;&amp;[.D33]&amp;&quot;&quot;&quot;))&quot;" office:value-type="string" office:string-value="Jmena.Add(New clsJmeno(31,1,&quot;Marika&quot;,&quot;Emil&quot;))" calcext:value-type="string">
            <text:p>Jmena.Add(New clsJmeno(31,1,"Marika","Emil"))</text:p>
          </table:table-cell>
          <table:table-cell table:number-columns-repeated="101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nek</text:p>
          </table:table-cell>
          <table:table-cell office:value-type="string" calcext:value-type="string">
            <text:p>Tatiana</text:p>
          </table:table-cell>
          <table:table-cell table:style-name="ce7"/>
          <table:table-cell table:style-name="ce1" table:formula="of:=&quot;Jmena.Add(New cls&quot;&amp;[$class.$C$1]&amp;&quot;(&quot;&amp;[.A34]&amp;&quot;,&quot;&amp;[.B34]&amp;&quot;,&quot;&quot;&quot;&amp;[.C34]&amp;&quot;&quot;&quot;,&quot;&quot;&quot;&amp;[.D34]&amp;&quot;&quot;&quot;))&quot;" office:value-type="string" office:string-value="Jmena.Add(New clsJmeno(1,2,&quot;Hynek&quot;,&quot;Tatiana&quot;))" calcext:value-type="string">
            <text:p>Jmena.Add(New clsJmeno(1,2,"Hynek","Tatiana"))</text:p>
          </table:table-cell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la</text:p>
          </table:table-cell>
          <table:table-cell office:value-type="string" calcext:value-type="string">
            <text:p>Erika, Erik</text:p>
          </table:table-cell>
          <table:table-cell table:style-name="ce7"/>
          <table:table-cell table:style-name="ce1" table:formula="of:=&quot;Jmena.Add(New cls&quot;&amp;[$class.$C$1]&amp;&quot;(&quot;&amp;[.A35]&amp;&quot;,&quot;&amp;[.B35]&amp;&quot;,&quot;&quot;&quot;&amp;[.C35]&amp;&quot;&quot;&quot;,&quot;&quot;&quot;&amp;[.D35]&amp;&quot;&quot;&quot;))&quot;" office:value-type="string" office:string-value="Jmena.Add(New clsJmeno(2,2,&quot;Nela&quot;,&quot;Erika, Erik&quot;))" calcext:value-type="string">
            <text:p>Jmena.Add(New clsJmeno(2,2,"Nela","Erika, Erik"))</text:p>
          </table:table-cell>
          <table:table-cell table:number-columns-repeated="101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lažej</text:p>
          </table:table-cell>
          <table:table-cell table:style-name="ce7"/>
          <table:table-cell table:style-name="ce1" table:formula="of:=&quot;Jmena.Add(New cls&quot;&amp;[$class.$C$1]&amp;&quot;(&quot;&amp;[.A36]&amp;&quot;,&quot;&amp;[.B36]&amp;&quot;,&quot;&quot;&quot;&amp;[.C36]&amp;&quot;&quot;&quot;,&quot;&quot;&quot;&amp;[.D36]&amp;&quot;&quot;&quot;))&quot;" office:value-type="string" office:string-value="Jmena.Add(New clsJmeno(3,2,&quot;Blažej&quot;,&quot;Blažej&quot;))" calcext:value-type="string">
            <text:p>Jmena.Add(New clsJmeno(3,2,"Blažej","Blažej"))</text:p>
          </table:table-cell>
          <table:table-cell table:number-columns-repeated="101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mila</text:p>
          </table:table-cell>
          <table:table-cell office:value-type="string" calcext:value-type="string">
            <text:p>Veronika</text:p>
          </table:table-cell>
          <table:table-cell table:style-name="ce7"/>
          <table:table-cell table:style-name="ce1" table:formula="of:=&quot;Jmena.Add(New cls&quot;&amp;[$class.$C$1]&amp;&quot;(&quot;&amp;[.A37]&amp;&quot;,&quot;&amp;[.B37]&amp;&quot;,&quot;&quot;&quot;&amp;[.C37]&amp;&quot;&quot;&quot;,&quot;&quot;&quot;&amp;[.D37]&amp;&quot;&quot;&quot;))&quot;" office:value-type="string" office:string-value="Jmena.Add(New clsJmeno(4,2,&quot;Jarmila&quot;,&quot;Veronika&quot;))" calcext:value-type="string">
            <text:p>Jmena.Add(New clsJmeno(4,2,"Jarmila","Veronika"))</text:p>
          </table:table-cell>
          <table:table-cell table:number-columns-repeated="101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bromila</text:p>
          </table:table-cell>
          <table:table-cell office:value-type="string" calcext:value-type="string">
            <text:p>Agáta</text:p>
          </table:table-cell>
          <table:table-cell table:style-name="ce7"/>
          <table:table-cell table:style-name="ce1" table:formula="of:=&quot;Jmena.Add(New cls&quot;&amp;[$class.$C$1]&amp;&quot;(&quot;&amp;[.A38]&amp;&quot;,&quot;&amp;[.B38]&amp;&quot;,&quot;&quot;&quot;&amp;[.C38]&amp;&quot;&quot;&quot;,&quot;&quot;&quot;&amp;[.D38]&amp;&quot;&quot;&quot;))&quot;" office:value-type="string" office:string-value="Jmena.Add(New clsJmeno(5,2,&quot;Dobromila&quot;,&quot;Agáta&quot;))" calcext:value-type="string">
            <text:p>Jmena.Add(New clsJmeno(5,2,"Dobromila","Agáta"))</text:p>
          </table:table-cell>
          <table:table-cell table:number-columns-repeated="101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da</text:p>
          </table:table-cell>
          <table:table-cell office:value-type="string" calcext:value-type="string">
            <text:p>Dorota</text:p>
          </table:table-cell>
          <table:table-cell table:style-name="ce7"/>
          <table:table-cell table:style-name="ce1" table:formula="of:=&quot;Jmena.Add(New cls&quot;&amp;[$class.$C$1]&amp;&quot;(&quot;&amp;[.A39]&amp;&quot;,&quot;&amp;[.B39]&amp;&quot;,&quot;&quot;&quot;&amp;[.C39]&amp;&quot;&quot;&quot;,&quot;&quot;&quot;&amp;[.D39]&amp;&quot;&quot;&quot;))&quot;" office:value-type="string" office:string-value="Jmena.Add(New clsJmeno(6,2,&quot;Vanda&quot;,&quot;Dorota&quot;))" calcext:value-type="string">
            <text:p>Jmena.Add(New clsJmeno(6,2,"Vanda","Dorota"))</text:p>
          </table:table-cell>
          <table:table-cell table:number-columns-repeated="101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onika</text:p>
          </table:table-cell>
          <table:table-cell office:value-type="string" calcext:value-type="string">
            <text:p>Vanda</text:p>
          </table:table-cell>
          <table:table-cell table:style-name="ce7"/>
          <table:table-cell table:style-name="ce1" table:formula="of:=&quot;Jmena.Add(New cls&quot;&amp;[$class.$C$1]&amp;&quot;(&quot;&amp;[.A40]&amp;&quot;,&quot;&amp;[.B40]&amp;&quot;,&quot;&quot;&quot;&amp;[.C40]&amp;&quot;&quot;&quot;,&quot;&quot;&quot;&amp;[.D40]&amp;&quot;&quot;&quot;))&quot;" office:value-type="string" office:string-value="Jmena.Add(New clsJmeno(7,2,&quot;Veronika&quot;,&quot;Vanda&quot;))" calcext:value-type="string">
            <text:p>Jmena.Add(New clsJmeno(7,2,"Veronika","Vanda"))</text:p>
          </table:table-cell>
          <table:table-cell table:number-columns-repeated="101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ada</text:p>
          </table:table-cell>
          <table:table-cell office:value-type="string" calcext:value-type="string">
            <text:p>Zoja</text:p>
          </table:table-cell>
          <table:table-cell table:style-name="ce7"/>
          <table:table-cell table:style-name="ce1" table:formula="of:=&quot;Jmena.Add(New cls&quot;&amp;[$class.$C$1]&amp;&quot;(&quot;&amp;[.A41]&amp;&quot;,&quot;&amp;[.B41]&amp;&quot;,&quot;&quot;&quot;&amp;[.C41]&amp;&quot;&quot;&quot;,&quot;&quot;&quot;&amp;[.D41]&amp;&quot;&quot;&quot;))&quot;" office:value-type="string" office:string-value="Jmena.Add(New clsJmeno(8,2,&quot;Milada&quot;,&quot;Zoja&quot;))" calcext:value-type="string">
            <text:p>Jmena.Add(New clsJmeno(8,2,"Milada","Zoja"))</text:p>
          </table:table-cell>
          <table:table-cell table:number-columns-repeated="101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olena</text:p>
          </table:table-cell>
          <table:table-cell office:value-type="string" calcext:value-type="string">
            <text:p>Zdenko</text:p>
          </table:table-cell>
          <table:table-cell table:style-name="ce7"/>
          <table:table-cell table:style-name="ce1" table:formula="of:=&quot;Jmena.Add(New cls&quot;&amp;[$class.$C$1]&amp;&quot;(&quot;&amp;[.A42]&amp;&quot;,&quot;&amp;[.B42]&amp;&quot;,&quot;&quot;&quot;&amp;[.C42]&amp;&quot;&quot;&quot;,&quot;&quot;&quot;&amp;[.D42]&amp;&quot;&quot;&quot;))&quot;" office:value-type="string" office:string-value="Jmena.Add(New clsJmeno(9,2,&quot;Apolena&quot;,&quot;Zdenko&quot;))" calcext:value-type="string">
            <text:p>Jmena.Add(New clsJmeno(9,2,"Apolena","Zdenko"))</text:p>
          </table:table-cell>
          <table:table-cell table:number-columns-repeated="1018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jmír</text:p>
          </table:table-cell>
          <table:table-cell office:value-type="string" calcext:value-type="string">
            <text:p>Gabriela</text:p>
          </table:table-cell>
          <table:table-cell table:style-name="ce7"/>
          <table:table-cell table:style-name="ce1" table:formula="of:=&quot;Jmena.Add(New cls&quot;&amp;[$class.$C$1]&amp;&quot;(&quot;&amp;[.A43]&amp;&quot;,&quot;&amp;[.B43]&amp;&quot;,&quot;&quot;&quot;&amp;[.C43]&amp;&quot;&quot;&quot;,&quot;&quot;&quot;&amp;[.D43]&amp;&quot;&quot;&quot;))&quot;" office:value-type="string" office:string-value="Jmena.Add(New clsJmeno(10,2,&quot;Mojmír&quot;,&quot;Gabriela&quot;))" calcext:value-type="string">
            <text:p>Jmena.Add(New clsJmeno(10,2,"Mojmír","Gabriela"))</text:p>
          </table:table-cell>
          <table:table-cell table:number-columns-repeated="1018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žena</text:p>
          </table:table-cell>
          <table:table-cell office:value-type="string" calcext:value-type="string">
            <text:p>Dezider</text:p>
          </table:table-cell>
          <table:table-cell table:style-name="ce7"/>
          <table:table-cell table:style-name="ce1" table:formula="of:=&quot;Jmena.Add(New cls&quot;&amp;[$class.$C$1]&amp;&quot;(&quot;&amp;[.A44]&amp;&quot;,&quot;&amp;[.B44]&amp;&quot;,&quot;&quot;&quot;&amp;[.C44]&amp;&quot;&quot;&quot;,&quot;&quot;&quot;&amp;[.D44]&amp;&quot;&quot;&quot;))&quot;" office:value-type="string" office:string-value="Jmena.Add(New clsJmeno(11,2,&quot;Božena&quot;,&quot;Dezider&quot;))" calcext:value-type="string">
            <text:p>Jmena.Add(New clsJmeno(11,2,"Božena","Dezider"))</text:p>
          </table:table-cell>
          <table:table-cell table:number-columns-repeated="1018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věna</text:p>
          </table:table-cell>
          <table:table-cell office:value-type="string" calcext:value-type="string">
            <text:p>Perla</text:p>
          </table:table-cell>
          <table:table-cell table:style-name="ce7"/>
          <table:table-cell table:style-name="ce1" table:formula="of:=&quot;Jmena.Add(New cls&quot;&amp;[$class.$C$1]&amp;&quot;(&quot;&amp;[.A45]&amp;&quot;,&quot;&amp;[.B45]&amp;&quot;,&quot;&quot;&quot;&amp;[.C45]&amp;&quot;&quot;&quot;,&quot;&quot;&quot;&amp;[.D45]&amp;&quot;&quot;&quot;))&quot;" office:value-type="string" office:string-value="Jmena.Add(New clsJmeno(12,2,&quot;Slavěna&quot;,&quot;Perla&quot;))" calcext:value-type="string">
            <text:p>Jmena.Add(New clsJmeno(12,2,"Slavěna","Perla"))</text:p>
          </table:table-cell>
          <table:table-cell table:number-columns-repeated="1018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ěnceslav</text:p>
          </table:table-cell>
          <table:table-cell office:value-type="string" calcext:value-type="string">
            <text:p>Arpád</text:p>
          </table:table-cell>
          <table:table-cell table:style-name="ce7"/>
          <table:table-cell table:style-name="ce1" table:formula="of:=&quot;Jmena.Add(New cls&quot;&amp;[$class.$C$1]&amp;&quot;(&quot;&amp;[.A46]&amp;&quot;,&quot;&amp;[.B46]&amp;&quot;,&quot;&quot;&quot;&amp;[.C46]&amp;&quot;&quot;&quot;,&quot;&quot;&quot;&amp;[.D46]&amp;&quot;&quot;&quot;))&quot;" office:value-type="string" office:string-value="Jmena.Add(New clsJmeno(13,2,&quot;Věnceslav&quot;,&quot;Arpád&quot;))" calcext:value-type="string">
            <text:p>Jmena.Add(New clsJmeno(13,2,"Věnceslav","Arpád"))</text:p>
          </table:table-cell>
          <table:table-cell table:number-columns-repeated="1018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ENTÝN</text:p>
          </table:table-cell>
          <table:table-cell office:value-type="string" calcext:value-type="string">
            <text:p>Valentín</text:p>
          </table:table-cell>
          <table:table-cell table:style-name="ce7"/>
          <table:table-cell table:style-name="ce1" table:formula="of:=&quot;Jmena.Add(New cls&quot;&amp;[$class.$C$1]&amp;&quot;(&quot;&amp;[.A47]&amp;&quot;,&quot;&amp;[.B47]&amp;&quot;,&quot;&quot;&quot;&amp;[.C47]&amp;&quot;&quot;&quot;,&quot;&quot;&quot;&amp;[.D47]&amp;&quot;&quot;&quot;))&quot;" office:value-type="string" office:string-value="Jmena.Add(New clsJmeno(14,2,&quot;VALENTÝN&quot;,&quot;Valentín&quot;))" calcext:value-type="string">
            <text:p>Jmena.Add(New clsJmeno(14,2,"VALENTÝN","Valentín"))</text:p>
          </table:table-cell>
          <table:table-cell table:number-columns-repeated="1018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iřina</text:p>
          </table:table-cell>
          <table:table-cell office:value-type="string" calcext:value-type="string">
            <text:p>Pravoslav</text:p>
          </table:table-cell>
          <table:table-cell table:style-name="ce7"/>
          <table:table-cell table:style-name="ce1" table:formula="of:=&quot;Jmena.Add(New cls&quot;&amp;[$class.$C$1]&amp;&quot;(&quot;&amp;[.A48]&amp;&quot;,&quot;&amp;[.B48]&amp;&quot;,&quot;&quot;&quot;&amp;[.C48]&amp;&quot;&quot;&quot;,&quot;&quot;&quot;&amp;[.D48]&amp;&quot;&quot;&quot;))&quot;" office:value-type="string" office:string-value="Jmena.Add(New clsJmeno(15,2,&quot;Jiřina&quot;,&quot;Pravoslav&quot;))" calcext:value-type="string">
            <text:p>Jmena.Add(New clsJmeno(15,2,"Jiřina","Pravoslav"))</text:p>
          </table:table-cell>
          <table:table-cell table:number-columns-repeated="1018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juba</text:p>
          </table:table-cell>
          <table:table-cell office:value-type="string" calcext:value-type="string">
            <text:p>Ida, Liana</text:p>
          </table:table-cell>
          <table:table-cell table:style-name="ce7"/>
          <table:table-cell table:style-name="ce1" table:formula="of:=&quot;Jmena.Add(New cls&quot;&amp;[$class.$C$1]&amp;&quot;(&quot;&amp;[.A49]&amp;&quot;,&quot;&amp;[.B49]&amp;&quot;,&quot;&quot;&quot;&amp;[.C49]&amp;&quot;&quot;&quot;,&quot;&quot;&quot;&amp;[.D49]&amp;&quot;&quot;&quot;))&quot;" office:value-type="string" office:string-value="Jmena.Add(New clsJmeno(16,2,&quot;Ljuba&quot;,&quot;Ida, Liana&quot;))" calcext:value-type="string">
            <text:p>Jmena.Add(New clsJmeno(16,2,"Ljuba","Ida, Liana"))</text:p>
          </table:table-cell>
          <table:table-cell table:number-columns-repeated="1018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iloslava</text:p>
          </table:table-cell>
          <table:table-cell table:style-name="ce7"/>
          <table:table-cell table:style-name="ce1" table:formula="of:=&quot;Jmena.Add(New cls&quot;&amp;[$class.$C$1]&amp;&quot;(&quot;&amp;[.A50]&amp;&quot;,&quot;&amp;[.B50]&amp;&quot;,&quot;&quot;&quot;&amp;[.C50]&amp;&quot;&quot;&quot;,&quot;&quot;&quot;&amp;[.D50]&amp;&quot;&quot;&quot;))&quot;" office:value-type="string" office:string-value="Jmena.Add(New clsJmeno(17,2,&quot;Miloslava&quot;,&quot;Miloslava&quot;))" calcext:value-type="string">
            <text:p>Jmena.Add(New clsJmeno(17,2,"Miloslava","Miloslava"))</text:p>
          </table:table-cell>
          <table:table-cell table:number-columns-repeated="1018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zela</text:p>
          </table:table-cell>
          <table:table-cell office:value-type="string" calcext:value-type="string">
            <text:p>Jaromír</text:p>
          </table:table-cell>
          <table:table-cell table:style-name="ce7"/>
          <table:table-cell table:style-name="ce1" table:formula="of:=&quot;Jmena.Add(New cls&quot;&amp;[$class.$C$1]&amp;&quot;(&quot;&amp;[.A51]&amp;&quot;,&quot;&amp;[.B51]&amp;&quot;,&quot;&quot;&quot;&amp;[.C51]&amp;&quot;&quot;&quot;,&quot;&quot;&quot;&amp;[.D51]&amp;&quot;&quot;&quot;))&quot;" office:value-type="string" office:string-value="Jmena.Add(New clsJmeno(18,2,&quot;Gizela&quot;,&quot;Jaromír&quot;))" calcext:value-type="string">
            <text:p>Jmena.Add(New clsJmeno(18,2,"Gizela","Jaromír"))</text:p>
          </table:table-cell>
          <table:table-cell table:number-columns-repeated="1018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rik</text:p>
          </table:table-cell>
          <table:table-cell office:value-type="string" calcext:value-type="string">
            <text:p>Vlasta</text:p>
          </table:table-cell>
          <table:table-cell table:style-name="ce7"/>
          <table:table-cell table:style-name="ce1" table:formula="of:=&quot;Jmena.Add(New cls&quot;&amp;[$class.$C$1]&amp;&quot;(&quot;&amp;[.A52]&amp;&quot;,&quot;&amp;[.B52]&amp;&quot;,&quot;&quot;&quot;&amp;[.C52]&amp;&quot;&quot;&quot;,&quot;&quot;&quot;&amp;[.D52]&amp;&quot;&quot;&quot;))&quot;" office:value-type="string" office:string-value="Jmena.Add(New clsJmeno(19,2,&quot;Patrik&quot;,&quot;Vlasta&quot;))" calcext:value-type="string">
            <text:p>Jmena.Add(New clsJmeno(19,2,"Patrik","Vlasta"))</text:p>
          </table:table-cell>
          <table:table-cell table:number-columns-repeated="1018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dřich</text:p>
          </table:table-cell>
          <table:table-cell office:value-type="string" calcext:value-type="string">
            <text:p>Lívia</text:p>
          </table:table-cell>
          <table:table-cell table:style-name="ce7"/>
          <table:table-cell table:style-name="ce1" table:formula="of:=&quot;Jmena.Add(New cls&quot;&amp;[$class.$C$1]&amp;&quot;(&quot;&amp;[.A53]&amp;&quot;,&quot;&amp;[.B53]&amp;&quot;,&quot;&quot;&quot;&amp;[.C53]&amp;&quot;&quot;&quot;,&quot;&quot;&quot;&amp;[.D53]&amp;&quot;&quot;&quot;))&quot;" office:value-type="string" office:string-value="Jmena.Add(New clsJmeno(20,2,&quot;Oldřich&quot;,&quot;Lívia&quot;))" calcext:value-type="string">
            <text:p>Jmena.Add(New clsJmeno(20,2,"Oldřich","Lívia"))</text:p>
          </table:table-cell>
          <table:table-cell table:number-columns-repeated="1018"/>
        </table:table-row>
        <table:table-row table:style-name="ro3">
          <table:table-cell table:style-name="ce6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nka</text:p>
          </table:table-cell>
          <table:table-cell office:value-type="string" calcext:value-type="string">
            <text:p>Eleonóra</text:p>
          </table:table-cell>
          <table:table-cell table:style-name="ce7"/>
          <table:table-cell table:style-name="ce1" table:formula="of:=&quot;Jmena.Add(New cls&quot;&amp;[$class.$C$1]&amp;&quot;(&quot;&amp;[.A54]&amp;&quot;,&quot;&amp;[.B54]&amp;&quot;,&quot;&quot;&quot;&amp;[.C54]&amp;&quot;&quot;&quot;,&quot;&quot;&quot;&amp;[.D54]&amp;&quot;&quot;&quot;))&quot;" office:value-type="string" office:string-value="Jmena.Add(New clsJmeno(21,2,&quot;Lenka&quot;,&quot;Eleonóra&quot;))" calcext:value-type="string">
            <text:p>Jmena.Add(New clsJmeno(21,2,"Lenka","Eleonóra"))</text:p>
          </table:table-cell>
          <table:table-cell table:number-columns-repeated="1018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tr</text:p>
          </table:table-cell>
          <table:table-cell office:value-type="string" calcext:value-type="string">
            <text:p>Etela</text:p>
          </table:table-cell>
          <table:table-cell table:style-name="ce7"/>
          <table:table-cell table:style-name="ce1" table:formula="of:=&quot;Jmena.Add(New cls&quot;&amp;[$class.$C$1]&amp;&quot;(&quot;&amp;[.A55]&amp;&quot;,&quot;&amp;[.B55]&amp;&quot;,&quot;&quot;&quot;&amp;[.C55]&amp;&quot;&quot;&quot;,&quot;&quot;&quot;&amp;[.D55]&amp;&quot;&quot;&quot;))&quot;" office:value-type="string" office:string-value="Jmena.Add(New clsJmeno(22,2,&quot;Petr&quot;,&quot;Etela&quot;))" calcext:value-type="string">
            <text:p>Jmena.Add(New clsJmeno(22,2,"Petr","Etela"))</text:p>
          </table:table-cell>
          <table:table-cell table:number-columns-repeated="1018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vatopluk</text:p>
          </table:table-cell>
          <table:table-cell office:value-type="string" calcext:value-type="string">
            <text:p>Roman</text:p>
          </table:table-cell>
          <table:table-cell table:style-name="ce7"/>
          <table:table-cell table:style-name="ce1" table:formula="of:=&quot;Jmena.Add(New cls&quot;&amp;[$class.$C$1]&amp;&quot;(&quot;&amp;[.A56]&amp;&quot;,&quot;&amp;[.B56]&amp;&quot;,&quot;&quot;&quot;&amp;[.C56]&amp;&quot;&quot;&quot;,&quot;&quot;&quot;&amp;[.D56]&amp;&quot;&quot;&quot;))&quot;" office:value-type="string" office:string-value="Jmena.Add(New clsJmeno(23,2,&quot;Svatopluk&quot;,&quot;Roman&quot;))" calcext:value-type="string">
            <text:p>Jmena.Add(New clsJmeno(23,2,"Svatopluk","Roman"))</text:p>
          </table:table-cell>
          <table:table-cell table:number-columns-repeated="1018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vatopluk</text:p>
          </table:table-cell>
          <table:table-cell office:value-type="string" calcext:value-type="string">
            <text:p>Romana</text:p>
          </table:table-cell>
          <table:table-cell table:style-name="ce7"/>
          <table:table-cell table:style-name="ce1" table:formula="of:=&quot;Jmena.Add(New cls&quot;&amp;[$class.$C$1]&amp;&quot;(&quot;&amp;[.A57]&amp;&quot;,&quot;&amp;[.B57]&amp;&quot;,&quot;&quot;&quot;&amp;[.C57]&amp;&quot;&quot;&quot;,&quot;&quot;&quot;&amp;[.D57]&amp;&quot;&quot;&quot;))&quot;" office:value-type="string" office:string-value="Jmena.Add(New clsJmeno(23,2,&quot;Svatopluk&quot;,&quot;Romana&quot;))" calcext:value-type="string">
            <text:p>Jmena.Add(New clsJmeno(23,2,"Svatopluk","Romana"))</text:p>
          </table:table-cell>
          <table:table-cell table:number-columns-repeated="1018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ěj</text:p>
          </table:table-cell>
          <table:table-cell office:value-type="string" calcext:value-type="string">
            <text:p>Matej</text:p>
          </table:table-cell>
          <table:table-cell table:style-name="ce7"/>
          <table:table-cell table:style-name="ce1" table:formula="of:=&quot;Jmena.Add(New cls&quot;&amp;[$class.$C$1]&amp;&quot;(&quot;&amp;[.A58]&amp;&quot;,&quot;&amp;[.B58]&amp;&quot;,&quot;&quot;&quot;&amp;[.C58]&amp;&quot;&quot;&quot;,&quot;&quot;&quot;&amp;[.D58]&amp;&quot;&quot;&quot;))&quot;" office:value-type="string" office:string-value="Jmena.Add(New clsJmeno(24,2,&quot;Matěj&quot;,&quot;Matej&quot;))" calcext:value-type="string">
            <text:p>Jmena.Add(New clsJmeno(24,2,"Matěj","Matej"))</text:p>
          </table:table-cell>
          <table:table-cell table:number-columns-repeated="1018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liana</text:p>
          </table:table-cell>
          <table:table-cell office:value-type="string" calcext:value-type="string">
            <text:p>Frederik</text:p>
          </table:table-cell>
          <table:table-cell table:style-name="ce7"/>
          <table:table-cell table:style-name="ce1" table:formula="of:=&quot;Jmena.Add(New cls&quot;&amp;[$class.$C$1]&amp;&quot;(&quot;&amp;[.A59]&amp;&quot;,&quot;&amp;[.B59]&amp;&quot;,&quot;&quot;&quot;&amp;[.C59]&amp;&quot;&quot;&quot;,&quot;&quot;&quot;&amp;[.D59]&amp;&quot;&quot;&quot;))&quot;" office:value-type="string" office:string-value="Jmena.Add(New clsJmeno(25,2,&quot;Liliana&quot;,&quot;Frederik&quot;))" calcext:value-type="string">
            <text:p>Jmena.Add(New clsJmeno(25,2,"Liliana","Frederik"))</text:p>
          </table:table-cell>
          <table:table-cell table:number-columns-repeated="1018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liana</text:p>
          </table:table-cell>
          <table:table-cell office:value-type="string" calcext:value-type="string">
            <text:p>Frederika</text:p>
          </table:table-cell>
          <table:table-cell table:style-name="ce7"/>
          <table:table-cell table:style-name="ce1" table:formula="of:=&quot;Jmena.Add(New cls&quot;&amp;[$class.$C$1]&amp;&quot;(&quot;&amp;[.A60]&amp;&quot;,&quot;&amp;[.B60]&amp;&quot;,&quot;&quot;&quot;&amp;[.C60]&amp;&quot;&quot;&quot;,&quot;&quot;&quot;&amp;[.D60]&amp;&quot;&quot;&quot;))&quot;" office:value-type="string" office:string-value="Jmena.Add(New clsJmeno(25,2,&quot;Liliana&quot;,&quot;Frederika&quot;))" calcext:value-type="string">
            <text:p>Jmena.Add(New clsJmeno(25,2,"Liliana","Frederika"))</text:p>
          </table:table-cell>
          <table:table-cell table:number-columns-repeated="1018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Viktor</text:p>
          </table:table-cell>
          <table:table-cell table:style-name="ce7"/>
          <table:table-cell table:style-name="ce1" table:formula="of:=&quot;Jmena.Add(New cls&quot;&amp;[$class.$C$1]&amp;&quot;(&quot;&amp;[.A61]&amp;&quot;,&quot;&amp;[.B61]&amp;&quot;,&quot;&quot;&quot;&amp;[.C61]&amp;&quot;&quot;&quot;,&quot;&quot;&quot;&amp;[.D61]&amp;&quot;&quot;&quot;))&quot;" office:value-type="string" office:string-value="Jmena.Add(New clsJmeno(26,2,&quot;Dorota&quot;,&quot;Viktor&quot;))" calcext:value-type="string">
            <text:p>Jmena.Add(New clsJmeno(26,2,"Dorota","Viktor"))</text:p>
          </table:table-cell>
          <table:table-cell table:number-columns-repeated="1018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r</text:p>
          </table:table-cell>
          <table:table-cell office:value-type="string" calcext:value-type="string">
            <text:p>Alexander</text:p>
          </table:table-cell>
          <table:table-cell table:style-name="ce7"/>
          <table:table-cell table:style-name="ce1" table:formula="of:=&quot;Jmena.Add(New cls&quot;&amp;[$class.$C$1]&amp;&quot;(&quot;&amp;[.A62]&amp;&quot;,&quot;&amp;[.B62]&amp;&quot;,&quot;&quot;&quot;&amp;[.C62]&amp;&quot;&quot;&quot;,&quot;&quot;&quot;&amp;[.D62]&amp;&quot;&quot;&quot;))&quot;" office:value-type="string" office:string-value="Jmena.Add(New clsJmeno(27,2,&quot;Alexandr&quot;,&quot;Alexander&quot;))" calcext:value-type="string">
            <text:p>Jmena.Add(New clsJmeno(27,2,"Alexandr","Alexander"))</text:p>
          </table:table-cell>
          <table:table-cell table:number-columns-repeated="1018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mír</text:p>
          </table:table-cell>
          <table:table-cell office:value-type="string" calcext:value-type="string">
            <text:p>Zlatica</text:p>
          </table:table-cell>
          <table:table-cell table:style-name="ce7"/>
          <table:table-cell table:style-name="ce1" table:formula="of:=&quot;Jmena.Add(New cls&quot;&amp;[$class.$C$1]&amp;&quot;(&quot;&amp;[.A63]&amp;&quot;,&quot;&amp;[.B63]&amp;&quot;,&quot;&quot;&quot;&amp;[.C63]&amp;&quot;&quot;&quot;,&quot;&quot;&quot;&amp;[.D63]&amp;&quot;&quot;&quot;))&quot;" office:value-type="string" office:string-value="Jmena.Add(New clsJmeno(28,2,&quot;Lumír&quot;,&quot;Zlatica&quot;))" calcext:value-type="string">
            <text:p>Jmena.Add(New clsJmeno(28,2,"Lumír","Zlatica"))</text:p>
          </table:table-cell>
          <table:table-cell table:number-columns-repeated="1018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rymír</text:p>
          </table:table-cell>
          <table:table-cell office:value-type="string" calcext:value-type="string">
            <text:p>Radomír</text:p>
          </table:table-cell>
          <table:table-cell table:style-name="ce7"/>
          <table:table-cell table:style-name="ce1" table:formula="of:=&quot;Jmena.Add(New cls&quot;&amp;[$class.$C$1]&amp;&quot;(&quot;&amp;[.A64]&amp;&quot;,&quot;&amp;[.B64]&amp;&quot;,&quot;&quot;&quot;&amp;[.C64]&amp;&quot;&quot;&quot;,&quot;&quot;&quot;&amp;[.D64]&amp;&quot;&quot;&quot;))&quot;" office:value-type="string" office:string-value="Jmena.Add(New clsJmeno(29,2,&quot;Horymír&quot;,&quot;Radomír&quot;))" calcext:value-type="string">
            <text:p>Jmena.Add(New clsJmeno(29,2,"Horymír","Radomír"))</text:p>
          </table:table-cell>
          <table:table-cell table:number-columns-repeated="101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řich</text:p>
          </table:table-cell>
          <table:table-cell office:value-type="string" calcext:value-type="string">
            <text:p>Albín</text:p>
          </table:table-cell>
          <table:table-cell table:style-name="ce7"/>
          <table:table-cell table:style-name="ce1" table:formula="of:=&quot;Jmena.Add(New cls&quot;&amp;[$class.$C$1]&amp;&quot;(&quot;&amp;[.A65]&amp;&quot;,&quot;&amp;[.B65]&amp;&quot;,&quot;&quot;&quot;&amp;[.C65]&amp;&quot;&quot;&quot;,&quot;&quot;&quot;&amp;[.D65]&amp;&quot;&quot;&quot;))&quot;" office:value-type="string" office:string-value="Jmena.Add(New clsJmeno(1,3,&quot;Bedřich&quot;,&quot;Albín&quot;))" calcext:value-type="string">
            <text:p>Jmena.Add(New clsJmeno(1,3,"Bedřich","Albín"))</text:p>
          </table:table-cell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ežka</text:p>
          </table:table-cell>
          <table:table-cell table:style-name="ce7"/>
          <table:table-cell table:style-name="ce1" table:formula="of:=&quot;Jmena.Add(New cls&quot;&amp;[$class.$C$1]&amp;&quot;(&quot;&amp;[.A66]&amp;&quot;,&quot;&amp;[.B66]&amp;&quot;,&quot;&quot;&quot;&amp;[.C66]&amp;&quot;&quot;&quot;,&quot;&quot;&quot;&amp;[.D66]&amp;&quot;&quot;&quot;))&quot;" office:value-type="string" office:string-value="Jmena.Add(New clsJmeno(2,3,&quot;Anežka&quot;,&quot;Anežka&quot;))" calcext:value-type="string">
            <text:p>Jmena.Add(New clsJmeno(2,3,"Anežka","Anežka"))</text:p>
          </table:table-cell>
          <table:table-cell table:number-columns-repeated="101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ohumil</text:p>
          </table:table-cell>
          <table:table-cell table:style-name="ce7"/>
          <table:table-cell table:style-name="ce1" table:formula="of:=&quot;Jmena.Add(New cls&quot;&amp;[$class.$C$1]&amp;&quot;(&quot;&amp;[.A67]&amp;&quot;,&quot;&amp;[.B67]&amp;&quot;,&quot;&quot;&quot;&amp;[.C67]&amp;&quot;&quot;&quot;,&quot;&quot;&quot;&amp;[.D67]&amp;&quot;&quot;&quot;))&quot;" office:value-type="string" office:string-value="Jmena.Add(New clsJmeno(3,3,&quot;Kamil&quot;,&quot;Bohumil&quot;))" calcext:value-type="string">
            <text:p>Jmena.Add(New clsJmeno(3,3,"Kamil","Bohumil"))</text:p>
          </table:table-cell>
          <table:table-cell table:number-columns-repeated="101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ohumila</text:p>
          </table:table-cell>
          <table:table-cell table:style-name="ce7"/>
          <table:table-cell table:style-name="ce1" table:formula="of:=&quot;Jmena.Add(New cls&quot;&amp;[$class.$C$1]&amp;&quot;(&quot;&amp;[.A68]&amp;&quot;,&quot;&amp;[.B68]&amp;&quot;,&quot;&quot;&quot;&amp;[.C68]&amp;&quot;&quot;&quot;,&quot;&quot;&quot;&amp;[.D68]&amp;&quot;&quot;&quot;))&quot;" office:value-type="string" office:string-value="Jmena.Add(New clsJmeno(3,3,&quot;Kamil&quot;,&quot;Bohumila&quot;))" calcext:value-type="string">
            <text:p>Jmena.Add(New clsJmeno(3,3,"Kamil","Bohumila"))</text:p>
          </table:table-cell>
          <table:table-cell table:number-columns-repeated="101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la</text:p>
          </table:table-cell>
          <table:table-cell office:value-type="string" calcext:value-type="string">
            <text:p>Kazimír</text:p>
          </table:table-cell>
          <table:table-cell table:style-name="ce7"/>
          <table:table-cell table:style-name="ce1" table:formula="of:=&quot;Jmena.Add(New cls&quot;&amp;[$class.$C$1]&amp;&quot;(&quot;&amp;[.A69]&amp;&quot;,&quot;&amp;[.B69]&amp;&quot;,&quot;&quot;&quot;&amp;[.C69]&amp;&quot;&quot;&quot;,&quot;&quot;&quot;&amp;[.D69]&amp;&quot;&quot;&quot;))&quot;" office:value-type="string" office:string-value="Jmena.Add(New clsJmeno(4,3,&quot;Stela&quot;,&quot;Kazimír&quot;))" calcext:value-type="string">
            <text:p>Jmena.Add(New clsJmeno(4,3,"Stela","Kazimír"))</text:p>
          </table:table-cell>
          <table:table-cell table:number-columns-repeated="101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zimír</text:p>
          </table:table-cell>
          <table:table-cell office:value-type="string" calcext:value-type="string">
            <text:p>Fridrich</text:p>
          </table:table-cell>
          <table:table-cell table:style-name="ce7"/>
          <table:table-cell table:style-name="ce1" table:formula="of:=&quot;Jmena.Add(New cls&quot;&amp;[$class.$C$1]&amp;&quot;(&quot;&amp;[.A70]&amp;&quot;,&quot;&amp;[.B70]&amp;&quot;,&quot;&quot;&quot;&amp;[.C70]&amp;&quot;&quot;&quot;,&quot;&quot;&quot;&amp;[.D70]&amp;&quot;&quot;&quot;))&quot;" office:value-type="string" office:string-value="Jmena.Add(New clsJmeno(5,3,&quot;Kazimír&quot;,&quot;Fridrich&quot;))" calcext:value-type="string">
            <text:p>Jmena.Add(New clsJmeno(5,3,"Kazimír","Fridrich"))</text:p>
          </table:table-cell>
          <table:table-cell table:number-columns-repeated="101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roslav</text:p>
          </table:table-cell>
          <table:table-cell office:value-type="string" calcext:value-type="string">
            <text:p>Radoslav</text:p>
          </table:table-cell>
          <table:table-cell table:style-name="ce7"/>
          <table:table-cell table:style-name="ce1" table:formula="of:=&quot;Jmena.Add(New cls&quot;&amp;[$class.$C$1]&amp;&quot;(&quot;&amp;[.A71]&amp;&quot;,&quot;&amp;[.B71]&amp;&quot;,&quot;&quot;&quot;&amp;[.C71]&amp;&quot;&quot;&quot;,&quot;&quot;&quot;&amp;[.D71]&amp;&quot;&quot;&quot;))&quot;" office:value-type="string" office:string-value="Jmena.Add(New clsJmeno(6,3,&quot;Miroslav&quot;,&quot;Radoslav&quot;))" calcext:value-type="string">
            <text:p>Jmena.Add(New clsJmeno(6,3,"Miroslav","Radoslav"))</text:p>
          </table:table-cell>
          <table:table-cell table:number-columns-repeated="101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roslav</text:p>
          </table:table-cell>
          <table:table-cell office:value-type="string" calcext:value-type="string">
            <text:p>Radoslava</text:p>
          </table:table-cell>
          <table:table-cell table:style-name="ce7"/>
          <table:table-cell table:style-name="ce1" table:formula="of:=&quot;Jmena.Add(New cls&quot;&amp;[$class.$C$1]&amp;&quot;(&quot;&amp;[.A72]&amp;&quot;,&quot;&amp;[.B72]&amp;&quot;,&quot;&quot;&quot;&amp;[.C72]&amp;&quot;&quot;&quot;,&quot;&quot;&quot;&amp;[.D72]&amp;&quot;&quot;&quot;))&quot;" office:value-type="string" office:string-value="Jmena.Add(New clsJmeno(6,3,&quot;Miroslav&quot;,&quot;Radoslava&quot;))" calcext:value-type="string">
            <text:p>Jmena.Add(New clsJmeno(6,3,"Miroslav","Radoslava"))</text:p>
          </table:table-cell>
          <table:table-cell table:number-columns-repeated="101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omáš</text:p>
          </table:table-cell>
          <table:table-cell table:style-name="ce7"/>
          <table:table-cell table:style-name="ce1" table:formula="of:=&quot;Jmena.Add(New cls&quot;&amp;[$class.$C$1]&amp;&quot;(&quot;&amp;[.A73]&amp;&quot;,&quot;&amp;[.B73]&amp;&quot;,&quot;&quot;&quot;&amp;[.C73]&amp;&quot;&quot;&quot;,&quot;&quot;&quot;&amp;[.D73]&amp;&quot;&quot;&quot;))&quot;" office:value-type="string" office:string-value="Jmena.Add(New clsJmeno(7,3,&quot;Tomáš&quot;,&quot;Tomáš&quot;))" calcext:value-type="string">
            <text:p>Jmena.Add(New clsJmeno(7,3,"Tomáš","Tomáš"))</text:p>
          </table:table-cell>
          <table:table-cell table:number-columns-repeated="101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Alan, Alana</text:p>
          </table:table-cell>
          <table:table-cell table:style-name="ce7"/>
          <table:table-cell table:style-name="ce1" table:formula="of:=&quot;Jmena.Add(New cls&quot;&amp;[$class.$C$1]&amp;&quot;(&quot;&amp;[.A74]&amp;&quot;,&quot;&amp;[.B74]&amp;&quot;,&quot;&quot;&quot;&amp;[.C74]&amp;&quot;&quot;&quot;,&quot;&quot;&quot;&amp;[.D74]&amp;&quot;&quot;&quot;))&quot;" office:value-type="string" office:string-value="Jmena.Add(New clsJmeno(8,3,&quot;Gabriela&quot;,&quot;Alan, Alana&quot;))" calcext:value-type="string">
            <text:p>Jmena.Add(New clsJmeno(8,3,"Gabriela","Alan, Alana"))</text:p>
          </table:table-cell>
          <table:table-cell table:number-columns-repeated="101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rantiška</text:p>
          </table:table-cell>
          <table:table-cell table:style-name="ce7"/>
          <table:table-cell table:style-name="ce1" table:formula="of:=&quot;Jmena.Add(New cls&quot;&amp;[$class.$C$1]&amp;&quot;(&quot;&amp;[.A75]&amp;&quot;,&quot;&amp;[.B75]&amp;&quot;,&quot;&quot;&quot;&amp;[.C75]&amp;&quot;&quot;&quot;,&quot;&quot;&quot;&amp;[.D75]&amp;&quot;&quot;&quot;))&quot;" office:value-type="string" office:string-value="Jmena.Add(New clsJmeno(9,3,&quot;Františka&quot;,&quot;Františka&quot;))" calcext:value-type="string">
            <text:p>Jmena.Add(New clsJmeno(9,3,"Františka","Františka"))</text:p>
          </table:table-cell>
          <table:table-cell table:number-columns-repeated="1018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ktorie</text:p>
          </table:table-cell>
          <table:table-cell office:value-type="string" calcext:value-type="string">
            <text:p>Bruno, Branislav</text:p>
          </table:table-cell>
          <table:table-cell table:style-name="ce7"/>
          <table:table-cell table:style-name="ce1" table:formula="of:=&quot;Jmena.Add(New cls&quot;&amp;[$class.$C$1]&amp;&quot;(&quot;&amp;[.A76]&amp;&quot;,&quot;&amp;[.B76]&amp;&quot;,&quot;&quot;&quot;&amp;[.C76]&amp;&quot;&quot;&quot;,&quot;&quot;&quot;&amp;[.D76]&amp;&quot;&quot;&quot;))&quot;" office:value-type="string" office:string-value="Jmena.Add(New clsJmeno(10,3,&quot;Viktorie&quot;,&quot;Bruno, Branislav&quot;))" calcext:value-type="string">
            <text:p>Jmena.Add(New clsJmeno(10,3,"Viktorie","Bruno, Branislav"))</text:p>
          </table:table-cell>
          <table:table-cell table:number-columns-repeated="1018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ěla</text:p>
          </table:table-cell>
          <table:table-cell office:value-type="string" calcext:value-type="string">
            <text:p>Angela</text:p>
          </table:table-cell>
          <table:table-cell table:style-name="ce7"/>
          <table:table-cell table:style-name="ce1" table:formula="of:=&quot;Jmena.Add(New cls&quot;&amp;[$class.$C$1]&amp;&quot;(&quot;&amp;[.A77]&amp;&quot;,&quot;&amp;[.B77]&amp;&quot;,&quot;&quot;&quot;&amp;[.C77]&amp;&quot;&quot;&quot;,&quot;&quot;&quot;&amp;[.D77]&amp;&quot;&quot;&quot;))&quot;" office:value-type="string" office:string-value="Jmena.Add(New clsJmeno(11,3,&quot;Anděla&quot;,&quot;Angela&quot;))" calcext:value-type="string">
            <text:p>Jmena.Add(New clsJmeno(11,3,"Anděla","Angela"))</text:p>
          </table:table-cell>
          <table:table-cell table:number-columns-repeated="1018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ěla</text:p>
          </table:table-cell>
          <table:table-cell office:value-type="string" calcext:value-type="string">
            <text:p>Angelika</text:p>
          </table:table-cell>
          <table:table-cell table:style-name="ce7"/>
          <table:table-cell table:style-name="ce1" table:formula="of:=&quot;Jmena.Add(New cls&quot;&amp;[$class.$C$1]&amp;&quot;(&quot;&amp;[.A78]&amp;&quot;,&quot;&amp;[.B78]&amp;&quot;,&quot;&quot;&quot;&amp;[.C78]&amp;&quot;&quot;&quot;,&quot;&quot;&quot;&amp;[.D78]&amp;&quot;&quot;&quot;))&quot;" office:value-type="string" office:string-value="Jmena.Add(New clsJmeno(11,3,&quot;Anděla&quot;,&quot;Angelika&quot;))" calcext:value-type="string">
            <text:p>Jmena.Add(New clsJmeno(11,3,"Anděla","Angelika"))</text:p>
          </table:table-cell>
          <table:table-cell table:number-columns-repeated="1018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Řehoř</text:p>
          </table:table-cell>
          <table:table-cell office:value-type="string" calcext:value-type="string">
            <text:p>Gregor</text:p>
          </table:table-cell>
          <table:table-cell table:style-name="ce7"/>
          <table:table-cell table:style-name="ce1" table:formula="of:=&quot;Jmena.Add(New cls&quot;&amp;[$class.$C$1]&amp;&quot;(&quot;&amp;[.A79]&amp;&quot;,&quot;&amp;[.B79]&amp;&quot;,&quot;&quot;&quot;&amp;[.C79]&amp;&quot;&quot;&quot;,&quot;&quot;&quot;&amp;[.D79]&amp;&quot;&quot;&quot;))&quot;" office:value-type="string" office:string-value="Jmena.Add(New clsJmeno(12,3,&quot;Řehoř&quot;,&quot;Gregor&quot;))" calcext:value-type="string">
            <text:p>Jmena.Add(New clsJmeno(12,3,"Řehoř","Gregor"))</text:p>
          </table:table-cell>
          <table:table-cell table:number-columns-repeated="1018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ůžena</text:p>
          </table:table-cell>
          <table:table-cell office:value-type="string" calcext:value-type="string">
            <text:p>Vlastimil</text:p>
          </table:table-cell>
          <table:table-cell table:style-name="ce7"/>
          <table:table-cell table:style-name="ce1" table:formula="of:=&quot;Jmena.Add(New cls&quot;&amp;[$class.$C$1]&amp;&quot;(&quot;&amp;[.A80]&amp;&quot;,&quot;&amp;[.B80]&amp;&quot;,&quot;&quot;&quot;&amp;[.C80]&amp;&quot;&quot;&quot;,&quot;&quot;&quot;&amp;[.D80]&amp;&quot;&quot;&quot;))&quot;" office:value-type="string" office:string-value="Jmena.Add(New clsJmeno(13,3,&quot;Růžena&quot;,&quot;Vlastimil&quot;))" calcext:value-type="string">
            <text:p>Jmena.Add(New clsJmeno(13,3,"Růžena","Vlastimil"))</text:p>
          </table:table-cell>
          <table:table-cell table:number-columns-repeated="1018"/>
        </table:table-row>
        <table:table-row table:style-name="ro3"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út</text:p>
          </table:table-cell>
          <table:table-cell office:value-type="string" calcext:value-type="string">
            <text:p>Matilda</text:p>
          </table:table-cell>
          <table:table-cell table:style-name="ce7"/>
          <table:table-cell table:style-name="ce1" table:formula="of:=&quot;Jmena.Add(New cls&quot;&amp;[$class.$C$1]&amp;&quot;(&quot;&amp;[.A81]&amp;&quot;,&quot;&amp;[.B81]&amp;&quot;,&quot;&quot;&quot;&amp;[.C81]&amp;&quot;&quot;&quot;,&quot;&quot;&quot;&amp;[.D81]&amp;&quot;&quot;&quot;))&quot;" office:value-type="string" office:string-value="Jmena.Add(New clsJmeno(14,3,&quot;Rút&quot;,&quot;Matilda&quot;))" calcext:value-type="string">
            <text:p>Jmena.Add(New clsJmeno(14,3,"Rút","Matilda"))</text:p>
          </table:table-cell>
          <table:table-cell table:number-columns-repeated="1018"/>
        </table:table-row>
        <table:table-row table:style-name="ro3"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ilda</text:p>
          </table:table-cell>
          <table:table-cell/>
          <table:table-cell table:style-name="ce7"/>
          <table:table-cell table:style-name="ce1" table:formula="of:=&quot;Jmena.Add(New cls&quot;&amp;[$class.$C$1]&amp;&quot;(&quot;&amp;[.A82]&amp;&quot;,&quot;&amp;[.B82]&amp;&quot;,&quot;&quot;&quot;&amp;[.C82]&amp;&quot;&quot;&quot;,&quot;&quot;&quot;&amp;[.D82]&amp;&quot;&quot;&quot;))&quot;" office:value-type="string" office:string-value="Jmena.Add(New clsJmeno(14,3,&quot;Matilda&quot;,&quot;&quot;))" calcext:value-type="string">
            <text:p>Jmena.Add(New clsJmeno(14,3,"Matilda",""))</text:p>
          </table:table-cell>
          <table:table-cell table:number-columns-repeated="1018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Svetlana</text:p>
          </table:table-cell>
          <table:table-cell table:style-name="ce7"/>
          <table:table-cell table:style-name="ce1" table:formula="of:=&quot;Jmena.Add(New cls&quot;&amp;[$class.$C$1]&amp;&quot;(&quot;&amp;[.A83]&amp;&quot;,&quot;&amp;[.B83]&amp;&quot;,&quot;&quot;&quot;&amp;[.C83]&amp;&quot;&quot;&quot;,&quot;&quot;&quot;&amp;[.D83]&amp;&quot;&quot;&quot;))&quot;" office:value-type="string" office:string-value="Jmena.Add(New clsJmeno(15,3,&quot;Ida&quot;,&quot;Svetlana&quot;))" calcext:value-type="string">
            <text:p>Jmena.Add(New clsJmeno(15,3,"Ida","Svetlana"))</text:p>
          </table:table-cell>
          <table:table-cell table:number-columns-repeated="1018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Boleslav</text:p>
          </table:table-cell>
          <table:table-cell table:style-name="ce7"/>
          <table:table-cell table:style-name="ce1" table:formula="of:=&quot;Jmena.Add(New cls&quot;&amp;[$class.$C$1]&amp;&quot;(&quot;&amp;[.A84]&amp;&quot;,&quot;&amp;[.B84]&amp;&quot;,&quot;&quot;&quot;&amp;[.C84]&amp;&quot;&quot;&quot;,&quot;&quot;&quot;&amp;[.D84]&amp;&quot;&quot;&quot;))&quot;" office:value-type="string" office:string-value="Jmena.Add(New clsJmeno(16,3,&quot;Elena&quot;,&quot;Boleslav&quot;))" calcext:value-type="string">
            <text:p>Jmena.Add(New clsJmeno(16,3,"Elena","Boleslav"))</text:p>
          </table:table-cell>
          <table:table-cell table:number-columns-repeated="1018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bert</text:p>
          </table:table-cell>
          <table:table-cell/>
          <table:table-cell table:style-name="ce7"/>
          <table:table-cell table:style-name="ce1" table:formula="of:=&quot;Jmena.Add(New cls&quot;&amp;[$class.$C$1]&amp;&quot;(&quot;&amp;[.A85]&amp;&quot;,&quot;&amp;[.B85]&amp;&quot;,&quot;&quot;&quot;&amp;[.C85]&amp;&quot;&quot;&quot;,&quot;&quot;&quot;&amp;[.D85]&amp;&quot;&quot;&quot;))&quot;" office:value-type="string" office:string-value="Jmena.Add(New clsJmeno(16,3,&quot;Herbert&quot;,&quot;&quot;))" calcext:value-type="string">
            <text:p>Jmena.Add(New clsJmeno(16,3,"Herbert",""))</text:p>
          </table:table-cell>
          <table:table-cell table:number-columns-repeated="1018"/>
        </table:table-row>
        <table:table-row table:style-name="ro3">
          <table:table-cell table:style-name="ce6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lastimil</text:p>
          </table:table-cell>
          <table:table-cell office:value-type="string" calcext:value-type="string">
            <text:p>Ľubica</text:p>
          </table:table-cell>
          <table:table-cell table:style-name="ce7"/>
          <table:table-cell table:style-name="ce1" table:formula="of:=&quot;Jmena.Add(New cls&quot;&amp;[$class.$C$1]&amp;&quot;(&quot;&amp;[.A86]&amp;&quot;,&quot;&amp;[.B86]&amp;&quot;,&quot;&quot;&quot;&amp;[.C86]&amp;&quot;&quot;&quot;,&quot;&quot;&quot;&amp;[.D86]&amp;&quot;&quot;&quot;))&quot;" office:value-type="string" office:string-value="Jmena.Add(New clsJmeno(17,3,&quot;Vlastimil&quot;,&quot;Ľubica&quot;))" calcext:value-type="string">
            <text:p>Jmena.Add(New clsJmeno(17,3,"Vlastimil","Ľubica"))</text:p>
          </table:table-cell>
          <table:table-cell table:number-columns-repeated="1018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duard</text:p>
          </table:table-cell>
          <table:table-cell table:style-name="ce7"/>
          <table:table-cell table:style-name="ce1" table:formula="of:=&quot;Jmena.Add(New cls&quot;&amp;[$class.$C$1]&amp;&quot;(&quot;&amp;[.A87]&amp;&quot;,&quot;&amp;[.B87]&amp;&quot;,&quot;&quot;&quot;&amp;[.C87]&amp;&quot;&quot;&quot;,&quot;&quot;&quot;&amp;[.D87]&amp;&quot;&quot;&quot;))&quot;" office:value-type="string" office:string-value="Jmena.Add(New clsJmeno(18,3,&quot;Eduard&quot;,&quot;Eduard&quot;))" calcext:value-type="string">
            <text:p>Jmena.Add(New clsJmeno(18,3,"Eduard","Eduard"))</text:p>
          </table:table-cell>
          <table:table-cell table:number-columns-repeated="1018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f</text:p>
          </table:table-cell>
          <table:table-cell office:value-type="string" calcext:value-type="string">
            <text:p>Jozef</text:p>
          </table:table-cell>
          <table:table-cell table:style-name="ce7"/>
          <table:table-cell table:style-name="ce1" table:formula="of:=&quot;Jmena.Add(New cls&quot;&amp;[$class.$C$1]&amp;&quot;(&quot;&amp;[.A88]&amp;&quot;,&quot;&amp;[.B88]&amp;&quot;,&quot;&quot;&quot;&amp;[.C88]&amp;&quot;&quot;&quot;,&quot;&quot;&quot;&amp;[.D88]&amp;&quot;&quot;&quot;))&quot;" office:value-type="string" office:string-value="Jmena.Add(New clsJmeno(19,3,&quot;Josef&quot;,&quot;Jozef&quot;))" calcext:value-type="string">
            <text:p>Jmena.Add(New clsJmeno(19,3,"Josef","Jozef"))</text:p>
          </table:table-cell>
          <table:table-cell table:number-columns-repeated="1018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ětlana</text:p>
          </table:table-cell>
          <table:table-cell office:value-type="string" calcext:value-type="string">
            <text:p>Víťazoslav</text:p>
          </table:table-cell>
          <table:table-cell table:style-name="ce7"/>
          <table:table-cell table:style-name="ce1" table:formula="of:=&quot;Jmena.Add(New cls&quot;&amp;[$class.$C$1]&amp;&quot;(&quot;&amp;[.A89]&amp;&quot;,&quot;&amp;[.B89]&amp;&quot;,&quot;&quot;&quot;&amp;[.C89]&amp;&quot;&quot;&quot;,&quot;&quot;&quot;&amp;[.D89]&amp;&quot;&quot;&quot;))&quot;" office:value-type="string" office:string-value="Jmena.Add(New clsJmeno(20,3,&quot;Světlana&quot;,&quot;Víťazoslav&quot;))" calcext:value-type="string">
            <text:p>Jmena.Add(New clsJmeno(20,3,"Světlana","Víťazoslav"))</text:p>
          </table:table-cell>
          <table:table-cell table:number-columns-repeated="1018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ětlana</text:p>
          </table:table-cell>
          <table:table-cell office:value-type="string" calcext:value-type="string">
            <text:p>Klaudius</text:p>
          </table:table-cell>
          <table:table-cell table:style-name="ce7"/>
          <table:table-cell table:style-name="ce1" table:formula="of:=&quot;Jmena.Add(New cls&quot;&amp;[$class.$C$1]&amp;&quot;(&quot;&amp;[.A90]&amp;&quot;,&quot;&amp;[.B90]&amp;&quot;,&quot;&quot;&quot;&amp;[.C90]&amp;&quot;&quot;&quot;,&quot;&quot;&quot;&amp;[.D90]&amp;&quot;&quot;&quot;))&quot;" office:value-type="string" office:string-value="Jmena.Add(New clsJmeno(20,3,&quot;Světlana&quot;,&quot;Klaudius&quot;))" calcext:value-type="string">
            <text:p>Jmena.Add(New clsJmeno(20,3,"Světlana","Klaudius"))</text:p>
          </table:table-cell>
          <table:table-cell table:number-columns-repeated="1018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ek</text:p>
          </table:table-cell>
          <table:table-cell office:value-type="string" calcext:value-type="string">
            <text:p>Blahoslav</text:p>
          </table:table-cell>
          <table:table-cell table:style-name="ce7"/>
          <table:table-cell table:style-name="ce1" table:formula="of:=&quot;Jmena.Add(New cls&quot;&amp;[$class.$C$1]&amp;&quot;(&quot;&amp;[.A91]&amp;&quot;,&quot;&amp;[.B91]&amp;&quot;,&quot;&quot;&quot;&amp;[.C91]&amp;&quot;&quot;&quot;,&quot;&quot;&quot;&amp;[.D91]&amp;&quot;&quot;&quot;))&quot;" office:value-type="string" office:string-value="Jmena.Add(New clsJmeno(21,3,&quot;Radek&quot;,&quot;Blahoslav&quot;))" calcext:value-type="string">
            <text:p>Jmena.Add(New clsJmeno(21,3,"Radek","Blahoslav"))</text:p>
          </table:table-cell>
          <table:table-cell table:number-columns-repeated="1018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Beňadik</text:p>
          </table:table-cell>
          <table:table-cell table:style-name="ce7"/>
          <table:table-cell table:style-name="ce1" table:formula="of:=&quot;Jmena.Add(New cls&quot;&amp;[$class.$C$1]&amp;&quot;(&quot;&amp;[.A92]&amp;&quot;,&quot;&amp;[.B92]&amp;&quot;,&quot;&quot;&quot;&amp;[.C92]&amp;&quot;&quot;&quot;,&quot;&quot;&quot;&amp;[.D92]&amp;&quot;&quot;&quot;))&quot;" office:value-type="string" office:string-value="Jmena.Add(New clsJmeno(22,3,&quot;Leona&quot;,&quot;Beňadik&quot;))" calcext:value-type="string">
            <text:p>Jmena.Add(New clsJmeno(22,3,"Leona","Beňadik"))</text:p>
          </table:table-cell>
          <table:table-cell table:number-columns-repeated="1018"/>
        </table:table-row>
        <table:table-row table:style-name="ro3">
          <table:table-cell table:style-name="ce6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ona</text:p>
          </table:table-cell>
          <table:table-cell office:value-type="string" calcext:value-type="string">
            <text:p>Adrián</text:p>
          </table:table-cell>
          <table:table-cell table:style-name="ce7"/>
          <table:table-cell table:style-name="ce1" table:formula="of:=&quot;Jmena.Add(New cls&quot;&amp;[$class.$C$1]&amp;&quot;(&quot;&amp;[.A93]&amp;&quot;,&quot;&amp;[.B93]&amp;&quot;,&quot;&quot;&quot;&amp;[.C93]&amp;&quot;&quot;&quot;,&quot;&quot;&quot;&amp;[.D93]&amp;&quot;&quot;&quot;))&quot;" office:value-type="string" office:string-value="Jmena.Add(New clsJmeno(23,3,&quot;Ivona&quot;,&quot;Adrián&quot;))" calcext:value-type="string">
            <text:p>Jmena.Add(New clsJmeno(23,3,"Ivona","Adrián"))</text:p>
          </table:table-cell>
          <table:table-cell table:number-columns-repeated="1018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abriel</text:p>
          </table:table-cell>
          <table:table-cell table:style-name="ce7"/>
          <table:table-cell table:style-name="ce1" table:formula="of:=&quot;Jmena.Add(New cls&quot;&amp;[$class.$C$1]&amp;&quot;(&quot;&amp;[.A94]&amp;&quot;,&quot;&amp;[.B94]&amp;&quot;,&quot;&quot;&quot;&amp;[.C94]&amp;&quot;&quot;&quot;,&quot;&quot;&quot;&amp;[.D94]&amp;&quot;&quot;&quot;))&quot;" office:value-type="string" office:string-value="Jmena.Add(New clsJmeno(24,3,&quot;Gabriel&quot;,&quot;Gabriel&quot;))" calcext:value-type="string">
            <text:p>Jmena.Add(New clsJmeno(24,3,"Gabriel","Gabriel"))</text:p>
          </table:table-cell>
          <table:table-cell table:number-columns-repeated="1018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arián</text:p>
          </table:table-cell>
          <table:table-cell table:style-name="ce7"/>
          <table:table-cell table:style-name="ce1" table:formula="of:=&quot;Jmena.Add(New cls&quot;&amp;[$class.$C$1]&amp;&quot;(&quot;&amp;[.A95]&amp;&quot;,&quot;&amp;[.B95]&amp;&quot;,&quot;&quot;&quot;&amp;[.C95]&amp;&quot;&quot;&quot;,&quot;&quot;&quot;&amp;[.D95]&amp;&quot;&quot;&quot;))&quot;" office:value-type="string" office:string-value="Jmena.Add(New clsJmeno(25,3,&quot;Marián&quot;,&quot;Marián&quot;))" calcext:value-type="string">
            <text:p>Jmena.Add(New clsJmeno(25,3,"Marián","Marián"))</text:p>
          </table:table-cell>
          <table:table-cell table:number-columns-repeated="1018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manuel</text:p>
          </table:table-cell>
          <table:table-cell table:style-name="ce7"/>
          <table:table-cell table:style-name="ce1" table:formula="of:=&quot;Jmena.Add(New cls&quot;&amp;[$class.$C$1]&amp;&quot;(&quot;&amp;[.A96]&amp;&quot;,&quot;&amp;[.B96]&amp;&quot;,&quot;&quot;&quot;&amp;[.C96]&amp;&quot;&quot;&quot;,&quot;&quot;&quot;&amp;[.D96]&amp;&quot;&quot;&quot;))&quot;" office:value-type="string" office:string-value="Jmena.Add(New clsJmeno(26,3,&quot;Emanuel&quot;,&quot;Emanuel&quot;))" calcext:value-type="string">
            <text:p>Jmena.Add(New clsJmeno(26,3,"Emanuel","Emanuel"))</text:p>
          </table:table-cell>
          <table:table-cell table:number-columns-repeated="1018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ta</text:p>
          </table:table-cell>
          <table:table-cell office:value-type="string" calcext:value-type="string">
            <text:p>Alena</text:p>
          </table:table-cell>
          <table:table-cell table:style-name="ce7"/>
          <table:table-cell table:style-name="ce1" table:formula="of:=&quot;Jmena.Add(New cls&quot;&amp;[$class.$C$1]&amp;&quot;(&quot;&amp;[.A97]&amp;&quot;,&quot;&amp;[.B97]&amp;&quot;,&quot;&quot;&quot;&amp;[.C97]&amp;&quot;&quot;&quot;,&quot;&quot;&quot;&amp;[.D97]&amp;&quot;&quot;&quot;))&quot;" office:value-type="string" office:string-value="Jmena.Add(New clsJmeno(27,3,&quot;Dita&quot;,&quot;Alena&quot;))" calcext:value-type="string">
            <text:p>Jmena.Add(New clsJmeno(27,3,"Dita","Alena"))</text:p>
          </table:table-cell>
          <table:table-cell table:number-columns-repeated="1018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oňa</text:p>
          </table:table-cell>
          <table:table-cell table:style-name="ce7"/>
          <table:table-cell table:style-name="ce1" table:formula="of:=&quot;Jmena.Add(New cls&quot;&amp;[$class.$C$1]&amp;&quot;(&quot;&amp;[.A98]&amp;&quot;,&quot;&amp;[.B98]&amp;&quot;,&quot;&quot;&quot;&amp;[.C98]&amp;&quot;&quot;&quot;,&quot;&quot;&quot;&amp;[.D98]&amp;&quot;&quot;&quot;))&quot;" office:value-type="string" office:string-value="Jmena.Add(New clsJmeno(28,3,&quot;Soňa&quot;,&quot;Soňa&quot;))" calcext:value-type="string">
            <text:p>Jmena.Add(New clsJmeno(28,3,"Soňa","Soňa"))</text:p>
          </table:table-cell>
          <table:table-cell table:number-columns-repeated="1018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ťána</text:p>
          </table:table-cell>
          <table:table-cell office:value-type="string" calcext:value-type="string">
            <text:p>Miroslav</text:p>
          </table:table-cell>
          <table:table-cell table:style-name="ce7"/>
          <table:table-cell table:style-name="ce1" table:formula="of:=&quot;Jmena.Add(New cls&quot;&amp;[$class.$C$1]&amp;&quot;(&quot;&amp;[.A99]&amp;&quot;,&quot;&amp;[.B99]&amp;&quot;,&quot;&quot;&quot;&amp;[.C99]&amp;&quot;&quot;&quot;,&quot;&quot;&quot;&amp;[.D99]&amp;&quot;&quot;&quot;))&quot;" office:value-type="string" office:string-value="Jmena.Add(New clsJmeno(29,3,&quot;Taťána&quot;,&quot;Miroslav&quot;))" calcext:value-type="string">
            <text:p>Jmena.Add(New clsJmeno(29,3,"Taťána","Miroslav"))</text:p>
          </table:table-cell>
          <table:table-cell table:number-columns-repeated="1018"/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št</text:p>
          </table:table-cell>
          <table:table-cell office:value-type="string" calcext:value-type="string">
            <text:p>Vieroslava</text:p>
          </table:table-cell>
          <table:table-cell table:style-name="ce7"/>
          <table:table-cell table:style-name="ce1" table:formula="of:=&quot;Jmena.Add(New cls&quot;&amp;[$class.$C$1]&amp;&quot;(&quot;&amp;[.A100]&amp;&quot;,&quot;&amp;[.B100]&amp;&quot;,&quot;&quot;&quot;&amp;[.C100]&amp;&quot;&quot;&quot;,&quot;&quot;&quot;&amp;[.D100]&amp;&quot;&quot;&quot;))&quot;" office:value-type="string" office:string-value="Jmena.Add(New clsJmeno(30,3,&quot;Arnošt&quot;,&quot;Vieroslava&quot;))" calcext:value-type="string">
            <text:p>Jmena.Add(New clsJmeno(30,3,"Arnošt","Vieroslava"))</text:p>
          </table:table-cell>
          <table:table-cell table:number-columns-repeated="1018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vído</text:p>
          </table:table-cell>
          <table:table-cell office:value-type="string" calcext:value-type="string">
            <text:p>Benjamín</text:p>
          </table:table-cell>
          <table:table-cell table:style-name="ce7"/>
          <table:table-cell table:style-name="ce1" table:formula="of:=&quot;Jmena.Add(New cls&quot;&amp;[$class.$C$1]&amp;&quot;(&quot;&amp;[.A101]&amp;&quot;,&quot;&amp;[.B101]&amp;&quot;,&quot;&quot;&quot;&amp;[.C101]&amp;&quot;&quot;&quot;,&quot;&quot;&quot;&amp;[.D101]&amp;&quot;&quot;&quot;))&quot;" office:value-type="string" office:string-value="Jmena.Add(New clsJmeno(31,3,&quot;Kvído&quot;,&quot;Benjamín&quot;))" calcext:value-type="string">
            <text:p>Jmena.Add(New clsJmeno(31,3,"Kvído","Benjamín"))</text:p>
          </table:table-cell>
          <table:table-cell table:number-columns-repeated="101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ugo</text:p>
          </table:table-cell>
          <table:table-cell table:style-name="ce7"/>
          <table:table-cell table:style-name="ce1" table:formula="of:=&quot;Jmena.Add(New cls&quot;&amp;[$class.$C$1]&amp;&quot;(&quot;&amp;[.A102]&amp;&quot;,&quot;&amp;[.B102]&amp;&quot;,&quot;&quot;&quot;&amp;[.C102]&amp;&quot;&quot;&quot;,&quot;&quot;&quot;&amp;[.D102]&amp;&quot;&quot;&quot;))&quot;" office:value-type="string" office:string-value="Jmena.Add(New clsJmeno(1,4,&quot;Hugo&quot;,&quot;Hugo&quot;))" calcext:value-type="string">
            <text:p>Jmena.Add(New clsJmeno(1,4,"Hugo","Hugo"))</text:p>
          </table:table-cell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Zita</text:p>
          </table:table-cell>
          <table:table-cell table:style-name="ce7"/>
          <table:table-cell table:style-name="ce1" table:formula="of:=&quot;Jmena.Add(New cls&quot;&amp;[$class.$C$1]&amp;&quot;(&quot;&amp;[.A103]&amp;&quot;,&quot;&amp;[.B103]&amp;&quot;,&quot;&quot;&quot;&amp;[.C103]&amp;&quot;&quot;&quot;,&quot;&quot;&quot;&amp;[.D103]&amp;&quot;&quot;&quot;))&quot;" office:value-type="string" office:string-value="Jmena.Add(New clsJmeno(2,4,&quot;Erika&quot;,&quot;Zita&quot;))" calcext:value-type="string">
            <text:p>Jmena.Add(New clsJmeno(2,4,"Erika","Zita"))</text:p>
          </table:table-cell>
          <table:table-cell table:number-columns-repeated="101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ichard</text:p>
          </table:table-cell>
          <table:table-cell table:style-name="ce7"/>
          <table:table-cell table:style-name="ce1" table:formula="of:=&quot;Jmena.Add(New cls&quot;&amp;[$class.$C$1]&amp;&quot;(&quot;&amp;[.A104]&amp;&quot;,&quot;&amp;[.B104]&amp;&quot;,&quot;&quot;&quot;&amp;[.C104]&amp;&quot;&quot;&quot;,&quot;&quot;&quot;&amp;[.D104]&amp;&quot;&quot;&quot;))&quot;" office:value-type="string" office:string-value="Jmena.Add(New clsJmeno(3,4,&quot;Richard&quot;,&quot;Richard&quot;))" calcext:value-type="string">
            <text:p>Jmena.Add(New clsJmeno(3,4,"Richard","Richard"))</text:p>
          </table:table-cell>
          <table:table-cell table:number-columns-repeated="1018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vana</text:p>
          </table:table-cell>
          <table:table-cell office:value-type="string" calcext:value-type="string">
            <text:p>Izidor</text:p>
          </table:table-cell>
          <table:table-cell table:style-name="ce7"/>
          <table:table-cell table:style-name="ce1" table:formula="of:=&quot;Jmena.Add(New cls&quot;&amp;[$class.$C$1]&amp;&quot;(&quot;&amp;[.A105]&amp;&quot;,&quot;&amp;[.B105]&amp;&quot;,&quot;&quot;&quot;&amp;[.C105]&amp;&quot;&quot;&quot;,&quot;&quot;&quot;&amp;[.D105]&amp;&quot;&quot;&quot;))&quot;" office:value-type="string" office:string-value="Jmena.Add(New clsJmeno(4,4,&quot;Ivana&quot;,&quot;Izidor&quot;))" calcext:value-type="string">
            <text:p>Jmena.Add(New clsJmeno(4,4,"Ivana","Izidor"))</text:p>
          </table:table-cell>
          <table:table-cell table:number-columns-repeated="101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iroslava</text:p>
          </table:table-cell>
          <table:table-cell table:style-name="ce7"/>
          <table:table-cell table:style-name="ce1" table:formula="of:=&quot;Jmena.Add(New cls&quot;&amp;[$class.$C$1]&amp;&quot;(&quot;&amp;[.A106]&amp;&quot;,&quot;&amp;[.B106]&amp;&quot;,&quot;&quot;&quot;&amp;[.C106]&amp;&quot;&quot;&quot;,&quot;&quot;&quot;&amp;[.D106]&amp;&quot;&quot;&quot;))&quot;" office:value-type="string" office:string-value="Jmena.Add(New clsJmeno(5,4,&quot;Miroslava&quot;,&quot;Miroslava&quot;))" calcext:value-type="string">
            <text:p>Jmena.Add(New clsJmeno(5,4,"Miroslava","Miroslava"))</text:p>
          </table:table-cell>
          <table:table-cell table:number-columns-repeated="101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ndula</text:p>
          </table:table-cell>
          <table:table-cell office:value-type="string" calcext:value-type="string">
            <text:p>Irena</text:p>
          </table:table-cell>
          <table:table-cell table:style-name="ce7"/>
          <table:table-cell table:style-name="ce1" table:formula="of:=&quot;Jmena.Add(New cls&quot;&amp;[$class.$C$1]&amp;&quot;(&quot;&amp;[.A107]&amp;&quot;,&quot;&amp;[.B107]&amp;&quot;,&quot;&quot;&quot;&amp;[.C107]&amp;&quot;&quot;&quot;,&quot;&quot;&quot;&amp;[.D107]&amp;&quot;&quot;&quot;))&quot;" office:value-type="string" office:string-value="Jmena.Add(New clsJmeno(6,4,&quot;Vendula&quot;,&quot;Irena&quot;))" calcext:value-type="string">
            <text:p>Jmena.Add(New clsJmeno(6,4,"Vendula","Irena"))</text:p>
          </table:table-cell>
          <table:table-cell table:number-columns-repeated="101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řman</text:p>
          </table:table-cell>
          <table:table-cell office:value-type="string" calcext:value-type="string">
            <text:p>Zoltán</text:p>
          </table:table-cell>
          <table:table-cell table:style-name="ce7"/>
          <table:table-cell table:style-name="ce1" table:formula="of:=&quot;Jmena.Add(New cls&quot;&amp;[$class.$C$1]&amp;&quot;(&quot;&amp;[.A108]&amp;&quot;,&quot;&amp;[.B108]&amp;&quot;,&quot;&quot;&quot;&amp;[.C108]&amp;&quot;&quot;&quot;,&quot;&quot;&quot;&amp;[.D108]&amp;&quot;&quot;&quot;))&quot;" office:value-type="string" office:string-value="Jmena.Add(New clsJmeno(7,4,&quot;Heřman&quot;,&quot;Zoltán&quot;))" calcext:value-type="string">
            <text:p>Jmena.Add(New clsJmeno(7,4,"Heřman","Zoltán"))</text:p>
          </table:table-cell>
          <table:table-cell table:number-columns-repeated="101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Albert</text:p>
          </table:table-cell>
          <table:table-cell table:style-name="ce7"/>
          <table:table-cell table:style-name="ce1" table:formula="of:=&quot;Jmena.Add(New cls&quot;&amp;[$class.$C$1]&amp;&quot;(&quot;&amp;[.A109]&amp;&quot;,&quot;&amp;[.B109]&amp;&quot;,&quot;&quot;&quot;&amp;[.C109]&amp;&quot;&quot;&quot;,&quot;&quot;&quot;&amp;[.D109]&amp;&quot;&quot;&quot;))&quot;" office:value-type="string" office:string-value="Jmena.Add(New clsJmeno(8,4,&quot;Ema&quot;,&quot;Albert&quot;))" calcext:value-type="string">
            <text:p>Jmena.Add(New clsJmeno(8,4,"Ema","Albert"))</text:p>
          </table:table-cell>
          <table:table-cell table:number-columns-repeated="101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šan</text:p>
          </table:table-cell>
          <table:table-cell office:value-type="string" calcext:value-type="string">
            <text:p>Milena</text:p>
          </table:table-cell>
          <table:table-cell table:style-name="ce7"/>
          <table:table-cell table:style-name="ce1" table:formula="of:=&quot;Jmena.Add(New cls&quot;&amp;[$class.$C$1]&amp;&quot;(&quot;&amp;[.A110]&amp;&quot;,&quot;&amp;[.B110]&amp;&quot;,&quot;&quot;&quot;&amp;[.C110]&amp;&quot;&quot;&quot;,&quot;&quot;&quot;&amp;[.D110]&amp;&quot;&quot;&quot;))&quot;" office:value-type="string" office:string-value="Jmena.Add(New clsJmeno(9,4,&quot;Dušan&quot;,&quot;Milena&quot;))" calcext:value-type="string">
            <text:p>Jmena.Add(New clsJmeno(9,4,"Dušan","Milena"))</text:p>
          </table:table-cell>
          <table:table-cell table:number-columns-repeated="1018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ja</text:p>
          </table:table-cell>
          <table:table-cell office:value-type="string" calcext:value-type="string">
            <text:p>Igor</text:p>
          </table:table-cell>
          <table:table-cell table:style-name="ce7"/>
          <table:table-cell table:style-name="ce1" table:formula="of:=&quot;Jmena.Add(New cls&quot;&amp;[$class.$C$1]&amp;&quot;(&quot;&amp;[.A111]&amp;&quot;,&quot;&amp;[.B111]&amp;&quot;,&quot;&quot;&quot;&amp;[.C111]&amp;&quot;&quot;&quot;,&quot;&quot;&quot;&amp;[.D111]&amp;&quot;&quot;&quot;))&quot;" office:value-type="string" office:string-value="Jmena.Add(New clsJmeno(10,4,&quot;Darja&quot;,&quot;Igor&quot;))" calcext:value-type="string">
            <text:p>Jmena.Add(New clsJmeno(10,4,"Darja","Igor"))</text:p>
          </table:table-cell>
          <table:table-cell table:number-columns-repeated="1018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Július</text:p>
          </table:table-cell>
          <table:table-cell table:style-name="ce7"/>
          <table:table-cell table:style-name="ce1" table:formula="of:=&quot;Jmena.Add(New cls&quot;&amp;[$class.$C$1]&amp;&quot;(&quot;&amp;[.A112]&amp;&quot;,&quot;&amp;[.B112]&amp;&quot;,&quot;&quot;&quot;&amp;[.C112]&amp;&quot;&quot;&quot;,&quot;&quot;&quot;&amp;[.D112]&amp;&quot;&quot;&quot;))&quot;" office:value-type="string" office:string-value="Jmena.Add(New clsJmeno(11,4,&quot;Izabela&quot;,&quot;Július&quot;))" calcext:value-type="string">
            <text:p>Jmena.Add(New clsJmeno(11,4,"Izabela","Július"))</text:p>
          </table:table-cell>
          <table:table-cell table:number-columns-repeated="1018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stera</text:p>
          </table:table-cell>
          <table:table-cell table:style-name="ce7"/>
          <table:table-cell table:style-name="ce1" table:formula="of:=&quot;Jmena.Add(New cls&quot;&amp;[$class.$C$1]&amp;&quot;(&quot;&amp;[.A113]&amp;&quot;,&quot;&amp;[.B113]&amp;&quot;,&quot;&quot;&quot;&amp;[.C113]&amp;&quot;&quot;&quot;,&quot;&quot;&quot;&amp;[.D113]&amp;&quot;&quot;&quot;))&quot;" office:value-type="string" office:string-value="Jmena.Add(New clsJmeno(12,4,&quot;Julius&quot;,&quot;Estera&quot;))" calcext:value-type="string">
            <text:p>Jmena.Add(New clsJmeno(12,4,"Julius","Estera"))</text:p>
          </table:table-cell>
          <table:table-cell table:number-columns-repeated="1018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leš</text:p>
          </table:table-cell>
          <table:table-cell table:style-name="ce7"/>
          <table:table-cell table:style-name="ce1" table:formula="of:=&quot;Jmena.Add(New cls&quot;&amp;[$class.$C$1]&amp;&quot;(&quot;&amp;[.A114]&amp;&quot;,&quot;&amp;[.B114]&amp;&quot;,&quot;&quot;&quot;&amp;[.C114]&amp;&quot;&quot;&quot;,&quot;&quot;&quot;&amp;[.D114]&amp;&quot;&quot;&quot;))&quot;" office:value-type="string" office:string-value="Jmena.Add(New clsJmeno(13,4,&quot;Aleš&quot;,&quot;Aleš&quot;))" calcext:value-type="string">
            <text:p>Jmena.Add(New clsJmeno(13,4,"Aleš","Aleš"))</text:p>
          </table:table-cell>
          <table:table-cell table:number-columns-repeated="1018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ncenc</text:p>
          </table:table-cell>
          <table:table-cell office:value-type="string" calcext:value-type="string">
            <text:p>Justina</text:p>
          </table:table-cell>
          <table:table-cell table:style-name="ce7"/>
          <table:table-cell table:style-name="ce1" table:formula="of:=&quot;Jmena.Add(New cls&quot;&amp;[$class.$C$1]&amp;&quot;(&quot;&amp;[.A115]&amp;&quot;,&quot;&amp;[.B115]&amp;&quot;,&quot;&quot;&quot;&amp;[.C115]&amp;&quot;&quot;&quot;,&quot;&quot;&quot;&amp;[.D115]&amp;&quot;&quot;&quot;))&quot;" office:value-type="string" office:string-value="Jmena.Add(New clsJmeno(14,4,&quot;Vincenc&quot;,&quot;Justina&quot;))" calcext:value-type="string">
            <text:p>Jmena.Add(New clsJmeno(14,4,"Vincenc","Justina"))</text:p>
          </table:table-cell>
          <table:table-cell table:number-columns-repeated="1018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astázie</text:p>
          </table:table-cell>
          <table:table-cell office:value-type="string" calcext:value-type="string">
            <text:p>Fedor</text:p>
          </table:table-cell>
          <table:table-cell table:style-name="ce7"/>
          <table:table-cell table:style-name="ce1" table:formula="of:=&quot;Jmena.Add(New cls&quot;&amp;[$class.$C$1]&amp;&quot;(&quot;&amp;[.A116]&amp;&quot;,&quot;&amp;[.B116]&amp;&quot;,&quot;&quot;&quot;&amp;[.C116]&amp;&quot;&quot;&quot;,&quot;&quot;&quot;&amp;[.D116]&amp;&quot;&quot;&quot;))&quot;" office:value-type="string" office:string-value="Jmena.Add(New clsJmeno(15,4,&quot;Anastázie&quot;,&quot;Fedor&quot;))" calcext:value-type="string">
            <text:p>Jmena.Add(New clsJmeno(15,4,"Anastázie","Fedor"))</text:p>
          </table:table-cell>
          <table:table-cell table:number-columns-repeated="1018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Dana</text:p>
          </table:table-cell>
          <table:table-cell table:style-name="ce7"/>
          <table:table-cell table:style-name="ce1" table:formula="of:=&quot;Jmena.Add(New cls&quot;&amp;[$class.$C$1]&amp;&quot;(&quot;&amp;[.A117]&amp;&quot;,&quot;&amp;[.B117]&amp;&quot;,&quot;&quot;&quot;&amp;[.C117]&amp;&quot;&quot;&quot;,&quot;&quot;&quot;&amp;[.D117]&amp;&quot;&quot;&quot;))&quot;" office:value-type="string" office:string-value="Jmena.Add(New clsJmeno(16,4,&quot;Irena&quot;,&quot;Dana&quot;))" calcext:value-type="string">
            <text:p>Jmena.Add(New clsJmeno(16,4,"Irena","Dana"))</text:p>
          </table:table-cell>
          <table:table-cell table:number-columns-repeated="1018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Danica</text:p>
          </table:table-cell>
          <table:table-cell table:style-name="ce7"/>
          <table:table-cell table:style-name="ce1" table:formula="of:=&quot;Jmena.Add(New cls&quot;&amp;[$class.$C$1]&amp;&quot;(&quot;&amp;[.A118]&amp;&quot;,&quot;&amp;[.B118]&amp;&quot;,&quot;&quot;&quot;&amp;[.C118]&amp;&quot;&quot;&quot;,&quot;&quot;&quot;&amp;[.D118]&amp;&quot;&quot;&quot;))&quot;" office:value-type="string" office:string-value="Jmena.Add(New clsJmeno(16,4,&quot;Irena&quot;,&quot;Danica&quot;))" calcext:value-type="string">
            <text:p>Jmena.Add(New clsJmeno(16,4,"Irena","Danica"))</text:p>
          </table:table-cell>
          <table:table-cell table:number-columns-repeated="1018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udolf</text:p>
          </table:table-cell>
          <table:table-cell table:style-name="ce7"/>
          <table:table-cell table:style-name="ce1" table:formula="of:=&quot;Jmena.Add(New cls&quot;&amp;[$class.$C$1]&amp;&quot;(&quot;&amp;[.A119]&amp;&quot;,&quot;&amp;[.B119]&amp;&quot;,&quot;&quot;&quot;&amp;[.C119]&amp;&quot;&quot;&quot;,&quot;&quot;&quot;&amp;[.D119]&amp;&quot;&quot;&quot;))&quot;" office:value-type="string" office:string-value="Jmena.Add(New clsJmeno(17,4,&quot;Rudolf&quot;,&quot;Rudolf&quot;))" calcext:value-type="string">
            <text:p>Jmena.Add(New clsJmeno(17,4,"Rudolf","Rudolf"))</text:p>
          </table:table-cell>
          <table:table-cell table:number-columns-repeated="1018"/>
        </table:table-row>
        <table:table-row table:style-name="ro3">
          <table:table-cell table:style-name="ce6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Valér</text:p>
          </table:table-cell>
          <table:table-cell table:style-name="ce7"/>
          <table:table-cell table:style-name="ce1" table:formula="of:=&quot;Jmena.Add(New cls&quot;&amp;[$class.$C$1]&amp;&quot;(&quot;&amp;[.A120]&amp;&quot;,&quot;&amp;[.B120]&amp;&quot;,&quot;&quot;&quot;&amp;[.C120]&amp;&quot;&quot;&quot;,&quot;&quot;&quot;&amp;[.D120]&amp;&quot;&quot;&quot;))&quot;" office:value-type="string" office:string-value="Jmena.Add(New clsJmeno(18,4,&quot;Valerie&quot;,&quot;Valér&quot;))" calcext:value-type="string">
            <text:p>Jmena.Add(New clsJmeno(18,4,"Valerie","Valér"))</text:p>
          </table:table-cell>
          <table:table-cell table:number-columns-repeated="1018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stislav</text:p>
          </table:table-cell>
          <table:table-cell office:value-type="string" calcext:value-type="string">
            <text:p>Jela</text:p>
          </table:table-cell>
          <table:table-cell table:style-name="ce7"/>
          <table:table-cell table:style-name="ce1" table:formula="of:=&quot;Jmena.Add(New cls&quot;&amp;[$class.$C$1]&amp;&quot;(&quot;&amp;[.A121]&amp;&quot;,&quot;&amp;[.B121]&amp;&quot;,&quot;&quot;&quot;&amp;[.C121]&amp;&quot;&quot;&quot;,&quot;&quot;&quot;&amp;[.D121]&amp;&quot;&quot;&quot;))&quot;" office:value-type="string" office:string-value="Jmena.Add(New clsJmeno(19,4,&quot;Rostislav&quot;,&quot;Jela&quot;))" calcext:value-type="string">
            <text:p>Jmena.Add(New clsJmeno(19,4,"Rostislav","Jela"))</text:p>
          </table:table-cell>
          <table:table-cell table:number-columns-repeated="1018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cela</text:p>
          </table:table-cell>
          <table:table-cell office:value-type="string" calcext:value-type="string">
            <text:p>Marcel</text:p>
          </table:table-cell>
          <table:table-cell table:style-name="ce7"/>
          <table:table-cell table:style-name="ce1" table:formula="of:=&quot;Jmena.Add(New cls&quot;&amp;[$class.$C$1]&amp;&quot;(&quot;&amp;[.A122]&amp;&quot;,&quot;&amp;[.B122]&amp;&quot;,&quot;&quot;&quot;&amp;[.C122]&amp;&quot;&quot;&quot;,&quot;&quot;&quot;&amp;[.D122]&amp;&quot;&quot;&quot;))&quot;" office:value-type="string" office:string-value="Jmena.Add(New clsJmeno(20,4,&quot;Marcela&quot;,&quot;Marcel&quot;))" calcext:value-type="string">
            <text:p>Jmena.Add(New clsJmeno(20,4,"Marcela","Marcel"))</text:p>
          </table:table-cell>
          <table:table-cell table:number-columns-repeated="1018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Ervín</text:p>
          </table:table-cell>
          <table:table-cell table:style-name="ce7"/>
          <table:table-cell table:style-name="ce1" table:formula="of:=&quot;Jmena.Add(New cls&quot;&amp;[$class.$C$1]&amp;&quot;(&quot;&amp;[.A123]&amp;&quot;,&quot;&amp;[.B123]&amp;&quot;,&quot;&quot;&quot;&amp;[.C123]&amp;&quot;&quot;&quot;,&quot;&quot;&quot;&amp;[.D123]&amp;&quot;&quot;&quot;))&quot;" office:value-type="string" office:string-value="Jmena.Add(New clsJmeno(21,4,&quot;Alexandra&quot;,&quot;Ervín&quot;))" calcext:value-type="string">
            <text:p>Jmena.Add(New clsJmeno(21,4,"Alexandra","Ervín"))</text:p>
          </table:table-cell>
          <table:table-cell table:number-columns-repeated="1018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ženie</text:p>
          </table:table-cell>
          <table:table-cell office:value-type="string" calcext:value-type="string">
            <text:p>Slavomír</text:p>
          </table:table-cell>
          <table:table-cell table:style-name="ce7"/>
          <table:table-cell table:style-name="ce1" table:formula="of:=&quot;Jmena.Add(New cls&quot;&amp;[$class.$C$1]&amp;&quot;(&quot;&amp;[.A124]&amp;&quot;,&quot;&amp;[.B124]&amp;&quot;,&quot;&quot;&quot;&amp;[.C124]&amp;&quot;&quot;&quot;,&quot;&quot;&quot;&amp;[.D124]&amp;&quot;&quot;&quot;))&quot;" office:value-type="string" office:string-value="Jmena.Add(New clsJmeno(22,4,&quot;Evženie&quot;,&quot;Slavomír&quot;))" calcext:value-type="string">
            <text:p>Jmena.Add(New clsJmeno(22,4,"Evženie","Slavomír"))</text:p>
          </table:table-cell>
          <table:table-cell table:number-columns-repeated="1018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jtěch</text:p>
          </table:table-cell>
          <table:table-cell office:value-type="string" calcext:value-type="string">
            <text:p>Vojtech</text:p>
          </table:table-cell>
          <table:table-cell table:style-name="ce7"/>
          <table:table-cell table:style-name="ce1" table:formula="of:=&quot;Jmena.Add(New cls&quot;&amp;[$class.$C$1]&amp;&quot;(&quot;&amp;[.A125]&amp;&quot;,&quot;&amp;[.B125]&amp;&quot;,&quot;&quot;&quot;&amp;[.C125]&amp;&quot;&quot;&quot;,&quot;&quot;&quot;&amp;[.D125]&amp;&quot;&quot;&quot;))&quot;" office:value-type="string" office:string-value="Jmena.Add(New clsJmeno(23,4,&quot;Vojtěch&quot;,&quot;Vojtech&quot;))" calcext:value-type="string">
            <text:p>Jmena.Add(New clsJmeno(23,4,"Vojtěch","Vojtech"))</text:p>
          </table:table-cell>
          <table:table-cell table:number-columns-repeated="1018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iří</text:p>
          </table:table-cell>
          <table:table-cell office:value-type="string" calcext:value-type="string">
            <text:p>Juraj</text:p>
          </table:table-cell>
          <table:table-cell table:style-name="ce7"/>
          <table:table-cell table:style-name="ce1" table:formula="of:=&quot;Jmena.Add(New cls&quot;&amp;[$class.$C$1]&amp;&quot;(&quot;&amp;[.A126]&amp;&quot;,&quot;&amp;[.B126]&amp;&quot;,&quot;&quot;&quot;&amp;[.C126]&amp;&quot;&quot;&quot;,&quot;&quot;&quot;&amp;[.D126]&amp;&quot;&quot;&quot;))&quot;" office:value-type="string" office:string-value="Jmena.Add(New clsJmeno(24,4,&quot;Jiří&quot;,&quot;Juraj&quot;))" calcext:value-type="string">
            <text:p>Jmena.Add(New clsJmeno(24,4,"Jiří","Juraj"))</text:p>
          </table:table-cell>
          <table:table-cell table:number-columns-repeated="1018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arek</text:p>
          </table:table-cell>
          <table:table-cell table:style-name="ce7"/>
          <table:table-cell table:style-name="ce1" table:formula="of:=&quot;Jmena.Add(New cls&quot;&amp;[$class.$C$1]&amp;&quot;(&quot;&amp;[.A127]&amp;&quot;,&quot;&amp;[.B127]&amp;&quot;,&quot;&quot;&quot;&amp;[.C127]&amp;&quot;&quot;&quot;,&quot;&quot;&quot;&amp;[.D127]&amp;&quot;&quot;&quot;))&quot;" office:value-type="string" office:string-value="Jmena.Add(New clsJmeno(25,4,&quot;Marek&quot;,&quot;Marek&quot;))" calcext:value-type="string">
            <text:p>Jmena.Add(New clsJmeno(25,4,"Marek","Marek"))</text:p>
          </table:table-cell>
          <table:table-cell table:number-columns-repeated="1018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o</text:p>
          </table:table-cell>
          <table:table-cell office:value-type="string" calcext:value-type="string">
            <text:p>Jaroslava</text:p>
          </table:table-cell>
          <table:table-cell table:style-name="ce7"/>
          <table:table-cell table:style-name="ce1" table:formula="of:=&quot;Jmena.Add(New cls&quot;&amp;[$class.$C$1]&amp;&quot;(&quot;&amp;[.A128]&amp;&quot;,&quot;&amp;[.B128]&amp;&quot;,&quot;&quot;&quot;&amp;[.C128]&amp;&quot;&quot;&quot;,&quot;&quot;&quot;&amp;[.D128]&amp;&quot;&quot;&quot;))&quot;" office:value-type="string" office:string-value="Jmena.Add(New clsJmeno(26,4,&quot;Oto&quot;,&quot;Jaroslava&quot;))" calcext:value-type="string">
            <text:p>Jmena.Add(New clsJmeno(26,4,"Oto","Jaroslava"))</text:p>
          </table:table-cell>
          <table:table-cell table:number-columns-repeated="1018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aroslav</text:p>
          </table:table-cell>
          <table:table-cell table:style-name="ce7"/>
          <table:table-cell table:style-name="ce1" table:formula="of:=&quot;Jmena.Add(New cls&quot;&amp;[$class.$C$1]&amp;&quot;(&quot;&amp;[.A129]&amp;&quot;,&quot;&amp;[.B129]&amp;&quot;,&quot;&quot;&quot;&amp;[.C129]&amp;&quot;&quot;&quot;,&quot;&quot;&quot;&amp;[.D129]&amp;&quot;&quot;&quot;))&quot;" office:value-type="string" office:string-value="Jmena.Add(New clsJmeno(27,4,&quot;Jaroslav&quot;,&quot;Jaroslav&quot;))" calcext:value-type="string">
            <text:p>Jmena.Add(New clsJmeno(27,4,"Jaroslav","Jaroslav"))</text:p>
          </table:table-cell>
          <table:table-cell table:number-columns-repeated="1018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latislav</text:p>
          </table:table-cell>
          <table:table-cell office:value-type="string" calcext:value-type="string">
            <text:p>Jarmila</text:p>
          </table:table-cell>
          <table:table-cell table:style-name="ce7"/>
          <table:table-cell table:style-name="ce1" table:formula="of:=&quot;Jmena.Add(New cls&quot;&amp;[$class.$C$1]&amp;&quot;(&quot;&amp;[.A130]&amp;&quot;,&quot;&amp;[.B130]&amp;&quot;,&quot;&quot;&quot;&amp;[.C130]&amp;&quot;&quot;&quot;,&quot;&quot;&quot;&amp;[.D130]&amp;&quot;&quot;&quot;))&quot;" office:value-type="string" office:string-value="Jmena.Add(New clsJmeno(28,4,&quot;Vlatislav&quot;,&quot;Jarmila&quot;))" calcext:value-type="string">
            <text:p>Jmena.Add(New clsJmeno(28,4,"Vlatislav","Jarmila"))</text:p>
          </table:table-cell>
          <table:table-cell table:number-columns-repeated="1018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Lea</text:p>
          </table:table-cell>
          <table:table-cell table:style-name="ce7"/>
          <table:table-cell table:style-name="ce1" table:formula="of:=&quot;Jmena.Add(New cls&quot;&amp;[$class.$C$1]&amp;&quot;(&quot;&amp;[.A131]&amp;&quot;,&quot;&amp;[.B131]&amp;&quot;,&quot;&quot;&quot;&amp;[.C131]&amp;&quot;&quot;&quot;,&quot;&quot;&quot;&amp;[.D131]&amp;&quot;&quot;&quot;))&quot;" office:value-type="string" office:string-value="Jmena.Add(New clsJmeno(29,4,&quot;Robert&quot;,&quot;Lea&quot;))" calcext:value-type="string">
            <text:p>Jmena.Add(New clsJmeno(29,4,"Robert","Lea"))</text:p>
          </table:table-cell>
          <table:table-cell table:number-columns-repeated="1018"/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hoslav</text:p>
          </table:table-cell>
          <table:table-cell office:value-type="string" calcext:value-type="string">
            <text:p>Anastázia</text:p>
          </table:table-cell>
          <table:table-cell table:style-name="ce7"/>
          <table:table-cell table:style-name="ce1" table:formula="of:=&quot;Jmena.Add(New cls&quot;&amp;[$class.$C$1]&amp;&quot;(&quot;&amp;[.A132]&amp;&quot;,&quot;&amp;[.B132]&amp;&quot;,&quot;&quot;&quot;&amp;[.C132]&amp;&quot;&quot;&quot;,&quot;&quot;&quot;&amp;[.D132]&amp;&quot;&quot;&quot;))&quot;" office:value-type="string" office:string-value="Jmena.Add(New clsJmeno(30,4,&quot;Blahoslav&quot;,&quot;Anastázia&quot;))" calcext:value-type="string">
            <text:p>Jmena.Add(New clsJmeno(30,4,"Blahoslav","Anastázia"))</text:p>
          </table:table-cell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ikmund</text:p>
          </table:table-cell>
          <table:table-cell office:value-type="string" calcext:value-type="string">
            <text:p>Žigmund</text:p>
          </table:table-cell>
          <table:table-cell table:style-name="ce7"/>
          <table:table-cell table:style-name="ce1" table:formula="of:=&quot;Jmena.Add(New cls&quot;&amp;[$class.$C$1]&amp;&quot;(&quot;&amp;[.A133]&amp;&quot;,&quot;&amp;[.B133]&amp;&quot;,&quot;&quot;&quot;&amp;[.C133]&amp;&quot;&quot;&quot;,&quot;&quot;&quot;&amp;[.D133]&amp;&quot;&quot;&quot;))&quot;" office:value-type="string" office:string-value="Jmena.Add(New clsJmeno(2,5,&quot;Zikmund&quot;,&quot;Žigmund&quot;))" calcext:value-type="string">
            <text:p>Jmena.Add(New clsJmeno(2,5,"Zikmund","Žigmund"))</text:p>
          </table:table-cell>
          <table:table-cell table:number-columns-repeated="101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exej</text:p>
          </table:table-cell>
          <table:table-cell office:value-type="string" calcext:value-type="string">
            <text:p>Galina</text:p>
          </table:table-cell>
          <table:table-cell table:style-name="ce7"/>
          <table:table-cell table:style-name="ce1" table:formula="of:=&quot;Jmena.Add(New cls&quot;&amp;[$class.$C$1]&amp;&quot;(&quot;&amp;[.A134]&amp;&quot;,&quot;&amp;[.B134]&amp;&quot;,&quot;&quot;&quot;&amp;[.C134]&amp;&quot;&quot;&quot;,&quot;&quot;&quot;&amp;[.D134]&amp;&quot;&quot;&quot;))&quot;" office:value-type="string" office:string-value="Jmena.Add(New clsJmeno(3,5,&quot;Alexej&quot;,&quot;Galina&quot;))" calcext:value-type="string">
            <text:p>Jmena.Add(New clsJmeno(3,5,"Alexej","Galina"))</text:p>
          </table:table-cell>
          <table:table-cell table:number-columns-repeated="101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větoslav</text:p>
          </table:table-cell>
          <table:table-cell office:value-type="string" calcext:value-type="string">
            <text:p>Florián</text:p>
          </table:table-cell>
          <table:table-cell table:style-name="ce7"/>
          <table:table-cell table:style-name="ce1" table:formula="of:=&quot;Jmena.Add(New cls&quot;&amp;[$class.$C$1]&amp;&quot;(&quot;&amp;[.A135]&amp;&quot;,&quot;&amp;[.B135]&amp;&quot;,&quot;&quot;&quot;&amp;[.C135]&amp;&quot;&quot;&quot;,&quot;&quot;&quot;&amp;[.D135]&amp;&quot;&quot;&quot;))&quot;" office:value-type="string" office:string-value="Jmena.Add(New clsJmeno(4,5,&quot;Květoslav&quot;,&quot;Florián&quot;))" calcext:value-type="string">
            <text:p>Jmena.Add(New clsJmeno(4,5,"Květoslav","Florián"))</text:p>
          </table:table-cell>
          <table:table-cell table:number-columns-repeated="1018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audie</text:p>
          </table:table-cell>
          <table:table-cell office:value-type="string" calcext:value-type="string">
            <text:p>Lesia</text:p>
          </table:table-cell>
          <table:table-cell table:style-name="ce7"/>
          <table:table-cell table:style-name="ce1" table:formula="of:=&quot;Jmena.Add(New cls&quot;&amp;[$class.$C$1]&amp;&quot;(&quot;&amp;[.A136]&amp;&quot;,&quot;&amp;[.B136]&amp;&quot;,&quot;&quot;&quot;&amp;[.C136]&amp;&quot;&quot;&quot;,&quot;&quot;&quot;&amp;[.D136]&amp;&quot;&quot;&quot;))&quot;" office:value-type="string" office:string-value="Jmena.Add(New clsJmeno(5,5,&quot;Klaudie&quot;,&quot;Lesia&quot;))" calcext:value-type="string">
            <text:p>Jmena.Add(New clsJmeno(5,5,"Klaudie","Lesia"))</text:p>
          </table:table-cell>
          <table:table-cell table:number-columns-repeated="1018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audie</text:p>
          </table:table-cell>
          <table:table-cell office:value-type="string" calcext:value-type="string">
            <text:p>Lesana</text:p>
          </table:table-cell>
          <table:table-cell table:style-name="ce7"/>
          <table:table-cell table:style-name="ce1" table:formula="of:=&quot;Jmena.Add(New cls&quot;&amp;[$class.$C$1]&amp;&quot;(&quot;&amp;[.A137]&amp;&quot;,&quot;&amp;[.B137]&amp;&quot;,&quot;&quot;&quot;&amp;[.C137]&amp;&quot;&quot;&quot;,&quot;&quot;&quot;&amp;[.D137]&amp;&quot;&quot;&quot;))&quot;" office:value-type="string" office:string-value="Jmena.Add(New clsJmeno(5,5,&quot;Klaudie&quot;,&quot;Lesana&quot;))" calcext:value-type="string">
            <text:p>Jmena.Add(New clsJmeno(5,5,"Klaudie","Lesana"))</text:p>
          </table:table-cell>
          <table:table-cell table:number-columns-repeated="101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doslav</text:p>
          </table:table-cell>
          <table:table-cell office:value-type="string" calcext:value-type="string">
            <text:p>Hermína</text:p>
          </table:table-cell>
          <table:table-cell table:style-name="ce7"/>
          <table:table-cell table:style-name="ce1" table:formula="of:=&quot;Jmena.Add(New cls&quot;&amp;[$class.$C$1]&amp;&quot;(&quot;&amp;[.A138]&amp;&quot;,&quot;&amp;[.B138]&amp;&quot;,&quot;&quot;&quot;&amp;[.C138]&amp;&quot;&quot;&quot;,&quot;&quot;&quot;&amp;[.D138]&amp;&quot;&quot;&quot;))&quot;" office:value-type="string" office:string-value="Jmena.Add(New clsJmeno(6,5,&quot;Radoslav&quot;,&quot;Hermína&quot;))" calcext:value-type="string">
            <text:p>Jmena.Add(New clsJmeno(6,5,"Radoslav","Hermína"))</text:p>
          </table:table-cell>
          <table:table-cell table:number-columns-repeated="101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nislav</text:p>
          </table:table-cell>
          <table:table-cell office:value-type="string" calcext:value-type="string">
            <text:p>Monika</text:p>
          </table:table-cell>
          <table:table-cell table:style-name="ce7"/>
          <table:table-cell table:style-name="ce1" table:formula="of:=&quot;Jmena.Add(New cls&quot;&amp;[$class.$C$1]&amp;&quot;(&quot;&amp;[.A139]&amp;&quot;,&quot;&amp;[.B139]&amp;&quot;,&quot;&quot;&quot;&amp;[.C139]&amp;&quot;&quot;&quot;,&quot;&quot;&quot;&amp;[.D139]&amp;&quot;&quot;&quot;))&quot;" office:value-type="string" office:string-value="Jmena.Add(New clsJmeno(7,5,&quot;Stanislav&quot;,&quot;Monika&quot;))" calcext:value-type="string">
            <text:p>Jmena.Add(New clsJmeno(7,5,"Stanislav","Monika"))</text:p>
          </table:table-cell>
          <table:table-cell table:number-columns-repeated="1018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grida</text:p>
          </table:table-cell>
          <table:table-cell table:style-name="ce7"/>
          <table:table-cell table:style-name="ce1" table:formula="of:=&quot;Jmena.Add(New cls&quot;&amp;[$class.$C$1]&amp;&quot;(&quot;&amp;[.A140]&amp;&quot;,&quot;&amp;[.B140]&amp;&quot;,&quot;&quot;&quot;&amp;[.C140]&amp;&quot;&quot;&quot;,&quot;&quot;&quot;&amp;[.D140]&amp;&quot;&quot;&quot;))&quot;" office:value-type="string" office:string-value="Jmena.Add(New clsJmeno(8,5,&quot;&quot;,&quot;Ingrida&quot;))" calcext:value-type="string">
            <text:p>Jmena.Add(New clsJmeno(8,5,"","Ingrida"))</text:p>
          </table:table-cell>
          <table:table-cell table:number-columns-repeated="101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ibor</text:p>
          </table:table-cell>
          <table:table-cell office:value-type="string" calcext:value-type="string">
            <text:p>Roland</text:p>
          </table:table-cell>
          <table:table-cell table:style-name="ce7"/>
          <table:table-cell table:style-name="ce1" table:formula="of:=&quot;Jmena.Add(New cls&quot;&amp;[$class.$C$1]&amp;&quot;(&quot;&amp;[.A141]&amp;&quot;,&quot;&amp;[.B141]&amp;&quot;,&quot;&quot;&quot;&amp;[.C141]&amp;&quot;&quot;&quot;,&quot;&quot;&quot;&amp;[.D141]&amp;&quot;&quot;&quot;))&quot;" office:value-type="string" office:string-value="Jmena.Add(New clsJmeno(9,5,&quot;Ctibor&quot;,&quot;Roland&quot;))" calcext:value-type="string">
            <text:p>Jmena.Add(New clsJmeno(9,5,"Ctibor","Roland"))</text:p>
          </table:table-cell>
          <table:table-cell table:number-columns-repeated="1018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žena</text:p>
          </table:table-cell>
          <table:table-cell office:value-type="string" calcext:value-type="string">
            <text:p>Viktória</text:p>
          </table:table-cell>
          <table:table-cell table:style-name="ce7"/>
          <table:table-cell table:style-name="ce1" table:formula="of:=&quot;Jmena.Add(New cls&quot;&amp;[$class.$C$1]&amp;&quot;(&quot;&amp;[.A142]&amp;&quot;,&quot;&amp;[.B142]&amp;&quot;,&quot;&quot;&quot;&amp;[.C142]&amp;&quot;&quot;&quot;,&quot;&quot;&quot;&amp;[.D142]&amp;&quot;&quot;&quot;))&quot;" office:value-type="string" office:string-value="Jmena.Add(New clsJmeno(10,5,&quot;Blažena&quot;,&quot;Viktória&quot;))" calcext:value-type="string">
            <text:p>Jmena.Add(New clsJmeno(10,5,"Blažena","Viktória"))</text:p>
          </table:table-cell>
          <table:table-cell table:number-columns-repeated="1018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vatava</text:p>
          </table:table-cell>
          <table:table-cell office:value-type="string" calcext:value-type="string">
            <text:p>Blažena</text:p>
          </table:table-cell>
          <table:table-cell table:style-name="ce7"/>
          <table:table-cell table:style-name="ce1" table:formula="of:=&quot;Jmena.Add(New cls&quot;&amp;[$class.$C$1]&amp;&quot;(&quot;&amp;[.A143]&amp;&quot;,&quot;&amp;[.B143]&amp;&quot;,&quot;&quot;&quot;&amp;[.C143]&amp;&quot;&quot;&quot;,&quot;&quot;&quot;&amp;[.D143]&amp;&quot;&quot;&quot;))&quot;" office:value-type="string" office:string-value="Jmena.Add(New clsJmeno(11,5,&quot;Svatava&quot;,&quot;Blažena&quot;))" calcext:value-type="string">
            <text:p>Jmena.Add(New clsJmeno(11,5,"Svatava","Blažena"))</text:p>
          </table:table-cell>
          <table:table-cell table:number-columns-repeated="1018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ankrác</text:p>
          </table:table-cell>
          <table:table-cell table:style-name="ce7"/>
          <table:table-cell table:style-name="ce1" table:formula="of:=&quot;Jmena.Add(New cls&quot;&amp;[$class.$C$1]&amp;&quot;(&quot;&amp;[.A144]&amp;&quot;,&quot;&amp;[.B144]&amp;&quot;,&quot;&quot;&quot;&amp;[.C144]&amp;&quot;&quot;&quot;,&quot;&quot;&quot;&amp;[.D144]&amp;&quot;&quot;&quot;))&quot;" office:value-type="string" office:string-value="Jmena.Add(New clsJmeno(12,5,&quot;Pankrác&quot;,&quot;Pankrác&quot;))" calcext:value-type="string">
            <text:p>Jmena.Add(New clsJmeno(12,5,"Pankrác","Pankrác"))</text:p>
          </table:table-cell>
          <table:table-cell table:number-columns-repeated="1018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ervác</text:p>
          </table:table-cell>
          <table:table-cell table:style-name="ce7"/>
          <table:table-cell table:style-name="ce1" table:formula="of:=&quot;Jmena.Add(New cls&quot;&amp;[$class.$C$1]&amp;&quot;(&quot;&amp;[.A145]&amp;&quot;,&quot;&amp;[.B145]&amp;&quot;,&quot;&quot;&quot;&amp;[.C145]&amp;&quot;&quot;&quot;,&quot;&quot;&quot;&amp;[.D145]&amp;&quot;&quot;&quot;))&quot;" office:value-type="string" office:string-value="Jmena.Add(New clsJmeno(13,5,&quot;Servác&quot;,&quot;Servác&quot;))" calcext:value-type="string">
            <text:p>Jmena.Add(New clsJmeno(13,5,"Servác","Servác"))</text:p>
          </table:table-cell>
          <table:table-cell table:number-columns-repeated="1018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onifác</text:p>
          </table:table-cell>
          <table:table-cell table:style-name="ce7"/>
          <table:table-cell table:style-name="ce1" table:formula="of:=&quot;Jmena.Add(New cls&quot;&amp;[$class.$C$1]&amp;&quot;(&quot;&amp;[.A146]&amp;&quot;,&quot;&amp;[.B146]&amp;&quot;,&quot;&quot;&quot;&amp;[.C146]&amp;&quot;&quot;&quot;,&quot;&quot;&quot;&amp;[.D146]&amp;&quot;&quot;&quot;))&quot;" office:value-type="string" office:string-value="Jmena.Add(New clsJmeno(14,5,&quot;Bonifác&quot;,&quot;Bonifác&quot;))" calcext:value-type="string">
            <text:p>Jmena.Add(New clsJmeno(14,5,"Bonifác","Bonifác"))</text:p>
          </table:table-cell>
          <table:table-cell table:number-columns-repeated="1018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Žofie</text:p>
          </table:table-cell>
          <table:table-cell office:value-type="string" calcext:value-type="string">
            <text:p>Žofia</text:p>
          </table:table-cell>
          <table:table-cell table:style-name="ce7"/>
          <table:table-cell table:style-name="ce1" table:formula="of:=&quot;Jmena.Add(New cls&quot;&amp;[$class.$C$1]&amp;&quot;(&quot;&amp;[.A147]&amp;&quot;,&quot;&amp;[.B147]&amp;&quot;,&quot;&quot;&quot;&amp;[.C147]&amp;&quot;&quot;&quot;,&quot;&quot;&quot;&amp;[.D147]&amp;&quot;&quot;&quot;))&quot;" office:value-type="string" office:string-value="Jmena.Add(New clsJmeno(15,5,&quot;Žofie&quot;,&quot;Žofia&quot;))" calcext:value-type="string">
            <text:p>Jmena.Add(New clsJmeno(15,5,"Žofie","Žofia"))</text:p>
          </table:table-cell>
          <table:table-cell table:number-columns-repeated="1018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Žofie</text:p>
          </table:table-cell>
          <table:table-cell office:value-type="string" calcext:value-type="string">
            <text:p>Sofia</text:p>
          </table:table-cell>
          <table:table-cell table:style-name="ce7"/>
          <table:table-cell table:style-name="ce1" table:formula="of:=&quot;Jmena.Add(New cls&quot;&amp;[$class.$C$1]&amp;&quot;(&quot;&amp;[.A148]&amp;&quot;,&quot;&amp;[.B148]&amp;&quot;,&quot;&quot;&quot;&amp;[.C148]&amp;&quot;&quot;&quot;,&quot;&quot;&quot;&amp;[.D148]&amp;&quot;&quot;&quot;))&quot;" office:value-type="string" office:string-value="Jmena.Add(New clsJmeno(15,5,&quot;Žofie&quot;,&quot;Sofia&quot;))" calcext:value-type="string">
            <text:p>Jmena.Add(New clsJmeno(15,5,"Žofie","Sofia"))</text:p>
          </table:table-cell>
          <table:table-cell table:number-columns-repeated="1018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řemysl</text:p>
          </table:table-cell>
          <table:table-cell office:value-type="string" calcext:value-type="string">
            <text:p>Svetozár</text:p>
          </table:table-cell>
          <table:table-cell table:style-name="ce7"/>
          <table:table-cell table:style-name="ce1" table:formula="of:=&quot;Jmena.Add(New cls&quot;&amp;[$class.$C$1]&amp;&quot;(&quot;&amp;[.A149]&amp;&quot;,&quot;&amp;[.B149]&amp;&quot;,&quot;&quot;&quot;&amp;[.C149]&amp;&quot;&quot;&quot;,&quot;&quot;&quot;&amp;[.D149]&amp;&quot;&quot;&quot;))&quot;" office:value-type="string" office:string-value="Jmena.Add(New clsJmeno(16,5,&quot;Přemysl&quot;,&quot;Svetozár&quot;))" calcext:value-type="string">
            <text:p>Jmena.Add(New clsJmeno(16,5,"Přemysl","Svetozár"))</text:p>
          </table:table-cell>
          <table:table-cell table:number-columns-repeated="1018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eta</text:p>
          </table:table-cell>
          <table:table-cell office:value-type="string" calcext:value-type="string">
            <text:p>Gizela</text:p>
          </table:table-cell>
          <table:table-cell table:style-name="ce7"/>
          <table:table-cell table:style-name="ce1" table:formula="of:=&quot;Jmena.Add(New cls&quot;&amp;[$class.$C$1]&amp;&quot;(&quot;&amp;[.A150]&amp;&quot;,&quot;&amp;[.B150]&amp;&quot;,&quot;&quot;&quot;&amp;[.C150]&amp;&quot;&quot;&quot;,&quot;&quot;&quot;&amp;[.D150]&amp;&quot;&quot;&quot;))&quot;" office:value-type="string" office:string-value="Jmena.Add(New clsJmeno(17,5,&quot;Aneta&quot;,&quot;Gizela&quot;))" calcext:value-type="string">
            <text:p>Jmena.Add(New clsJmeno(17,5,"Aneta","Gizela"))</text:p>
          </table:table-cell>
          <table:table-cell table:number-columns-repeated="1018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taša</text:p>
          </table:table-cell>
          <table:table-cell office:value-type="string" calcext:value-type="string">
            <text:p>Viola</text:p>
          </table:table-cell>
          <table:table-cell table:style-name="ce7"/>
          <table:table-cell table:style-name="ce1" table:formula="of:=&quot;Jmena.Add(New cls&quot;&amp;[$class.$C$1]&amp;&quot;(&quot;&amp;[.A151]&amp;&quot;,&quot;&amp;[.B151]&amp;&quot;,&quot;&quot;&quot;&amp;[.C151]&amp;&quot;&quot;&quot;,&quot;&quot;&quot;&amp;[.D151]&amp;&quot;&quot;&quot;))&quot;" office:value-type="string" office:string-value="Jmena.Add(New clsJmeno(18,5,&quot;Nataša&quot;,&quot;Viola&quot;))" calcext:value-type="string">
            <text:p>Jmena.Add(New clsJmeno(18,5,"Nataša","Viola"))</text:p>
          </table:table-cell>
          <table:table-cell table:number-columns-repeated="1018"/>
        </table:table-row>
        <table:table-row table:style-name="ro3">
          <table:table-cell table:style-name="ce6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Gertrúda</text:p>
          </table:table-cell>
          <table:table-cell table:style-name="ce7"/>
          <table:table-cell table:style-name="ce1" table:formula="of:=&quot;Jmena.Add(New cls&quot;&amp;[$class.$C$1]&amp;&quot;(&quot;&amp;[.A152]&amp;&quot;,&quot;&amp;[.B152]&amp;&quot;,&quot;&quot;&quot;&amp;[.C152]&amp;&quot;&quot;&quot;,&quot;&quot;&quot;&amp;[.D152]&amp;&quot;&quot;&quot;))&quot;" office:value-type="string" office:string-value="Jmena.Add(New clsJmeno(19,5,&quot;Ivo&quot;,&quot;Gertrúda&quot;))" calcext:value-type="string">
            <text:p>Jmena.Add(New clsJmeno(19,5,"Ivo","Gertrúda"))</text:p>
          </table:table-cell>
          <table:table-cell table:number-columns-repeated="1018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byňek</text:p>
          </table:table-cell>
          <table:table-cell office:value-type="string" calcext:value-type="string">
            <text:p>Bernard</text:p>
          </table:table-cell>
          <table:table-cell table:style-name="ce7"/>
          <table:table-cell table:style-name="ce1" table:formula="of:=&quot;Jmena.Add(New cls&quot;&amp;[$class.$C$1]&amp;&quot;(&quot;&amp;[.A153]&amp;&quot;,&quot;&amp;[.B153]&amp;&quot;,&quot;&quot;&quot;&amp;[.C153]&amp;&quot;&quot;&quot;,&quot;&quot;&quot;&amp;[.D153]&amp;&quot;&quot;&quot;))&quot;" office:value-type="string" office:string-value="Jmena.Add(New clsJmeno(20,5,&quot;Zbyňek&quot;,&quot;Bernard&quot;))" calcext:value-type="string">
            <text:p>Jmena.Add(New clsJmeno(20,5,"Zbyňek","Bernard"))</text:p>
          </table:table-cell>
          <table:table-cell table:number-columns-repeated="1018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Zina</text:p>
          </table:table-cell>
          <table:table-cell table:style-name="ce7"/>
          <table:table-cell table:style-name="ce1" table:formula="of:=&quot;Jmena.Add(New cls&quot;&amp;[$class.$C$1]&amp;&quot;(&quot;&amp;[.A154]&amp;&quot;,&quot;&amp;[.B154]&amp;&quot;,&quot;&quot;&quot;&amp;[.C154]&amp;&quot;&quot;&quot;,&quot;&quot;&quot;&amp;[.D154]&amp;&quot;&quot;&quot;))&quot;" office:value-type="string" office:string-value="Jmena.Add(New clsJmeno(21,5,&quot;Monika&quot;,&quot;Zina&quot;))" calcext:value-type="string">
            <text:p>Jmena.Add(New clsJmeno(21,5,"Monika","Zina"))</text:p>
          </table:table-cell>
          <table:table-cell table:number-columns-repeated="1018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il</text:p>
          </table:table-cell>
          <table:table-cell office:value-type="string" calcext:value-type="string">
            <text:p>Júlia</text:p>
          </table:table-cell>
          <table:table-cell table:style-name="ce7"/>
          <table:table-cell table:style-name="ce1" table:formula="of:=&quot;Jmena.Add(New cls&quot;&amp;[$class.$C$1]&amp;&quot;(&quot;&amp;[.A155]&amp;&quot;,&quot;&amp;[.B155]&amp;&quot;,&quot;&quot;&quot;&amp;[.C155]&amp;&quot;&quot;&quot;,&quot;&quot;&quot;&amp;[.D155]&amp;&quot;&quot;&quot;))&quot;" office:value-type="string" office:string-value="Jmena.Add(New clsJmeno(22,5,&quot;Emil&quot;,&quot;Júlia&quot;))" calcext:value-type="string">
            <text:p>Jmena.Add(New clsJmeno(22,5,"Emil","Júlia"))</text:p>
          </table:table-cell>
          <table:table-cell table:number-columns-repeated="1018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il</text:p>
          </table:table-cell>
          <table:table-cell office:value-type="string" calcext:value-type="string">
            <text:p>Juliana</text:p>
          </table:table-cell>
          <table:table-cell table:style-name="ce7"/>
          <table:table-cell table:style-name="ce1" table:formula="of:=&quot;Jmena.Add(New cls&quot;&amp;[$class.$C$1]&amp;&quot;(&quot;&amp;[.A156]&amp;&quot;,&quot;&amp;[.B156]&amp;&quot;,&quot;&quot;&quot;&amp;[.C156]&amp;&quot;&quot;&quot;,&quot;&quot;&quot;&amp;[.D156]&amp;&quot;&quot;&quot;))&quot;" office:value-type="string" office:string-value="Jmena.Add(New clsJmeno(22,5,&quot;Emil&quot;,&quot;Juliana&quot;))" calcext:value-type="string">
            <text:p>Jmena.Add(New clsJmeno(22,5,"Emil","Juliana"))</text:p>
          </table:table-cell>
          <table:table-cell table:number-columns-repeated="1018"/>
        </table:table-row>
        <table:table-row table:style-name="ro3">
          <table:table-cell table:style-name="ce6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ladimír</text:p>
          </table:table-cell>
          <table:table-cell office:value-type="string" calcext:value-type="string">
            <text:p>Želmíra</text:p>
          </table:table-cell>
          <table:table-cell table:style-name="ce7"/>
          <table:table-cell table:style-name="ce1" table:formula="of:=&quot;Jmena.Add(New cls&quot;&amp;[$class.$C$1]&amp;&quot;(&quot;&amp;[.A157]&amp;&quot;,&quot;&amp;[.B157]&amp;&quot;,&quot;&quot;&quot;&amp;[.C157]&amp;&quot;&quot;&quot;,&quot;&quot;&quot;&amp;[.D157]&amp;&quot;&quot;&quot;))&quot;" office:value-type="string" office:string-value="Jmena.Add(New clsJmeno(23,5,&quot;Vladimír&quot;,&quot;Želmíra&quot;))" calcext:value-type="string">
            <text:p>Jmena.Add(New clsJmeno(23,5,"Vladimír","Želmíra"))</text:p>
          </table:table-cell>
          <table:table-cell table:number-columns-repeated="1018"/>
        </table:table-row>
        <table:table-row table:style-name="ro3">
          <table:table-cell table:style-name="ce6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na</text:p>
          </table:table-cell>
          <table:table-cell office:value-type="string" calcext:value-type="string">
            <text:p>Ela</text:p>
          </table:table-cell>
          <table:table-cell table:style-name="ce7"/>
          <table:table-cell table:style-name="ce1" table:formula="of:=&quot;Jmena.Add(New cls&quot;&amp;[$class.$C$1]&amp;&quot;(&quot;&amp;[.A158]&amp;&quot;,&quot;&amp;[.B158]&amp;&quot;,&quot;&quot;&quot;&amp;[.C158]&amp;&quot;&quot;&quot;,&quot;&quot;&quot;&amp;[.D158]&amp;&quot;&quot;&quot;))&quot;" office:value-type="string" office:string-value="Jmena.Add(New clsJmeno(24,5,&quot;Jana&quot;,&quot;Ela&quot;))" calcext:value-type="string">
            <text:p>Jmena.Add(New clsJmeno(24,5,"Jana","Ela"))</text:p>
          </table:table-cell>
          <table:table-cell table:number-columns-repeated="1018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ola</text:p>
          </table:table-cell>
          <table:table-cell office:value-type="string" calcext:value-type="string">
            <text:p>Urban</text:p>
          </table:table-cell>
          <table:table-cell table:style-name="ce7"/>
          <table:table-cell table:style-name="ce1" table:formula="of:=&quot;Jmena.Add(New cls&quot;&amp;[$class.$C$1]&amp;&quot;(&quot;&amp;[.A159]&amp;&quot;,&quot;&amp;[.B159]&amp;&quot;,&quot;&quot;&quot;&amp;[.C159]&amp;&quot;&quot;&quot;,&quot;&quot;&quot;&amp;[.D159]&amp;&quot;&quot;&quot;))&quot;" office:value-type="string" office:string-value="Jmena.Add(New clsJmeno(25,5,&quot;Viola&quot;,&quot;Urban&quot;))" calcext:value-type="string">
            <text:p>Jmena.Add(New clsJmeno(25,5,"Viola","Urban"))</text:p>
          </table:table-cell>
          <table:table-cell table:number-columns-repeated="1018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Dušan</text:p>
          </table:table-cell>
          <table:table-cell table:style-name="ce7"/>
          <table:table-cell table:style-name="ce1" table:formula="of:=&quot;Jmena.Add(New cls&quot;&amp;[$class.$C$1]&amp;&quot;(&quot;&amp;[.A160]&amp;&quot;,&quot;&amp;[.B160]&amp;&quot;,&quot;&quot;&quot;&amp;[.C160]&amp;&quot;&quot;&quot;,&quot;&quot;&quot;&amp;[.D160]&amp;&quot;&quot;&quot;))&quot;" office:value-type="string" office:string-value="Jmena.Add(New clsJmeno(26,5,&quot;Filip&quot;,&quot;Dušan&quot;))" calcext:value-type="string">
            <text:p>Jmena.Add(New clsJmeno(26,5,"Filip","Dušan"))</text:p>
          </table:table-cell>
          <table:table-cell table:number-columns-repeated="1018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demar</text:p>
          </table:table-cell>
          <table:table-cell office:value-type="string" calcext:value-type="string">
            <text:p>Iveta</text:p>
          </table:table-cell>
          <table:table-cell table:style-name="ce7"/>
          <table:table-cell table:style-name="ce1" table:formula="of:=&quot;Jmena.Add(New cls&quot;&amp;[$class.$C$1]&amp;&quot;(&quot;&amp;[.A161]&amp;&quot;,&quot;&amp;[.B161]&amp;&quot;,&quot;&quot;&quot;&amp;[.C161]&amp;&quot;&quot;&quot;,&quot;&quot;&quot;&amp;[.D161]&amp;&quot;&quot;&quot;))&quot;" office:value-type="string" office:string-value="Jmena.Add(New clsJmeno(27,5,&quot;Valdemar&quot;,&quot;Iveta&quot;))" calcext:value-type="string">
            <text:p>Jmena.Add(New clsJmeno(27,5,"Valdemar","Iveta"))</text:p>
          </table:table-cell>
          <table:table-cell table:number-columns-repeated="1018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lém</text:p>
          </table:table-cell>
          <table:table-cell office:value-type="string" calcext:value-type="string">
            <text:p>Viliam</text:p>
          </table:table-cell>
          <table:table-cell table:style-name="ce7"/>
          <table:table-cell table:style-name="ce1" table:formula="of:=&quot;Jmena.Add(New cls&quot;&amp;[$class.$C$1]&amp;&quot;(&quot;&amp;[.A162]&amp;&quot;,&quot;&amp;[.B162]&amp;&quot;,&quot;&quot;&quot;&amp;[.C162]&amp;&quot;&quot;&quot;,&quot;&quot;&quot;&amp;[.D162]&amp;&quot;&quot;&quot;))&quot;" office:value-type="string" office:string-value="Jmena.Add(New clsJmeno(28,5,&quot;Vilém&quot;,&quot;Viliam&quot;))" calcext:value-type="string">
            <text:p>Jmena.Add(New clsJmeno(28,5,"Vilém","Viliam"))</text:p>
          </table:table-cell>
          <table:table-cell table:number-columns-repeated="1018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milián</text:p>
          </table:table-cell>
          <table:table-cell office:value-type="string" calcext:value-type="string">
            <text:p>Vilma</text:p>
          </table:table-cell>
          <table:table-cell table:style-name="ce7"/>
          <table:table-cell table:style-name="ce1" table:formula="of:=&quot;Jmena.Add(New cls&quot;&amp;[$class.$C$1]&amp;&quot;(&quot;&amp;[.A163]&amp;&quot;,&quot;&amp;[.B163]&amp;&quot;,&quot;&quot;&quot;&amp;[.C163]&amp;&quot;&quot;&quot;,&quot;&quot;&quot;&amp;[.D163]&amp;&quot;&quot;&quot;))&quot;" office:value-type="string" office:string-value="Jmena.Add(New clsJmeno(29,5,&quot;Maxmilián&quot;,&quot;Vilma&quot;))" calcext:value-type="string">
            <text:p>Jmena.Add(New clsJmeno(29,5,"Maxmilián","Vilma"))</text:p>
          </table:table-cell>
          <table:table-cell table:number-columns-repeated="1018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erdinand</text:p>
          </table:table-cell>
          <table:table-cell table:style-name="ce7"/>
          <table:table-cell table:style-name="ce1" table:formula="of:=&quot;Jmena.Add(New cls&quot;&amp;[$class.$C$1]&amp;&quot;(&quot;&amp;[.A164]&amp;&quot;,&quot;&amp;[.B164]&amp;&quot;,&quot;&quot;&quot;&amp;[.C164]&amp;&quot;&quot;&quot;,&quot;&quot;&quot;&amp;[.D164]&amp;&quot;&quot;&quot;))&quot;" office:value-type="string" office:string-value="Jmena.Add(New clsJmeno(30,5,&quot;Ferdinand&quot;,&quot;Ferdinand&quot;))" calcext:value-type="string">
            <text:p>Jmena.Add(New clsJmeno(30,5,"Ferdinand","Ferdinand"))</text:p>
          </table:table-cell>
          <table:table-cell table:number-columns-repeated="1018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mila</text:p>
          </table:table-cell>
          <table:table-cell office:value-type="string" calcext:value-type="string">
            <text:p>Petrana</text:p>
          </table:table-cell>
          <table:table-cell table:style-name="ce7"/>
          <table:table-cell table:style-name="ce1" table:formula="of:=&quot;Jmena.Add(New cls&quot;&amp;[$class.$C$1]&amp;&quot;(&quot;&amp;[.A165]&amp;&quot;,&quot;&amp;[.B165]&amp;&quot;,&quot;&quot;&quot;&amp;[.C165]&amp;&quot;&quot;&quot;,&quot;&quot;&quot;&amp;[.D165]&amp;&quot;&quot;&quot;))&quot;" office:value-type="string" office:string-value="Jmena.Add(New clsJmeno(31,5,&quot;Kamila&quot;,&quot;Petrana&quot;))" calcext:value-type="string">
            <text:p>Jmena.Add(New clsJmeno(31,5,"Kamila","Petrana"))</text:p>
          </table:table-cell>
          <table:table-cell table:number-columns-repeated="1018"/>
        </table:table-row>
        <table:table-row table:style-name="ro3">
          <table:table-cell table:style-name="ce6"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mila</text:p>
          </table:table-cell>
          <table:table-cell office:value-type="string" calcext:value-type="string">
            <text:p>Petronela</text:p>
          </table:table-cell>
          <table:table-cell table:style-name="ce7"/>
          <table:table-cell table:style-name="ce1" table:formula="of:=&quot;Jmena.Add(New cls&quot;&amp;[$class.$C$1]&amp;&quot;(&quot;&amp;[.A166]&amp;&quot;,&quot;&amp;[.B166]&amp;&quot;,&quot;&quot;&quot;&amp;[.C166]&amp;&quot;&quot;&quot;,&quot;&quot;&quot;&amp;[.D166]&amp;&quot;&quot;&quot;))&quot;" office:value-type="string" office:string-value="Jmena.Add(New clsJmeno(31,5,&quot;Kamila&quot;,&quot;Petronela&quot;))" calcext:value-type="string">
            <text:p>Jmena.Add(New clsJmeno(31,5,"Kamila","Petronela"))</text:p>
          </table:table-cell>
          <table:table-cell table:number-columns-repeated="101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Žaneta</text:p>
          </table:table-cell>
          <table:table-cell table:style-name="ce7"/>
          <table:table-cell table:style-name="ce1" table:formula="of:=&quot;Jmena.Add(New cls&quot;&amp;[$class.$C$1]&amp;&quot;(&quot;&amp;[.A167]&amp;&quot;,&quot;&amp;[.B167]&amp;&quot;,&quot;&quot;&quot;&amp;[.C167]&amp;&quot;&quot;&quot;,&quot;&quot;&quot;&amp;[.D167]&amp;&quot;&quot;&quot;))&quot;" office:value-type="string" office:string-value="Jmena.Add(New clsJmeno(1,6,&quot;Laura&quot;,&quot;Žaneta&quot;))" calcext:value-type="string">
            <text:p>Jmena.Add(New clsJmeno(1,6,"Laura","Žaneta"))</text:p>
          </table:table-cell>
          <table:table-cell table:number-columns-repeated="1018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rmil</text:p>
          </table:table-cell>
          <table:table-cell office:value-type="string" calcext:value-type="string">
            <text:p>Xénia</text:p>
          </table:table-cell>
          <table:table-cell table:style-name="ce7"/>
          <table:table-cell table:style-name="ce1" table:formula="of:=&quot;Jmena.Add(New cls&quot;&amp;[$class.$C$1]&amp;&quot;(&quot;&amp;[.A168]&amp;&quot;,&quot;&amp;[.B168]&amp;&quot;,&quot;&quot;&quot;&amp;[.C168]&amp;&quot;&quot;&quot;,&quot;&quot;&quot;&amp;[.D168]&amp;&quot;&quot;&quot;))&quot;" office:value-type="string" office:string-value="Jmena.Add(New clsJmeno(2,6,&quot;Jarmil&quot;,&quot;Xénia&quot;))" calcext:value-type="string">
            <text:p>Jmena.Add(New clsJmeno(2,6,"Jarmil","Xénia"))</text:p>
          </table:table-cell>
          <table:table-cell table:number-columns-repeated="1018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rmil</text:p>
          </table:table-cell>
          <table:table-cell office:value-type="string" calcext:value-type="string">
            <text:p>Oxana</text:p>
          </table:table-cell>
          <table:table-cell table:style-name="ce7"/>
          <table:table-cell table:style-name="ce1" table:formula="of:=&quot;Jmena.Add(New cls&quot;&amp;[$class.$C$1]&amp;&quot;(&quot;&amp;[.A169]&amp;&quot;,&quot;&amp;[.B169]&amp;&quot;,&quot;&quot;&quot;&amp;[.C169]&amp;&quot;&quot;&quot;,&quot;&quot;&quot;&amp;[.D169]&amp;&quot;&quot;&quot;))&quot;" office:value-type="string" office:string-value="Jmena.Add(New clsJmeno(2,6,&quot;Jarmil&quot;,&quot;Oxana&quot;))" calcext:value-type="string">
            <text:p>Jmena.Add(New clsJmeno(2,6,"Jarmil","Oxana"))</text:p>
          </table:table-cell>
          <table:table-cell table:number-columns-repeated="101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Karolína</text:p>
          </table:table-cell>
          <table:table-cell table:style-name="ce7"/>
          <table:table-cell table:style-name="ce1" table:formula="of:=&quot;Jmena.Add(New cls&quot;&amp;[$class.$C$1]&amp;&quot;(&quot;&amp;[.A170]&amp;&quot;,&quot;&amp;[.B170]&amp;&quot;,&quot;&quot;&quot;&amp;[.C170]&amp;&quot;&quot;&quot;,&quot;&quot;&quot;&amp;[.D170]&amp;&quot;&quot;&quot;))&quot;" office:value-type="string" office:string-value="Jmena.Add(New clsJmeno(3,6,&quot;Tamara&quot;,&quot;Karolína&quot;))" calcext:value-type="string">
            <text:p>Jmena.Add(New clsJmeno(3,6,"Tamara","Karolína"))</text:p>
          </table:table-cell>
          <table:table-cell table:number-columns-repeated="101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libor</text:p>
          </table:table-cell>
          <table:table-cell office:value-type="string" calcext:value-type="string">
            <text:p>Lenka</text:p>
          </table:table-cell>
          <table:table-cell table:style-name="ce7"/>
          <table:table-cell table:style-name="ce1" table:formula="of:=&quot;Jmena.Add(New cls&quot;&amp;[$class.$C$1]&amp;&quot;(&quot;&amp;[.A171]&amp;&quot;,&quot;&amp;[.B171]&amp;&quot;,&quot;&quot;&quot;&amp;[.C171]&amp;&quot;&quot;&quot;,&quot;&quot;&quot;&amp;[.D171]&amp;&quot;&quot;&quot;))&quot;" office:value-type="string" office:string-value="Jmena.Add(New clsJmeno(4,6,&quot;Dalibor&quot;,&quot;Lenka&quot;))" calcext:value-type="string">
            <text:p>Jmena.Add(New clsJmeno(4,6,"Dalibor","Lenka"))</text:p>
          </table:table-cell>
          <table:table-cell table:number-columns-repeated="101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broslav</text:p>
          </table:table-cell>
          <table:table-cell office:value-type="string" calcext:value-type="string">
            <text:p>Laura</text:p>
          </table:table-cell>
          <table:table-cell table:style-name="ce7"/>
          <table:table-cell table:style-name="ce1" table:formula="of:=&quot;Jmena.Add(New cls&quot;&amp;[$class.$C$1]&amp;&quot;(&quot;&amp;[.A172]&amp;&quot;,&quot;&amp;[.B172]&amp;&quot;,&quot;&quot;&quot;&amp;[.C172]&amp;&quot;&quot;&quot;,&quot;&quot;&quot;&amp;[.D172]&amp;&quot;&quot;&quot;))&quot;" office:value-type="string" office:string-value="Jmena.Add(New clsJmeno(5,6,&quot;Dobroslav&quot;,&quot;Laura&quot;))" calcext:value-type="string">
            <text:p>Jmena.Add(New clsJmeno(5,6,"Dobroslav","Laura"))</text:p>
          </table:table-cell>
          <table:table-cell table:number-columns-repeated="101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rbert</text:p>
          </table:table-cell>
          <table:table-cell table:style-name="ce7"/>
          <table:table-cell table:style-name="ce1" table:formula="of:=&quot;Jmena.Add(New cls&quot;&amp;[$class.$C$1]&amp;&quot;(&quot;&amp;[.A173]&amp;&quot;,&quot;&amp;[.B173]&amp;&quot;,&quot;&quot;&quot;&amp;[.C173]&amp;&quot;&quot;&quot;,&quot;&quot;&quot;&amp;[.D173]&amp;&quot;&quot;&quot;))&quot;" office:value-type="string" office:string-value="Jmena.Add(New clsJmeno(6,6,&quot;Norbert&quot;,&quot;Norbert&quot;))" calcext:value-type="string">
            <text:p>Jmena.Add(New clsJmeno(6,6,"Norbert","Norbert"))</text:p>
          </table:table-cell>
          <table:table-cell table:number-columns-repeated="1018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veta</text:p>
          </table:table-cell>
          <table:table-cell office:value-type="string" calcext:value-type="string">
            <text:p>Róbert</text:p>
          </table:table-cell>
          <table:table-cell table:style-name="ce7"/>
          <table:table-cell table:style-name="ce1" table:formula="of:=&quot;Jmena.Add(New cls&quot;&amp;[$class.$C$1]&amp;&quot;(&quot;&amp;[.A174]&amp;&quot;,&quot;&amp;[.B174]&amp;&quot;,&quot;&quot;&quot;&amp;[.C174]&amp;&quot;&quot;&quot;,&quot;&quot;&quot;&amp;[.D174]&amp;&quot;&quot;&quot;))&quot;" office:value-type="string" office:string-value="Jmena.Add(New clsJmeno(7,6,&quot;Iveta&quot;,&quot;Róbert&quot;))" calcext:value-type="string">
            <text:p>Jmena.Add(New clsJmeno(7,6,"Iveta","Róbert"))</text:p>
          </table:table-cell>
          <table:table-cell table:number-columns-repeated="101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avoj</text:p>
          </table:table-cell>
          <table:table-cell/>
          <table:table-cell table:style-name="ce7"/>
          <table:table-cell table:style-name="ce1" table:formula="of:=&quot;Jmena.Add(New cls&quot;&amp;[$class.$C$1]&amp;&quot;(&quot;&amp;[.A175]&amp;&quot;,&quot;&amp;[.B175]&amp;&quot;,&quot;&quot;&quot;&amp;[.C175]&amp;&quot;&quot;&quot;,&quot;&quot;&quot;&amp;[.D175]&amp;&quot;&quot;&quot;))&quot;" office:value-type="string" office:string-value="Jmena.Add(New clsJmeno(7,6,&quot;Slavoj&quot;,&quot;&quot;))" calcext:value-type="string">
            <text:p>Jmena.Add(New clsJmeno(7,6,"Slavoj",""))</text:p>
          </table:table-cell>
          <table:table-cell table:number-columns-repeated="101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edard</text:p>
          </table:table-cell>
          <table:table-cell table:style-name="ce7"/>
          <table:table-cell table:style-name="ce1" table:formula="of:=&quot;Jmena.Add(New cls&quot;&amp;[$class.$C$1]&amp;&quot;(&quot;&amp;[.A176]&amp;&quot;,&quot;&amp;[.B176]&amp;&quot;,&quot;&quot;&quot;&amp;[.C176]&amp;&quot;&quot;&quot;,&quot;&quot;&quot;&amp;[.D176]&amp;&quot;&quot;&quot;))&quot;" office:value-type="string" office:string-value="Jmena.Add(New clsJmeno(8,6,&quot;Medard&quot;,&quot;Medard&quot;))" calcext:value-type="string">
            <text:p>Jmena.Add(New clsJmeno(8,6,"Medard","Medard"))</text:p>
          </table:table-cell>
          <table:table-cell table:number-columns-repeated="101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tanislava</text:p>
          </table:table-cell>
          <table:table-cell table:style-name="ce7"/>
          <table:table-cell table:style-name="ce1" table:formula="of:=&quot;Jmena.Add(New cls&quot;&amp;[$class.$C$1]&amp;&quot;(&quot;&amp;[.A177]&amp;&quot;,&quot;&amp;[.B177]&amp;&quot;,&quot;&quot;&quot;&amp;[.C177]&amp;&quot;&quot;&quot;,&quot;&quot;&quot;&amp;[.D177]&amp;&quot;&quot;&quot;))&quot;" office:value-type="string" office:string-value="Jmena.Add(New clsJmeno(9,6,&quot;Stanislava&quot;,&quot;Stanislava&quot;))" calcext:value-type="string">
            <text:p>Jmena.Add(New clsJmeno(9,6,"Stanislava","Stanislava"))</text:p>
          </table:table-cell>
          <table:table-cell table:number-columns-repeated="1018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ita</text:p>
          </table:table-cell>
          <table:table-cell office:value-type="string" calcext:value-type="string">
            <text:p>Margaréta</text:p>
          </table:table-cell>
          <table:table-cell table:style-name="ce7"/>
          <table:table-cell table:style-name="ce1" table:formula="of:=&quot;Jmena.Add(New cls&quot;&amp;[$class.$C$1]&amp;&quot;(&quot;&amp;[.A178]&amp;&quot;,&quot;&amp;[.B178]&amp;&quot;,&quot;&quot;&quot;&amp;[.C178]&amp;&quot;&quot;&quot;,&quot;&quot;&quot;&amp;[.D178]&amp;&quot;&quot;&quot;))&quot;" office:value-type="string" office:string-value="Jmena.Add(New clsJmeno(10,6,&quot;Gita&quot;,&quot;Margaréta&quot;))" calcext:value-type="string">
            <text:p>Jmena.Add(New clsJmeno(10,6,"Gita","Margaréta"))</text:p>
          </table:table-cell>
          <table:table-cell table:number-columns-repeated="1018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Dobroslava</text:p>
          </table:table-cell>
          <table:table-cell table:style-name="ce7"/>
          <table:table-cell table:style-name="ce1" table:formula="of:=&quot;Jmena.Add(New cls&quot;&amp;[$class.$C$1]&amp;&quot;(&quot;&amp;[.A179]&amp;&quot;,&quot;&amp;[.B179]&amp;&quot;,&quot;&quot;&quot;&amp;[.C179]&amp;&quot;&quot;&quot;,&quot;&quot;&quot;&amp;[.D179]&amp;&quot;&quot;&quot;))&quot;" office:value-type="string" office:string-value="Jmena.Add(New clsJmeno(11,6,&quot;Bruno&quot;,&quot;Dobroslava&quot;))" calcext:value-type="string">
            <text:p>Jmena.Add(New clsJmeno(11,6,"Bruno","Dobroslava"))</text:p>
          </table:table-cell>
          <table:table-cell table:number-columns-repeated="1018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onie</text:p>
          </table:table-cell>
          <table:table-cell office:value-type="string" calcext:value-type="string">
            <text:p>Zlatko</text:p>
          </table:table-cell>
          <table:table-cell table:style-name="ce7"/>
          <table:table-cell table:style-name="ce1" table:formula="of:=&quot;Jmena.Add(New cls&quot;&amp;[$class.$C$1]&amp;&quot;(&quot;&amp;[.A180]&amp;&quot;,&quot;&amp;[.B180]&amp;&quot;,&quot;&quot;&quot;&amp;[.C180]&amp;&quot;&quot;&quot;,&quot;&quot;&quot;&amp;[.D180]&amp;&quot;&quot;&quot;))&quot;" office:value-type="string" office:string-value="Jmena.Add(New clsJmeno(12,6,&quot;Antonie&quot;,&quot;Zlatko&quot;))" calcext:value-type="string">
            <text:p>Jmena.Add(New clsJmeno(12,6,"Antonie","Zlatko"))</text:p>
          </table:table-cell>
          <table:table-cell table:number-columns-repeated="1018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onín</text:p>
          </table:table-cell>
          <table:table-cell office:value-type="string" calcext:value-type="string">
            <text:p>Anton</text:p>
          </table:table-cell>
          <table:table-cell table:style-name="ce7"/>
          <table:table-cell table:style-name="ce1" table:formula="of:=&quot;Jmena.Add(New cls&quot;&amp;[$class.$C$1]&amp;&quot;(&quot;&amp;[.A181]&amp;&quot;,&quot;&amp;[.B181]&amp;&quot;,&quot;&quot;&quot;&amp;[.C181]&amp;&quot;&quot;&quot;,&quot;&quot;&quot;&amp;[.D181]&amp;&quot;&quot;&quot;))&quot;" office:value-type="string" office:string-value="Jmena.Add(New clsJmeno(13,6,&quot;Antonín&quot;,&quot;Anton&quot;))" calcext:value-type="string">
            <text:p>Jmena.Add(New clsJmeno(13,6,"Antonín","Anton"))</text:p>
          </table:table-cell>
          <table:table-cell table:number-columns-repeated="1018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Vasil</text:p>
          </table:table-cell>
          <table:table-cell table:style-name="ce7"/>
          <table:table-cell table:style-name="ce1" table:formula="of:=&quot;Jmena.Add(New cls&quot;&amp;[$class.$C$1]&amp;&quot;(&quot;&amp;[.A182]&amp;&quot;,&quot;&amp;[.B182]&amp;&quot;,&quot;&quot;&quot;&amp;[.C182]&amp;&quot;&quot;&quot;,&quot;&quot;&quot;&amp;[.D182]&amp;&quot;&quot;&quot;))&quot;" office:value-type="string" office:string-value="Jmena.Add(New clsJmeno(14,6,&quot;Roland&quot;,&quot;Vasil&quot;))" calcext:value-type="string">
            <text:p>Jmena.Add(New clsJmeno(14,6,"Roland","Vasil"))</text:p>
          </table:table-cell>
          <table:table-cell table:number-columns-repeated="1018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Vít</text:p>
          </table:table-cell>
          <table:table-cell table:style-name="ce7"/>
          <table:table-cell table:style-name="ce1" table:formula="of:=&quot;Jmena.Add(New cls&quot;&amp;[$class.$C$1]&amp;&quot;(&quot;&amp;[.A183]&amp;&quot;,&quot;&amp;[.B183]&amp;&quot;,&quot;&quot;&quot;&amp;[.C183]&amp;&quot;&quot;&quot;,&quot;&quot;&quot;&amp;[.D183]&amp;&quot;&quot;&quot;))&quot;" office:value-type="string" office:string-value="Jmena.Add(New clsJmeno(15,6,&quot;Vít&quot;,&quot;Vít&quot;))" calcext:value-type="string">
            <text:p>Jmena.Add(New clsJmeno(15,6,"Vít","Vít"))</text:p>
          </table:table-cell>
          <table:table-cell table:number-columns-repeated="1018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byněk</text:p>
          </table:table-cell>
          <table:table-cell office:value-type="string" calcext:value-type="string">
            <text:p>Blanka</text:p>
          </table:table-cell>
          <table:table-cell table:style-name="ce7"/>
          <table:table-cell table:style-name="ce1" table:formula="of:=&quot;Jmena.Add(New cls&quot;&amp;[$class.$C$1]&amp;&quot;(&quot;&amp;[.A184]&amp;&quot;,&quot;&amp;[.B184]&amp;&quot;,&quot;&quot;&quot;&amp;[.C184]&amp;&quot;&quot;&quot;,&quot;&quot;&quot;&amp;[.D184]&amp;&quot;&quot;&quot;))&quot;" office:value-type="string" office:string-value="Jmena.Add(New clsJmeno(16,6,&quot;Zbyněk&quot;,&quot;Blanka&quot;))" calcext:value-type="string">
            <text:p>Jmena.Add(New clsJmeno(16,6,"Zbyněk","Blanka"))</text:p>
          </table:table-cell>
          <table:table-cell table:number-columns-repeated="1018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byněk</text:p>
          </table:table-cell>
          <table:table-cell office:value-type="string" calcext:value-type="string">
            <text:p>Bianka</text:p>
          </table:table-cell>
          <table:table-cell table:style-name="ce7"/>
          <table:table-cell table:style-name="ce1" table:formula="of:=&quot;Jmena.Add(New cls&quot;&amp;[$class.$C$1]&amp;&quot;(&quot;&amp;[.A185]&amp;&quot;,&quot;&amp;[.B185]&amp;&quot;,&quot;&quot;&quot;&amp;[.C185]&amp;&quot;&quot;&quot;,&quot;&quot;&quot;&amp;[.D185]&amp;&quot;&quot;&quot;))&quot;" office:value-type="string" office:string-value="Jmena.Add(New clsJmeno(16,6,&quot;Zbyněk&quot;,&quot;Bianka&quot;))" calcext:value-type="string">
            <text:p>Jmena.Add(New clsJmeno(16,6,"Zbyněk","Bianka"))</text:p>
          </table:table-cell>
          <table:table-cell table:number-columns-repeated="1018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dolf</text:p>
          </table:table-cell>
          <table:table-cell table:style-name="ce7"/>
          <table:table-cell table:style-name="ce1" table:formula="of:=&quot;Jmena.Add(New cls&quot;&amp;[$class.$C$1]&amp;&quot;(&quot;&amp;[.A186]&amp;&quot;,&quot;&amp;[.B186]&amp;&quot;,&quot;&quot;&quot;&amp;[.C186]&amp;&quot;&quot;&quot;,&quot;&quot;&quot;&amp;[.D186]&amp;&quot;&quot;&quot;))&quot;" office:value-type="string" office:string-value="Jmena.Add(New clsJmeno(17,6,&quot;Adolf&quot;,&quot;Adolf&quot;))" calcext:value-type="string">
            <text:p>Jmena.Add(New clsJmeno(17,6,"Adolf","Adolf"))</text:p>
          </table:table-cell>
          <table:table-cell table:number-columns-repeated="1018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Vratislav</text:p>
          </table:table-cell>
          <table:table-cell table:style-name="ce7"/>
          <table:table-cell table:style-name="ce1" table:formula="of:=&quot;Jmena.Add(New cls&quot;&amp;[$class.$C$1]&amp;&quot;(&quot;&amp;[.A187]&amp;&quot;,&quot;&amp;[.B187]&amp;&quot;,&quot;&quot;&quot;&amp;[.C187]&amp;&quot;&quot;&quot;,&quot;&quot;&quot;&amp;[.D187]&amp;&quot;&quot;&quot;))&quot;" office:value-type="string" office:string-value="Jmena.Add(New clsJmeno(18,6,&quot;Milan&quot;,&quot;Vratislav&quot;))" calcext:value-type="string">
            <text:p>Jmena.Add(New clsJmeno(18,6,"Milan","Vratislav"))</text:p>
          </table:table-cell>
          <table:table-cell table:number-columns-repeated="1018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š</text:p>
          </table:table-cell>
          <table:table-cell office:value-type="string" calcext:value-type="string">
            <text:p>Alfréd</text:p>
          </table:table-cell>
          <table:table-cell table:style-name="ce7"/>
          <table:table-cell table:style-name="ce1" table:formula="of:=&quot;Jmena.Add(New cls&quot;&amp;[$class.$C$1]&amp;&quot;(&quot;&amp;[.A188]&amp;&quot;,&quot;&amp;[.B188]&amp;&quot;,&quot;&quot;&quot;&amp;[.C188]&amp;&quot;&quot;&quot;,&quot;&quot;&quot;&amp;[.D188]&amp;&quot;&quot;&quot;))&quot;" office:value-type="string" office:string-value="Jmena.Add(New clsJmeno(19,6,&quot;Leoš&quot;,&quot;Alfréd&quot;))" calcext:value-type="string">
            <text:p>Jmena.Add(New clsJmeno(19,6,"Leoš","Alfréd"))</text:p>
          </table:table-cell>
          <table:table-cell table:number-columns-repeated="1018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věta</text:p>
          </table:table-cell>
          <table:table-cell office:value-type="string" calcext:value-type="string">
            <text:p>Valéria</text:p>
          </table:table-cell>
          <table:table-cell table:style-name="ce7"/>
          <table:table-cell table:style-name="ce1" table:formula="of:=&quot;Jmena.Add(New cls&quot;&amp;[$class.$C$1]&amp;&quot;(&quot;&amp;[.A189]&amp;&quot;,&quot;&amp;[.B189]&amp;&quot;,&quot;&quot;&quot;&amp;[.C189]&amp;&quot;&quot;&quot;,&quot;&quot;&quot;&amp;[.D189]&amp;&quot;&quot;&quot;))&quot;" office:value-type="string" office:string-value="Jmena.Add(New clsJmeno(20,6,&quot;Květa&quot;,&quot;Valéria&quot;))" calcext:value-type="string">
            <text:p>Jmena.Add(New clsJmeno(20,6,"Květa","Valéria"))</text:p>
          </table:table-cell>
          <table:table-cell table:number-columns-repeated="1018"/>
        </table:table-row>
        <table:table-row table:style-name="ro3">
          <table:table-cell table:style-name="ce6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is</text:p>
          </table:table-cell>
          <table:table-cell office:value-type="string" calcext:value-type="string">
            <text:p>Alojz</text:p>
          </table:table-cell>
          <table:table-cell table:style-name="ce7"/>
          <table:table-cell table:style-name="ce1" table:formula="of:=&quot;Jmena.Add(New cls&quot;&amp;[$class.$C$1]&amp;&quot;(&quot;&amp;[.A190]&amp;&quot;,&quot;&amp;[.B190]&amp;&quot;,&quot;&quot;&quot;&amp;[.C190]&amp;&quot;&quot;&quot;,&quot;&quot;&quot;&amp;[.D190]&amp;&quot;&quot;&quot;))&quot;" office:value-type="string" office:string-value="Jmena.Add(New clsJmeno(21,6,&quot;Alois&quot;,&quot;Alojz&quot;))" calcext:value-type="string">
            <text:p>Jmena.Add(New clsJmeno(21,6,"Alois","Alojz"))</text:p>
          </table:table-cell>
          <table:table-cell table:number-columns-repeated="1018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vla</text:p>
          </table:table-cell>
          <table:table-cell office:value-type="string" calcext:value-type="string">
            <text:p>Paulína</text:p>
          </table:table-cell>
          <table:table-cell table:style-name="ce7"/>
          <table:table-cell table:style-name="ce1" table:formula="of:=&quot;Jmena.Add(New cls&quot;&amp;[$class.$C$1]&amp;&quot;(&quot;&amp;[.A191]&amp;&quot;,&quot;&amp;[.B191]&amp;&quot;,&quot;&quot;&quot;&amp;[.C191]&amp;&quot;&quot;&quot;,&quot;&quot;&quot;&amp;[.D191]&amp;&quot;&quot;&quot;))&quot;" office:value-type="string" office:string-value="Jmena.Add(New clsJmeno(22,6,&quot;Pavla&quot;,&quot;Paulína&quot;))" calcext:value-type="string">
            <text:p>Jmena.Add(New clsJmeno(22,6,"Pavla","Paulína"))</text:p>
          </table:table-cell>
          <table:table-cell table:number-columns-repeated="1018"/>
        </table:table-row>
        <table:table-row table:style-name="ro3">
          <table:table-cell table:style-name="ce6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deňka</text:p>
          </table:table-cell>
          <table:table-cell office:value-type="string" calcext:value-type="string">
            <text:p>Sidónia</text:p>
          </table:table-cell>
          <table:table-cell table:style-name="ce7"/>
          <table:table-cell table:style-name="ce1" table:formula="of:=&quot;Jmena.Add(New cls&quot;&amp;[$class.$C$1]&amp;&quot;(&quot;&amp;[.A192]&amp;&quot;,&quot;&amp;[.B192]&amp;&quot;,&quot;&quot;&quot;&amp;[.C192]&amp;&quot;&quot;&quot;,&quot;&quot;&quot;&amp;[.D192]&amp;&quot;&quot;&quot;))&quot;" office:value-type="string" office:string-value="Jmena.Add(New clsJmeno(23,6,&quot;Zdeňka&quot;,&quot;Sidónia&quot;))" calcext:value-type="string">
            <text:p>Jmena.Add(New clsJmeno(23,6,"Zdeňka","Sidónia"))</text:p>
          </table:table-cell>
          <table:table-cell table:number-columns-repeated="1018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án</text:p>
          </table:table-cell>
          <table:table-cell table:style-name="ce7"/>
          <table:table-cell table:style-name="ce1" table:formula="of:=&quot;Jmena.Add(New cls&quot;&amp;[$class.$C$1]&amp;&quot;(&quot;&amp;[.A193]&amp;&quot;,&quot;&amp;[.B193]&amp;&quot;,&quot;&quot;&quot;&amp;[.C193]&amp;&quot;&quot;&quot;,&quot;&quot;&quot;&amp;[.D193]&amp;&quot;&quot;&quot;))&quot;" office:value-type="string" office:string-value="Jmena.Add(New clsJmeno(24,6,&quot;Jan&quot;,&quot;Ján&quot;))" calcext:value-type="string">
            <text:p>Jmena.Add(New clsJmeno(24,6,"Jan","Ján"))</text:p>
          </table:table-cell>
          <table:table-cell table:number-columns-repeated="1018"/>
        </table:table-row>
        <table:table-row table:style-name="ro3">
          <table:table-cell table:style-name="ce6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Olívia</text:p>
          </table:table-cell>
          <table:table-cell table:style-name="ce7"/>
          <table:table-cell table:style-name="ce1" table:formula="of:=&quot;Jmena.Add(New cls&quot;&amp;[$class.$C$1]&amp;&quot;(&quot;&amp;[.A194]&amp;&quot;,&quot;&amp;[.B194]&amp;&quot;,&quot;&quot;&quot;&amp;[.C194]&amp;&quot;&quot;&quot;,&quot;&quot;&quot;&amp;[.D194]&amp;&quot;&quot;&quot;))&quot;" office:value-type="string" office:string-value="Jmena.Add(New clsJmeno(25,6,&quot;Ivan&quot;,&quot;Olívia&quot;))" calcext:value-type="string">
            <text:p>Jmena.Add(New clsJmeno(25,6,"Ivan","Olívia"))</text:p>
          </table:table-cell>
          <table:table-cell table:number-columns-repeated="1018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Tadeáš</text:p>
          </table:table-cell>
          <table:table-cell table:style-name="ce7"/>
          <table:table-cell table:style-name="ce1" table:formula="of:=&quot;Jmena.Add(New cls&quot;&amp;[$class.$C$1]&amp;&quot;(&quot;&amp;[.A195]&amp;&quot;,&quot;&amp;[.B195]&amp;&quot;,&quot;&quot;&quot;&amp;[.C195]&amp;&quot;&quot;&quot;,&quot;&quot;&quot;&amp;[.D195]&amp;&quot;&quot;&quot;))&quot;" office:value-type="string" office:string-value="Jmena.Add(New clsJmeno(25,6,&quot;Ivan&quot;,&quot;Tadeáš&quot;))" calcext:value-type="string">
            <text:p>Jmena.Add(New clsJmeno(25,6,"Ivan","Tadeáš"))</text:p>
          </table:table-cell>
          <table:table-cell table:number-columns-repeated="1018"/>
        </table:table-row>
        <table:table-row table:style-name="ro3">
          <table:table-cell table:style-name="ce6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Adriána</text:p>
          </table:table-cell>
          <table:table-cell table:style-name="ce7"/>
          <table:table-cell table:style-name="ce1" table:formula="of:=&quot;Jmena.Add(New cls&quot;&amp;[$class.$C$1]&amp;&quot;(&quot;&amp;[.A196]&amp;&quot;,&quot;&amp;[.B196]&amp;&quot;,&quot;&quot;&quot;&amp;[.C196]&amp;&quot;&quot;&quot;,&quot;&quot;&quot;&amp;[.D196]&amp;&quot;&quot;&quot;))&quot;" office:value-type="string" office:string-value="Jmena.Add(New clsJmeno(26,6,&quot;Adriana&quot;,&quot;Adriána&quot;))" calcext:value-type="string">
            <text:p>Jmena.Add(New clsJmeno(26,6,"Adriana","Adriána"))</text:p>
          </table:table-cell>
          <table:table-cell table:number-columns-repeated="1018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adislav</text:p>
          </table:table-cell>
          <table:table-cell table:style-name="ce7"/>
          <table:table-cell table:style-name="ce1" table:formula="of:=&quot;Jmena.Add(New cls&quot;&amp;[$class.$C$1]&amp;&quot;(&quot;&amp;[.A197]&amp;&quot;,&quot;&amp;[.B197]&amp;&quot;,&quot;&quot;&quot;&amp;[.C197]&amp;&quot;&quot;&quot;,&quot;&quot;&quot;&amp;[.D197]&amp;&quot;&quot;&quot;))&quot;" office:value-type="string" office:string-value="Jmena.Add(New clsJmeno(27,6,&quot;Ladislav&quot;,&quot;Ladislav&quot;))" calcext:value-type="string">
            <text:p>Jmena.Add(New clsJmeno(27,6,"Ladislav","Ladislav"))</text:p>
          </table:table-cell>
          <table:table-cell table:number-columns-repeated="1018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dislav</text:p>
          </table:table-cell>
          <table:table-cell office:value-type="string" calcext:value-type="string">
            <text:p>Ladislava</text:p>
          </table:table-cell>
          <table:table-cell table:style-name="ce7"/>
          <table:table-cell table:style-name="ce1" table:formula="of:=&quot;Jmena.Add(New cls&quot;&amp;[$class.$C$1]&amp;&quot;(&quot;&amp;[.A198]&amp;&quot;,&quot;&amp;[.B198]&amp;&quot;,&quot;&quot;&quot;&amp;[.C198]&amp;&quot;&quot;&quot;,&quot;&quot;&quot;&amp;[.D198]&amp;&quot;&quot;&quot;))&quot;" office:value-type="string" office:string-value="Jmena.Add(New clsJmeno(27,6,&quot;Ladislav&quot;,&quot;Ladislava&quot;))" calcext:value-type="string">
            <text:p>Jmena.Add(New clsJmeno(27,6,"Ladislav","Ladislava"))</text:p>
          </table:table-cell>
          <table:table-cell table:number-columns-repeated="1018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bomír</text:p>
          </table:table-cell>
          <table:table-cell office:value-type="string" calcext:value-type="string">
            <text:p>Beáta</text:p>
          </table:table-cell>
          <table:table-cell table:style-name="ce7"/>
          <table:table-cell table:style-name="ce1" table:formula="of:=&quot;Jmena.Add(New cls&quot;&amp;[$class.$C$1]&amp;&quot;(&quot;&amp;[.A199]&amp;&quot;,&quot;&amp;[.B199]&amp;&quot;,&quot;&quot;&quot;&amp;[.C199]&amp;&quot;&quot;&quot;,&quot;&quot;&quot;&amp;[.D199]&amp;&quot;&quot;&quot;))&quot;" office:value-type="string" office:string-value="Jmena.Add(New clsJmeno(28,6,&quot;Lubomír&quot;,&quot;Beáta&quot;))" calcext:value-type="string">
            <text:p>Jmena.Add(New clsJmeno(28,6,"Lubomír","Beáta"))</text:p>
          </table:table-cell>
          <table:table-cell table:number-columns-repeated="1018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r</text:p>
          </table:table-cell>
          <table:table-cell office:value-type="string" calcext:value-type="string">
            <text:p>Peter</text:p>
          </table:table-cell>
          <table:table-cell table:style-name="ce7"/>
          <table:table-cell table:style-name="ce1" table:formula="of:=&quot;Jmena.Add(New cls&quot;&amp;[$class.$C$1]&amp;&quot;(&quot;&amp;[.A200]&amp;&quot;,&quot;&amp;[.B200]&amp;&quot;,&quot;&quot;&quot;&amp;[.C200]&amp;&quot;&quot;&quot;,&quot;&quot;&quot;&amp;[.D200]&amp;&quot;&quot;&quot;))&quot;" office:value-type="string" office:string-value="Jmena.Add(New clsJmeno(29,6,&quot;Petr&quot;,&quot;Peter&quot;))" calcext:value-type="string">
            <text:p>Jmena.Add(New clsJmeno(29,6,"Petr","Peter"))</text:p>
          </table:table-cell>
          <table:table-cell table:number-columns-repeated="1018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Pavol</text:p>
          </table:table-cell>
          <table:table-cell table:style-name="ce7"/>
          <table:table-cell table:style-name="ce1" table:formula="of:=&quot;Jmena.Add(New cls&quot;&amp;[$class.$C$1]&amp;&quot;(&quot;&amp;[.A201]&amp;&quot;,&quot;&amp;[.B201]&amp;&quot;,&quot;&quot;&quot;&amp;[.C201]&amp;&quot;&quot;&quot;,&quot;&quot;&quot;&amp;[.D201]&amp;&quot;&quot;&quot;))&quot;" office:value-type="string" office:string-value="Jmena.Add(New clsJmeno(29,6,&quot;Pavel&quot;,&quot;Pavol&quot;))" calcext:value-type="string">
            <text:p>Jmena.Add(New clsJmeno(29,6,"Pavel","Pavol"))</text:p>
          </table:table-cell>
          <table:table-cell table:number-columns-repeated="1018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etra</text:p>
          </table:table-cell>
          <table:table-cell table:style-name="ce7"/>
          <table:table-cell table:style-name="ce1" table:formula="of:=&quot;Jmena.Add(New cls&quot;&amp;[$class.$C$1]&amp;&quot;(&quot;&amp;[.A202]&amp;&quot;,&quot;&amp;[.B202]&amp;&quot;,&quot;&quot;&quot;&amp;[.C202]&amp;&quot;&quot;&quot;,&quot;&quot;&quot;&amp;[.D202]&amp;&quot;&quot;&quot;))&quot;" office:value-type="string" office:string-value="Jmena.Add(New clsJmeno(29,6,&quot;&quot;,&quot;Petra&quot;))" calcext:value-type="string">
            <text:p>Jmena.Add(New clsJmeno(29,6,"","Petra"))</text:p>
          </table:table-cell>
          <table:table-cell table:number-columns-repeated="1018"/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Šárka</text:p>
          </table:table-cell>
          <table:table-cell office:value-type="string" calcext:value-type="string">
            <text:p>Melánia</text:p>
          </table:table-cell>
          <table:table-cell table:style-name="ce7"/>
          <table:table-cell table:style-name="ce1" table:formula="of:=&quot;Jmena.Add(New cls&quot;&amp;[$class.$C$1]&amp;&quot;(&quot;&amp;[.A203]&amp;&quot;,&quot;&amp;[.B203]&amp;&quot;,&quot;&quot;&quot;&amp;[.C203]&amp;&quot;&quot;&quot;,&quot;&quot;&quot;&amp;[.D203]&amp;&quot;&quot;&quot;))&quot;" office:value-type="string" office:string-value="Jmena.Add(New clsJmeno(30,6,&quot;Šárka&quot;,&quot;Melánia&quot;))" calcext:value-type="string">
            <text:p>Jmena.Add(New clsJmeno(30,6,"Šárka","Melánia"))</text:p>
          </table:table-cell>
          <table:table-cell table:number-columns-repeated="101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roslava</text:p>
          </table:table-cell>
          <table:table-cell office:value-type="string" calcext:value-type="string">
            <text:p>Diana</text:p>
          </table:table-cell>
          <table:table-cell table:style-name="ce7"/>
          <table:table-cell table:style-name="ce1" table:formula="of:=&quot;Jmena.Add(New cls&quot;&amp;[$class.$C$1]&amp;&quot;(&quot;&amp;[.A204]&amp;&quot;,&quot;&amp;[.B204]&amp;&quot;,&quot;&quot;&quot;&amp;[.C204]&amp;&quot;&quot;&quot;,&quot;&quot;&quot;&amp;[.D204]&amp;&quot;&quot;&quot;))&quot;" office:value-type="string" office:string-value="Jmena.Add(New clsJmeno(1,7,&quot;Jaroslava&quot;,&quot;Diana&quot;))" calcext:value-type="string">
            <text:p>Jmena.Add(New clsJmeno(1,7,"Jaroslava","Diana"))</text:p>
          </table:table-cell>
          <table:table-cell table:number-columns-repeated="1018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rície</text:p>
          </table:table-cell>
          <table:table-cell office:value-type="string" calcext:value-type="string">
            <text:p>Berta</text:p>
          </table:table-cell>
          <table:table-cell table:style-name="ce7"/>
          <table:table-cell table:style-name="ce1" table:formula="of:=&quot;Jmena.Add(New cls&quot;&amp;[$class.$C$1]&amp;&quot;(&quot;&amp;[.A205]&amp;&quot;,&quot;&amp;[.B205]&amp;&quot;,&quot;&quot;&quot;&amp;[.C205]&amp;&quot;&quot;&quot;,&quot;&quot;&quot;&amp;[.D205]&amp;&quot;&quot;&quot;))&quot;" office:value-type="string" office:string-value="Jmena.Add(New clsJmeno(2,7,&quot;Patrície&quot;,&quot;Berta&quot;))" calcext:value-type="string">
            <text:p>Jmena.Add(New clsJmeno(2,7,"Patrície","Berta"))</text:p>
          </table:table-cell>
          <table:table-cell table:number-columns-repeated="101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domír</text:p>
          </table:table-cell>
          <table:table-cell office:value-type="string" calcext:value-type="string">
            <text:p>Miloslav</text:p>
          </table:table-cell>
          <table:table-cell table:style-name="ce7"/>
          <table:table-cell table:style-name="ce1" table:formula="of:=&quot;Jmena.Add(New cls&quot;&amp;[$class.$C$1]&amp;&quot;(&quot;&amp;[.A206]&amp;&quot;,&quot;&amp;[.B206]&amp;&quot;,&quot;&quot;&quot;&amp;[.C206]&amp;&quot;&quot;&quot;,&quot;&quot;&quot;&amp;[.D206]&amp;&quot;&quot;&quot;))&quot;" office:value-type="string" office:string-value="Jmena.Add(New clsJmeno(3,7,&quot;Radomír&quot;,&quot;Miloslav&quot;))" calcext:value-type="string">
            <text:p>Jmena.Add(New clsJmeno(3,7,"Radomír","Miloslav"))</text:p>
          </table:table-cell>
          <table:table-cell table:number-columns-repeated="101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rokop</text:p>
          </table:table-cell>
          <table:table-cell table:style-name="ce7"/>
          <table:table-cell table:style-name="ce1" table:formula="of:=&quot;Jmena.Add(New cls&quot;&amp;[$class.$C$1]&amp;&quot;(&quot;&amp;[.A207]&amp;&quot;,&quot;&amp;[.B207]&amp;&quot;,&quot;&quot;&quot;&amp;[.C207]&amp;&quot;&quot;&quot;,&quot;&quot;&quot;&amp;[.D207]&amp;&quot;&quot;&quot;))&quot;" office:value-type="string" office:string-value="Jmena.Add(New clsJmeno(4,7,&quot;Prokop&quot;,&quot;Prokop&quot;))" calcext:value-type="string">
            <text:p>Jmena.Add(New clsJmeno(4,7,"Prokop","Prokop"))</text:p>
          </table:table-cell>
          <table:table-cell table:number-columns-repeated="101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yril</text:p>
          </table:table-cell>
          <table:table-cell table:style-name="ce7"/>
          <table:table-cell table:style-name="ce1" table:formula="of:=&quot;Jmena.Add(New cls&quot;&amp;[$class.$C$1]&amp;&quot;(&quot;&amp;[.A208]&amp;&quot;,&quot;&amp;[.B208]&amp;&quot;,&quot;&quot;&quot;&amp;[.C208]&amp;&quot;&quot;&quot;,&quot;&quot;&quot;&amp;[.D208]&amp;&quot;&quot;&quot;))&quot;" office:value-type="string" office:string-value="Jmena.Add(New clsJmeno(5,7,&quot;Cyril&quot;,&quot;Cyril&quot;))" calcext:value-type="string">
            <text:p>Jmena.Add(New clsJmeno(5,7,"Cyril","Cyril"))</text:p>
          </table:table-cell>
          <table:table-cell table:number-columns-repeated="101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toděj</text:p>
          </table:table-cell>
          <table:table-cell office:value-type="string" calcext:value-type="string">
            <text:p>Metod</text:p>
          </table:table-cell>
          <table:table-cell table:style-name="ce7"/>
          <table:table-cell table:style-name="ce1" table:formula="of:=&quot;Jmena.Add(New cls&quot;&amp;[$class.$C$1]&amp;&quot;(&quot;&amp;[.A209]&amp;&quot;,&quot;&amp;[.B209]&amp;&quot;,&quot;&quot;&quot;&amp;[.C209]&amp;&quot;&quot;&quot;,&quot;&quot;&quot;&amp;[.D209]&amp;&quot;&quot;&quot;))&quot;" office:value-type="string" office:string-value="Jmena.Add(New clsJmeno(5,7,&quot;Metoděj&quot;,&quot;Metod&quot;))" calcext:value-type="string">
            <text:p>Jmena.Add(New clsJmeno(5,7,"Metoděj","Metod"))</text:p>
          </table:table-cell>
          <table:table-cell table:number-columns-repeated="101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atrik</text:p>
          </table:table-cell>
          <table:table-cell table:style-name="ce7"/>
          <table:table-cell table:style-name="ce1" table:formula="of:=&quot;Jmena.Add(New cls&quot;&amp;[$class.$C$1]&amp;&quot;(&quot;&amp;[.A210]&amp;&quot;,&quot;&amp;[.B210]&amp;&quot;,&quot;&quot;&quot;&amp;[.C210]&amp;&quot;&quot;&quot;,&quot;&quot;&quot;&amp;[.D210]&amp;&quot;&quot;&quot;))&quot;" office:value-type="string" office:string-value="Jmena.Add(New clsJmeno(6,7,&quot;&quot;,&quot;Patrik&quot;))" calcext:value-type="string">
            <text:p>Jmena.Add(New clsJmeno(6,7,"","Patrik"))</text:p>
          </table:table-cell>
          <table:table-cell table:number-columns-repeated="1018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atrícia</text:p>
          </table:table-cell>
          <table:table-cell table:style-name="ce7"/>
          <table:table-cell table:style-name="ce1" table:formula="of:=&quot;Jmena.Add(New cls&quot;&amp;[$class.$C$1]&amp;&quot;(&quot;&amp;[.A211]&amp;&quot;,&quot;&amp;[.B211]&amp;&quot;,&quot;&quot;&quot;&amp;[.C211]&amp;&quot;&quot;&quot;,&quot;&quot;&quot;&amp;[.D211]&amp;&quot;&quot;&quot;))&quot;" office:value-type="string" office:string-value="Jmena.Add(New clsJmeno(6,7,&quot;&quot;,&quot;Patrícia&quot;))" calcext:value-type="string">
            <text:p>Jmena.Add(New clsJmeno(6,7,"","Patrícia"))</text:p>
          </table:table-cell>
          <table:table-cell table:number-columns-repeated="101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huslava</text:p>
          </table:table-cell>
          <table:table-cell office:value-type="string" calcext:value-type="string">
            <text:p>Oliver</text:p>
          </table:table-cell>
          <table:table-cell table:style-name="ce7"/>
          <table:table-cell table:style-name="ce1" table:formula="of:=&quot;Jmena.Add(New cls&quot;&amp;[$class.$C$1]&amp;&quot;(&quot;&amp;[.A212]&amp;&quot;,&quot;&amp;[.B212]&amp;&quot;,&quot;&quot;&quot;&amp;[.C212]&amp;&quot;&quot;&quot;,&quot;&quot;&quot;&amp;[.D212]&amp;&quot;&quot;&quot;))&quot;" office:value-type="string" office:string-value="Jmena.Add(New clsJmeno(7,7,&quot;Bohuslava&quot;,&quot;Oliver&quot;))" calcext:value-type="string">
            <text:p>Jmena.Add(New clsJmeno(7,7,"Bohuslava","Oliver"))</text:p>
          </table:table-cell>
          <table:table-cell table:number-columns-repeated="101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Ivan</text:p>
          </table:table-cell>
          <table:table-cell table:style-name="ce7"/>
          <table:table-cell table:style-name="ce1" table:formula="of:=&quot;Jmena.Add(New cls&quot;&amp;[$class.$C$1]&amp;&quot;(&quot;&amp;[.A213]&amp;&quot;,&quot;&amp;[.B213]&amp;&quot;,&quot;&quot;&quot;&amp;[.C213]&amp;&quot;&quot;&quot;,&quot;&quot;&quot;&amp;[.D213]&amp;&quot;&quot;&quot;))&quot;" office:value-type="string" office:string-value="Jmena.Add(New clsJmeno(8,7,&quot;Nora&quot;,&quot;Ivan&quot;))" calcext:value-type="string">
            <text:p>Jmena.Add(New clsJmeno(8,7,"Nora","Ivan"))</text:p>
          </table:table-cell>
          <table:table-cell table:number-columns-repeated="1018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ahoslava</text:p>
          </table:table-cell>
          <table:table-cell office:value-type="string" calcext:value-type="string">
            <text:p>Lujza</text:p>
          </table:table-cell>
          <table:table-cell table:style-name="ce7"/>
          <table:table-cell table:style-name="ce1" table:formula="of:=&quot;Jmena.Add(New cls&quot;&amp;[$class.$C$1]&amp;&quot;(&quot;&amp;[.A214]&amp;&quot;,&quot;&amp;[.B214]&amp;&quot;,&quot;&quot;&quot;&amp;[.C214]&amp;&quot;&quot;&quot;,&quot;&quot;&quot;&amp;[.D214]&amp;&quot;&quot;&quot;))&quot;" office:value-type="string" office:string-value="Jmena.Add(New clsJmeno(9,7,&quot;Drahoslava&quot;,&quot;Lujza&quot;))" calcext:value-type="string">
            <text:p>Jmena.Add(New clsJmeno(9,7,"Drahoslava","Lujza"))</text:p>
          </table:table-cell>
          <table:table-cell table:number-columns-repeated="1018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buše</text:p>
          </table:table-cell>
          <table:table-cell office:value-type="string" calcext:value-type="string">
            <text:p>Amália</text:p>
          </table:table-cell>
          <table:table-cell table:style-name="ce7"/>
          <table:table-cell table:style-name="ce1" table:formula="of:=&quot;Jmena.Add(New cls&quot;&amp;[$class.$C$1]&amp;&quot;(&quot;&amp;[.A215]&amp;&quot;,&quot;&amp;[.B215]&amp;&quot;,&quot;&quot;&quot;&amp;[.C215]&amp;&quot;&quot;&quot;,&quot;&quot;&quot;&amp;[.D215]&amp;&quot;&quot;&quot;))&quot;" office:value-type="string" office:string-value="Jmena.Add(New clsJmeno(10,7,&quot;Libuše&quot;,&quot;Amália&quot;))" calcext:value-type="string">
            <text:p>Jmena.Add(New clsJmeno(10,7,"Libuše","Amália"))</text:p>
          </table:table-cell>
          <table:table-cell table:number-columns-repeated="1018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álie</text:p>
          </table:table-cell>
          <table:table-cell/>
          <table:table-cell table:style-name="ce7"/>
          <table:table-cell table:style-name="ce1" table:formula="of:=&quot;Jmena.Add(New cls&quot;&amp;[$class.$C$1]&amp;&quot;(&quot;&amp;[.A216]&amp;&quot;,&quot;&amp;[.B216]&amp;&quot;,&quot;&quot;&quot;&amp;[.C216]&amp;&quot;&quot;&quot;,&quot;&quot;&quot;&amp;[.D216]&amp;&quot;&quot;&quot;))&quot;" office:value-type="string" office:string-value="Jmena.Add(New clsJmeno(10,7,&quot;Amálie&quot;,&quot;&quot;))" calcext:value-type="string">
            <text:p>Jmena.Add(New clsJmeno(10,7,"Amálie",""))</text:p>
          </table:table-cell>
          <table:table-cell table:number-columns-repeated="1018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Milota</text:p>
          </table:table-cell>
          <table:table-cell table:style-name="ce7"/>
          <table:table-cell table:style-name="ce1" table:formula="of:=&quot;Jmena.Add(New cls&quot;&amp;[$class.$C$1]&amp;&quot;(&quot;&amp;[.A217]&amp;&quot;,&quot;&amp;[.B217]&amp;&quot;,&quot;&quot;&quot;&amp;[.C217]&amp;&quot;&quot;&quot;,&quot;&quot;&quot;&amp;[.D217]&amp;&quot;&quot;&quot;))&quot;" office:value-type="string" office:string-value="Jmena.Add(New clsJmeno(11,7,&quot;Olga&quot;,&quot;Milota&quot;))" calcext:value-type="string">
            <text:p>Jmena.Add(New clsJmeno(11,7,"Olga","Milota"))</text:p>
          </table:table-cell>
          <table:table-cell table:number-columns-repeated="1018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řek</text:p>
          </table:table-cell>
          <table:table-cell office:value-type="string" calcext:value-type="string">
            <text:p>Nina</text:p>
          </table:table-cell>
          <table:table-cell table:style-name="ce7"/>
          <table:table-cell table:style-name="ce1" table:formula="of:=&quot;Jmena.Add(New cls&quot;&amp;[$class.$C$1]&amp;&quot;(&quot;&amp;[.A218]&amp;&quot;,&quot;&amp;[.B218]&amp;&quot;,&quot;&quot;&quot;&amp;[.C218]&amp;&quot;&quot;&quot;,&quot;&quot;&quot;&amp;[.D218]&amp;&quot;&quot;&quot;))&quot;" office:value-type="string" office:string-value="Jmena.Add(New clsJmeno(12,7,&quot;Bořek&quot;,&quot;Nina&quot;))" calcext:value-type="string">
            <text:p>Jmena.Add(New clsJmeno(12,7,"Bořek","Nina"))</text:p>
          </table:table-cell>
          <table:table-cell table:number-columns-repeated="1018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kéta</text:p>
          </table:table-cell>
          <table:table-cell office:value-type="string" calcext:value-type="string">
            <text:p>Margita</text:p>
          </table:table-cell>
          <table:table-cell table:style-name="ce7"/>
          <table:table-cell table:style-name="ce1" table:formula="of:=&quot;Jmena.Add(New cls&quot;&amp;[$class.$C$1]&amp;&quot;(&quot;&amp;[.A219]&amp;&quot;,&quot;&amp;[.B219]&amp;&quot;,&quot;&quot;&quot;&amp;[.C219]&amp;&quot;&quot;&quot;,&quot;&quot;&quot;&amp;[.D219]&amp;&quot;&quot;&quot;))&quot;" office:value-type="string" office:string-value="Jmena.Add(New clsJmeno(13,7,&quot;Markéta&quot;,&quot;Margita&quot;))" calcext:value-type="string">
            <text:p>Jmena.Add(New clsJmeno(13,7,"Markéta","Margita"))</text:p>
          </table:table-cell>
          <table:table-cell table:number-columns-repeated="1018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rolína</text:p>
          </table:table-cell>
          <table:table-cell office:value-type="string" calcext:value-type="string">
            <text:p>Kamil</text:p>
          </table:table-cell>
          <table:table-cell table:style-name="ce7"/>
          <table:table-cell table:style-name="ce1" table:formula="of:=&quot;Jmena.Add(New cls&quot;&amp;[$class.$C$1]&amp;&quot;(&quot;&amp;[.A220]&amp;&quot;,&quot;&amp;[.B220]&amp;&quot;,&quot;&quot;&quot;&amp;[.C220]&amp;&quot;&quot;&quot;,&quot;&quot;&quot;&amp;[.D220]&amp;&quot;&quot;&quot;))&quot;" office:value-type="string" office:string-value="Jmena.Add(New clsJmeno(14,7,&quot;Karolína&quot;,&quot;Kamil&quot;))" calcext:value-type="string">
            <text:p>Jmena.Add(New clsJmeno(14,7,"Karolína","Kamil"))</text:p>
          </table:table-cell>
          <table:table-cell table:number-columns-repeated="1018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indřich</text:p>
          </table:table-cell>
          <table:table-cell office:value-type="string" calcext:value-type="string">
            <text:p>Henrich</text:p>
          </table:table-cell>
          <table:table-cell table:style-name="ce7"/>
          <table:table-cell table:style-name="ce1" table:formula="of:=&quot;Jmena.Add(New cls&quot;&amp;[$class.$C$1]&amp;&quot;(&quot;&amp;[.A221]&amp;&quot;,&quot;&amp;[.B221]&amp;&quot;,&quot;&quot;&quot;&amp;[.C221]&amp;&quot;&quot;&quot;,&quot;&quot;&quot;&amp;[.D221]&amp;&quot;&quot;&quot;))&quot;" office:value-type="string" office:string-value="Jmena.Add(New clsJmeno(15,7,&quot;Jindřich&quot;,&quot;Henrich&quot;))" calcext:value-type="string">
            <text:p>Jmena.Add(New clsJmeno(15,7,"Jindřich","Henrich"))</text:p>
          </table:table-cell>
          <table:table-cell table:number-columns-repeated="1018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uboš</text:p>
          </table:table-cell>
          <table:table-cell office:value-type="string" calcext:value-type="string">
            <text:p>Drahomír</text:p>
          </table:table-cell>
          <table:table-cell table:style-name="ce7"/>
          <table:table-cell table:style-name="ce1" table:formula="of:=&quot;Jmena.Add(New cls&quot;&amp;[$class.$C$1]&amp;&quot;(&quot;&amp;[.A222]&amp;&quot;,&quot;&amp;[.B222]&amp;&quot;,&quot;&quot;&quot;&amp;[.C222]&amp;&quot;&quot;&quot;,&quot;&quot;&quot;&amp;[.D222]&amp;&quot;&quot;&quot;))&quot;" office:value-type="string" office:string-value="Jmena.Add(New clsJmeno(16,7,&quot;Luboš&quot;,&quot;Drahomír&quot;))" calcext:value-type="string">
            <text:p>Jmena.Add(New clsJmeno(16,7,"Luboš","Drahomír"))</text:p>
          </table:table-cell>
          <table:table-cell table:number-columns-repeated="1018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Bohuslav</text:p>
          </table:table-cell>
          <table:table-cell table:style-name="ce7"/>
          <table:table-cell table:style-name="ce1" table:formula="of:=&quot;Jmena.Add(New cls&quot;&amp;[$class.$C$1]&amp;&quot;(&quot;&amp;[.A223]&amp;&quot;,&quot;&amp;[.B223]&amp;&quot;,&quot;&quot;&quot;&amp;[.C223]&amp;&quot;&quot;&quot;,&quot;&quot;&quot;&amp;[.D223]&amp;&quot;&quot;&quot;))&quot;" office:value-type="string" office:string-value="Jmena.Add(New clsJmeno(17,7,&quot;Martina&quot;,&quot;Bohuslav&quot;))" calcext:value-type="string">
            <text:p>Jmena.Add(New clsJmeno(17,7,"Martina","Bohuslav"))</text:p>
          </table:table-cell>
          <table:table-cell table:number-columns-repeated="1018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ahomíra</text:p>
          </table:table-cell>
          <table:table-cell office:value-type="string" calcext:value-type="string">
            <text:p>Kamila</text:p>
          </table:table-cell>
          <table:table-cell table:style-name="ce7"/>
          <table:table-cell table:style-name="ce1" table:formula="of:=&quot;Jmena.Add(New cls&quot;&amp;[$class.$C$1]&amp;&quot;(&quot;&amp;[.A224]&amp;&quot;,&quot;&amp;[.B224]&amp;&quot;,&quot;&quot;&quot;&amp;[.C224]&amp;&quot;&quot;&quot;,&quot;&quot;&quot;&amp;[.D224]&amp;&quot;&quot;&quot;))&quot;" office:value-type="string" office:string-value="Jmena.Add(New clsJmeno(18,7,&quot;Drahomíra&quot;,&quot;Kamila&quot;))" calcext:value-type="string">
            <text:p>Jmena.Add(New clsJmeno(18,7,"Drahomíra","Kamila"))</text:p>
          </table:table-cell>
          <table:table-cell table:number-columns-repeated="1018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Čeněk</text:p>
          </table:table-cell>
          <table:table-cell office:value-type="string" calcext:value-type="string">
            <text:p>Dušana</text:p>
          </table:table-cell>
          <table:table-cell table:style-name="ce7"/>
          <table:table-cell table:style-name="ce1" table:formula="of:=&quot;Jmena.Add(New cls&quot;&amp;[$class.$C$1]&amp;&quot;(&quot;&amp;[.A225]&amp;&quot;,&quot;&amp;[.B225]&amp;&quot;,&quot;&quot;&quot;&amp;[.C225]&amp;&quot;&quot;&quot;,&quot;&quot;&quot;&amp;[.D225]&amp;&quot;&quot;&quot;))&quot;" office:value-type="string" office:string-value="Jmena.Add(New clsJmeno(19,7,&quot;Čeněk&quot;,&quot;Dušana&quot;))" calcext:value-type="string">
            <text:p>Jmena.Add(New clsJmeno(19,7,"Čeněk","Dušana"))</text:p>
          </table:table-cell>
          <table:table-cell table:number-columns-repeated="1018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lja</text:p>
          </table:table-cell>
          <table:table-cell office:value-type="string" calcext:value-type="string">
            <text:p>Iľja, Eliáš</text:p>
          </table:table-cell>
          <table:table-cell table:style-name="ce7"/>
          <table:table-cell table:style-name="ce1" table:formula="of:=&quot;Jmena.Add(New cls&quot;&amp;[$class.$C$1]&amp;&quot;(&quot;&amp;[.A226]&amp;&quot;,&quot;&amp;[.B226]&amp;&quot;,&quot;&quot;&quot;&amp;[.C226]&amp;&quot;&quot;&quot;,&quot;&quot;&quot;&amp;[.D226]&amp;&quot;&quot;&quot;))&quot;" office:value-type="string" office:string-value="Jmena.Add(New clsJmeno(20,7,&quot;Ilja&quot;,&quot;Iľja, Eliáš&quot;))" calcext:value-type="string">
            <text:p>Jmena.Add(New clsJmeno(20,7,"Ilja","Iľja, Eliáš"))</text:p>
          </table:table-cell>
          <table:table-cell table:number-columns-repeated="1018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ítězslav</text:p>
          </table:table-cell>
          <table:table-cell office:value-type="string" calcext:value-type="string">
            <text:p>Daniel</text:p>
          </table:table-cell>
          <table:table-cell table:style-name="ce7"/>
          <table:table-cell table:style-name="ce1" table:formula="of:=&quot;Jmena.Add(New cls&quot;&amp;[$class.$C$1]&amp;&quot;(&quot;&amp;[.A227]&amp;&quot;,&quot;&amp;[.B227]&amp;&quot;,&quot;&quot;&quot;&amp;[.C227]&amp;&quot;&quot;&quot;,&quot;&quot;&quot;&amp;[.D227]&amp;&quot;&quot;&quot;))&quot;" office:value-type="string" office:string-value="Jmena.Add(New clsJmeno(21,7,&quot;Vítězslav&quot;,&quot;Daniel&quot;))" calcext:value-type="string">
            <text:p>Jmena.Add(New clsJmeno(21,7,"Vítězslav","Daniel"))</text:p>
          </table:table-cell>
          <table:table-cell table:number-columns-repeated="1018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Magdaléna</text:p>
          </table:table-cell>
          <table:table-cell table:style-name="ce7"/>
          <table:table-cell table:style-name="ce1" table:formula="of:=&quot;Jmena.Add(New cls&quot;&amp;[$class.$C$1]&amp;&quot;(&quot;&amp;[.A228]&amp;&quot;,&quot;&amp;[.B228]&amp;&quot;,&quot;&quot;&quot;&amp;[.C228]&amp;&quot;&quot;&quot;,&quot;&quot;&quot;&amp;[.D228]&amp;&quot;&quot;&quot;))&quot;" office:value-type="string" office:string-value="Jmena.Add(New clsJmeno(22,7,&quot;Magdaléna&quot;,&quot;Magdaléna&quot;))" calcext:value-type="string">
            <text:p>Jmena.Add(New clsJmeno(22,7,"Magdaléna","Magdaléna"))</text:p>
          </table:table-cell>
          <table:table-cell table:number-columns-repeated="1018"/>
        </table:table-row>
        <table:table-row table:style-name="ro3">
          <table:table-cell table:style-name="ce6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bor</text:p>
          </table:table-cell>
          <table:table-cell office:value-type="string" calcext:value-type="string">
            <text:p>Oľga</text:p>
          </table:table-cell>
          <table:table-cell table:style-name="ce7"/>
          <table:table-cell table:style-name="ce1" table:formula="of:=&quot;Jmena.Add(New cls&quot;&amp;[$class.$C$1]&amp;&quot;(&quot;&amp;[.A229]&amp;&quot;,&quot;&amp;[.B229]&amp;&quot;,&quot;&quot;&quot;&amp;[.C229]&amp;&quot;&quot;&quot;,&quot;&quot;&quot;&amp;[.D229]&amp;&quot;&quot;&quot;))&quot;" office:value-type="string" office:string-value="Jmena.Add(New clsJmeno(23,7,&quot;Libor&quot;,&quot;Oľga&quot;))" calcext:value-type="string">
            <text:p>Jmena.Add(New clsJmeno(23,7,"Libor","Oľga"))</text:p>
          </table:table-cell>
          <table:table-cell table:number-columns-repeated="1018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ristýna</text:p>
          </table:table-cell>
          <table:table-cell office:value-type="string" calcext:value-type="string">
            <text:p>Vladimír</text:p>
          </table:table-cell>
          <table:table-cell table:style-name="ce7"/>
          <table:table-cell table:style-name="ce1" table:formula="of:=&quot;Jmena.Add(New cls&quot;&amp;[$class.$C$1]&amp;&quot;(&quot;&amp;[.A230]&amp;&quot;,&quot;&amp;[.B230]&amp;&quot;,&quot;&quot;&quot;&amp;[.C230]&amp;&quot;&quot;&quot;,&quot;&quot;&quot;&amp;[.D230]&amp;&quot;&quot;&quot;))&quot;" office:value-type="string" office:string-value="Jmena.Add(New clsJmeno(24,7,&quot;Kristýna&quot;,&quot;Vladimír&quot;))" calcext:value-type="string">
            <text:p>Jmena.Add(New clsJmeno(24,7,"Kristýna","Vladimír"))</text:p>
          </table:table-cell>
          <table:table-cell table:number-columns-repeated="1018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Jakub</text:p>
          </table:table-cell>
          <table:table-cell table:style-name="ce7"/>
          <table:table-cell table:style-name="ce1" table:formula="of:=&quot;Jmena.Add(New cls&quot;&amp;[$class.$C$1]&amp;&quot;(&quot;&amp;[.A231]&amp;&quot;,&quot;&amp;[.B231]&amp;&quot;,&quot;&quot;&quot;&amp;[.C231]&amp;&quot;&quot;&quot;,&quot;&quot;&quot;&amp;[.D231]&amp;&quot;&quot;&quot;))&quot;" office:value-type="string" office:string-value="Jmena.Add(New clsJmeno(25,7,&quot;Jakub&quot;,&quot;Jakub&quot;))" calcext:value-type="string">
            <text:p>Jmena.Add(New clsJmeno(25,7,"Jakub","Jakub"))</text:p>
          </table:table-cell>
          <table:table-cell table:number-columns-repeated="1018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na, Hana</text:p>
          </table:table-cell>
          <table:table-cell table:style-name="ce7"/>
          <table:table-cell table:style-name="ce1" table:formula="of:=&quot;Jmena.Add(New cls&quot;&amp;[$class.$C$1]&amp;&quot;(&quot;&amp;[.A232]&amp;&quot;,&quot;&amp;[.B232]&amp;&quot;,&quot;&quot;&quot;&amp;[.C232]&amp;&quot;&quot;&quot;,&quot;&quot;&quot;&amp;[.D232]&amp;&quot;&quot;&quot;))&quot;" office:value-type="string" office:string-value="Jmena.Add(New clsJmeno(26,7,&quot;Anna&quot;,&quot;Anna, Hana&quot;))" calcext:value-type="string">
            <text:p>Jmena.Add(New clsJmeno(26,7,"Anna","Anna, Hana"))</text:p>
          </table:table-cell>
          <table:table-cell table:number-columns-repeated="1018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ěroslav</text:p>
          </table:table-cell>
          <table:table-cell office:value-type="string" calcext:value-type="string">
            <text:p>Božena</text:p>
          </table:table-cell>
          <table:table-cell table:style-name="ce7"/>
          <table:table-cell table:style-name="ce1" table:formula="of:=&quot;Jmena.Add(New cls&quot;&amp;[$class.$C$1]&amp;&quot;(&quot;&amp;[.A233]&amp;&quot;,&quot;&amp;[.B233]&amp;&quot;,&quot;&quot;&quot;&amp;[.C233]&amp;&quot;&quot;&quot;,&quot;&quot;&quot;&amp;[.D233]&amp;&quot;&quot;&quot;))&quot;" office:value-type="string" office:string-value="Jmena.Add(New clsJmeno(27,7,&quot;Věroslav&quot;,&quot;Božena&quot;))" calcext:value-type="string">
            <text:p>Jmena.Add(New clsJmeno(27,7,"Věroslav","Božena"))</text:p>
          </table:table-cell>
          <table:table-cell table:number-columns-repeated="1018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Krištof</text:p>
          </table:table-cell>
          <table:table-cell table:style-name="ce7"/>
          <table:table-cell table:style-name="ce1" table:formula="of:=&quot;Jmena.Add(New cls&quot;&amp;[$class.$C$1]&amp;&quot;(&quot;&amp;[.A234]&amp;&quot;,&quot;&amp;[.B234]&amp;&quot;,&quot;&quot;&quot;&amp;[.C234]&amp;&quot;&quot;&quot;,&quot;&quot;&quot;&amp;[.D234]&amp;&quot;&quot;&quot;))&quot;" office:value-type="string" office:string-value="Jmena.Add(New clsJmeno(28,7,&quot;Viktor&quot;,&quot;Krištof&quot;))" calcext:value-type="string">
            <text:p>Jmena.Add(New clsJmeno(28,7,"Viktor","Krištof"))</text:p>
          </table:table-cell>
          <table:table-cell table:number-columns-repeated="1018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Marta</text:p>
          </table:table-cell>
          <table:table-cell table:style-name="ce7"/>
          <table:table-cell table:style-name="ce1" table:formula="of:=&quot;Jmena.Add(New cls&quot;&amp;[$class.$C$1]&amp;&quot;(&quot;&amp;[.A235]&amp;&quot;,&quot;&amp;[.B235]&amp;&quot;,&quot;&quot;&quot;&amp;[.C235]&amp;&quot;&quot;&quot;,&quot;&quot;&quot;&amp;[.D235]&amp;&quot;&quot;&quot;))&quot;" office:value-type="string" office:string-value="Jmena.Add(New clsJmeno(29,7,&quot;Marta&quot;,&quot;Marta&quot;))" calcext:value-type="string">
            <text:p>Jmena.Add(New clsJmeno(29,7,"Marta","Marta"))</text:p>
          </table:table-cell>
          <table:table-cell table:number-columns-repeated="1018"/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řivoj</text:p>
          </table:table-cell>
          <table:table-cell office:value-type="string" calcext:value-type="string">
            <text:p>Libuša</text:p>
          </table:table-cell>
          <table:table-cell table:style-name="ce7"/>
          <table:table-cell table:style-name="ce1" table:formula="of:=&quot;Jmena.Add(New cls&quot;&amp;[$class.$C$1]&amp;&quot;(&quot;&amp;[.A236]&amp;&quot;,&quot;&amp;[.B236]&amp;&quot;,&quot;&quot;&quot;&amp;[.C236]&amp;&quot;&quot;&quot;,&quot;&quot;&quot;&amp;[.D236]&amp;&quot;&quot;&quot;))&quot;" office:value-type="string" office:string-value="Jmena.Add(New clsJmeno(30,7,&quot;Bořivoj&quot;,&quot;Libuša&quot;))" calcext:value-type="string">
            <text:p>Jmena.Add(New clsJmeno(30,7,"Bořivoj","Libuša"))</text:p>
          </table:table-cell>
          <table:table-cell table:number-columns-repeated="1018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Ignác</text:p>
          </table:table-cell>
          <table:table-cell table:style-name="ce7"/>
          <table:table-cell table:style-name="ce1" table:formula="of:=&quot;Jmena.Add(New cls&quot;&amp;[$class.$C$1]&amp;&quot;(&quot;&amp;[.A237]&amp;&quot;,&quot;&amp;[.B237]&amp;&quot;,&quot;&quot;&quot;&amp;[.C237]&amp;&quot;&quot;&quot;,&quot;&quot;&quot;&amp;[.D237]&amp;&quot;&quot;&quot;))&quot;" office:value-type="string" office:string-value="Jmena.Add(New clsJmeno(31,7,&quot;Ignác&quot;,&quot;Ignác&quot;))" calcext:value-type="string">
            <text:p>Jmena.Add(New clsJmeno(31,7,"Ignác","Ignác"))</text:p>
          </table:table-cell>
          <table:table-cell table:number-columns-repeated="101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Božidara</text:p>
          </table:table-cell>
          <table:table-cell table:style-name="ce7"/>
          <table:table-cell table:style-name="ce1" table:formula="of:=&quot;Jmena.Add(New cls&quot;&amp;[$class.$C$1]&amp;&quot;(&quot;&amp;[.A238]&amp;&quot;,&quot;&amp;[.B238]&amp;&quot;,&quot;&quot;&quot;&amp;[.C238]&amp;&quot;&quot;&quot;,&quot;&quot;&quot;&amp;[.D238]&amp;&quot;&quot;&quot;))&quot;" office:value-type="string" office:string-value="Jmena.Add(New clsJmeno(1,8,&quot;Oskar&quot;,&quot;Božidara&quot;))" calcext:value-type="string">
            <text:p>Jmena.Add(New clsJmeno(1,8,"Oskar","Božidara"))</text:p>
          </table:table-cell>
          <table:table-cell table:number-columns-repeated="1018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stav</text:p>
          </table:table-cell>
          <table:table-cell office:value-type="string" calcext:value-type="string">
            <text:p>Gustáv</text:p>
          </table:table-cell>
          <table:table-cell table:style-name="ce7"/>
          <table:table-cell table:style-name="ce1" table:formula="of:=&quot;Jmena.Add(New cls&quot;&amp;[$class.$C$1]&amp;&quot;(&quot;&amp;[.A239]&amp;&quot;,&quot;&amp;[.B239]&amp;&quot;,&quot;&quot;&quot;&amp;[.C239]&amp;&quot;&quot;&quot;,&quot;&quot;&quot;&amp;[.D239]&amp;&quot;&quot;&quot;))&quot;" office:value-type="string" office:string-value="Jmena.Add(New clsJmeno(2,8,&quot;Gustav&quot;,&quot;Gustáv&quot;))" calcext:value-type="string">
            <text:p>Jmena.Add(New clsJmeno(2,8,"Gustav","Gustáv"))</text:p>
          </table:table-cell>
          <table:table-cell table:number-columns-repeated="1018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luše</text:p>
          </table:table-cell>
          <table:table-cell office:value-type="string" calcext:value-type="string">
            <text:p>Jerguš</text:p>
          </table:table-cell>
          <table:table-cell table:style-name="ce7"/>
          <table:table-cell table:style-name="ce1" table:formula="of:=&quot;Jmena.Add(New cls&quot;&amp;[$class.$C$1]&amp;&quot;(&quot;&amp;[.A240]&amp;&quot;,&quot;&amp;[.B240]&amp;&quot;,&quot;&quot;&quot;&amp;[.C240]&amp;&quot;&quot;&quot;,&quot;&quot;&quot;&amp;[.D240]&amp;&quot;&quot;&quot;))&quot;" office:value-type="string" office:string-value="Jmena.Add(New clsJmeno(3,8,&quot;Miluše&quot;,&quot;Jerguš&quot;))" calcext:value-type="string">
            <text:p>Jmena.Add(New clsJmeno(3,8,"Miluše","Jerguš"))</text:p>
          </table:table-cell>
          <table:table-cell table:number-columns-repeated="101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Dominika</text:p>
          </table:table-cell>
          <table:table-cell table:style-name="ce7"/>
          <table:table-cell table:style-name="ce1" table:formula="of:=&quot;Jmena.Add(New cls&quot;&amp;[$class.$C$1]&amp;&quot;(&quot;&amp;[.A241]&amp;&quot;,&quot;&amp;[.B241]&amp;&quot;,&quot;&quot;&quot;&amp;[.C241]&amp;&quot;&quot;&quot;,&quot;&quot;&quot;&amp;[.D241]&amp;&quot;&quot;&quot;))&quot;" office:value-type="string" office:string-value="Jmena.Add(New clsJmeno(4,8,&quot;Dominik&quot;,&quot;Dominika&quot;))" calcext:value-type="string">
            <text:p>Jmena.Add(New clsJmeno(4,8,"Dominik","Dominika"))</text:p>
          </table:table-cell>
          <table:table-cell table:number-columns-repeated="101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ominik</text:p>
          </table:table-cell>
          <table:table-cell table:style-name="ce7"/>
          <table:table-cell table:style-name="ce1" table:formula="of:=&quot;Jmena.Add(New cls&quot;&amp;[$class.$C$1]&amp;&quot;(&quot;&amp;[.A242]&amp;&quot;,&quot;&amp;[.B242]&amp;&quot;,&quot;&quot;&quot;&amp;[.C242]&amp;&quot;&quot;&quot;,&quot;&quot;&quot;&amp;[.D242]&amp;&quot;&quot;&quot;))&quot;" office:value-type="string" office:string-value="Jmena.Add(New clsJmeno(4,8,&quot;Dominik&quot;,&quot;Dominik&quot;))" calcext:value-type="string">
            <text:p>Jmena.Add(New clsJmeno(4,8,"Dominik","Dominik"))</text:p>
          </table:table-cell>
          <table:table-cell table:number-columns-repeated="1018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ristián</text:p>
          </table:table-cell>
          <table:table-cell office:value-type="string" calcext:value-type="string">
            <text:p>Hortenzia</text:p>
          </table:table-cell>
          <table:table-cell table:style-name="ce7"/>
          <table:table-cell table:style-name="ce1" table:formula="of:=&quot;Jmena.Add(New cls&quot;&amp;[$class.$C$1]&amp;&quot;(&quot;&amp;[.A243]&amp;&quot;,&quot;&amp;[.B243]&amp;&quot;,&quot;&quot;&quot;&amp;[.C243]&amp;&quot;&quot;&quot;,&quot;&quot;&quot;&amp;[.D243]&amp;&quot;&quot;&quot;))&quot;" office:value-type="string" office:string-value="Jmena.Add(New clsJmeno(5,8,&quot;Kristián&quot;,&quot;Hortenzia&quot;))" calcext:value-type="string">
            <text:p>Jmena.Add(New clsJmeno(5,8,"Kristián","Hortenzia"))</text:p>
          </table:table-cell>
          <table:table-cell table:number-columns-repeated="101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ldřiška</text:p>
          </table:table-cell>
          <table:table-cell office:value-type="string" calcext:value-type="string">
            <text:p>Jozefína</text:p>
          </table:table-cell>
          <table:table-cell table:style-name="ce7"/>
          <table:table-cell table:style-name="ce1" table:formula="of:=&quot;Jmena.Add(New cls&quot;&amp;[$class.$C$1]&amp;&quot;(&quot;&amp;[.A244]&amp;&quot;,&quot;&amp;[.B244]&amp;&quot;,&quot;&quot;&quot;&amp;[.C244]&amp;&quot;&quot;&quot;,&quot;&quot;&quot;&amp;[.D244]&amp;&quot;&quot;&quot;))&quot;" office:value-type="string" office:string-value="Jmena.Add(New clsJmeno(6,8,&quot;Oldřiška&quot;,&quot;Jozefína&quot;))" calcext:value-type="string">
            <text:p>Jmena.Add(New clsJmeno(6,8,"Oldřiška","Jozefína"))</text:p>
          </table:table-cell>
          <table:table-cell table:number-columns-repeated="1018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Štefánia</text:p>
          </table:table-cell>
          <table:table-cell table:style-name="ce7"/>
          <table:table-cell table:style-name="ce1" table:formula="of:=&quot;Jmena.Add(New cls&quot;&amp;[$class.$C$1]&amp;&quot;(&quot;&amp;[.A245]&amp;&quot;,&quot;&amp;[.B245]&amp;&quot;,&quot;&quot;&quot;&amp;[.C245]&amp;&quot;&quot;&quot;,&quot;&quot;&quot;&amp;[.D245]&amp;&quot;&quot;&quot;))&quot;" office:value-type="string" office:string-value="Jmena.Add(New clsJmeno(7,8,&quot;Lada&quot;,&quot;Štefánia&quot;))" calcext:value-type="string">
            <text:p>Jmena.Add(New clsJmeno(7,8,"Lada","Štefánia"))</text:p>
          </table:table-cell>
          <table:table-cell table:number-columns-repeated="101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běslav</text:p>
          </table:table-cell>
          <table:table-cell office:value-type="string" calcext:value-type="string">
            <text:p>Oskar</text:p>
          </table:table-cell>
          <table:table-cell table:style-name="ce7"/>
          <table:table-cell table:style-name="ce1" table:formula="of:=&quot;Jmena.Add(New cls&quot;&amp;[$class.$C$1]&amp;&quot;(&quot;&amp;[.A246]&amp;&quot;,&quot;&amp;[.B246]&amp;&quot;,&quot;&quot;&quot;&amp;[.C246]&amp;&quot;&quot;&quot;,&quot;&quot;&quot;&amp;[.D246]&amp;&quot;&quot;&quot;))&quot;" office:value-type="string" office:string-value="Jmena.Add(New clsJmeno(8,8,&quot;Soběslav&quot;,&quot;Oskar&quot;))" calcext:value-type="string">
            <text:p>Jmena.Add(New clsJmeno(8,8,"Soběslav","Oskar"))</text:p>
          </table:table-cell>
          <table:table-cell table:number-columns-repeated="1018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Ľubomíra</text:p>
          </table:table-cell>
          <table:table-cell table:style-name="ce7"/>
          <table:table-cell table:style-name="ce1" table:formula="of:=&quot;Jmena.Add(New cls&quot;&amp;[$class.$C$1]&amp;&quot;(&quot;&amp;[.A247]&amp;&quot;,&quot;&amp;[.B247]&amp;&quot;,&quot;&quot;&quot;&amp;[.C247]&amp;&quot;&quot;&quot;,&quot;&quot;&quot;&amp;[.D247]&amp;&quot;&quot;&quot;))&quot;" office:value-type="string" office:string-value="Jmena.Add(New clsJmeno(9,8,&quot;Roman&quot;,&quot;Ľubomíra&quot;))" calcext:value-type="string">
            <text:p>Jmena.Add(New clsJmeno(9,8,"Roman","Ľubomíra"))</text:p>
          </table:table-cell>
          <table:table-cell table:number-columns-repeated="1018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vřinec</text:p>
          </table:table-cell>
          <table:table-cell office:value-type="string" calcext:value-type="string">
            <text:p>Vavrinec</text:p>
          </table:table-cell>
          <table:table-cell table:style-name="ce7"/>
          <table:table-cell table:style-name="ce1" table:formula="of:=&quot;Jmena.Add(New cls&quot;&amp;[$class.$C$1]&amp;&quot;(&quot;&amp;[.A248]&amp;&quot;,&quot;&amp;[.B248]&amp;&quot;,&quot;&quot;&quot;&amp;[.C248]&amp;&quot;&quot;&quot;,&quot;&quot;&quot;&amp;[.D248]&amp;&quot;&quot;&quot;))&quot;" office:value-type="string" office:string-value="Jmena.Add(New clsJmeno(10,8,&quot;Vavřinec&quot;,&quot;Vavrinec&quot;))" calcext:value-type="string">
            <text:p>Jmena.Add(New clsJmeno(10,8,"Vavřinec","Vavrinec"))</text:p>
          </table:table-cell>
          <table:table-cell table:number-columns-repeated="1018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Zuzana</text:p>
          </table:table-cell>
          <table:table-cell table:style-name="ce7"/>
          <table:table-cell table:style-name="ce1" table:formula="of:=&quot;Jmena.Add(New cls&quot;&amp;[$class.$C$1]&amp;&quot;(&quot;&amp;[.A249]&amp;&quot;,&quot;&amp;[.B249]&amp;&quot;,&quot;&quot;&quot;&amp;[.C249]&amp;&quot;&quot;&quot;,&quot;&quot;&quot;&amp;[.D249]&amp;&quot;&quot;&quot;))&quot;" office:value-type="string" office:string-value="Jmena.Add(New clsJmeno(11,8,&quot;Zuzana&quot;,&quot;Zuzana&quot;))" calcext:value-type="string">
            <text:p>Jmena.Add(New clsJmeno(11,8,"Zuzana","Zuzana"))</text:p>
          </table:table-cell>
          <table:table-cell table:number-columns-repeated="1018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lára</text:p>
          </table:table-cell>
          <table:table-cell office:value-type="string" calcext:value-type="string">
            <text:p>Darina</text:p>
          </table:table-cell>
          <table:table-cell table:style-name="ce7"/>
          <table:table-cell table:style-name="ce1" table:formula="of:=&quot;Jmena.Add(New cls&quot;&amp;[$class.$C$1]&amp;&quot;(&quot;&amp;[.A250]&amp;&quot;,&quot;&amp;[.B250]&amp;&quot;,&quot;&quot;&quot;&amp;[.C250]&amp;&quot;&quot;&quot;,&quot;&quot;&quot;&amp;[.D250]&amp;&quot;&quot;&quot;))&quot;" office:value-type="string" office:string-value="Jmena.Add(New clsJmeno(12,8,&quot;Klára&quot;,&quot;Darina&quot;))" calcext:value-type="string">
            <text:p>Jmena.Add(New clsJmeno(12,8,"Klára","Darina"))</text:p>
          </table:table-cell>
          <table:table-cell table:number-columns-repeated="1018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ena</text:p>
          </table:table-cell>
          <table:table-cell office:value-type="string" calcext:value-type="string">
            <text:p>Ľubomír</text:p>
          </table:table-cell>
          <table:table-cell table:style-name="ce7"/>
          <table:table-cell table:style-name="ce1" table:formula="of:=&quot;Jmena.Add(New cls&quot;&amp;[$class.$C$1]&amp;&quot;(&quot;&amp;[.A251]&amp;&quot;,&quot;&amp;[.B251]&amp;&quot;,&quot;&quot;&quot;&amp;[.C251]&amp;&quot;&quot;&quot;,&quot;&quot;&quot;&amp;[.D251]&amp;&quot;&quot;&quot;))&quot;" office:value-type="string" office:string-value="Jmena.Add(New clsJmeno(13,8,&quot;Alena&quot;,&quot;Ľubomír&quot;))" calcext:value-type="string">
            <text:p>Jmena.Add(New clsJmeno(13,8,"Alena","Ľubomír"))</text:p>
          </table:table-cell>
          <table:table-cell table:number-columns-repeated="1018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Mojmír</text:p>
          </table:table-cell>
          <table:table-cell table:style-name="ce7"/>
          <table:table-cell table:style-name="ce1" table:formula="of:=&quot;Jmena.Add(New cls&quot;&amp;[$class.$C$1]&amp;&quot;(&quot;&amp;[.A252]&amp;&quot;,&quot;&amp;[.B252]&amp;&quot;,&quot;&quot;&quot;&amp;[.C252]&amp;&quot;&quot;&quot;,&quot;&quot;&quot;&amp;[.D252]&amp;&quot;&quot;&quot;))&quot;" office:value-type="string" office:string-value="Jmena.Add(New clsJmeno(14,8,&quot;Alan&quot;,&quot;Mojmír&quot;))" calcext:value-type="string">
            <text:p>Jmena.Add(New clsJmeno(14,8,"Alan","Mojmír"))</text:p>
          </table:table-cell>
          <table:table-cell table:number-columns-repeated="1018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a</text:p>
          </table:table-cell>
          <table:table-cell office:value-type="string" calcext:value-type="string">
            <text:p>Marcela</text:p>
          </table:table-cell>
          <table:table-cell table:style-name="ce7"/>
          <table:table-cell table:style-name="ce1" table:formula="of:=&quot;Jmena.Add(New cls&quot;&amp;[$class.$C$1]&amp;&quot;(&quot;&amp;[.A253]&amp;&quot;,&quot;&amp;[.B253]&amp;&quot;,&quot;&quot;&quot;&amp;[.C253]&amp;&quot;&quot;&quot;,&quot;&quot;&quot;&amp;[.D253]&amp;&quot;&quot;&quot;))&quot;" office:value-type="string" office:string-value="Jmena.Add(New clsJmeno(15,8,&quot;Hana&quot;,&quot;Marcela&quot;))" calcext:value-type="string">
            <text:p>Jmena.Add(New clsJmeno(15,8,"Hana","Marcela"))</text:p>
          </table:table-cell>
          <table:table-cell table:number-columns-repeated="1018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áchym</text:p>
          </table:table-cell>
          <table:table-cell office:value-type="string" calcext:value-type="string">
            <text:p>Leonard</text:p>
          </table:table-cell>
          <table:table-cell table:style-name="ce7"/>
          <table:table-cell table:style-name="ce1" table:formula="of:=&quot;Jmena.Add(New cls&quot;&amp;[$class.$C$1]&amp;&quot;(&quot;&amp;[.A254]&amp;&quot;,&quot;&amp;[.B254]&amp;&quot;,&quot;&quot;&quot;&amp;[.C254]&amp;&quot;&quot;&quot;,&quot;&quot;&quot;&amp;[.D254]&amp;&quot;&quot;&quot;))&quot;" office:value-type="string" office:string-value="Jmena.Add(New clsJmeno(16,8,&quot;Jáchym&quot;,&quot;Leonard&quot;))" calcext:value-type="string">
            <text:p>Jmena.Add(New clsJmeno(16,8,"Jáchym","Leonard"))</text:p>
          </table:table-cell>
          <table:table-cell table:number-columns-repeated="1018"/>
        </table:table-row>
        <table:table-row table:style-name="ro3">
          <table:table-cell table:style-name="ce6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Milica</text:p>
          </table:table-cell>
          <table:table-cell table:style-name="ce7"/>
          <table:table-cell table:style-name="ce1" table:formula="of:=&quot;Jmena.Add(New cls&quot;&amp;[$class.$C$1]&amp;&quot;(&quot;&amp;[.A255]&amp;&quot;,&quot;&amp;[.B255]&amp;&quot;,&quot;&quot;&quot;&amp;[.C255]&amp;&quot;&quot;&quot;,&quot;&quot;&quot;&amp;[.D255]&amp;&quot;&quot;&quot;))&quot;" office:value-type="string" office:string-value="Jmena.Add(New clsJmeno(17,8,&quot;Petra&quot;,&quot;Milica&quot;))" calcext:value-type="string">
            <text:p>Jmena.Add(New clsJmeno(17,8,"Petra","Milica"))</text:p>
          </table:table-cell>
          <table:table-cell table:number-columns-repeated="1018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Elena</text:p>
          </table:table-cell>
          <table:table-cell table:style-name="ce7"/>
          <table:table-cell table:style-name="ce1" table:formula="of:=&quot;Jmena.Add(New cls&quot;&amp;[$class.$C$1]&amp;&quot;(&quot;&amp;[.A256]&amp;&quot;,&quot;&amp;[.B256]&amp;&quot;,&quot;&quot;&quot;&amp;[.C256]&amp;&quot;&quot;&quot;,&quot;&quot;&quot;&amp;[.D256]&amp;&quot;&quot;&quot;))&quot;" office:value-type="string" office:string-value="Jmena.Add(New clsJmeno(18,8,&quot;Helena&quot;,&quot;Elena&quot;))" calcext:value-type="string">
            <text:p>Jmena.Add(New clsJmeno(18,8,"Helena","Elena"))</text:p>
          </table:table-cell>
          <table:table-cell table:number-columns-repeated="1018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elena</text:p>
          </table:table-cell>
          <table:table-cell table:style-name="ce7"/>
          <table:table-cell table:style-name="ce1" table:formula="of:=&quot;Jmena.Add(New cls&quot;&amp;[$class.$C$1]&amp;&quot;(&quot;&amp;[.A257]&amp;&quot;,&quot;&amp;[.B257]&amp;&quot;,&quot;&quot;&quot;&amp;[.C257]&amp;&quot;&quot;&quot;,&quot;&quot;&quot;&amp;[.D257]&amp;&quot;&quot;&quot;))&quot;" office:value-type="string" office:string-value="Jmena.Add(New clsJmeno(18,8,&quot;Helena&quot;,&quot;Helena&quot;))" calcext:value-type="string">
            <text:p>Jmena.Add(New clsJmeno(18,8,"Helena","Helena"))</text:p>
          </table:table-cell>
          <table:table-cell table:number-columns-repeated="1018"/>
        </table:table-row>
        <table:table-row table:style-name="ro3">
          <table:table-cell table:style-name="ce6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dvík</text:p>
          </table:table-cell>
          <table:table-cell office:value-type="string" calcext:value-type="string">
            <text:p>Lýdia</text:p>
          </table:table-cell>
          <table:table-cell table:style-name="ce7"/>
          <table:table-cell table:style-name="ce1" table:formula="of:=&quot;Jmena.Add(New cls&quot;&amp;[$class.$C$1]&amp;&quot;(&quot;&amp;[.A258]&amp;&quot;,&quot;&amp;[.B258]&amp;&quot;,&quot;&quot;&quot;&amp;[.C258]&amp;&quot;&quot;&quot;,&quot;&quot;&quot;&amp;[.D258]&amp;&quot;&quot;&quot;))&quot;" office:value-type="string" office:string-value="Jmena.Add(New clsJmeno(19,8,&quot;Ludvík&quot;,&quot;Lýdia&quot;))" calcext:value-type="string">
            <text:p>Jmena.Add(New clsJmeno(19,8,"Ludvík","Lýdia"))</text:p>
          </table:table-cell>
          <table:table-cell table:number-columns-repeated="1018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Anabela</text:p>
          </table:table-cell>
          <table:table-cell table:style-name="ce7"/>
          <table:table-cell table:style-name="ce1" table:formula="of:=&quot;Jmena.Add(New cls&quot;&amp;[$class.$C$1]&amp;&quot;(&quot;&amp;[.A259]&amp;&quot;,&quot;&amp;[.B259]&amp;&quot;,&quot;&quot;&quot;&amp;[.C259]&amp;&quot;&quot;&quot;,&quot;&quot;&quot;&amp;[.D259]&amp;&quot;&quot;&quot;))&quot;" office:value-type="string" office:string-value="Jmena.Add(New clsJmeno(20,8,&quot;Bernard&quot;,&quot;Anabela&quot;))" calcext:value-type="string">
            <text:p>Jmena.Add(New clsJmeno(20,8,"Bernard","Anabela"))</text:p>
          </table:table-cell>
          <table:table-cell table:number-columns-repeated="1018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hana</text:p>
          </table:table-cell>
          <table:table-cell office:value-type="string" calcext:value-type="string">
            <text:p>Jana</text:p>
          </table:table-cell>
          <table:table-cell table:style-name="ce7"/>
          <table:table-cell table:style-name="ce1" table:formula="of:=&quot;Jmena.Add(New cls&quot;&amp;[$class.$C$1]&amp;&quot;(&quot;&amp;[.A260]&amp;&quot;,&quot;&amp;[.B260]&amp;&quot;,&quot;&quot;&quot;&amp;[.C260]&amp;&quot;&quot;&quot;,&quot;&quot;&quot;&amp;[.D260]&amp;&quot;&quot;&quot;))&quot;" office:value-type="string" office:string-value="Jmena.Add(New clsJmeno(21,8,&quot;Johana&quot;,&quot;Jana&quot;))" calcext:value-type="string">
            <text:p>Jmena.Add(New clsJmeno(21,8,"Johana","Jana"))</text:p>
          </table:table-cell>
          <table:table-cell table:number-columns-repeated="1018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huslav</text:p>
          </table:table-cell>
          <table:table-cell office:value-type="string" calcext:value-type="string">
            <text:p>Tichomír</text:p>
          </table:table-cell>
          <table:table-cell table:style-name="ce7"/>
          <table:table-cell table:style-name="ce1" table:formula="of:=&quot;Jmena.Add(New cls&quot;&amp;[$class.$C$1]&amp;&quot;(&quot;&amp;[.A261]&amp;&quot;,&quot;&amp;[.B261]&amp;&quot;,&quot;&quot;&quot;&amp;[.C261]&amp;&quot;&quot;&quot;,&quot;&quot;&quot;&amp;[.D261]&amp;&quot;&quot;&quot;))&quot;" office:value-type="string" office:string-value="Jmena.Add(New clsJmeno(22,8,&quot;Bohuslav&quot;,&quot;Tichomír&quot;))" calcext:value-type="string">
            <text:p>Jmena.Add(New clsJmeno(22,8,"Bohuslav","Tichomír"))</text:p>
          </table:table-cell>
          <table:table-cell table:number-columns-repeated="1018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Filip</text:p>
          </table:table-cell>
          <table:table-cell table:style-name="ce7"/>
          <table:table-cell table:style-name="ce1" table:formula="of:=&quot;Jmena.Add(New cls&quot;&amp;[$class.$C$1]&amp;&quot;(&quot;&amp;[.A262]&amp;&quot;,&quot;&amp;[.B262]&amp;&quot;,&quot;&quot;&quot;&amp;[.C262]&amp;&quot;&quot;&quot;,&quot;&quot;&quot;&amp;[.D262]&amp;&quot;&quot;&quot;))&quot;" office:value-type="string" office:string-value="Jmena.Add(New clsJmeno(23,8,&quot;Sandra&quot;,&quot;Filip&quot;))" calcext:value-type="string">
            <text:p>Jmena.Add(New clsJmeno(23,8,"Sandra","Filip"))</text:p>
          </table:table-cell>
          <table:table-cell table:number-columns-repeated="1018"/>
        </table:table-row>
        <table:table-row table:style-name="ro3">
          <table:table-cell table:style-name="ce6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toloměj</text:p>
          </table:table-cell>
          <table:table-cell office:value-type="string" calcext:value-type="string">
            <text:p>Bartolomej</text:p>
          </table:table-cell>
          <table:table-cell table:style-name="ce7"/>
          <table:table-cell table:style-name="ce1" table:formula="of:=&quot;Jmena.Add(New cls&quot;&amp;[$class.$C$1]&amp;&quot;(&quot;&amp;[.A263]&amp;&quot;,&quot;&amp;[.B263]&amp;&quot;,&quot;&quot;&quot;&amp;[.C263]&amp;&quot;&quot;&quot;,&quot;&quot;&quot;&amp;[.D263]&amp;&quot;&quot;&quot;))&quot;" office:value-type="string" office:string-value="Jmena.Add(New clsJmeno(24,8,&quot;Bartoloměj&quot;,&quot;Bartolomej&quot;))" calcext:value-type="string">
            <text:p>Jmena.Add(New clsJmeno(24,8,"Bartoloměj","Bartolomej"))</text:p>
          </table:table-cell>
          <table:table-cell table:number-columns-repeated="1018"/>
        </table:table-row>
        <table:table-row table:style-name="ro3">
          <table:table-cell table:style-name="ce6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dim</text:p>
          </table:table-cell>
          <table:table-cell office:value-type="string" calcext:value-type="string">
            <text:p>Ľudovít</text:p>
          </table:table-cell>
          <table:table-cell table:style-name="ce7"/>
          <table:table-cell table:style-name="ce1" table:formula="of:=&quot;Jmena.Add(New cls&quot;&amp;[$class.$C$1]&amp;&quot;(&quot;&amp;[.A264]&amp;&quot;,&quot;&amp;[.B264]&amp;&quot;,&quot;&quot;&quot;&amp;[.C264]&amp;&quot;&quot;&quot;,&quot;&quot;&quot;&amp;[.D264]&amp;&quot;&quot;&quot;))&quot;" office:value-type="string" office:string-value="Jmena.Add(New clsJmeno(25,8,&quot;Radim&quot;,&quot;Ľudovít&quot;))" calcext:value-type="string">
            <text:p>Jmena.Add(New clsJmeno(25,8,"Radim","Ľudovít"))</text:p>
          </table:table-cell>
          <table:table-cell table:number-columns-repeated="1018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děk</text:p>
          </table:table-cell>
          <table:table-cell office:value-type="string" calcext:value-type="string">
            <text:p>Samuel</text:p>
          </table:table-cell>
          <table:table-cell table:style-name="ce7"/>
          <table:table-cell table:style-name="ce1" table:formula="of:=&quot;Jmena.Add(New cls&quot;&amp;[$class.$C$1]&amp;&quot;(&quot;&amp;[.A265]&amp;&quot;,&quot;&amp;[.B265]&amp;&quot;,&quot;&quot;&quot;&amp;[.C265]&amp;&quot;&quot;&quot;,&quot;&quot;&quot;&amp;[.D265]&amp;&quot;&quot;&quot;))&quot;" office:value-type="string" office:string-value="Jmena.Add(New clsJmeno(26,8,&quot;Luděk&quot;,&quot;Samuel&quot;))" calcext:value-type="string">
            <text:p>Jmena.Add(New clsJmeno(26,8,"Luděk","Samuel"))</text:p>
          </table:table-cell>
          <table:table-cell table:number-columns-repeated="1018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akar</text:p>
          </table:table-cell>
          <table:table-cell office:value-type="string" calcext:value-type="string">
            <text:p>Silvia</text:p>
          </table:table-cell>
          <table:table-cell table:style-name="ce7"/>
          <table:table-cell table:style-name="ce1" table:formula="of:=&quot;Jmena.Add(New cls&quot;&amp;[$class.$C$1]&amp;&quot;(&quot;&amp;[.A266]&amp;&quot;,&quot;&amp;[.B266]&amp;&quot;,&quot;&quot;&quot;&amp;[.C266]&amp;&quot;&quot;&quot;,&quot;&quot;&quot;&amp;[.D266]&amp;&quot;&quot;&quot;))&quot;" office:value-type="string" office:string-value="Jmena.Add(New clsJmeno(27,8,&quot;Otakar&quot;,&quot;Silvia&quot;))" calcext:value-type="string">
            <text:p>Jmena.Add(New clsJmeno(27,8,"Otakar","Silvia"))</text:p>
          </table:table-cell>
          <table:table-cell table:number-columns-repeated="1018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gustýn</text:p>
          </table:table-cell>
          <table:table-cell office:value-type="string" calcext:value-type="string">
            <text:p>Augustín</text:p>
          </table:table-cell>
          <table:table-cell table:style-name="ce7"/>
          <table:table-cell table:style-name="ce1" table:formula="of:=&quot;Jmena.Add(New cls&quot;&amp;[$class.$C$1]&amp;&quot;(&quot;&amp;[.A267]&amp;&quot;,&quot;&amp;[.B267]&amp;&quot;,&quot;&quot;&quot;&amp;[.C267]&amp;&quot;&quot;&quot;,&quot;&quot;&quot;&amp;[.D267]&amp;&quot;&quot;&quot;))&quot;" office:value-type="string" office:string-value="Jmena.Add(New clsJmeno(28,8,&quot;Augustýn&quot;,&quot;Augustín&quot;))" calcext:value-type="string">
            <text:p>Jmena.Add(New clsJmeno(28,8,"Augustýn","Augustín"))</text:p>
          </table:table-cell>
          <table:table-cell table:number-columns-repeated="1018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lína</text:p>
          </table:table-cell>
          <table:table-cell office:value-type="string" calcext:value-type="string">
            <text:p>Nikola</text:p>
          </table:table-cell>
          <table:table-cell table:style-name="ce7"/>
          <table:table-cell table:style-name="ce1" table:formula="of:=&quot;Jmena.Add(New cls&quot;&amp;[$class.$C$1]&amp;&quot;(&quot;&amp;[.A268]&amp;&quot;,&quot;&amp;[.B268]&amp;&quot;,&quot;&quot;&quot;&amp;[.C268]&amp;&quot;&quot;&quot;,&quot;&quot;&quot;&amp;[.D268]&amp;&quot;&quot;&quot;))&quot;" office:value-type="string" office:string-value="Jmena.Add(New clsJmeno(29,8,&quot;Evelína&quot;,&quot;Nikola&quot;))" calcext:value-type="string">
            <text:p>Jmena.Add(New clsJmeno(29,8,"Evelína","Nikola"))</text:p>
          </table:table-cell>
          <table:table-cell table:number-columns-repeated="1018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lína</text:p>
          </table:table-cell>
          <table:table-cell office:value-type="string" calcext:value-type="string">
            <text:p>Nikolaj</text:p>
          </table:table-cell>
          <table:table-cell table:style-name="ce7"/>
          <table:table-cell table:style-name="ce1" table:formula="of:=&quot;Jmena.Add(New cls&quot;&amp;[$class.$C$1]&amp;&quot;(&quot;&amp;[.A269]&amp;&quot;,&quot;&amp;[.B269]&amp;&quot;,&quot;&quot;&quot;&amp;[.C269]&amp;&quot;&quot;&quot;,&quot;&quot;&quot;&amp;[.D269]&amp;&quot;&quot;&quot;))&quot;" office:value-type="string" office:string-value="Jmena.Add(New clsJmeno(29,8,&quot;Evelína&quot;,&quot;Nikolaj&quot;))" calcext:value-type="string">
            <text:p>Jmena.Add(New clsJmeno(29,8,"Evelína","Nikolaj"))</text:p>
          </table:table-cell>
          <table:table-cell table:number-columns-repeated="1018"/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laděna</text:p>
          </table:table-cell>
          <table:table-cell office:value-type="string" calcext:value-type="string">
            <text:p>Ružena</text:p>
          </table:table-cell>
          <table:table-cell table:style-name="ce7"/>
          <table:table-cell table:style-name="ce1" table:formula="of:=&quot;Jmena.Add(New cls&quot;&amp;[$class.$C$1]&amp;&quot;(&quot;&amp;[.A270]&amp;&quot;,&quot;&amp;[.B270]&amp;&quot;,&quot;&quot;&quot;&amp;[.C270]&amp;&quot;&quot;&quot;,&quot;&quot;&quot;&amp;[.D270]&amp;&quot;&quot;&quot;))&quot;" office:value-type="string" office:string-value="Jmena.Add(New clsJmeno(30,8,&quot;Vladěna&quot;,&quot;Ružena&quot;))" calcext:value-type="string">
            <text:p>Jmena.Add(New clsJmeno(30,8,"Vladěna","Ružena"))</text:p>
          </table:table-cell>
          <table:table-cell table:number-columns-repeated="1018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vlína</text:p>
          </table:table-cell>
          <table:table-cell office:value-type="string" calcext:value-type="string">
            <text:p>Nora</text:p>
          </table:table-cell>
          <table:table-cell table:style-name="ce7"/>
          <table:table-cell table:style-name="ce1" table:formula="of:=&quot;Jmena.Add(New cls&quot;&amp;[$class.$C$1]&amp;&quot;(&quot;&amp;[.A271]&amp;&quot;,&quot;&amp;[.B271]&amp;&quot;,&quot;&quot;&quot;&amp;[.C271]&amp;&quot;&quot;&quot;,&quot;&quot;&quot;&amp;[.D271]&amp;&quot;&quot;&quot;))&quot;" office:value-type="string" office:string-value="Jmena.Add(New clsJmeno(31,8,&quot;Pavlína&quot;,&quot;Nora&quot;))" calcext:value-type="string">
            <text:p>Jmena.Add(New clsJmeno(31,8,"Pavlína","Nora"))</text:p>
          </table:table-cell>
          <table:table-cell table:number-columns-repeated="101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Drahoslava</text:p>
          </table:table-cell>
          <table:table-cell table:style-name="ce7"/>
          <table:table-cell table:style-name="ce1" table:formula="of:=&quot;Jmena.Add(New cls&quot;&amp;[$class.$C$1]&amp;&quot;(&quot;&amp;[.A272]&amp;&quot;,&quot;&amp;[.B272]&amp;&quot;,&quot;&quot;&quot;&amp;[.C272]&amp;&quot;&quot;&quot;,&quot;&quot;&quot;&amp;[.D272]&amp;&quot;&quot;&quot;))&quot;" office:value-type="string" office:string-value="Jmena.Add(New clsJmeno(1,9,&quot;Linda&quot;,&quot;Drahoslava&quot;))" calcext:value-type="string">
            <text:p>Jmena.Add(New clsJmeno(1,9,"Linda","Drahoslava"))</text:p>
          </table:table-cell>
          <table:table-cell table:number-columns-repeated="101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muel</text:p>
          </table:table-cell>
          <table:table-cell/>
          <table:table-cell table:style-name="ce7"/>
          <table:table-cell table:style-name="ce1" table:formula="of:=&quot;Jmena.Add(New cls&quot;&amp;[$class.$C$1]&amp;&quot;(&quot;&amp;[.A273]&amp;&quot;,&quot;&amp;[.B273]&amp;&quot;,&quot;&quot;&quot;&amp;[.C273]&amp;&quot;&quot;&quot;,&quot;&quot;&quot;&amp;[.D273]&amp;&quot;&quot;&quot;))&quot;" office:value-type="string" office:string-value="Jmena.Add(New clsJmeno(1,9,&quot;Samuel&quot;,&quot;&quot;))" calcext:value-type="string">
            <text:p>Jmena.Add(New clsJmeno(1,9,"Samuel",""))</text:p>
          </table:table-cell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éla</text:p>
          </table:table-cell>
          <table:table-cell office:value-type="string" calcext:value-type="string">
            <text:p>Linda</text:p>
          </table:table-cell>
          <table:table-cell table:style-name="ce7"/>
          <table:table-cell table:style-name="ce1" table:formula="of:=&quot;Jmena.Add(New cls&quot;&amp;[$class.$C$1]&amp;&quot;(&quot;&amp;[.A274]&amp;&quot;,&quot;&amp;[.B274]&amp;&quot;,&quot;&quot;&quot;&amp;[.C274]&amp;&quot;&quot;&quot;,&quot;&quot;&quot;&amp;[.D274]&amp;&quot;&quot;&quot;))&quot;" office:value-type="string" office:string-value="Jmena.Add(New clsJmeno(2,9,&quot;Adéla&quot;,&quot;Linda&quot;))" calcext:value-type="string">
            <text:p>Jmena.Add(New clsJmeno(2,9,"Adéla","Linda"))</text:p>
          </table:table-cell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éla</text:p>
          </table:table-cell>
          <table:table-cell office:value-type="string" calcext:value-type="string">
            <text:p>Rebeka</text:p>
          </table:table-cell>
          <table:table-cell table:style-name="ce7"/>
          <table:table-cell table:style-name="ce1" table:formula="of:=&quot;Jmena.Add(New cls&quot;&amp;[$class.$C$1]&amp;&quot;(&quot;&amp;[.A275]&amp;&quot;,&quot;&amp;[.B275]&amp;&quot;,&quot;&quot;&quot;&amp;[.C275]&amp;&quot;&quot;&quot;,&quot;&quot;&quot;&amp;[.D275]&amp;&quot;&quot;&quot;))&quot;" office:value-type="string" office:string-value="Jmena.Add(New clsJmeno(2,9,&quot;Adéla&quot;,&quot;Rebeka&quot;))" calcext:value-type="string">
            <text:p>Jmena.Add(New clsJmeno(2,9,"Adéla","Rebeka"))</text:p>
          </table:table-cell>
          <table:table-cell table:number-columns-repeated="101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onislav</text:p>
          </table:table-cell>
          <table:table-cell office:value-type="string" calcext:value-type="string">
            <text:p>Belo</text:p>
          </table:table-cell>
          <table:table-cell table:style-name="ce7"/>
          <table:table-cell table:style-name="ce1" table:formula="of:=&quot;Jmena.Add(New cls&quot;&amp;[$class.$C$1]&amp;&quot;(&quot;&amp;[.A276]&amp;&quot;,&quot;&amp;[.B276]&amp;&quot;,&quot;&quot;&quot;&amp;[.C276]&amp;&quot;&quot;&quot;,&quot;&quot;&quot;&amp;[.D276]&amp;&quot;&quot;&quot;))&quot;" office:value-type="string" office:string-value="Jmena.Add(New clsJmeno(3,9,&quot;Bronislav&quot;,&quot;Belo&quot;))" calcext:value-type="string">
            <text:p>Jmena.Add(New clsJmeno(3,9,"Bronislav","Belo"))</text:p>
          </table:table-cell>
          <table:table-cell table:number-columns-repeated="1018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indřiška</text:p>
          </table:table-cell>
          <table:table-cell office:value-type="string" calcext:value-type="string">
            <text:p>Rozália</text:p>
          </table:table-cell>
          <table:table-cell table:style-name="ce7"/>
          <table:table-cell table:style-name="ce1" table:formula="of:=&quot;Jmena.Add(New cls&quot;&amp;[$class.$C$1]&amp;&quot;(&quot;&amp;[.A277]&amp;&quot;,&quot;&amp;[.B277]&amp;&quot;,&quot;&quot;&quot;&amp;[.C277]&amp;&quot;&quot;&quot;,&quot;&quot;&quot;&amp;[.D277]&amp;&quot;&quot;&quot;))&quot;" office:value-type="string" office:string-value="Jmena.Add(New clsJmeno(4,9,&quot;Jindřiška&quot;,&quot;Rozália&quot;))" calcext:value-type="string">
            <text:p>Jmena.Add(New clsJmeno(4,9,"Jindřiška","Rozália"))</text:p>
          </table:table-cell>
          <table:table-cell table:number-columns-repeated="101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Regina</text:p>
          </table:table-cell>
          <table:table-cell table:style-name="ce7"/>
          <table:table-cell table:style-name="ce1" table:formula="of:=&quot;Jmena.Add(New cls&quot;&amp;[$class.$C$1]&amp;&quot;(&quot;&amp;[.A278]&amp;&quot;,&quot;&amp;[.B278]&amp;&quot;,&quot;&quot;&quot;&amp;[.C278]&amp;&quot;&quot;&quot;,&quot;&quot;&quot;&amp;[.D278]&amp;&quot;&quot;&quot;))&quot;" office:value-type="string" office:string-value="Jmena.Add(New clsJmeno(5,9,&quot;Boris&quot;,&quot;Regina&quot;))" calcext:value-type="string">
            <text:p>Jmena.Add(New clsJmeno(5,9,"Boris","Regina"))</text:p>
          </table:table-cell>
          <table:table-cell table:number-columns-repeated="1018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leslav</text:p>
          </table:table-cell>
          <table:table-cell office:value-type="string" calcext:value-type="string">
            <text:p>Alica</text:p>
          </table:table-cell>
          <table:table-cell table:style-name="ce7"/>
          <table:table-cell table:style-name="ce1" table:formula="of:=&quot;Jmena.Add(New cls&quot;&amp;[$class.$C$1]&amp;&quot;(&quot;&amp;[.A279]&amp;&quot;,&quot;&amp;[.B279]&amp;&quot;,&quot;&quot;&quot;&amp;[.C279]&amp;&quot;&quot;&quot;,&quot;&quot;&quot;&amp;[.D279]&amp;&quot;&quot;&quot;))&quot;" office:value-type="string" office:string-value="Jmena.Add(New clsJmeno(6,9,&quot;Boleslav&quot;,&quot;Alica&quot;))" calcext:value-type="string">
            <text:p>Jmena.Add(New clsJmeno(6,9,"Boleslav","Alica"))</text:p>
          </table:table-cell>
          <table:table-cell table:number-columns-repeated="101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ianna</text:p>
          </table:table-cell>
          <table:table-cell table:style-name="ce7"/>
          <table:table-cell table:style-name="ce1" table:formula="of:=&quot;Jmena.Add(New cls&quot;&amp;[$class.$C$1]&amp;&quot;(&quot;&amp;[.A280]&amp;&quot;,&quot;&amp;[.B280]&amp;&quot;,&quot;&quot;&quot;&amp;[.C280]&amp;&quot;&quot;&quot;,&quot;&quot;&quot;&amp;[.D280]&amp;&quot;&quot;&quot;))&quot;" office:value-type="string" office:string-value="Jmena.Add(New clsJmeno(7,9,&quot;Regina&quot;,&quot;Marianna&quot;))" calcext:value-type="string">
            <text:p>Jmena.Add(New clsJmeno(7,9,"Regina","Marianna"))</text:p>
          </table:table-cell>
          <table:table-cell table:number-columns-repeated="1018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Miriama</text:p>
          </table:table-cell>
          <table:table-cell table:style-name="ce7"/>
          <table:table-cell table:style-name="ce1" table:formula="of:=&quot;Jmena.Add(New cls&quot;&amp;[$class.$C$1]&amp;&quot;(&quot;&amp;[.A281]&amp;&quot;,&quot;&amp;[.B281]&amp;&quot;,&quot;&quot;&quot;&amp;[.C281]&amp;&quot;&quot;&quot;,&quot;&quot;&quot;&amp;[.D281]&amp;&quot;&quot;&quot;))&quot;" office:value-type="string" office:string-value="Jmena.Add(New clsJmeno(8,9,&quot;Mariana&quot;,&quot;Miriama&quot;))" calcext:value-type="string">
            <text:p>Jmena.Add(New clsJmeno(8,9,"Mariana","Miriama"))</text:p>
          </table:table-cell>
          <table:table-cell table:number-columns-repeated="101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Martina</text:p>
          </table:table-cell>
          <table:table-cell table:style-name="ce7"/>
          <table:table-cell table:style-name="ce1" table:formula="of:=&quot;Jmena.Add(New cls&quot;&amp;[$class.$C$1]&amp;&quot;(&quot;&amp;[.A282]&amp;&quot;,&quot;&amp;[.B282]&amp;&quot;,&quot;&quot;&quot;&amp;[.C282]&amp;&quot;&quot;&quot;,&quot;&quot;&quot;&amp;[.D282]&amp;&quot;&quot;&quot;))&quot;" office:value-type="string" office:string-value="Jmena.Add(New clsJmeno(9,9,&quot;Daniela&quot;,&quot;Martina&quot;))" calcext:value-type="string">
            <text:p>Jmena.Add(New clsJmeno(9,9,"Daniela","Martina"))</text:p>
          </table:table-cell>
          <table:table-cell table:number-columns-repeated="1018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rma</text:p>
          </table:table-cell>
          <table:table-cell office:value-type="string" calcext:value-type="string">
            <text:p>Oleg</text:p>
          </table:table-cell>
          <table:table-cell table:style-name="ce7"/>
          <table:table-cell table:style-name="ce1" table:formula="of:=&quot;Jmena.Add(New cls&quot;&amp;[$class.$C$1]&amp;&quot;(&quot;&amp;[.A283]&amp;&quot;,&quot;&amp;[.B283]&amp;&quot;,&quot;&quot;&quot;&amp;[.C283]&amp;&quot;&quot;&quot;,&quot;&quot;&quot;&amp;[.D283]&amp;&quot;&quot;&quot;))&quot;" office:value-type="string" office:string-value="Jmena.Add(New clsJmeno(10,9,&quot;Irma&quot;,&quot;Oleg&quot;))" calcext:value-type="string">
            <text:p>Jmena.Add(New clsJmeno(10,9,"Irma","Oleg"))</text:p>
          </table:table-cell>
          <table:table-cell table:number-columns-repeated="1018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nisa</text:p>
          </table:table-cell>
          <table:table-cell office:value-type="string" calcext:value-type="string">
            <text:p>Bystrík</text:p>
          </table:table-cell>
          <table:table-cell table:style-name="ce7"/>
          <table:table-cell table:style-name="ce1" table:formula="of:=&quot;Jmena.Add(New cls&quot;&amp;[$class.$C$1]&amp;&quot;(&quot;&amp;[.A284]&amp;&quot;,&quot;&amp;[.B284]&amp;&quot;,&quot;&quot;&quot;&amp;[.C284]&amp;&quot;&quot;&quot;,&quot;&quot;&quot;&amp;[.D284]&amp;&quot;&quot;&quot;))&quot;" office:value-type="string" office:string-value="Jmena.Add(New clsJmeno(11,9,&quot;Denisa&quot;,&quot;Bystrík&quot;))" calcext:value-type="string">
            <text:p>Jmena.Add(New clsJmeno(11,9,"Denisa","Bystrík"))</text:p>
          </table:table-cell>
          <table:table-cell table:number-columns-repeated="1018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ária</text:p>
          </table:table-cell>
          <table:table-cell table:style-name="ce7"/>
          <table:table-cell table:style-name="ce1" table:formula="of:=&quot;Jmena.Add(New cls&quot;&amp;[$class.$C$1]&amp;&quot;(&quot;&amp;[.A285]&amp;&quot;,&quot;&amp;[.B285]&amp;&quot;,&quot;&quot;&quot;&amp;[.C285]&amp;&quot;&quot;&quot;,&quot;&quot;&quot;&amp;[.D285]&amp;&quot;&quot;&quot;))&quot;" office:value-type="string" office:string-value="Jmena.Add(New clsJmeno(12,9,&quot;Marie&quot;,&quot;Mária&quot;))" calcext:value-type="string">
            <text:p>Jmena.Add(New clsJmeno(12,9,"Marie","Mária"))</text:p>
          </table:table-cell>
          <table:table-cell table:number-columns-repeated="1018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bor</text:p>
          </table:table-cell>
          <table:table-cell office:value-type="string" calcext:value-type="string">
            <text:p>Ctibor</text:p>
          </table:table-cell>
          <table:table-cell table:style-name="ce7"/>
          <table:table-cell table:style-name="ce1" table:formula="of:=&quot;Jmena.Add(New cls&quot;&amp;[$class.$C$1]&amp;&quot;(&quot;&amp;[.A286]&amp;&quot;,&quot;&amp;[.B286]&amp;&quot;,&quot;&quot;&quot;&amp;[.C286]&amp;&quot;&quot;&quot;,&quot;&quot;&quot;&amp;[.D286]&amp;&quot;&quot;&quot;))&quot;" office:value-type="string" office:string-value="Jmena.Add(New clsJmeno(13,9,&quot;Lubor&quot;,&quot;Ctibor&quot;))" calcext:value-type="string">
            <text:p>Jmena.Add(New clsJmeno(13,9,"Lubor","Ctibor"))</text:p>
          </table:table-cell>
          <table:table-cell table:number-columns-repeated="1018"/>
        </table:table-row>
        <table:table-row table:style-name="ro3">
          <table:table-cell table:style-name="ce6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dka</text:p>
          </table:table-cell>
          <table:table-cell office:value-type="string" calcext:value-type="string">
            <text:p>Ľudomil</text:p>
          </table:table-cell>
          <table:table-cell table:style-name="ce7"/>
          <table:table-cell table:style-name="ce1" table:formula="of:=&quot;Jmena.Add(New cls&quot;&amp;[$class.$C$1]&amp;&quot;(&quot;&amp;[.A287]&amp;&quot;,&quot;&amp;[.B287]&amp;&quot;,&quot;&quot;&quot;&amp;[.C287]&amp;&quot;&quot;&quot;,&quot;&quot;&quot;&amp;[.D287]&amp;&quot;&quot;&quot;))&quot;" office:value-type="string" office:string-value="Jmena.Add(New clsJmeno(14,9,&quot;Radka&quot;,&quot;Ľudomil&quot;))" calcext:value-type="string">
            <text:p>Jmena.Add(New clsJmeno(14,9,"Radka","Ľudomil"))</text:p>
          </table:table-cell>
          <table:table-cell table:number-columns-repeated="1018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Jolana</text:p>
          </table:table-cell>
          <table:table-cell table:style-name="ce7"/>
          <table:table-cell table:style-name="ce1" table:formula="of:=&quot;Jmena.Add(New cls&quot;&amp;[$class.$C$1]&amp;&quot;(&quot;&amp;[.A288]&amp;&quot;,&quot;&amp;[.B288]&amp;&quot;,&quot;&quot;&quot;&amp;[.C288]&amp;&quot;&quot;&quot;,&quot;&quot;&quot;&amp;[.D288]&amp;&quot;&quot;&quot;))&quot;" office:value-type="string" office:string-value="Jmena.Add(New clsJmeno(15,9,&quot;Jolana&quot;,&quot;Jolana&quot;))" calcext:value-type="string">
            <text:p>Jmena.Add(New clsJmeno(15,9,"Jolana","Jolana"))</text:p>
          </table:table-cell>
          <table:table-cell table:number-columns-repeated="1018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dmila</text:p>
          </table:table-cell>
          <table:table-cell office:value-type="string" calcext:value-type="string">
            <text:p>Ľudmila</text:p>
          </table:table-cell>
          <table:table-cell table:style-name="ce7"/>
          <table:table-cell table:style-name="ce1" table:formula="of:=&quot;Jmena.Add(New cls&quot;&amp;[$class.$C$1]&amp;&quot;(&quot;&amp;[.A289]&amp;&quot;,&quot;&amp;[.B289]&amp;&quot;,&quot;&quot;&quot;&amp;[.C289]&amp;&quot;&quot;&quot;,&quot;&quot;&quot;&amp;[.D289]&amp;&quot;&quot;&quot;))&quot;" office:value-type="string" office:string-value="Jmena.Add(New clsJmeno(16,9,&quot;Ludmila&quot;,&quot;Ľudmila&quot;))" calcext:value-type="string">
            <text:p>Jmena.Add(New clsJmeno(16,9,"Ludmila","Ľudmila"))</text:p>
          </table:table-cell>
          <table:table-cell table:number-columns-repeated="1018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děžda</text:p>
          </table:table-cell>
          <table:table-cell office:value-type="string" calcext:value-type="string">
            <text:p>Olympia</text:p>
          </table:table-cell>
          <table:table-cell table:style-name="ce7"/>
          <table:table-cell table:style-name="ce1" table:formula="of:=&quot;Jmena.Add(New cls&quot;&amp;[$class.$C$1]&amp;&quot;(&quot;&amp;[.A290]&amp;&quot;,&quot;&amp;[.B290]&amp;&quot;,&quot;&quot;&quot;&amp;[.C290]&amp;&quot;&quot;&quot;,&quot;&quot;&quot;&amp;[.D290]&amp;&quot;&quot;&quot;))&quot;" office:value-type="string" office:string-value="Jmena.Add(New clsJmeno(17,9,&quot;Naděžda&quot;,&quot;Olympia&quot;))" calcext:value-type="string">
            <text:p>Jmena.Add(New clsJmeno(17,9,"Naděžda","Olympia"))</text:p>
          </table:table-cell>
          <table:table-cell table:number-columns-repeated="1018"/>
        </table:table-row>
        <table:table-row table:style-name="ro3">
          <table:table-cell table:style-name="ce6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yštof</text:p>
          </table:table-cell>
          <table:table-cell office:value-type="string" calcext:value-type="string">
            <text:p>Eugénia</text:p>
          </table:table-cell>
          <table:table-cell table:style-name="ce7"/>
          <table:table-cell table:style-name="ce1" table:formula="of:=&quot;Jmena.Add(New cls&quot;&amp;[$class.$C$1]&amp;&quot;(&quot;&amp;[.A291]&amp;&quot;,&quot;&amp;[.B291]&amp;&quot;,&quot;&quot;&quot;&amp;[.C291]&amp;&quot;&quot;&quot;,&quot;&quot;&quot;&amp;[.D291]&amp;&quot;&quot;&quot;))&quot;" office:value-type="string" office:string-value="Jmena.Add(New clsJmeno(18,9,&quot;Kryštof&quot;,&quot;Eugénia&quot;))" calcext:value-type="string">
            <text:p>Jmena.Add(New clsJmeno(18,9,"Kryštof","Eugénia"))</text:p>
          </table:table-cell>
          <table:table-cell table:number-columns-repeated="1018"/>
        </table:table-row>
        <table:table-row table:style-name="ro3">
          <table:table-cell table:style-name="ce6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ita</text:p>
          </table:table-cell>
          <table:table-cell office:value-type="string" calcext:value-type="string">
            <text:p>Konštantín</text:p>
          </table:table-cell>
          <table:table-cell table:style-name="ce7"/>
          <table:table-cell table:style-name="ce1" table:formula="of:=&quot;Jmena.Add(New cls&quot;&amp;[$class.$C$1]&amp;&quot;(&quot;&amp;[.A292]&amp;&quot;,&quot;&amp;[.B292]&amp;&quot;,&quot;&quot;&quot;&amp;[.C292]&amp;&quot;&quot;&quot;,&quot;&quot;&quot;&amp;[.D292]&amp;&quot;&quot;&quot;))&quot;" office:value-type="string" office:string-value="Jmena.Add(New clsJmeno(19,9,&quot;Zita&quot;,&quot;Konštantín&quot;))" calcext:value-type="string">
            <text:p>Jmena.Add(New clsJmeno(19,9,"Zita","Konštantín"))</text:p>
          </table:table-cell>
          <table:table-cell table:number-columns-repeated="1018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leg</text:p>
          </table:table-cell>
          <table:table-cell office:value-type="string" calcext:value-type="string">
            <text:p>Ľuboslav</text:p>
          </table:table-cell>
          <table:table-cell table:style-name="ce7"/>
          <table:table-cell table:style-name="ce1" table:formula="of:=&quot;Jmena.Add(New cls&quot;&amp;[$class.$C$1]&amp;&quot;(&quot;&amp;[.A293]&amp;&quot;,&quot;&amp;[.B293]&amp;&quot;,&quot;&quot;&quot;&amp;[.C293]&amp;&quot;&quot;&quot;,&quot;&quot;&quot;&amp;[.D293]&amp;&quot;&quot;&quot;))&quot;" office:value-type="string" office:string-value="Jmena.Add(New clsJmeno(20,9,&quot;Oleg&quot;,&quot;Ľuboslav&quot;))" calcext:value-type="string">
            <text:p>Jmena.Add(New clsJmeno(20,9,"Oleg","Ľuboslav"))</text:p>
          </table:table-cell>
          <table:table-cell table:number-columns-repeated="1018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leg</text:p>
          </table:table-cell>
          <table:table-cell office:value-type="string" calcext:value-type="string">
            <text:p>Ľuboslava</text:p>
          </table:table-cell>
          <table:table-cell table:style-name="ce7"/>
          <table:table-cell table:style-name="ce1" table:formula="of:=&quot;Jmena.Add(New cls&quot;&amp;[$class.$C$1]&amp;&quot;(&quot;&amp;[.A294]&amp;&quot;,&quot;&amp;[.B294]&amp;&quot;,&quot;&quot;&quot;&amp;[.C294]&amp;&quot;&quot;&quot;,&quot;&quot;&quot;&amp;[.D294]&amp;&quot;&quot;&quot;))&quot;" office:value-type="string" office:string-value="Jmena.Add(New clsJmeno(20,9,&quot;Oleg&quot;,&quot;Ľuboslava&quot;))" calcext:value-type="string">
            <text:p>Jmena.Add(New clsJmeno(20,9,"Oleg","Ľuboslava"))</text:p>
          </table:table-cell>
          <table:table-cell table:number-columns-repeated="1018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touš</text:p>
          </table:table-cell>
          <table:table-cell office:value-type="string" calcext:value-type="string">
            <text:p>Matúš</text:p>
          </table:table-cell>
          <table:table-cell table:style-name="ce7"/>
          <table:table-cell table:style-name="ce1" table:formula="of:=&quot;Jmena.Add(New cls&quot;&amp;[$class.$C$1]&amp;&quot;(&quot;&amp;[.A295]&amp;&quot;,&quot;&amp;[.B295]&amp;&quot;,&quot;&quot;&quot;&amp;[.C295]&amp;&quot;&quot;&quot;,&quot;&quot;&quot;&amp;[.D295]&amp;&quot;&quot;&quot;))&quot;" office:value-type="string" office:string-value="Jmena.Add(New clsJmeno(21,9,&quot;Matouš&quot;,&quot;Matúš&quot;))" calcext:value-type="string">
            <text:p>Jmena.Add(New clsJmeno(21,9,"Matouš","Matúš"))</text:p>
          </table:table-cell>
          <table:table-cell table:number-columns-repeated="1018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rina</text:p>
          </table:table-cell>
          <table:table-cell office:value-type="string" calcext:value-type="string">
            <text:p>Móric</text:p>
          </table:table-cell>
          <table:table-cell table:style-name="ce7"/>
          <table:table-cell table:style-name="ce1" table:formula="of:=&quot;Jmena.Add(New cls&quot;&amp;[$class.$C$1]&amp;&quot;(&quot;&amp;[.A296]&amp;&quot;,&quot;&amp;[.B296]&amp;&quot;,&quot;&quot;&quot;&amp;[.C296]&amp;&quot;&quot;&quot;,&quot;&quot;&quot;&amp;[.D296]&amp;&quot;&quot;&quot;))&quot;" office:value-type="string" office:string-value="Jmena.Add(New clsJmeno(22,9,&quot;Darina&quot;,&quot;Móric&quot;))" calcext:value-type="string">
            <text:p>Jmena.Add(New clsJmeno(22,9,"Darina","Móric"))</text:p>
          </table:table-cell>
          <table:table-cell table:number-columns-repeated="1018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rta</text:p>
          </table:table-cell>
          <table:table-cell office:value-type="string" calcext:value-type="string">
            <text:p>Zdenka</text:p>
          </table:table-cell>
          <table:table-cell table:style-name="ce7"/>
          <table:table-cell table:style-name="ce1" table:formula="of:=&quot;Jmena.Add(New cls&quot;&amp;[$class.$C$1]&amp;&quot;(&quot;&amp;[.A297]&amp;&quot;,&quot;&amp;[.B297]&amp;&quot;,&quot;&quot;&quot;&amp;[.C297]&amp;&quot;&quot;&quot;,&quot;&quot;&quot;&amp;[.D297]&amp;&quot;&quot;&quot;))&quot;" office:value-type="string" office:string-value="Jmena.Add(New clsJmeno(23,9,&quot;Berta&quot;,&quot;Zdenka&quot;))" calcext:value-type="string">
            <text:p>Jmena.Add(New clsJmeno(23,9,"Berta","Zdenka"))</text:p>
          </table:table-cell>
          <table:table-cell table:number-columns-repeated="1018"/>
        </table:table-row>
        <table:table-row table:style-name="ro3">
          <table:table-cell table:style-name="ce6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romír</text:p>
          </table:table-cell>
          <table:table-cell office:value-type="string" calcext:value-type="string">
            <text:p>Ľuboš</text:p>
          </table:table-cell>
          <table:table-cell table:style-name="ce7"/>
          <table:table-cell table:style-name="ce1" table:formula="of:=&quot;Jmena.Add(New cls&quot;&amp;[$class.$C$1]&amp;&quot;(&quot;&amp;[.A298]&amp;&quot;,&quot;&amp;[.B298]&amp;&quot;,&quot;&quot;&quot;&amp;[.C298]&amp;&quot;&quot;&quot;,&quot;&quot;&quot;&amp;[.D298]&amp;&quot;&quot;&quot;))&quot;" office:value-type="string" office:string-value="Jmena.Add(New clsJmeno(24,9,&quot;Jaromír&quot;,&quot;Ľuboš&quot;))" calcext:value-type="string">
            <text:p>Jmena.Add(New clsJmeno(24,9,"Jaromír","Ľuboš"))</text:p>
          </table:table-cell>
          <table:table-cell table:number-columns-repeated="1018"/>
        </table:table-row>
        <table:table-row table:style-name="ro3">
          <table:table-cell table:style-name="ce6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romír</text:p>
          </table:table-cell>
          <table:table-cell office:value-type="string" calcext:value-type="string">
            <text:p>Ľubor</text:p>
          </table:table-cell>
          <table:table-cell table:style-name="ce7"/>
          <table:table-cell table:style-name="ce1" table:formula="of:=&quot;Jmena.Add(New cls&quot;&amp;[$class.$C$1]&amp;&quot;(&quot;&amp;[.A299]&amp;&quot;,&quot;&amp;[.B299]&amp;&quot;,&quot;&quot;&quot;&amp;[.C299]&amp;&quot;&quot;&quot;,&quot;&quot;&quot;&amp;[.D299]&amp;&quot;&quot;&quot;))&quot;" office:value-type="string" office:string-value="Jmena.Add(New clsJmeno(24,9,&quot;Jaromír&quot;,&quot;Ľubor&quot;))" calcext:value-type="string">
            <text:p>Jmena.Add(New clsJmeno(24,9,"Jaromír","Ľubor"))</text:p>
          </table:table-cell>
          <table:table-cell table:number-columns-repeated="1018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lata</text:p>
          </table:table-cell>
          <table:table-cell office:value-type="string" calcext:value-type="string">
            <text:p>Vladislav</text:p>
          </table:table-cell>
          <table:table-cell table:style-name="ce7"/>
          <table:table-cell table:style-name="ce1" table:formula="of:=&quot;Jmena.Add(New cls&quot;&amp;[$class.$C$1]&amp;&quot;(&quot;&amp;[.A300]&amp;&quot;,&quot;&amp;[.B300]&amp;&quot;,&quot;&quot;&quot;&amp;[.C300]&amp;&quot;&quot;&quot;,&quot;&quot;&quot;&amp;[.D300]&amp;&quot;&quot;&quot;))&quot;" office:value-type="string" office:string-value="Jmena.Add(New clsJmeno(25,9,&quot;Zlata&quot;,&quot;Vladislav&quot;))" calcext:value-type="string">
            <text:p>Jmena.Add(New clsJmeno(25,9,"Zlata","Vladislav"))</text:p>
          </table:table-cell>
          <table:table-cell table:number-columns-repeated="1018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Edita</text:p>
          </table:table-cell>
          <table:table-cell table:style-name="ce7"/>
          <table:table-cell table:style-name="ce1" table:formula="of:=&quot;Jmena.Add(New cls&quot;&amp;[$class.$C$1]&amp;&quot;(&quot;&amp;[.A301]&amp;&quot;,&quot;&amp;[.B301]&amp;&quot;,&quot;&quot;&quot;&amp;[.C301]&amp;&quot;&quot;&quot;,&quot;&quot;&quot;&amp;[.D301]&amp;&quot;&quot;&quot;))&quot;" office:value-type="string" office:string-value="Jmena.Add(New clsJmeno(26,9,&quot;Andrea&quot;,&quot;Edita&quot;))" calcext:value-type="string">
            <text:p>Jmena.Add(New clsJmeno(26,9,"Andrea","Edita"))</text:p>
          </table:table-cell>
          <table:table-cell table:number-columns-repeated="1018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onáš</text:p>
          </table:table-cell>
          <table:table-cell office:value-type="string" calcext:value-type="string">
            <text:p>Cyprián</text:p>
          </table:table-cell>
          <table:table-cell table:style-name="ce7"/>
          <table:table-cell table:style-name="ce1" table:formula="of:=&quot;Jmena.Add(New cls&quot;&amp;[$class.$C$1]&amp;&quot;(&quot;&amp;[.A302]&amp;&quot;,&quot;&amp;[.B302]&amp;&quot;,&quot;&quot;&quot;&amp;[.C302]&amp;&quot;&quot;&quot;,&quot;&quot;&quot;&amp;[.D302]&amp;&quot;&quot;&quot;))&quot;" office:value-type="string" office:string-value="Jmena.Add(New clsJmeno(27,9,&quot;Jonáš&quot;,&quot;Cyprián&quot;))" calcext:value-type="string">
            <text:p>Jmena.Add(New clsJmeno(27,9,"Jonáš","Cyprián"))</text:p>
          </table:table-cell>
          <table:table-cell table:number-columns-repeated="1018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Václav</text:p>
          </table:table-cell>
          <table:table-cell table:style-name="ce7"/>
          <table:table-cell table:style-name="ce1" table:formula="of:=&quot;Jmena.Add(New cls&quot;&amp;[$class.$C$1]&amp;&quot;(&quot;&amp;[.A303]&amp;&quot;,&quot;&amp;[.B303]&amp;&quot;,&quot;&quot;&quot;&amp;[.C303]&amp;&quot;&quot;&quot;,&quot;&quot;&quot;&amp;[.D303]&amp;&quot;&quot;&quot;))&quot;" office:value-type="string" office:string-value="Jmena.Add(New clsJmeno(28,9,&quot;Václav&quot;,&quot;Václav&quot;))" calcext:value-type="string">
            <text:p>Jmena.Add(New clsJmeno(28,9,"Václav","Václav"))</text:p>
          </table:table-cell>
          <table:table-cell table:number-columns-repeated="1018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ichal</text:p>
          </table:table-cell>
          <table:table-cell table:style-name="ce7"/>
          <table:table-cell table:style-name="ce1" table:formula="of:=&quot;Jmena.Add(New cls&quot;&amp;[$class.$C$1]&amp;&quot;(&quot;&amp;[.A304]&amp;&quot;,&quot;&amp;[.B304]&amp;&quot;,&quot;&quot;&quot;&amp;[.C304]&amp;&quot;&quot;&quot;,&quot;&quot;&quot;&amp;[.D304]&amp;&quot;&quot;&quot;))&quot;" office:value-type="string" office:string-value="Jmena.Add(New clsJmeno(29,9,&quot;Michal&quot;,&quot;Michal&quot;))" calcext:value-type="string">
            <text:p>Jmena.Add(New clsJmeno(29,9,"Michal","Michal"))</text:p>
          </table:table-cell>
          <table:table-cell table:number-columns-repeated="1018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Michaela</text:p>
          </table:table-cell>
          <table:table-cell table:style-name="ce7"/>
          <table:table-cell table:style-name="ce1" table:formula="of:=&quot;Jmena.Add(New cls&quot;&amp;[$class.$C$1]&amp;&quot;(&quot;&amp;[.A305]&amp;&quot;,&quot;&amp;[.B305]&amp;&quot;,&quot;&quot;&quot;&amp;[.C305]&amp;&quot;&quot;&quot;,&quot;&quot;&quot;&amp;[.D305]&amp;&quot;&quot;&quot;))&quot;" office:value-type="string" office:string-value="Jmena.Add(New clsJmeno(29,9,&quot;Michal&quot;,&quot;Michaela&quot;))" calcext:value-type="string">
            <text:p>Jmena.Add(New clsJmeno(29,9,"Michal","Michaela"))</text:p>
          </table:table-cell>
          <table:table-cell table:number-columns-repeated="1018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eroným</text:p>
          </table:table-cell>
          <table:table-cell office:value-type="string" calcext:value-type="string">
            <text:p>Jarolím</text:p>
          </table:table-cell>
          <table:table-cell table:style-name="ce7"/>
          <table:table-cell table:style-name="ce1" table:formula="of:=&quot;Jmena.Add(New cls&quot;&amp;[$class.$C$1]&amp;&quot;(&quot;&amp;[.A306]&amp;&quot;,&quot;&amp;[.B306]&amp;&quot;,&quot;&quot;&quot;&amp;[.C306]&amp;&quot;&quot;&quot;,&quot;&quot;&quot;&amp;[.D306]&amp;&quot;&quot;&quot;))&quot;" office:value-type="string" office:string-value="Jmena.Add(New clsJmeno(30,9,&quot;Jeroným&quot;,&quot;Jarolím&quot;))" calcext:value-type="string">
            <text:p>Jmena.Add(New clsJmeno(30,9,"Jeroným","Jarolím"))</text:p>
          </table:table-cell>
          <table:table-cell table:number-columns-repeated="101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Arnold</text:p>
          </table:table-cell>
          <table:table-cell table:style-name="ce7"/>
          <table:table-cell table:style-name="ce1" table:formula="of:=&quot;Jmena.Add(New cls&quot;&amp;[$class.$C$1]&amp;&quot;(&quot;&amp;[.A307]&amp;&quot;,&quot;&amp;[.B307]&amp;&quot;,&quot;&quot;&quot;&amp;[.C307]&amp;&quot;&quot;&quot;,&quot;&quot;&quot;&amp;[.D307]&amp;&quot;&quot;&quot;))&quot;" office:value-type="string" office:string-value="Jmena.Add(New clsJmeno(1,10,&quot;Igor&quot;,&quot;Arnold&quot;))" calcext:value-type="string">
            <text:p>Jmena.Add(New clsJmeno(1,10,"Igor","Arnold"))</text:p>
          </table:table-cell>
          <table:table-cell table:number-columns-repeated="1018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lívie</text:p>
          </table:table-cell>
          <table:table-cell office:value-type="string" calcext:value-type="string">
            <text:p>Levoslav</text:p>
          </table:table-cell>
          <table:table-cell table:style-name="ce7"/>
          <table:table-cell table:style-name="ce1" table:formula="of:=&quot;Jmena.Add(New cls&quot;&amp;[$class.$C$1]&amp;&quot;(&quot;&amp;[.A308]&amp;&quot;,&quot;&amp;[.B308]&amp;&quot;,&quot;&quot;&quot;&amp;[.C308]&amp;&quot;&quot;&quot;,&quot;&quot;&quot;&amp;[.D308]&amp;&quot;&quot;&quot;))&quot;" office:value-type="string" office:string-value="Jmena.Add(New clsJmeno(2,10,&quot;Olívie&quot;,&quot;Levoslav&quot;))" calcext:value-type="string">
            <text:p>Jmena.Add(New clsJmeno(2,10,"Olívie","Levoslav"))</text:p>
          </table:table-cell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liver</text:p>
          </table:table-cell>
          <table:table-cell/>
          <table:table-cell table:style-name="ce7"/>
          <table:table-cell table:style-name="ce1" table:formula="of:=&quot;Jmena.Add(New cls&quot;&amp;[$class.$C$1]&amp;&quot;(&quot;&amp;[.A309]&amp;&quot;,&quot;&amp;[.B309]&amp;&quot;,&quot;&quot;&quot;&amp;[.C309]&amp;&quot;&quot;&quot;,&quot;&quot;&quot;&amp;[.D309]&amp;&quot;&quot;&quot;))&quot;" office:value-type="string" office:string-value="Jmena.Add(New clsJmeno(2,10,&quot;Oliver&quot;,&quot;&quot;))" calcext:value-type="string">
            <text:p>Jmena.Add(New clsJmeno(2,10,"Oliver",""))</text:p>
          </table:table-cell>
          <table:table-cell table:number-columns-repeated="101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humil</text:p>
          </table:table-cell>
          <table:table-cell office:value-type="string" calcext:value-type="string">
            <text:p>Stela</text:p>
          </table:table-cell>
          <table:table-cell table:style-name="ce7"/>
          <table:table-cell table:style-name="ce1" table:formula="of:=&quot;Jmena.Add(New cls&quot;&amp;[$class.$C$1]&amp;&quot;(&quot;&amp;[.A310]&amp;&quot;,&quot;&amp;[.B310]&amp;&quot;,&quot;&quot;&quot;&amp;[.C310]&amp;&quot;&quot;&quot;,&quot;&quot;&quot;&amp;[.D310]&amp;&quot;&quot;&quot;))&quot;" office:value-type="string" office:string-value="Jmena.Add(New clsJmeno(3,10,&quot;Bohumil&quot;,&quot;Stela&quot;))" calcext:value-type="string">
            <text:p>Jmena.Add(New clsJmeno(3,10,"Bohumil","Stela"))</text:p>
          </table:table-cell>
          <table:table-cell table:number-columns-repeated="101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rantišek</text:p>
          </table:table-cell>
          <table:table-cell table:style-name="ce7"/>
          <table:table-cell table:style-name="ce1" table:formula="of:=&quot;Jmena.Add(New cls&quot;&amp;[$class.$C$1]&amp;&quot;(&quot;&amp;[.A311]&amp;&quot;,&quot;&amp;[.B311]&amp;&quot;,&quot;&quot;&quot;&amp;[.C311]&amp;&quot;&quot;&quot;,&quot;&quot;&quot;&amp;[.D311]&amp;&quot;&quot;&quot;))&quot;" office:value-type="string" office:string-value="Jmena.Add(New clsJmeno(4,10,&quot;František&quot;,&quot;František&quot;))" calcext:value-type="string">
            <text:p>Jmena.Add(New clsJmeno(4,10,"František","František"))</text:p>
          </table:table-cell>
          <table:table-cell table:number-columns-repeated="101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iška</text:p>
          </table:table-cell>
          <table:table-cell office:value-type="string" calcext:value-type="string">
            <text:p>Viera</text:p>
          </table:table-cell>
          <table:table-cell table:style-name="ce7"/>
          <table:table-cell table:style-name="ce1" table:formula="of:=&quot;Jmena.Add(New cls&quot;&amp;[$class.$C$1]&amp;&quot;(&quot;&amp;[.A312]&amp;&quot;,&quot;&amp;[.B312]&amp;&quot;,&quot;&quot;&quot;&amp;[.C312]&amp;&quot;&quot;&quot;,&quot;&quot;&quot;&amp;[.D312]&amp;&quot;&quot;&quot;))&quot;" office:value-type="string" office:string-value="Jmena.Add(New clsJmeno(5,10,&quot;Eliška&quot;,&quot;Viera&quot;))" calcext:value-type="string">
            <text:p>Jmena.Add(New clsJmeno(5,10,"Eliška","Viera"))</text:p>
          </table:table-cell>
          <table:table-cell table:number-columns-repeated="1018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uš</text:p>
          </table:table-cell>
          <table:table-cell office:value-type="string" calcext:value-type="string">
            <text:p>Natália</text:p>
          </table:table-cell>
          <table:table-cell table:style-name="ce7"/>
          <table:table-cell table:style-name="ce1" table:formula="of:=&quot;Jmena.Add(New cls&quot;&amp;[$class.$C$1]&amp;&quot;(&quot;&amp;[.A313]&amp;&quot;,&quot;&amp;[.B313]&amp;&quot;,&quot;&quot;&quot;&amp;[.C313]&amp;&quot;&quot;&quot;,&quot;&quot;&quot;&amp;[.D313]&amp;&quot;&quot;&quot;))&quot;" office:value-type="string" office:string-value="Jmena.Add(New clsJmeno(6,10,&quot;Hanuš&quot;,&quot;Natália&quot;))" calcext:value-type="string">
            <text:p>Jmena.Add(New clsJmeno(6,10,"Hanuš","Natália"))</text:p>
          </table:table-cell>
          <table:table-cell table:number-columns-repeated="101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stýna</text:p>
          </table:table-cell>
          <table:table-cell office:value-type="string" calcext:value-type="string">
            <text:p>Eliška</text:p>
          </table:table-cell>
          <table:table-cell table:style-name="ce7"/>
          <table:table-cell table:style-name="ce1" table:formula="of:=&quot;Jmena.Add(New cls&quot;&amp;[$class.$C$1]&amp;&quot;(&quot;&amp;[.A314]&amp;&quot;,&quot;&amp;[.B314]&amp;&quot;,&quot;&quot;&quot;&amp;[.C314]&amp;&quot;&quot;&quot;,&quot;&quot;&quot;&amp;[.D314]&amp;&quot;&quot;&quot;))&quot;" office:value-type="string" office:string-value="Jmena.Add(New clsJmeno(7,10,&quot;Justýna&quot;,&quot;Eliška&quot;))" calcext:value-type="string">
            <text:p>Jmena.Add(New clsJmeno(7,10,"Justýna","Eliška"))</text:p>
          </table:table-cell>
          <table:table-cell table:number-columns-repeated="101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ěra</text:p>
          </table:table-cell>
          <table:table-cell office:value-type="string" calcext:value-type="string">
            <text:p>Brigita</text:p>
          </table:table-cell>
          <table:table-cell table:style-name="ce7"/>
          <table:table-cell table:style-name="ce1" table:formula="of:=&quot;Jmena.Add(New cls&quot;&amp;[$class.$C$1]&amp;&quot;(&quot;&amp;[.A315]&amp;&quot;,&quot;&amp;[.B315]&amp;&quot;,&quot;&quot;&quot;&amp;[.C315]&amp;&quot;&quot;&quot;,&quot;&quot;&quot;&amp;[.D315]&amp;&quot;&quot;&quot;))&quot;" office:value-type="string" office:string-value="Jmena.Add(New clsJmeno(8,10,&quot;Věra&quot;,&quot;Brigita&quot;))" calcext:value-type="string">
            <text:p>Jmena.Add(New clsJmeno(8,10,"Věra","Brigita"))</text:p>
          </table:table-cell>
          <table:table-cell table:number-columns-repeated="1018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Štefan</text:p>
          </table:table-cell>
          <table:table-cell office:value-type="string" calcext:value-type="string">
            <text:p>Dionýz</text:p>
          </table:table-cell>
          <table:table-cell table:style-name="ce7"/>
          <table:table-cell table:style-name="ce1" table:formula="of:=&quot;Jmena.Add(New cls&quot;&amp;[$class.$C$1]&amp;&quot;(&quot;&amp;[.A316]&amp;&quot;,&quot;&amp;[.B316]&amp;&quot;,&quot;&quot;&quot;&amp;[.C316]&amp;&quot;&quot;&quot;,&quot;&quot;&quot;&amp;[.D316]&amp;&quot;&quot;&quot;))&quot;" office:value-type="string" office:string-value="Jmena.Add(New clsJmeno(9,10,&quot;Štefan&quot;,&quot;Dionýz&quot;))" calcext:value-type="string">
            <text:p>Jmena.Add(New clsJmeno(9,10,"Štefan","Dionýz"))</text:p>
          </table:table-cell>
          <table:table-cell table:number-columns-repeated="101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ára</text:p>
          </table:table-cell>
          <table:table-cell/>
          <table:table-cell table:style-name="ce7"/>
          <table:table-cell table:style-name="ce1" table:formula="of:=&quot;Jmena.Add(New cls&quot;&amp;[$class.$C$1]&amp;&quot;(&quot;&amp;[.A317]&amp;&quot;,&quot;&amp;[.B317]&amp;&quot;,&quot;&quot;&quot;&amp;[.C317]&amp;&quot;&quot;&quot;,&quot;&quot;&quot;&amp;[.D317]&amp;&quot;&quot;&quot;))&quot;" office:value-type="string" office:string-value="Jmena.Add(New clsJmeno(9,10,&quot;Sára&quot;,&quot;&quot;))" calcext:value-type="string">
            <text:p>Jmena.Add(New clsJmeno(9,10,"Sára",""))</text:p>
          </table:table-cell>
          <table:table-cell table:number-columns-repeated="1018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Slavomíra</text:p>
          </table:table-cell>
          <table:table-cell table:style-name="ce7"/>
          <table:table-cell table:style-name="ce1" table:formula="of:=&quot;Jmena.Add(New cls&quot;&amp;[$class.$C$1]&amp;&quot;(&quot;&amp;[.A318]&amp;&quot;,&quot;&amp;[.B318]&amp;&quot;,&quot;&quot;&quot;&amp;[.C318]&amp;&quot;&quot;&quot;,&quot;&quot;&quot;&amp;[.D318]&amp;&quot;&quot;&quot;))&quot;" office:value-type="string" office:string-value="Jmena.Add(New clsJmeno(10,10,&quot;Marina&quot;,&quot;Slavomíra&quot;))" calcext:value-type="string">
            <text:p>Jmena.Add(New clsJmeno(10,10,"Marina","Slavomíra"))</text:p>
          </table:table-cell>
          <table:table-cell table:number-columns-repeated="1018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drej</text:p>
          </table:table-cell>
          <table:table-cell office:value-type="string" calcext:value-type="string">
            <text:p>Valentína</text:p>
          </table:table-cell>
          <table:table-cell table:style-name="ce7"/>
          <table:table-cell table:style-name="ce1" table:formula="of:=&quot;Jmena.Add(New cls&quot;&amp;[$class.$C$1]&amp;&quot;(&quot;&amp;[.A319]&amp;&quot;,&quot;&amp;[.B319]&amp;&quot;,&quot;&quot;&quot;&amp;[.C319]&amp;&quot;&quot;&quot;,&quot;&quot;&quot;&amp;[.D319]&amp;&quot;&quot;&quot;))&quot;" office:value-type="string" office:string-value="Jmena.Add(New clsJmeno(11,10,&quot;Andrej&quot;,&quot;Valentína&quot;))" calcext:value-type="string">
            <text:p>Jmena.Add(New clsJmeno(11,10,"Andrej","Valentína"))</text:p>
          </table:table-cell>
          <table:table-cell table:number-columns-repeated="1018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Maximilián</text:p>
          </table:table-cell>
          <table:table-cell table:style-name="ce7"/>
          <table:table-cell table:style-name="ce1" table:formula="of:=&quot;Jmena.Add(New cls&quot;&amp;[$class.$C$1]&amp;&quot;(&quot;&amp;[.A320]&amp;&quot;,&quot;&amp;[.B320]&amp;&quot;,&quot;&quot;&quot;&amp;[.C320]&amp;&quot;&quot;&quot;,&quot;&quot;&quot;&amp;[.D320]&amp;&quot;&quot;&quot;))&quot;" office:value-type="string" office:string-value="Jmena.Add(New clsJmeno(12,10,&quot;Marcel&quot;,&quot;Maximilián&quot;))" calcext:value-type="string">
            <text:p>Jmena.Add(New clsJmeno(12,10,"Marcel","Maximilián"))</text:p>
          </table:table-cell>
          <table:table-cell table:number-columns-repeated="1018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náta</text:p>
          </table:table-cell>
          <table:table-cell office:value-type="string" calcext:value-type="string">
            <text:p>Koloman</text:p>
          </table:table-cell>
          <table:table-cell table:style-name="ce7"/>
          <table:table-cell table:style-name="ce1" table:formula="of:=&quot;Jmena.Add(New cls&quot;&amp;[$class.$C$1]&amp;&quot;(&quot;&amp;[.A321]&amp;&quot;,&quot;&amp;[.B321]&amp;&quot;,&quot;&quot;&quot;&amp;[.C321]&amp;&quot;&quot;&quot;,&quot;&quot;&quot;&amp;[.D321]&amp;&quot;&quot;&quot;))&quot;" office:value-type="string" office:string-value="Jmena.Add(New clsJmeno(13,10,&quot;Renáta&quot;,&quot;Koloman&quot;))" calcext:value-type="string">
            <text:p>Jmena.Add(New clsJmeno(13,10,"Renáta","Koloman"))</text:p>
          </table:table-cell>
          <table:table-cell table:number-columns-repeated="1018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gáta</text:p>
          </table:table-cell>
          <table:table-cell office:value-type="string" calcext:value-type="string">
            <text:p>Boris</text:p>
          </table:table-cell>
          <table:table-cell table:style-name="ce7"/>
          <table:table-cell table:style-name="ce1" table:formula="of:=&quot;Jmena.Add(New cls&quot;&amp;[$class.$C$1]&amp;&quot;(&quot;&amp;[.A322]&amp;&quot;,&quot;&amp;[.B322]&amp;&quot;,&quot;&quot;&quot;&amp;[.C322]&amp;&quot;&quot;&quot;,&quot;&quot;&quot;&amp;[.D322]&amp;&quot;&quot;&quot;))&quot;" office:value-type="string" office:string-value="Jmena.Add(New clsJmeno(14,10,&quot;Agáta&quot;,&quot;Boris&quot;))" calcext:value-type="string">
            <text:p>Jmena.Add(New clsJmeno(14,10,"Agáta","Boris"))</text:p>
          </table:table-cell>
          <table:table-cell table:number-columns-repeated="1018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reza</text:p>
          </table:table-cell>
          <table:table-cell office:value-type="string" calcext:value-type="string">
            <text:p>Terézia</text:p>
          </table:table-cell>
          <table:table-cell table:style-name="ce7"/>
          <table:table-cell table:style-name="ce1" table:formula="of:=&quot;Jmena.Add(New cls&quot;&amp;[$class.$C$1]&amp;&quot;(&quot;&amp;[.A323]&amp;&quot;,&quot;&amp;[.B323]&amp;&quot;,&quot;&quot;&quot;&amp;[.C323]&amp;&quot;&quot;&quot;,&quot;&quot;&quot;&amp;[.D323]&amp;&quot;&quot;&quot;))&quot;" office:value-type="string" office:string-value="Jmena.Add(New clsJmeno(15,10,&quot;Tereza&quot;,&quot;Terézia&quot;))" calcext:value-type="string">
            <text:p>Jmena.Add(New clsJmeno(15,10,"Tereza","Terézia"))</text:p>
          </table:table-cell>
          <table:table-cell table:number-columns-repeated="1018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vel</text:p>
          </table:table-cell>
          <table:table-cell office:value-type="string" calcext:value-type="string">
            <text:p>Vladimíra</text:p>
          </table:table-cell>
          <table:table-cell table:style-name="ce7"/>
          <table:table-cell table:style-name="ce1" table:formula="of:=&quot;Jmena.Add(New cls&quot;&amp;[$class.$C$1]&amp;&quot;(&quot;&amp;[.A324]&amp;&quot;,&quot;&amp;[.B324]&amp;&quot;,&quot;&quot;&quot;&amp;[.C324]&amp;&quot;&quot;&quot;,&quot;&quot;&quot;&amp;[.D324]&amp;&quot;&quot;&quot;))&quot;" office:value-type="string" office:string-value="Jmena.Add(New clsJmeno(16,10,&quot;Havel&quot;,&quot;Vladimíra&quot;))" calcext:value-type="string">
            <text:p>Jmena.Add(New clsJmeno(16,10,"Havel","Vladimíra"))</text:p>
          </table:table-cell>
          <table:table-cell table:number-columns-repeated="1018"/>
        </table:table-row>
        <table:table-row table:style-name="ro3">
          <table:table-cell table:style-name="ce6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dvika</text:p>
          </table:table-cell>
          <table:table-cell office:value-type="string" calcext:value-type="string">
            <text:p>Hedviga</text:p>
          </table:table-cell>
          <table:table-cell table:style-name="ce7"/>
          <table:table-cell table:style-name="ce1" table:formula="of:=&quot;Jmena.Add(New cls&quot;&amp;[$class.$C$1]&amp;&quot;(&quot;&amp;[.A325]&amp;&quot;,&quot;&amp;[.B325]&amp;&quot;,&quot;&quot;&quot;&amp;[.C325]&amp;&quot;&quot;&quot;,&quot;&quot;&quot;&amp;[.D325]&amp;&quot;&quot;&quot;))&quot;" office:value-type="string" office:string-value="Jmena.Add(New clsJmeno(17,10,&quot;Hedvika&quot;,&quot;Hedviga&quot;))" calcext:value-type="string">
            <text:p>Jmena.Add(New clsJmeno(17,10,"Hedvika","Hedviga"))</text:p>
          </table:table-cell>
          <table:table-cell table:number-columns-repeated="1018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Lukáš</text:p>
          </table:table-cell>
          <table:table-cell table:style-name="ce7"/>
          <table:table-cell table:style-name="ce1" table:formula="of:=&quot;Jmena.Add(New cls&quot;&amp;[$class.$C$1]&amp;&quot;(&quot;&amp;[.A326]&amp;&quot;,&quot;&amp;[.B326]&amp;&quot;,&quot;&quot;&quot;&amp;[.C326]&amp;&quot;&quot;&quot;,&quot;&quot;&quot;&amp;[.D326]&amp;&quot;&quot;&quot;))&quot;" office:value-type="string" office:string-value="Jmena.Add(New clsJmeno(18,10,&quot;Lukáš&quot;,&quot;Lukáš&quot;))" calcext:value-type="string">
            <text:p>Jmena.Add(New clsJmeno(18,10,"Lukáš","Lukáš"))</text:p>
          </table:table-cell>
          <table:table-cell table:number-columns-repeated="1018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chaela</text:p>
          </table:table-cell>
          <table:table-cell office:value-type="string" calcext:value-type="string">
            <text:p>Kristián</text:p>
          </table:table-cell>
          <table:table-cell table:style-name="ce7"/>
          <table:table-cell table:style-name="ce1" table:formula="of:=&quot;Jmena.Add(New cls&quot;&amp;[$class.$C$1]&amp;&quot;(&quot;&amp;[.A327]&amp;&quot;,&quot;&amp;[.B327]&amp;&quot;,&quot;&quot;&quot;&amp;[.C327]&amp;&quot;&quot;&quot;,&quot;&quot;&quot;&amp;[.D327]&amp;&quot;&quot;&quot;))&quot;" office:value-type="string" office:string-value="Jmena.Add(New clsJmeno(19,10,&quot;Michaela&quot;,&quot;Kristián&quot;))" calcext:value-type="string">
            <text:p>Jmena.Add(New clsJmeno(19,10,"Michaela","Kristián"))</text:p>
          </table:table-cell>
          <table:table-cell table:number-columns-repeated="1018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Vendelín</text:p>
          </table:table-cell>
          <table:table-cell table:style-name="ce7"/>
          <table:table-cell table:style-name="ce1" table:formula="of:=&quot;Jmena.Add(New cls&quot;&amp;[$class.$C$1]&amp;&quot;(&quot;&amp;[.A328]&amp;&quot;,&quot;&amp;[.B328]&amp;&quot;,&quot;&quot;&quot;&amp;[.C328]&amp;&quot;&quot;&quot;,&quot;&quot;&quot;&amp;[.D328]&amp;&quot;&quot;&quot;))&quot;" office:value-type="string" office:string-value="Jmena.Add(New clsJmeno(20,10,&quot;Vendelín&quot;,&quot;Vendelín&quot;))" calcext:value-type="string">
            <text:p>Jmena.Add(New clsJmeno(20,10,"Vendelín","Vendelín"))</text:p>
          </table:table-cell>
          <table:table-cell table:number-columns-repeated="1018"/>
        </table:table-row>
        <table:table-row table:style-name="ro3">
          <table:table-cell table:style-name="ce6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gita</text:p>
          </table:table-cell>
          <table:table-cell office:value-type="string" calcext:value-type="string">
            <text:p>Uršuľa</text:p>
          </table:table-cell>
          <table:table-cell table:style-name="ce7"/>
          <table:table-cell table:style-name="ce1" table:formula="of:=&quot;Jmena.Add(New cls&quot;&amp;[$class.$C$1]&amp;&quot;(&quot;&amp;[.A329]&amp;&quot;,&quot;&amp;[.B329]&amp;&quot;,&quot;&quot;&quot;&amp;[.C329]&amp;&quot;&quot;&quot;,&quot;&quot;&quot;&amp;[.D329]&amp;&quot;&quot;&quot;))&quot;" office:value-type="string" office:string-value="Jmena.Add(New clsJmeno(21,10,&quot;Brigita&quot;,&quot;Uršuľa&quot;))" calcext:value-type="string">
            <text:p>Jmena.Add(New clsJmeno(21,10,"Brigita","Uršuľa"))</text:p>
          </table:table-cell>
          <table:table-cell table:number-columns-repeated="1018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Sergej</text:p>
          </table:table-cell>
          <table:table-cell table:style-name="ce7"/>
          <table:table-cell table:style-name="ce1" table:formula="of:=&quot;Jmena.Add(New cls&quot;&amp;[$class.$C$1]&amp;&quot;(&quot;&amp;[.A330]&amp;&quot;,&quot;&amp;[.B330]&amp;&quot;,&quot;&quot;&quot;&amp;[.C330]&amp;&quot;&quot;&quot;,&quot;&quot;&quot;&amp;[.D330]&amp;&quot;&quot;&quot;))&quot;" office:value-type="string" office:string-value="Jmena.Add(New clsJmeno(22,10,&quot;Sabina&quot;,&quot;Sergej&quot;))" calcext:value-type="string">
            <text:p>Jmena.Add(New clsJmeno(22,10,"Sabina","Sergej"))</text:p>
          </table:table-cell>
          <table:table-cell table:number-columns-repeated="1018"/>
        </table:table-row>
        <table:table-row table:style-name="ro3">
          <table:table-cell table:style-name="ce6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odor</text:p>
          </table:table-cell>
          <table:table-cell office:value-type="string" calcext:value-type="string">
            <text:p>Alojzia</text:p>
          </table:table-cell>
          <table:table-cell table:style-name="ce7"/>
          <table:table-cell table:style-name="ce1" table:formula="of:=&quot;Jmena.Add(New cls&quot;&amp;[$class.$C$1]&amp;&quot;(&quot;&amp;[.A331]&amp;&quot;,&quot;&amp;[.B331]&amp;&quot;,&quot;&quot;&quot;&amp;[.C331]&amp;&quot;&quot;&quot;,&quot;&quot;&quot;&amp;[.D331]&amp;&quot;&quot;&quot;))&quot;" office:value-type="string" office:string-value="Jmena.Add(New clsJmeno(23,10,&quot;Teodor&quot;,&quot;Alojzia&quot;))" calcext:value-type="string">
            <text:p>Jmena.Add(New clsJmeno(23,10,"Teodor","Alojzia"))</text:p>
          </table:table-cell>
          <table:table-cell table:number-columns-repeated="1018"/>
        </table:table-row>
        <table:table-row table:style-name="ro3">
          <table:table-cell table:style-name="ce6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Kvetoslava</text:p>
          </table:table-cell>
          <table:table-cell table:style-name="ce7"/>
          <table:table-cell table:style-name="ce1" table:formula="of:=&quot;Jmena.Add(New cls&quot;&amp;[$class.$C$1]&amp;&quot;(&quot;&amp;[.A332]&amp;&quot;,&quot;&amp;[.B332]&amp;&quot;,&quot;&quot;&quot;&amp;[.C332]&amp;&quot;&quot;&quot;,&quot;&quot;&quot;&amp;[.D332]&amp;&quot;&quot;&quot;))&quot;" office:value-type="string" office:string-value="Jmena.Add(New clsJmeno(24,10,&quot;Nina&quot;,&quot;Kvetoslava&quot;))" calcext:value-type="string">
            <text:p>Jmena.Add(New clsJmeno(24,10,"Nina","Kvetoslava"))</text:p>
          </table:table-cell>
          <table:table-cell table:number-columns-repeated="1018"/>
        </table:table-row>
        <table:table-row table:style-name="ro3">
          <table:table-cell table:style-name="ce6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áta</text:p>
          </table:table-cell>
          <table:table-cell office:value-type="string" calcext:value-type="string">
            <text:p>Aurel</text:p>
          </table:table-cell>
          <table:table-cell table:style-name="ce7"/>
          <table:table-cell table:style-name="ce1" table:formula="of:=&quot;Jmena.Add(New cls&quot;&amp;[$class.$C$1]&amp;&quot;(&quot;&amp;[.A333]&amp;&quot;,&quot;&amp;[.B333]&amp;&quot;,&quot;&quot;&quot;&amp;[.C333]&amp;&quot;&quot;&quot;,&quot;&quot;&quot;&amp;[.D333]&amp;&quot;&quot;&quot;))&quot;" office:value-type="string" office:string-value="Jmena.Add(New clsJmeno(25,10,&quot;Beáta&quot;,&quot;Aurel&quot;))" calcext:value-type="string">
            <text:p>Jmena.Add(New clsJmeno(25,10,"Beáta","Aurel"))</text:p>
          </table:table-cell>
          <table:table-cell table:number-columns-repeated="1018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Demeter</text:p>
          </table:table-cell>
          <table:table-cell table:style-name="ce7"/>
          <table:table-cell table:style-name="ce1" table:formula="of:=&quot;Jmena.Add(New cls&quot;&amp;[$class.$C$1]&amp;&quot;(&quot;&amp;[.A334]&amp;&quot;,&quot;&amp;[.B334]&amp;&quot;,&quot;&quot;&quot;&amp;[.C334]&amp;&quot;&quot;&quot;,&quot;&quot;&quot;&amp;[.D334]&amp;&quot;&quot;&quot;))&quot;" office:value-type="string" office:string-value="Jmena.Add(New clsJmeno(26,10,&quot;Erik&quot;,&quot;Demeter&quot;))" calcext:value-type="string">
            <text:p>Jmena.Add(New clsJmeno(26,10,"Erik","Demeter"))</text:p>
          </table:table-cell>
          <table:table-cell table:number-columns-repeated="1018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Šarlota</text:p>
          </table:table-cell>
          <table:table-cell office:value-type="string" calcext:value-type="string">
            <text:p>Sabína</text:p>
          </table:table-cell>
          <table:table-cell table:style-name="ce7"/>
          <table:table-cell table:style-name="ce1" table:formula="of:=&quot;Jmena.Add(New cls&quot;&amp;[$class.$C$1]&amp;&quot;(&quot;&amp;[.A335]&amp;&quot;,&quot;&amp;[.B335]&amp;&quot;,&quot;&quot;&quot;&amp;[.C335]&amp;&quot;&quot;&quot;,&quot;&quot;&quot;&amp;[.D335]&amp;&quot;&quot;&quot;))&quot;" office:value-type="string" office:string-value="Jmena.Add(New clsJmeno(27,10,&quot;Šarlota&quot;,&quot;Sabína&quot;))" calcext:value-type="string">
            <text:p>Jmena.Add(New clsJmeno(27,10,"Šarlota","Sabína"))</text:p>
          </table:table-cell>
          <table:table-cell table:number-columns-repeated="1018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oe</text:p>
          </table:table-cell>
          <table:table-cell/>
          <table:table-cell table:style-name="ce7"/>
          <table:table-cell table:style-name="ce1" table:formula="of:=&quot;Jmena.Add(New cls&quot;&amp;[$class.$C$1]&amp;&quot;(&quot;&amp;[.A336]&amp;&quot;,&quot;&amp;[.B336]&amp;&quot;,&quot;&quot;&quot;&amp;[.C336]&amp;&quot;&quot;&quot;,&quot;&quot;&quot;&amp;[.D336]&amp;&quot;&quot;&quot;))&quot;" office:value-type="string" office:string-value="Jmena.Add(New clsJmeno(27,10,&quot;Zoe&quot;,&quot;&quot;))" calcext:value-type="string">
            <text:p>Jmena.Add(New clsJmeno(27,10,"Zoe",""))</text:p>
          </table:table-cell>
          <table:table-cell table:number-columns-repeated="1018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bromila</text:p>
          </table:table-cell>
          <table:table-cell table:style-name="ce7"/>
          <table:table-cell table:style-name="ce1" table:formula="of:=&quot;Jmena.Add(New cls&quot;&amp;[$class.$C$1]&amp;&quot;(&quot;&amp;[.A337]&amp;&quot;,&quot;&amp;[.B337]&amp;&quot;,&quot;&quot;&quot;&amp;[.C337]&amp;&quot;&quot;&quot;,&quot;&quot;&quot;&amp;[.D337]&amp;&quot;&quot;&quot;))&quot;" office:value-type="string" office:string-value="Jmena.Add(New clsJmeno(28,10,&quot;&quot;,&quot;Dobromila&quot;))" calcext:value-type="string">
            <text:p>Jmena.Add(New clsJmeno(28,10,"","Dobromila"))</text:p>
          </table:table-cell>
          <table:table-cell table:number-columns-repeated="1018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lvie</text:p>
          </table:table-cell>
          <table:table-cell office:value-type="string" calcext:value-type="string">
            <text:p>Klára</text:p>
          </table:table-cell>
          <table:table-cell table:style-name="ce7"/>
          <table:table-cell table:style-name="ce1" table:formula="of:=&quot;Jmena.Add(New cls&quot;&amp;[$class.$C$1]&amp;&quot;(&quot;&amp;[.A338]&amp;&quot;,&quot;&amp;[.B338]&amp;&quot;,&quot;&quot;&quot;&amp;[.C338]&amp;&quot;&quot;&quot;,&quot;&quot;&quot;&amp;[.D338]&amp;&quot;&quot;&quot;))&quot;" office:value-type="string" office:string-value="Jmena.Add(New clsJmeno(29,10,&quot;Silvie&quot;,&quot;Klára&quot;))" calcext:value-type="string">
            <text:p>Jmena.Add(New clsJmeno(29,10,"Silvie","Klára"))</text:p>
          </table:table-cell>
          <table:table-cell table:number-columns-repeated="1018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deáš</text:p>
          </table:table-cell>
          <table:table-cell office:value-type="string" calcext:value-type="string">
            <text:p>Šimon</text:p>
          </table:table-cell>
          <table:table-cell table:style-name="ce7"/>
          <table:table-cell table:style-name="ce1" table:formula="of:=&quot;Jmena.Add(New cls&quot;&amp;[$class.$C$1]&amp;&quot;(&quot;&amp;[.A339]&amp;&quot;,&quot;&amp;[.B339]&amp;&quot;,&quot;&quot;&quot;&amp;[.C339]&amp;&quot;&quot;&quot;,&quot;&quot;&quot;&amp;[.D339]&amp;&quot;&quot;&quot;))&quot;" office:value-type="string" office:string-value="Jmena.Add(New clsJmeno(30,10,&quot;Tadeáš&quot;,&quot;Šimon&quot;))" calcext:value-type="string">
            <text:p>Jmena.Add(New clsJmeno(30,10,"Tadeáš","Šimon"))</text:p>
          </table:table-cell>
          <table:table-cell table:number-columns-repeated="1018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deáš</text:p>
          </table:table-cell>
          <table:table-cell office:value-type="string" calcext:value-type="string">
            <text:p>Simona</text:p>
          </table:table-cell>
          <table:table-cell table:style-name="ce7"/>
          <table:table-cell table:style-name="ce1" table:formula="of:=&quot;Jmena.Add(New cls&quot;&amp;[$class.$C$1]&amp;&quot;(&quot;&amp;[.A340]&amp;&quot;,&quot;&amp;[.B340]&amp;&quot;,&quot;&quot;&quot;&amp;[.C340]&amp;&quot;&quot;&quot;,&quot;&quot;&quot;&amp;[.D340]&amp;&quot;&quot;&quot;))&quot;" office:value-type="string" office:string-value="Jmena.Add(New clsJmeno(30,10,&quot;Tadeáš&quot;,&quot;Simona&quot;))" calcext:value-type="string">
            <text:p>Jmena.Add(New clsJmeno(30,10,"Tadeáš","Simona"))</text:p>
          </table:table-cell>
          <table:table-cell table:number-columns-repeated="1018"/>
        </table:table-row>
        <table:table-row table:style-name="ro3">
          <table:table-cell table:style-name="ce6"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Štěpánka</text:p>
          </table:table-cell>
          <table:table-cell office:value-type="string" calcext:value-type="string">
            <text:p>Aurélia</text:p>
          </table:table-cell>
          <table:table-cell table:style-name="ce7"/>
          <table:table-cell table:style-name="ce1" table:formula="of:=&quot;Jmena.Add(New cls&quot;&amp;[$class.$C$1]&amp;&quot;(&quot;&amp;[.A341]&amp;&quot;,&quot;&amp;[.B341]&amp;&quot;,&quot;&quot;&quot;&amp;[.C341]&amp;&quot;&quot;&quot;,&quot;&quot;&quot;&amp;[.D341]&amp;&quot;&quot;&quot;))&quot;" office:value-type="string" office:string-value="Jmena.Add(New clsJmeno(31,10,&quot;Štěpánka&quot;,&quot;Aurélia&quot;))" calcext:value-type="string">
            <text:p>Jmena.Add(New clsJmeno(31,10,"Štěpánka","Aurélia"))</text:p>
          </table:table-cell>
          <table:table-cell table:number-columns-repeated="101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hdana</text:p>
          </table:table-cell>
          <table:table-cell office:value-type="string" calcext:value-type="string">
            <text:p>Denis</text:p>
          </table:table-cell>
          <table:table-cell table:style-name="ce7"/>
          <table:table-cell table:style-name="ce1" table:formula="of:=&quot;Jmena.Add(New cls&quot;&amp;[$class.$C$1]&amp;&quot;(&quot;&amp;[.A342]&amp;&quot;,&quot;&amp;[.B342]&amp;&quot;,&quot;&quot;&quot;&amp;[.C342]&amp;&quot;&quot;&quot;,&quot;&quot;&quot;&amp;[.D342]&amp;&quot;&quot;&quot;))&quot;" office:value-type="string" office:string-value="Jmena.Add(New clsJmeno(1,11,&quot;Bohdana&quot;,&quot;Denis&quot;))" calcext:value-type="string">
            <text:p>Jmena.Add(New clsJmeno(1,11,"Bohdana","Denis"))</text:p>
          </table:table-cell>
          <table:table-cell table:number-columns-repeated="101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hdana</text:p>
          </table:table-cell>
          <table:table-cell office:value-type="string" calcext:value-type="string">
            <text:p>Denisa</text:p>
          </table:table-cell>
          <table:table-cell table:style-name="ce7"/>
          <table:table-cell table:style-name="ce1" table:formula="of:=&quot;Jmena.Add(New cls&quot;&amp;[$class.$C$1]&amp;&quot;(&quot;&amp;[.A343]&amp;&quot;,&quot;&amp;[.B343]&amp;&quot;,&quot;&quot;&quot;&amp;[.C343]&amp;&quot;&quot;&quot;,&quot;&quot;&quot;&amp;[.D343]&amp;&quot;&quot;&quot;))&quot;" office:value-type="string" office:string-value="Jmena.Add(New clsJmeno(1,11,&quot;Bohdana&quot;,&quot;Denisa&quot;))" calcext:value-type="string">
            <text:p>Jmena.Add(New clsJmeno(1,11,"Bohdana","Denisa"))</text:p>
          </table:table-cell>
          <table:table-cell table:number-columns-repeated="101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Hubert</text:p>
          </table:table-cell>
          <table:table-cell table:style-name="ce7"/>
          <table:table-cell table:style-name="ce1" table:formula="of:=&quot;Jmena.Add(New cls&quot;&amp;[$class.$C$1]&amp;&quot;(&quot;&amp;[.A344]&amp;&quot;,&quot;&amp;[.B344]&amp;&quot;,&quot;&quot;&quot;&amp;[.C344]&amp;&quot;&quot;&quot;,&quot;&quot;&quot;&amp;[.D344]&amp;&quot;&quot;&quot;))&quot;" office:value-type="string" office:string-value="Jmena.Add(New clsJmeno(3,11,&quot;Marika&quot;,&quot;Hubert&quot;))" calcext:value-type="string">
            <text:p>Jmena.Add(New clsJmeno(3,11,"Marika","Hubert"))</text:p>
          </table:table-cell>
          <table:table-cell table:number-columns-repeated="101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rel</text:p>
          </table:table-cell>
          <table:table-cell office:value-type="string" calcext:value-type="string">
            <text:p>Karol</text:p>
          </table:table-cell>
          <table:table-cell table:style-name="ce7"/>
          <table:table-cell table:style-name="ce1" table:formula="of:=&quot;Jmena.Add(New cls&quot;&amp;[$class.$C$1]&amp;&quot;(&quot;&amp;[.A345]&amp;&quot;,&quot;&amp;[.B345]&amp;&quot;,&quot;&quot;&quot;&amp;[.C345]&amp;&quot;&quot;&quot;,&quot;&quot;&quot;&amp;[.D345]&amp;&quot;&quot;&quot;))&quot;" office:value-type="string" office:string-value="Jmena.Add(New clsJmeno(4,11,&quot;Karel&quot;,&quot;Karol&quot;))" calcext:value-type="string">
            <text:p>Jmena.Add(New clsJmeno(4,11,"Karel","Karol"))</text:p>
          </table:table-cell>
          <table:table-cell table:number-columns-repeated="101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Imrich</text:p>
          </table:table-cell>
          <table:table-cell table:style-name="ce7"/>
          <table:table-cell table:style-name="ce1" table:formula="of:=&quot;Jmena.Add(New cls&quot;&amp;[$class.$C$1]&amp;&quot;(&quot;&amp;[.A346]&amp;&quot;,&quot;&amp;[.B346]&amp;&quot;,&quot;&quot;&quot;&amp;[.C346]&amp;&quot;&quot;&quot;,&quot;&quot;&quot;&amp;[.D346]&amp;&quot;&quot;&quot;))&quot;" office:value-type="string" office:string-value="Jmena.Add(New clsJmeno(5,11,&quot;Miriam&quot;,&quot;Imrich&quot;))" calcext:value-type="string">
            <text:p>Jmena.Add(New clsJmeno(5,11,"Miriam","Imrich"))</text:p>
          </table:table-cell>
          <table:table-cell table:number-columns-repeated="101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běna</text:p>
          </table:table-cell>
          <table:table-cell office:value-type="string" calcext:value-type="string">
            <text:p>Renáta</text:p>
          </table:table-cell>
          <table:table-cell table:style-name="ce7"/>
          <table:table-cell table:style-name="ce1" table:formula="of:=&quot;Jmena.Add(New cls&quot;&amp;[$class.$C$1]&amp;&quot;(&quot;&amp;[.A347]&amp;&quot;,&quot;&amp;[.B347]&amp;&quot;,&quot;&quot;&quot;&amp;[.C347]&amp;&quot;&quot;&quot;,&quot;&quot;&quot;&amp;[.D347]&amp;&quot;&quot;&quot;))&quot;" office:value-type="string" office:string-value="Jmena.Add(New clsJmeno(6,11,&quot;Liběna&quot;,&quot;Renáta&quot;))" calcext:value-type="string">
            <text:p>Jmena.Add(New clsJmeno(6,11,"Liběna","Renáta"))</text:p>
          </table:table-cell>
          <table:table-cell table:number-columns-repeated="101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skie</text:p>
          </table:table-cell>
          <table:table-cell office:value-type="string" calcext:value-type="string">
            <text:p>René</text:p>
          </table:table-cell>
          <table:table-cell table:style-name="ce7"/>
          <table:table-cell table:style-name="ce1" table:formula="of:=&quot;Jmena.Add(New cls&quot;&amp;[$class.$C$1]&amp;&quot;(&quot;&amp;[.A348]&amp;&quot;,&quot;&amp;[.B348]&amp;&quot;,&quot;&quot;&quot;&amp;[.C348]&amp;&quot;&quot;&quot;,&quot;&quot;&quot;&amp;[.D348]&amp;&quot;&quot;&quot;))&quot;" office:value-type="string" office:string-value="Jmena.Add(New clsJmeno(7,11,&quot;Saskie&quot;,&quot;René&quot;))" calcext:value-type="string">
            <text:p>Jmena.Add(New clsJmeno(7,11,"Saskie","René"))</text:p>
          </table:table-cell>
          <table:table-cell table:number-columns-repeated="101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ohumír</text:p>
          </table:table-cell>
          <table:table-cell table:style-name="ce7"/>
          <table:table-cell table:style-name="ce1" table:formula="of:=&quot;Jmena.Add(New cls&quot;&amp;[$class.$C$1]&amp;&quot;(&quot;&amp;[.A349]&amp;&quot;,&quot;&amp;[.B349]&amp;&quot;,&quot;&quot;&quot;&amp;[.C349]&amp;&quot;&quot;&quot;,&quot;&quot;&quot;&amp;[.D349]&amp;&quot;&quot;&quot;))&quot;" office:value-type="string" office:string-value="Jmena.Add(New clsJmeno(8,11,&quot;Bohumír&quot;,&quot;Bohumír&quot;))" calcext:value-type="string">
            <text:p>Jmena.Add(New clsJmeno(8,11,"Bohumír","Bohumír"))</text:p>
          </table:table-cell>
          <table:table-cell table:number-columns-repeated="101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Teodor</text:p>
          </table:table-cell>
          <table:table-cell table:style-name="ce7"/>
          <table:table-cell table:style-name="ce1" table:formula="of:=&quot;Jmena.Add(New cls&quot;&amp;[$class.$C$1]&amp;&quot;(&quot;&amp;[.A350]&amp;&quot;,&quot;&amp;[.B350]&amp;&quot;,&quot;&quot;&quot;&amp;[.C350]&amp;&quot;&quot;&quot;,&quot;&quot;&quot;&amp;[.D350]&amp;&quot;&quot;&quot;))&quot;" office:value-type="string" office:string-value="Jmena.Add(New clsJmeno(9,11,&quot;Bohdan&quot;,&quot;Teodor&quot;))" calcext:value-type="string">
            <text:p>Jmena.Add(New clsJmeno(9,11,"Bohdan","Teodor"))</text:p>
          </table:table-cell>
          <table:table-cell table:number-columns-repeated="1018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vžen</text:p>
          </table:table-cell>
          <table:table-cell office:value-type="string" calcext:value-type="string">
            <text:p>Tibor</text:p>
          </table:table-cell>
          <table:table-cell table:style-name="ce7"/>
          <table:table-cell table:style-name="ce1" table:formula="of:=&quot;Jmena.Add(New cls&quot;&amp;[$class.$C$1]&amp;&quot;(&quot;&amp;[.A351]&amp;&quot;,&quot;&amp;[.B351]&amp;&quot;,&quot;&quot;&quot;&amp;[.C351]&amp;&quot;&quot;&quot;,&quot;&quot;&quot;&amp;[.D351]&amp;&quot;&quot;&quot;))&quot;" office:value-type="string" office:string-value="Jmena.Add(New clsJmeno(10,11,&quot;Evžen&quot;,&quot;Tibor&quot;))" calcext:value-type="string">
            <text:p>Jmena.Add(New clsJmeno(10,11,"Evžen","Tibor"))</text:p>
          </table:table-cell>
          <table:table-cell table:number-columns-repeated="1018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Martin</text:p>
          </table:table-cell>
          <table:table-cell table:style-name="ce7"/>
          <table:table-cell table:style-name="ce1" table:formula="of:=&quot;Jmena.Add(New cls&quot;&amp;[$class.$C$1]&amp;&quot;(&quot;&amp;[.A352]&amp;&quot;,&quot;&amp;[.B352]&amp;&quot;,&quot;&quot;&quot;&amp;[.C352]&amp;&quot;&quot;&quot;,&quot;&quot;&quot;&amp;[.D352]&amp;&quot;&quot;&quot;))&quot;" office:value-type="string" office:string-value="Jmena.Add(New clsJmeno(11,11,&quot;Martin&quot;,&quot;Martin&quot;))" calcext:value-type="string">
            <text:p>Jmena.Add(New clsJmeno(11,11,"Martin","Martin"))</text:p>
          </table:table-cell>
          <table:table-cell table:number-columns-repeated="1018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aroš</text:p>
          </table:table-cell>
          <table:table-cell table:style-name="ce7"/>
          <table:table-cell table:style-name="ce1" table:formula="of:=&quot;Jmena.Add(New cls&quot;&amp;[$class.$C$1]&amp;&quot;(&quot;&amp;[.A353]&amp;&quot;,&quot;&amp;[.B353]&amp;&quot;,&quot;&quot;&quot;&amp;[.C353]&amp;&quot;&quot;&quot;,&quot;&quot;&quot;&amp;[.D353]&amp;&quot;&quot;&quot;))&quot;" office:value-type="string" office:string-value="Jmena.Add(New clsJmeno(11,11,&quot;Martin&quot;,&quot;Maroš&quot;))" calcext:value-type="string">
            <text:p>Jmena.Add(New clsJmeno(11,11,"Martin","Maroš"))</text:p>
          </table:table-cell>
          <table:table-cell table:number-columns-repeated="1018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nedikt</text:p>
          </table:table-cell>
          <table:table-cell office:value-type="string" calcext:value-type="string">
            <text:p>Svätopluk</text:p>
          </table:table-cell>
          <table:table-cell table:style-name="ce7"/>
          <table:table-cell table:style-name="ce1" table:formula="of:=&quot;Jmena.Add(New cls&quot;&amp;[$class.$C$1]&amp;&quot;(&quot;&amp;[.A354]&amp;&quot;,&quot;&amp;[.B354]&amp;&quot;,&quot;&quot;&quot;&amp;[.C354]&amp;&quot;&quot;&quot;,&quot;&quot;&quot;&amp;[.D354]&amp;&quot;&quot;&quot;))&quot;" office:value-type="string" office:string-value="Jmena.Add(New clsJmeno(12,11,&quot;Benedikt&quot;,&quot;Svätopluk&quot;))" calcext:value-type="string">
            <text:p>Jmena.Add(New clsJmeno(12,11,"Benedikt","Svätopluk"))</text:p>
          </table:table-cell>
          <table:table-cell table:number-columns-repeated="1018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bor</text:p>
          </table:table-cell>
          <table:table-cell office:value-type="string" calcext:value-type="string">
            <text:p>Stanislav</text:p>
          </table:table-cell>
          <table:table-cell table:style-name="ce7"/>
          <table:table-cell table:style-name="ce1" table:formula="of:=&quot;Jmena.Add(New cls&quot;&amp;[$class.$C$1]&amp;&quot;(&quot;&amp;[.A355]&amp;&quot;,&quot;&amp;[.B355]&amp;&quot;,&quot;&quot;&quot;&amp;[.C355]&amp;&quot;&quot;&quot;,&quot;&quot;&quot;&amp;[.D355]&amp;&quot;&quot;&quot;))&quot;" office:value-type="string" office:string-value="Jmena.Add(New clsJmeno(13,11,&quot;Tibor&quot;,&quot;Stanislav&quot;))" calcext:value-type="string">
            <text:p>Jmena.Add(New clsJmeno(13,11,"Tibor","Stanislav"))</text:p>
          </table:table-cell>
          <table:table-cell table:number-columns-repeated="1018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áva</text:p>
          </table:table-cell>
          <table:table-cell office:value-type="string" calcext:value-type="string">
            <text:p>Irma</text:p>
          </table:table-cell>
          <table:table-cell table:style-name="ce7"/>
          <table:table-cell table:style-name="ce1" table:formula="of:=&quot;Jmena.Add(New cls&quot;&amp;[$class.$C$1]&amp;&quot;(&quot;&amp;[.A356]&amp;&quot;,&quot;&amp;[.B356]&amp;&quot;,&quot;&quot;&quot;&amp;[.C356]&amp;&quot;&quot;&quot;,&quot;&quot;&quot;&amp;[.D356]&amp;&quot;&quot;&quot;))&quot;" office:value-type="string" office:string-value="Jmena.Add(New clsJmeno(14,11,&quot;Sáva&quot;,&quot;Irma&quot;))" calcext:value-type="string">
            <text:p>Jmena.Add(New clsJmeno(14,11,"Sáva","Irma"))</text:p>
          </table:table-cell>
          <table:table-cell table:number-columns-repeated="1018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Leopold</text:p>
          </table:table-cell>
          <table:table-cell table:style-name="ce7"/>
          <table:table-cell table:style-name="ce1" table:formula="of:=&quot;Jmena.Add(New cls&quot;&amp;[$class.$C$1]&amp;&quot;(&quot;&amp;[.A357]&amp;&quot;,&quot;&amp;[.B357]&amp;&quot;,&quot;&quot;&quot;&amp;[.C357]&amp;&quot;&quot;&quot;,&quot;&quot;&quot;&amp;[.D357]&amp;&quot;&quot;&quot;))&quot;" office:value-type="string" office:string-value="Jmena.Add(New clsJmeno(15,11,&quot;Leopold&quot;,&quot;Leopold&quot;))" calcext:value-type="string">
            <text:p>Jmena.Add(New clsJmeno(15,11,"Leopold","Leopold"))</text:p>
          </table:table-cell>
          <table:table-cell table:number-columns-repeated="1018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mar</text:p>
          </table:table-cell>
          <table:table-cell office:value-type="string" calcext:value-type="string">
            <text:p>Agnesa</text:p>
          </table:table-cell>
          <table:table-cell table:style-name="ce7"/>
          <table:table-cell table:style-name="ce1" table:formula="of:=&quot;Jmena.Add(New cls&quot;&amp;[$class.$C$1]&amp;&quot;(&quot;&amp;[.A358]&amp;&quot;,&quot;&amp;[.B358]&amp;&quot;,&quot;&quot;&quot;&amp;[.C358]&amp;&quot;&quot;&quot;,&quot;&quot;&quot;&amp;[.D358]&amp;&quot;&quot;&quot;))&quot;" office:value-type="string" office:string-value="Jmena.Add(New clsJmeno(16,11,&quot;Otmar&quot;,&quot;Agnesa&quot;))" calcext:value-type="string">
            <text:p>Jmena.Add(New clsJmeno(16,11,"Otmar","Agnesa"))</text:p>
          </table:table-cell>
          <table:table-cell table:number-columns-repeated="1018"/>
        </table:table-row>
        <table:table-row table:style-name="ro3">
          <table:table-cell table:style-name="ce6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hulena</text:p>
          </table:table-cell>
          <table:table-cell office:value-type="string" calcext:value-type="string">
            <text:p>Klaudia</text:p>
          </table:table-cell>
          <table:table-cell table:style-name="ce7"/>
          <table:table-cell table:style-name="ce1" table:formula="of:=&quot;Jmena.Add(New cls&quot;&amp;[$class.$C$1]&amp;&quot;(&quot;&amp;[.A359]&amp;&quot;,&quot;&amp;[.B359]&amp;&quot;,&quot;&quot;&quot;&amp;[.C359]&amp;&quot;&quot;&quot;,&quot;&quot;&quot;&amp;[.D359]&amp;&quot;&quot;&quot;))&quot;" office:value-type="string" office:string-value="Jmena.Add(New clsJmeno(17,11,&quot;Mahulena&quot;,&quot;Klaudia&quot;))" calcext:value-type="string">
            <text:p>Jmena.Add(New clsJmeno(17,11,"Mahulena","Klaudia"))</text:p>
          </table:table-cell>
          <table:table-cell table:number-columns-repeated="1018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mana</text:p>
          </table:table-cell>
          <table:table-cell office:value-type="string" calcext:value-type="string">
            <text:p>Eugen</text:p>
          </table:table-cell>
          <table:table-cell table:style-name="ce7"/>
          <table:table-cell table:style-name="ce1" table:formula="of:=&quot;Jmena.Add(New cls&quot;&amp;[$class.$C$1]&amp;&quot;(&quot;&amp;[.A360]&amp;&quot;,&quot;&amp;[.B360]&amp;&quot;,&quot;&quot;&quot;&amp;[.C360]&amp;&quot;&quot;&quot;,&quot;&quot;&quot;&amp;[.D360]&amp;&quot;&quot;&quot;))&quot;" office:value-type="string" office:string-value="Jmena.Add(New clsJmeno(18,11,&quot;Romana&quot;,&quot;Eugen&quot;))" calcext:value-type="string">
            <text:p>Jmena.Add(New clsJmeno(18,11,"Romana","Eugen"))</text:p>
          </table:table-cell>
          <table:table-cell table:number-columns-repeated="1018"/>
        </table:table-row>
        <table:table-row table:style-name="ro3">
          <table:table-cell table:style-name="ce6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žběta</text:p>
          </table:table-cell>
          <table:table-cell office:value-type="string" calcext:value-type="string">
            <text:p>Alžbeta</text:p>
          </table:table-cell>
          <table:table-cell table:style-name="ce7"/>
          <table:table-cell table:style-name="ce1" table:formula="of:=&quot;Jmena.Add(New cls&quot;&amp;[$class.$C$1]&amp;&quot;(&quot;&amp;[.A361]&amp;&quot;,&quot;&amp;[.B361]&amp;&quot;,&quot;&quot;&quot;&amp;[.C361]&amp;&quot;&quot;&quot;,&quot;&quot;&quot;&amp;[.D361]&amp;&quot;&quot;&quot;))&quot;" office:value-type="string" office:string-value="Jmena.Add(New clsJmeno(19,11,&quot;Alžběta&quot;,&quot;Alžbeta&quot;))" calcext:value-type="string">
            <text:p>Jmena.Add(New clsJmeno(19,11,"Alžběta","Alžbeta"))</text:p>
          </table:table-cell>
          <table:table-cell table:number-columns-repeated="1018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Félix</text:p>
          </table:table-cell>
          <table:table-cell table:style-name="ce7"/>
          <table:table-cell table:style-name="ce1" table:formula="of:=&quot;Jmena.Add(New cls&quot;&amp;[$class.$C$1]&amp;&quot;(&quot;&amp;[.A362]&amp;&quot;,&quot;&amp;[.B362]&amp;&quot;,&quot;&quot;&quot;&amp;[.C362]&amp;&quot;&quot;&quot;,&quot;&quot;&quot;&amp;[.D362]&amp;&quot;&quot;&quot;))&quot;" office:value-type="string" office:string-value="Jmena.Add(New clsJmeno(20,11,&quot;Nikola&quot;,&quot;Félix&quot;))" calcext:value-type="string">
            <text:p>Jmena.Add(New clsJmeno(20,11,"Nikola","Félix"))</text:p>
          </table:table-cell>
          <table:table-cell table:number-columns-repeated="1018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Elvíra</text:p>
          </table:table-cell>
          <table:table-cell table:style-name="ce7"/>
          <table:table-cell table:style-name="ce1" table:formula="of:=&quot;Jmena.Add(New cls&quot;&amp;[$class.$C$1]&amp;&quot;(&quot;&amp;[.A363]&amp;&quot;,&quot;&amp;[.B363]&amp;&quot;,&quot;&quot;&quot;&amp;[.C363]&amp;&quot;&quot;&quot;,&quot;&quot;&quot;&amp;[.D363]&amp;&quot;&quot;&quot;))&quot;" office:value-type="string" office:string-value="Jmena.Add(New clsJmeno(21,11,&quot;Albert&quot;,&quot;Elvíra&quot;))" calcext:value-type="string">
            <text:p>Jmena.Add(New clsJmeno(21,11,"Albert","Elvíra"))</text:p>
          </table:table-cell>
          <table:table-cell table:number-columns-repeated="1018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cílie</text:p>
          </table:table-cell>
          <table:table-cell office:value-type="string" calcext:value-type="string">
            <text:p>Cecília</text:p>
          </table:table-cell>
          <table:table-cell table:style-name="ce7"/>
          <table:table-cell table:style-name="ce1" table:formula="of:=&quot;Jmena.Add(New cls&quot;&amp;[$class.$C$1]&amp;&quot;(&quot;&amp;[.A364]&amp;&quot;,&quot;&amp;[.B364]&amp;&quot;,&quot;&quot;&quot;&amp;[.C364]&amp;&quot;&quot;&quot;,&quot;&quot;&quot;&amp;[.D364]&amp;&quot;&quot;&quot;))&quot;" office:value-type="string" office:string-value="Jmena.Add(New clsJmeno(22,11,&quot;Cecílie&quot;,&quot;Cecília&quot;))" calcext:value-type="string">
            <text:p>Jmena.Add(New clsJmeno(22,11,"Cecílie","Cecília"))</text:p>
          </table:table-cell>
          <table:table-cell table:number-columns-repeated="1018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Klement</text:p>
          </table:table-cell>
          <table:table-cell table:style-name="ce7"/>
          <table:table-cell table:style-name="ce1" table:formula="of:=&quot;Jmena.Add(New cls&quot;&amp;[$class.$C$1]&amp;&quot;(&quot;&amp;[.A365]&amp;&quot;,&quot;&amp;[.B365]&amp;&quot;,&quot;&quot;&quot;&amp;[.C365]&amp;&quot;&quot;&quot;,&quot;&quot;&quot;&amp;[.D365]&amp;&quot;&quot;&quot;))&quot;" office:value-type="string" office:string-value="Jmena.Add(New clsJmeno(23,11,&quot;Klement&quot;,&quot;Klement&quot;))" calcext:value-type="string">
            <text:p>Jmena.Add(New clsJmeno(23,11,"Klement","Klement"))</text:p>
          </table:table-cell>
          <table:table-cell table:number-columns-repeated="1018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ílie</text:p>
          </table:table-cell>
          <table:table-cell office:value-type="string" calcext:value-type="string">
            <text:p>Emília</text:p>
          </table:table-cell>
          <table:table-cell table:style-name="ce7"/>
          <table:table-cell table:style-name="ce1" table:formula="of:=&quot;Jmena.Add(New cls&quot;&amp;[$class.$C$1]&amp;&quot;(&quot;&amp;[.A366]&amp;&quot;,&quot;&amp;[.B366]&amp;&quot;,&quot;&quot;&quot;&amp;[.C366]&amp;&quot;&quot;&quot;,&quot;&quot;&quot;&amp;[.D366]&amp;&quot;&quot;&quot;))&quot;" office:value-type="string" office:string-value="Jmena.Add(New clsJmeno(24,11,&quot;Emílie&quot;,&quot;Emília&quot;))" calcext:value-type="string">
            <text:p>Jmena.Add(New clsJmeno(24,11,"Emílie","Emília"))</text:p>
          </table:table-cell>
          <table:table-cell table:number-columns-repeated="1018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teřina</text:p>
          </table:table-cell>
          <table:table-cell office:value-type="string" calcext:value-type="string">
            <text:p>Katarína</text:p>
          </table:table-cell>
          <table:table-cell table:style-name="ce7"/>
          <table:table-cell table:style-name="ce1" table:formula="of:=&quot;Jmena.Add(New cls&quot;&amp;[$class.$C$1]&amp;&quot;(&quot;&amp;[.A367]&amp;&quot;,&quot;&amp;[.B367]&amp;&quot;,&quot;&quot;&quot;&amp;[.C367]&amp;&quot;&quot;&quot;,&quot;&quot;&quot;&amp;[.D367]&amp;&quot;&quot;&quot;))&quot;" office:value-type="string" office:string-value="Jmena.Add(New clsJmeno(25,11,&quot;Kateřina&quot;,&quot;Katarína&quot;))" calcext:value-type="string">
            <text:p>Jmena.Add(New clsJmeno(25,11,"Kateřina","Katarína"))</text:p>
          </table:table-cell>
          <table:table-cell table:number-columns-repeated="1018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Kornel</text:p>
          </table:table-cell>
          <table:table-cell table:style-name="ce7"/>
          <table:table-cell table:style-name="ce1" table:formula="of:=&quot;Jmena.Add(New cls&quot;&amp;[$class.$C$1]&amp;&quot;(&quot;&amp;[.A368]&amp;&quot;,&quot;&amp;[.B368]&amp;&quot;,&quot;&quot;&quot;&amp;[.C368]&amp;&quot;&quot;&quot;,&quot;&quot;&quot;&amp;[.D368]&amp;&quot;&quot;&quot;))&quot;" office:value-type="string" office:string-value="Jmena.Add(New clsJmeno(26,11,&quot;Artur&quot;,&quot;Kornel&quot;))" calcext:value-type="string">
            <text:p>Jmena.Add(New clsJmeno(26,11,"Artur","Kornel"))</text:p>
          </table:table-cell>
          <table:table-cell table:number-columns-repeated="1018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enie</text:p>
          </table:table-cell>
          <table:table-cell office:value-type="string" calcext:value-type="string">
            <text:p>Milan</text:p>
          </table:table-cell>
          <table:table-cell table:style-name="ce7"/>
          <table:table-cell table:style-name="ce1" table:formula="of:=&quot;Jmena.Add(New cls&quot;&amp;[$class.$C$1]&amp;&quot;(&quot;&amp;[.A369]&amp;&quot;,&quot;&amp;[.B369]&amp;&quot;,&quot;&quot;&quot;&amp;[.C369]&amp;&quot;&quot;&quot;,&quot;&quot;&quot;&amp;[.D369]&amp;&quot;&quot;&quot;))&quot;" office:value-type="string" office:string-value="Jmena.Add(New clsJmeno(27,11,&quot;Xenie&quot;,&quot;Milan&quot;))" calcext:value-type="string">
            <text:p>Jmena.Add(New clsJmeno(27,11,"Xenie","Milan"))</text:p>
          </table:table-cell>
          <table:table-cell table:number-columns-repeated="1018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Henrieta</text:p>
          </table:table-cell>
          <table:table-cell/>
          <table:table-cell table:style-name="ce1" table:formula="of:=&quot;Jmena.Add(New cls&quot;&amp;[$class.$C$1]&amp;&quot;(&quot;&amp;[.A370]&amp;&quot;,&quot;&amp;[.B370]&amp;&quot;,&quot;&quot;&quot;&amp;[.C370]&amp;&quot;&quot;&quot;,&quot;&quot;&quot;&amp;[.D370]&amp;&quot;&quot;&quot;))&quot;" office:value-type="string" office:string-value="Jmena.Add(New clsJmeno(28,11,&quot;René&quot;,&quot;Henrieta&quot;))" calcext:value-type="string">
            <text:p>Jmena.Add(New clsJmeno(28,11,"René","Henrieta"))</text:p>
          </table:table-cell>
          <table:table-cell table:number-columns-repeated="1018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ina</text:p>
          </table:table-cell>
          <table:table-cell office:value-type="string" calcext:value-type="string">
            <text:p>Vratko</text:p>
          </table:table-cell>
          <table:table-cell/>
          <table:table-cell table:style-name="ce1" table:formula="of:=&quot;Jmena.Add(New cls&quot;&amp;[$class.$C$1]&amp;&quot;(&quot;&amp;[.A371]&amp;&quot;,&quot;&amp;[.B371]&amp;&quot;,&quot;&quot;&quot;&amp;[.C371]&amp;&quot;&quot;&quot;,&quot;&quot;&quot;&amp;[.D371]&amp;&quot;&quot;&quot;))&quot;" office:value-type="string" office:string-value="Jmena.Add(New clsJmeno(29,11,&quot;Zina&quot;,&quot;Vratko&quot;))" calcext:value-type="string">
            <text:p>Jmena.Add(New clsJmeno(29,11,"Zina","Vratko"))</text:p>
          </table:table-cell>
          <table:table-cell table:number-columns-repeated="1018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dřej</text:p>
          </table:table-cell>
          <table:table-cell office:value-type="string" calcext:value-type="string">
            <text:p>Ondrej</text:p>
          </table:table-cell>
          <table:table-cell/>
          <table:table-cell table:style-name="ce1" table:formula="of:=&quot;Jmena.Add(New cls&quot;&amp;[$class.$C$1]&amp;&quot;(&quot;&amp;[.A372]&amp;&quot;,&quot;&amp;[.B372]&amp;&quot;,&quot;&quot;&quot;&amp;[.C372]&amp;&quot;&quot;&quot;,&quot;&quot;&quot;&amp;[.D372]&amp;&quot;&quot;&quot;))&quot;" office:value-type="string" office:string-value="Jmena.Add(New clsJmeno(30,11,&quot;Ondřej&quot;,&quot;Ondrej&quot;))" calcext:value-type="string">
            <text:p>Jmena.Add(New clsJmeno(30,11,"Ondřej","Ondrej"))</text:p>
          </table:table-cell>
          <table:table-cell table:number-columns-repeated="1018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dřej</text:p>
          </table:table-cell>
          <table:table-cell office:value-type="string" calcext:value-type="string">
            <text:p>Andrej</text:p>
          </table:table-cell>
          <table:table-cell/>
          <table:table-cell table:style-name="ce1" table:formula="of:=&quot;Jmena.Add(New cls&quot;&amp;[$class.$C$1]&amp;&quot;(&quot;&amp;[.A373]&amp;&quot;,&quot;&amp;[.B373]&amp;&quot;,&quot;&quot;&quot;&amp;[.C373]&amp;&quot;&quot;&quot;,&quot;&quot;&quot;&amp;[.D373]&amp;&quot;&quot;&quot;))&quot;" office:value-type="string" office:string-value="Jmena.Add(New clsJmeno(30,11,&quot;Ondřej&quot;,&quot;Andrej&quot;))" calcext:value-type="string">
            <text:p>Jmena.Add(New clsJmeno(30,11,"Ondřej","Andrej"))</text:p>
          </table:table-cell>
          <table:table-cell table:number-columns-repeated="101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žena</text:p>
          </table:table-cell>
          <table:table-cell office:value-type="string" calcext:value-type="string">
            <text:p>Edmund</text:p>
          </table:table-cell>
          <table:table-cell/>
          <table:table-cell table:style-name="ce1" table:formula="of:=&quot;Jmena.Add(New cls&quot;&amp;[$class.$C$1]&amp;&quot;(&quot;&amp;[.A374]&amp;&quot;,&quot;&amp;[.B374]&amp;&quot;,&quot;&quot;&quot;&amp;[.C374]&amp;&quot;&quot;&quot;,&quot;&quot;&quot;&amp;[.D374]&amp;&quot;&quot;&quot;))&quot;" office:value-type="string" office:string-value="Jmena.Add(New clsJmeno(1,12,&quot;Božena&quot;,&quot;Edmund&quot;))" calcext:value-type="string">
            <text:p>Jmena.Add(New clsJmeno(1,12,"Božena","Edmund"))</text:p>
          </table:table-cell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nka</text:p>
          </table:table-cell>
          <table:table-cell office:value-type="string" calcext:value-type="string">
            <text:p>Bibiána</text:p>
          </table:table-cell>
          <table:table-cell/>
          <table:table-cell table:style-name="ce1" table:formula="of:=&quot;Jmena.Add(New cls&quot;&amp;[$class.$C$1]&amp;&quot;(&quot;&amp;[.A375]&amp;&quot;,&quot;&amp;[.B375]&amp;&quot;,&quot;&quot;&quot;&amp;[.C375]&amp;&quot;&quot;&quot;,&quot;&quot;&quot;&amp;[.D375]&amp;&quot;&quot;&quot;))&quot;" office:value-type="string" office:string-value="Jmena.Add(New clsJmeno(2,12,&quot;Lenka&quot;,&quot;Bibiána&quot;))" calcext:value-type="string">
            <text:p>Jmena.Add(New clsJmeno(2,12,"Lenka","Bibiána"))</text:p>
          </table:table-cell>
          <table:table-cell table:number-columns-repeated="1018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vatoslav</text:p>
          </table:table-cell>
          <table:table-cell office:value-type="string" calcext:value-type="string">
            <text:p>Oldrich</text:p>
          </table:table-cell>
          <table:table-cell/>
          <table:table-cell table:style-name="ce1" table:formula="of:=&quot;Jmena.Add(New cls&quot;&amp;[$class.$C$1]&amp;&quot;(&quot;&amp;[.A376]&amp;&quot;,&quot;&amp;[.B376]&amp;&quot;,&quot;&quot;&quot;&amp;[.C376]&amp;&quot;&quot;&quot;,&quot;&quot;&quot;&amp;[.D376]&amp;&quot;&quot;&quot;))&quot;" office:value-type="string" office:string-value="Jmena.Add(New clsJmeno(3,12,&quot;Svatoslav&quot;,&quot;Oldrich&quot;))" calcext:value-type="string">
            <text:p>Jmena.Add(New clsJmeno(3,12,"Svatoslav","Oldrich"))</text:p>
          </table:table-cell>
          <table:table-cell table:number-columns-repeated="101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Barbora</text:p>
          </table:table-cell>
          <table:table-cell/>
          <table:table-cell table:style-name="ce1" table:formula="of:=&quot;Jmena.Add(New cls&quot;&amp;[$class.$C$1]&amp;&quot;(&quot;&amp;[.A377]&amp;&quot;,&quot;&amp;[.B377]&amp;&quot;,&quot;&quot;&quot;&amp;[.C377]&amp;&quot;&quot;&quot;,&quot;&quot;&quot;&amp;[.D377]&amp;&quot;&quot;&quot;))&quot;" office:value-type="string" office:string-value="Jmena.Add(New clsJmeno(4,12,&quot;Barbora&quot;,&quot;Barbora&quot;))" calcext:value-type="string">
            <text:p>Jmena.Add(New clsJmeno(4,12,"Barbora","Barbora"))</text:p>
          </table:table-cell>
          <table:table-cell table:number-columns-repeated="101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rbora</text:p>
          </table:table-cell>
          <table:table-cell office:value-type="string" calcext:value-type="string">
            <text:p>Barbara</text:p>
          </table:table-cell>
          <table:table-cell/>
          <table:table-cell table:style-name="ce1" table:formula="of:=&quot;Jmena.Add(New cls&quot;&amp;[$class.$C$1]&amp;&quot;(&quot;&amp;[.A378]&amp;&quot;,&quot;&amp;[.B378]&amp;&quot;,&quot;&quot;&quot;&amp;[.C378]&amp;&quot;&quot;&quot;,&quot;&quot;&quot;&amp;[.D378]&amp;&quot;&quot;&quot;))&quot;" office:value-type="string" office:string-value="Jmena.Add(New clsJmeno(4,12,&quot;Barbora&quot;,&quot;Barbara&quot;))" calcext:value-type="string">
            <text:p>Jmena.Add(New clsJmeno(4,12,"Barbora","Barbara"))</text:p>
          </table:table-cell>
          <table:table-cell table:number-columns-repeated="101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itka</text:p>
          </table:table-cell>
          <table:table-cell office:value-type="string" calcext:value-type="string">
            <text:p>Oto</text:p>
          </table:table-cell>
          <table:table-cell/>
          <table:table-cell table:style-name="ce1" table:formula="of:=&quot;Jmena.Add(New cls&quot;&amp;[$class.$C$1]&amp;&quot;(&quot;&amp;[.A379]&amp;&quot;,&quot;&amp;[.B379]&amp;&quot;,&quot;&quot;&quot;&amp;[.C379]&amp;&quot;&quot;&quot;,&quot;&quot;&quot;&amp;[.D379]&amp;&quot;&quot;&quot;))&quot;" office:value-type="string" office:string-value="Jmena.Add(New clsJmeno(5,12,&quot;Jitka&quot;,&quot;Oto&quot;))" calcext:value-type="string">
            <text:p>Jmena.Add(New clsJmeno(5,12,"Jitka","Oto"))</text:p>
          </table:table-cell>
          <table:table-cell table:number-columns-repeated="101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ikuláš</text:p>
          </table:table-cell>
          <table:table-cell/>
          <table:table-cell table:style-name="ce1" table:formula="of:=&quot;Jmena.Add(New cls&quot;&amp;[$class.$C$1]&amp;&quot;(&quot;&amp;[.A380]&amp;&quot;,&quot;&amp;[.B380]&amp;&quot;,&quot;&quot;&quot;&amp;[.C380]&amp;&quot;&quot;&quot;,&quot;&quot;&quot;&amp;[.D380]&amp;&quot;&quot;&quot;))&quot;" office:value-type="string" office:string-value="Jmena.Add(New clsJmeno(6,12,&quot;Mikuláš&quot;,&quot;Mikuláš&quot;))" calcext:value-type="string">
            <text:p>Jmena.Add(New clsJmeno(6,12,"Mikuláš","Mikuláš"))</text:p>
          </table:table-cell>
          <table:table-cell table:number-columns-repeated="101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njamín</text:p>
          </table:table-cell>
          <table:table-cell office:value-type="string" calcext:value-type="string">
            <text:p>Ambróz</text:p>
          </table:table-cell>
          <table:table-cell/>
          <table:table-cell table:style-name="ce1" table:formula="of:=&quot;Jmena.Add(New cls&quot;&amp;[$class.$C$1]&amp;&quot;(&quot;&amp;[.A381]&amp;&quot;,&quot;&amp;[.B381]&amp;&quot;,&quot;&quot;&quot;&amp;[.C381]&amp;&quot;&quot;&quot;,&quot;&quot;&quot;&amp;[.D381]&amp;&quot;&quot;&quot;))&quot;" office:value-type="string" office:string-value="Jmena.Add(New clsJmeno(7,12,&quot;Benjamín&quot;,&quot;Ambróz&quot;))" calcext:value-type="string">
            <text:p>Jmena.Add(New clsJmeno(7,12,"Benjamín","Ambróz"))</text:p>
          </table:table-cell>
          <table:table-cell table:number-columns-repeated="101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větoslava</text:p>
          </table:table-cell>
          <table:table-cell office:value-type="string" calcext:value-type="string">
            <text:p>Marína</text:p>
          </table:table-cell>
          <table:table-cell/>
          <table:table-cell table:style-name="ce1" table:formula="of:=&quot;Jmena.Add(New cls&quot;&amp;[$class.$C$1]&amp;&quot;(&quot;&amp;[.A382]&amp;&quot;,&quot;&amp;[.B382]&amp;&quot;,&quot;&quot;&quot;&amp;[.C382]&amp;&quot;&quot;&quot;,&quot;&quot;&quot;&amp;[.D382]&amp;&quot;&quot;&quot;))&quot;" office:value-type="string" office:string-value="Jmena.Add(New clsJmeno(8,12,&quot;Květoslava&quot;,&quot;Marína&quot;))" calcext:value-type="string">
            <text:p>Jmena.Add(New clsJmeno(8,12,"Květoslava","Marína"))</text:p>
          </table:table-cell>
          <table:table-cell table:number-columns-repeated="101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ratislav</text:p>
          </table:table-cell>
          <table:table-cell office:value-type="string" calcext:value-type="string">
            <text:p>Izabela</text:p>
          </table:table-cell>
          <table:table-cell/>
          <table:table-cell table:style-name="ce1" table:formula="of:=&quot;Jmena.Add(New cls&quot;&amp;[$class.$C$1]&amp;&quot;(&quot;&amp;[.A383]&amp;&quot;,&quot;&amp;[.B383]&amp;&quot;,&quot;&quot;&quot;&amp;[.C383]&amp;&quot;&quot;&quot;,&quot;&quot;&quot;&amp;[.D383]&amp;&quot;&quot;&quot;))&quot;" office:value-type="string" office:string-value="Jmena.Add(New clsJmeno(9,12,&quot;Vratislav&quot;,&quot;Izabela&quot;))" calcext:value-type="string">
            <text:p>Jmena.Add(New clsJmeno(9,12,"Vratislav","Izabela"))</text:p>
          </table:table-cell>
          <table:table-cell table:number-columns-repeated="1018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Radúz</text:p>
          </table:table-cell>
          <table:table-cell/>
          <table:table-cell table:style-name="ce1" table:formula="of:=&quot;Jmena.Add(New cls&quot;&amp;[$class.$C$1]&amp;&quot;(&quot;&amp;[.A384]&amp;&quot;,&quot;&amp;[.B384]&amp;&quot;,&quot;&quot;&quot;&amp;[.C384]&amp;&quot;&quot;&quot;,&quot;&quot;&quot;&amp;[.D384]&amp;&quot;&quot;&quot;))&quot;" office:value-type="string" office:string-value="Jmena.Add(New clsJmeno(10,12,&quot;Julie&quot;,&quot;Radúz&quot;))" calcext:value-type="string">
            <text:p>Jmena.Add(New clsJmeno(10,12,"Julie","Radúz"))</text:p>
          </table:table-cell>
          <table:table-cell table:number-columns-repeated="1018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Hilda</text:p>
          </table:table-cell>
          <table:table-cell/>
          <table:table-cell table:style-name="ce1" table:formula="of:=&quot;Jmena.Add(New cls&quot;&amp;[$class.$C$1]&amp;&quot;(&quot;&amp;[.A385]&amp;&quot;,&quot;&amp;[.B385]&amp;&quot;,&quot;&quot;&quot;&amp;[.C385]&amp;&quot;&quot;&quot;,&quot;&quot;&quot;&amp;[.D385]&amp;&quot;&quot;&quot;))&quot;" office:value-type="string" office:string-value="Jmena.Add(New clsJmeno(11,12,&quot;Dana&quot;,&quot;Hilda&quot;))" calcext:value-type="string">
            <text:p>Jmena.Add(New clsJmeno(11,12,"Dana","Hilda"))</text:p>
          </table:table-cell>
          <table:table-cell table:number-columns-repeated="1018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mona</text:p>
          </table:table-cell>
          <table:table-cell office:value-type="string" calcext:value-type="string">
            <text:p>Otília</text:p>
          </table:table-cell>
          <table:table-cell/>
          <table:table-cell table:style-name="ce1" table:formula="of:=&quot;Jmena.Add(New cls&quot;&amp;[$class.$C$1]&amp;&quot;(&quot;&amp;[.A386]&amp;&quot;,&quot;&amp;[.B386]&amp;&quot;,&quot;&quot;&quot;&amp;[.C386]&amp;&quot;&quot;&quot;,&quot;&quot;&quot;&amp;[.D386]&amp;&quot;&quot;&quot;))&quot;" office:value-type="string" office:string-value="Jmena.Add(New clsJmeno(12,12,&quot;Simona&quot;,&quot;Otília&quot;))" calcext:value-type="string">
            <text:p>Jmena.Add(New clsJmeno(12,12,"Simona","Otília"))</text:p>
          </table:table-cell>
          <table:table-cell table:number-columns-repeated="1018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Lucia</text:p>
          </table:table-cell>
          <table:table-cell/>
          <table:table-cell table:style-name="ce1" table:formula="of:=&quot;Jmena.Add(New cls&quot;&amp;[$class.$C$1]&amp;&quot;(&quot;&amp;[.A387]&amp;&quot;,&quot;&amp;[.B387]&amp;&quot;,&quot;&quot;&quot;&amp;[.C387]&amp;&quot;&quot;&quot;,&quot;&quot;&quot;&amp;[.D387]&amp;&quot;&quot;&quot;))&quot;" office:value-type="string" office:string-value="Jmena.Add(New clsJmeno(13,12,&quot;Lucie&quot;,&quot;Lucia&quot;))" calcext:value-type="string">
            <text:p>Jmena.Add(New clsJmeno(13,12,"Lucie","Lucia"))</text:p>
          </table:table-cell>
          <table:table-cell table:number-columns-repeated="1018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ýdie</text:p>
          </table:table-cell>
          <table:table-cell office:value-type="string" calcext:value-type="string">
            <text:p>Branislava</text:p>
          </table:table-cell>
          <table:table-cell/>
          <table:table-cell table:style-name="ce1" table:formula="of:=&quot;Jmena.Add(New cls&quot;&amp;[$class.$C$1]&amp;&quot;(&quot;&amp;[.A388]&amp;&quot;,&quot;&amp;[.B388]&amp;&quot;,&quot;&quot;&quot;&amp;[.C388]&amp;&quot;&quot;&quot;,&quot;&quot;&quot;&amp;[.D388]&amp;&quot;&quot;&quot;))&quot;" office:value-type="string" office:string-value="Jmena.Add(New clsJmeno(14,12,&quot;Lýdie&quot;,&quot;Branislava&quot;))" calcext:value-type="string">
            <text:p>Jmena.Add(New clsJmeno(14,12,"Lýdie","Branislava"))</text:p>
          </table:table-cell>
          <table:table-cell table:number-columns-repeated="1018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ýdie</text:p>
          </table:table-cell>
          <table:table-cell office:value-type="string" calcext:value-type="string">
            <text:p>Bronislava</text:p>
          </table:table-cell>
          <table:table-cell/>
          <table:table-cell table:style-name="ce1" table:formula="of:=&quot;Jmena.Add(New cls&quot;&amp;[$class.$C$1]&amp;&quot;(&quot;&amp;[.A389]&amp;&quot;,&quot;&amp;[.B389]&amp;&quot;,&quot;&quot;&quot;&amp;[.C389]&amp;&quot;&quot;&quot;,&quot;&quot;&quot;&amp;[.D389]&amp;&quot;&quot;&quot;))&quot;" office:value-type="string" office:string-value="Jmena.Add(New clsJmeno(14,12,&quot;Lýdie&quot;,&quot;Bronislava&quot;))" calcext:value-type="string">
            <text:p>Jmena.Add(New clsJmeno(14,12,"Lýdie","Bronislava"))</text:p>
          </table:table-cell>
          <table:table-cell table:number-columns-repeated="1018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dana</text:p>
          </table:table-cell>
          <table:table-cell office:value-type="string" calcext:value-type="string">
            <text:p>Ivica</text:p>
          </table:table-cell>
          <table:table-cell/>
          <table:table-cell table:style-name="ce1" table:formula="of:=&quot;Jmena.Add(New cls&quot;&amp;[$class.$C$1]&amp;&quot;(&quot;&amp;[.A390]&amp;&quot;,&quot;&amp;[.B390]&amp;&quot;,&quot;&quot;&quot;&amp;[.C390]&amp;&quot;&quot;&quot;,&quot;&quot;&quot;&amp;[.D390]&amp;&quot;&quot;&quot;))&quot;" office:value-type="string" office:string-value="Jmena.Add(New clsJmeno(15,12,&quot;Radana&quot;,&quot;Ivica&quot;))" calcext:value-type="string">
            <text:p>Jmena.Add(New clsJmeno(15,12,"Radana","Ivica"))</text:p>
          </table:table-cell>
          <table:table-cell table:number-columns-repeated="1018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lbína</text:p>
          </table:table-cell>
          <table:table-cell/>
          <table:table-cell table:style-name="ce1" table:formula="of:=&quot;Jmena.Add(New cls&quot;&amp;[$class.$C$1]&amp;&quot;(&quot;&amp;[.A391]&amp;&quot;,&quot;&amp;[.B391]&amp;&quot;,&quot;&quot;&quot;&amp;[.C391]&amp;&quot;&quot;&quot;,&quot;&quot;&quot;&amp;[.D391]&amp;&quot;&quot;&quot;))&quot;" office:value-type="string" office:string-value="Jmena.Add(New clsJmeno(16,12,&quot;Albína&quot;,&quot;Albína&quot;))" calcext:value-type="string">
            <text:p>Jmena.Add(New clsJmeno(16,12,"Albína","Albína"))</text:p>
          </table:table-cell>
          <table:table-cell table:number-columns-repeated="1018"/>
        </table:table-row>
        <table:table-row table:style-name="ro3">
          <table:table-cell table:style-name="ce6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Kornélia</text:p>
          </table:table-cell>
          <table:table-cell/>
          <table:table-cell table:style-name="ce1" table:formula="of:=&quot;Jmena.Add(New cls&quot;&amp;[$class.$C$1]&amp;&quot;(&quot;&amp;[.A392]&amp;&quot;,&quot;&amp;[.B392]&amp;&quot;,&quot;&quot;&quot;&amp;[.C392]&amp;&quot;&quot;&quot;,&quot;&quot;&quot;&amp;[.D392]&amp;&quot;&quot;&quot;))&quot;" office:value-type="string" office:string-value="Jmena.Add(New clsJmeno(17,12,&quot;Daniel&quot;,&quot;Kornélia&quot;))" calcext:value-type="string">
            <text:p>Jmena.Add(New clsJmeno(17,12,"Daniel","Kornélia"))</text:p>
          </table:table-cell>
          <table:table-cell table:number-columns-repeated="1018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loslav</text:p>
          </table:table-cell>
          <table:table-cell office:value-type="string" calcext:value-type="string">
            <text:p>Sláva</text:p>
          </table:table-cell>
          <table:table-cell/>
          <table:table-cell table:style-name="ce1" table:formula="of:=&quot;Jmena.Add(New cls&quot;&amp;[$class.$C$1]&amp;&quot;(&quot;&amp;[.A393]&amp;&quot;,&quot;&amp;[.B393]&amp;&quot;,&quot;&quot;&quot;&amp;[.C393]&amp;&quot;&quot;&quot;,&quot;&quot;&quot;&amp;[.D393]&amp;&quot;&quot;&quot;))&quot;" office:value-type="string" office:string-value="Jmena.Add(New clsJmeno(18,12,&quot;Miloslav&quot;,&quot;Sláva&quot;))" calcext:value-type="string">
            <text:p>Jmena.Add(New clsJmeno(18,12,"Miloslav","Sláva"))</text:p>
          </table:table-cell>
          <table:table-cell table:number-columns-repeated="1018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Judita</text:p>
          </table:table-cell>
          <table:table-cell/>
          <table:table-cell table:style-name="ce1" table:formula="of:=&quot;Jmena.Add(New cls&quot;&amp;[$class.$C$1]&amp;&quot;(&quot;&amp;[.A394]&amp;&quot;,&quot;&amp;[.B394]&amp;&quot;,&quot;&quot;&quot;&amp;[.C394]&amp;&quot;&quot;&quot;,&quot;&quot;&quot;&amp;[.D394]&amp;&quot;&quot;&quot;))&quot;" office:value-type="string" office:string-value="Jmena.Add(New clsJmeno(19,12,&quot;Ester&quot;,&quot;Judita&quot;))" calcext:value-type="string">
            <text:p>Jmena.Add(New clsJmeno(19,12,"Ester","Judita"))</text:p>
          </table:table-cell>
          <table:table-cell table:number-columns-repeated="1018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gmar</text:p>
          </table:table-cell>
          <table:table-cell office:value-type="string" calcext:value-type="string">
            <text:p>Dagmara</text:p>
          </table:table-cell>
          <table:table-cell/>
          <table:table-cell table:style-name="ce1" table:formula="of:=&quot;Jmena.Add(New cls&quot;&amp;[$class.$C$1]&amp;&quot;(&quot;&amp;[.A395]&amp;&quot;,&quot;&amp;[.B395]&amp;&quot;,&quot;&quot;&quot;&amp;[.C395]&amp;&quot;&quot;&quot;,&quot;&quot;&quot;&amp;[.D395]&amp;&quot;&quot;&quot;))&quot;" office:value-type="string" office:string-value="Jmena.Add(New clsJmeno(20,12,&quot;Dagmar&quot;,&quot;Dagmara&quot;))" calcext:value-type="string">
            <text:p>Jmena.Add(New clsJmeno(20,12,"Dagmar","Dagmara"))</text:p>
          </table:table-cell>
          <table:table-cell table:number-columns-repeated="1018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álie</text:p>
          </table:table-cell>
          <table:table-cell office:value-type="string" calcext:value-type="string">
            <text:p>Bohdan</text:p>
          </table:table-cell>
          <table:table-cell/>
          <table:table-cell table:style-name="ce1" table:formula="of:=&quot;Jmena.Add(New cls&quot;&amp;[$class.$C$1]&amp;&quot;(&quot;&amp;[.A396]&amp;&quot;,&quot;&amp;[.B396]&amp;&quot;,&quot;&quot;&quot;&amp;[.C396]&amp;&quot;&quot;&quot;,&quot;&quot;&quot;&amp;[.D396]&amp;&quot;&quot;&quot;))&quot;" office:value-type="string" office:string-value="Jmena.Add(New clsJmeno(21,12,&quot;Natálie&quot;,&quot;Bohdan&quot;))" calcext:value-type="string">
            <text:p>Jmena.Add(New clsJmeno(21,12,"Natálie","Bohdan"))</text:p>
          </table:table-cell>
          <table:table-cell table:number-columns-repeated="1018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Šimon</text:p>
          </table:table-cell>
          <table:table-cell office:value-type="string" calcext:value-type="string">
            <text:p>Adela</text:p>
          </table:table-cell>
          <table:table-cell/>
          <table:table-cell table:style-name="ce1" table:formula="of:=&quot;Jmena.Add(New cls&quot;&amp;[$class.$C$1]&amp;&quot;(&quot;&amp;[.A397]&amp;&quot;,&quot;&amp;[.B397]&amp;&quot;,&quot;&quot;&quot;&amp;[.C397]&amp;&quot;&quot;&quot;,&quot;&quot;&quot;&amp;[.D397]&amp;&quot;&quot;&quot;))&quot;" office:value-type="string" office:string-value="Jmena.Add(New clsJmeno(22,12,&quot;Šimon&quot;,&quot;Adela&quot;))" calcext:value-type="string">
            <text:p>Jmena.Add(New clsJmeno(22,12,"Šimon","Adela"))</text:p>
          </table:table-cell>
          <table:table-cell table:number-columns-repeated="1018"/>
        </table:table-row>
        <table:table-row table:style-name="ro3">
          <table:table-cell table:style-name="ce6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lasta</text:p>
          </table:table-cell>
          <table:table-cell office:value-type="string" calcext:value-type="string">
            <text:p>Nadežda</text:p>
          </table:table-cell>
          <table:table-cell/>
          <table:table-cell table:style-name="ce1" table:formula="of:=&quot;Jmena.Add(New cls&quot;&amp;[$class.$C$1]&amp;&quot;(&quot;&amp;[.A398]&amp;&quot;,&quot;&amp;[.B398]&amp;&quot;,&quot;&quot;&quot;&amp;[.C398]&amp;&quot;&quot;&quot;,&quot;&quot;&quot;&amp;[.D398]&amp;&quot;&quot;&quot;))&quot;" office:value-type="string" office:string-value="Jmena.Add(New clsJmeno(23,12,&quot;Vlasta&quot;,&quot;Nadežda&quot;))" calcext:value-type="string">
            <text:p>Jmena.Add(New clsJmeno(23,12,"Vlasta","Nadežda"))</text:p>
          </table:table-cell>
          <table:table-cell table:number-columns-repeated="1018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dam</text:p>
          </table:table-cell>
          <table:table-cell/>
          <table:table-cell table:style-name="ce1" table:formula="of:=&quot;Jmena.Add(New cls&quot;&amp;[$class.$C$1]&amp;&quot;(&quot;&amp;[.A399]&amp;&quot;,&quot;&amp;[.B399]&amp;&quot;,&quot;&quot;&quot;&amp;[.C399]&amp;&quot;&quot;&quot;,&quot;&quot;&quot;&amp;[.D399]&amp;&quot;&quot;&quot;))&quot;" office:value-type="string" office:string-value="Jmena.Add(New clsJmeno(24,12,&quot;Adam&quot;,&quot;Adam&quot;))" calcext:value-type="string">
            <text:p>Jmena.Add(New clsJmeno(24,12,"Adam","Adam"))</text:p>
          </table:table-cell>
          <table:table-cell table:number-columns-repeated="1018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Eva</text:p>
          </table:table-cell>
          <table:table-cell/>
          <table:table-cell table:style-name="ce1" table:formula="of:=&quot;Jmena.Add(New cls&quot;&amp;[$class.$C$1]&amp;&quot;(&quot;&amp;[.A400]&amp;&quot;,&quot;&amp;[.B400]&amp;&quot;,&quot;&quot;&quot;&amp;[.C400]&amp;&quot;&quot;&quot;,&quot;&quot;&quot;&amp;[.D400]&amp;&quot;&quot;&quot;))&quot;" office:value-type="string" office:string-value="Jmena.Add(New clsJmeno(24,12,&quot;Adam&quot;,&quot;Eva&quot;))" calcext:value-type="string">
            <text:p>Jmena.Add(New clsJmeno(24,12,"Adam","Eva"))</text:p>
          </table:table-cell>
          <table:table-cell table:number-columns-repeated="1018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Štěpán</text:p>
          </table:table-cell>
          <table:table-cell office:value-type="string" calcext:value-type="string">
            <text:p>Štefan</text:p>
          </table:table-cell>
          <table:table-cell/>
          <table:table-cell table:style-name="ce1" table:formula="of:=&quot;Jmena.Add(New cls&quot;&amp;[$class.$C$1]&amp;&quot;(&quot;&amp;[.A401]&amp;&quot;,&quot;&amp;[.B401]&amp;&quot;,&quot;&quot;&quot;&amp;[.C401]&amp;&quot;&quot;&quot;,&quot;&quot;&quot;&amp;[.D401]&amp;&quot;&quot;&quot;))&quot;" office:value-type="string" office:string-value="Jmena.Add(New clsJmeno(26,12,&quot;Štěpán&quot;,&quot;Štefan&quot;))" calcext:value-type="string">
            <text:p>Jmena.Add(New clsJmeno(26,12,"Štěpán","Štefan"))</text:p>
          </table:table-cell>
          <table:table-cell table:number-columns-repeated="1018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Žaneta</text:p>
          </table:table-cell>
          <table:table-cell office:value-type="string" calcext:value-type="string">
            <text:p>Filoména</text:p>
          </table:table-cell>
          <table:table-cell/>
          <table:table-cell table:style-name="ce1" table:formula="of:=&quot;Jmena.Add(New cls&quot;&amp;[$class.$C$1]&amp;&quot;(&quot;&amp;[.A402]&amp;&quot;,&quot;&amp;[.B402]&amp;&quot;,&quot;&quot;&quot;&amp;[.C402]&amp;&quot;&quot;&quot;,&quot;&quot;&quot;&amp;[.D402]&amp;&quot;&quot;&quot;))&quot;" office:value-type="string" office:string-value="Jmena.Add(New clsJmeno(27,12,&quot;Žaneta&quot;,&quot;Filoména&quot;))" calcext:value-type="string">
            <text:p>Jmena.Add(New clsJmeno(27,12,"Žaneta","Filoména"))</text:p>
          </table:table-cell>
          <table:table-cell table:number-columns-repeated="1018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humila</text:p>
          </table:table-cell>
          <table:table-cell office:value-type="string" calcext:value-type="string">
            <text:p>Ivana</text:p>
          </table:table-cell>
          <table:table-cell/>
          <table:table-cell table:style-name="ce1" table:formula="of:=&quot;Jmena.Add(New cls&quot;&amp;[$class.$C$1]&amp;&quot;(&quot;&amp;[.A403]&amp;&quot;,&quot;&amp;[.B403]&amp;&quot;,&quot;&quot;&quot;&amp;[.C403]&amp;&quot;&quot;&quot;,&quot;&quot;&quot;&amp;[.D403]&amp;&quot;&quot;&quot;))&quot;" office:value-type="string" office:string-value="Jmena.Add(New clsJmeno(28,12,&quot;Bohumila&quot;,&quot;Ivana&quot;))" calcext:value-type="string">
            <text:p>Jmena.Add(New clsJmeno(28,12,"Bohumila","Ivana"))</text:p>
          </table:table-cell>
          <table:table-cell table:number-columns-repeated="1018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humila</text:p>
          </table:table-cell>
          <table:table-cell office:value-type="string" calcext:value-type="string">
            <text:p>Ivona</text:p>
          </table:table-cell>
          <table:table-cell/>
          <table:table-cell table:style-name="ce1" table:formula="of:=&quot;Jmena.Add(New cls&quot;&amp;[$class.$C$1]&amp;&quot;(&quot;&amp;[.A404]&amp;&quot;,&quot;&amp;[.B404]&amp;&quot;,&quot;&quot;&quot;&amp;[.C404]&amp;&quot;&quot;&quot;,&quot;&quot;&quot;&amp;[.D404]&amp;&quot;&quot;&quot;))&quot;" office:value-type="string" office:string-value="Jmena.Add(New clsJmeno(28,12,&quot;Bohumila&quot;,&quot;Ivona&quot;))" calcext:value-type="string">
            <text:p>Jmena.Add(New clsJmeno(28,12,"Bohumila","Ivona"))</text:p>
          </table:table-cell>
          <table:table-cell table:number-columns-repeated="1018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dita</text:p>
          </table:table-cell>
          <table:table-cell office:value-type="string" calcext:value-type="string">
            <text:p>Milada</text:p>
          </table:table-cell>
          <table:table-cell/>
          <table:table-cell table:style-name="ce1" table:formula="of:=&quot;Jmena.Add(New cls&quot;&amp;[$class.$C$1]&amp;&quot;(&quot;&amp;[.A405]&amp;&quot;,&quot;&amp;[.B405]&amp;&quot;,&quot;&quot;&quot;&amp;[.C405]&amp;&quot;&quot;&quot;,&quot;&quot;&quot;&amp;[.D405]&amp;&quot;&quot;&quot;))&quot;" office:value-type="string" office:string-value="Jmena.Add(New clsJmeno(29,12,&quot;Judita&quot;,&quot;Milada&quot;))" calcext:value-type="string">
            <text:p>Jmena.Add(New clsJmeno(29,12,"Judita","Milada"))</text:p>
          </table:table-cell>
          <table:table-cell table:number-columns-repeated="1018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ávid</text:p>
          </table:table-cell>
          <table:table-cell/>
          <table:table-cell table:style-name="ce1" table:formula="of:=&quot;Jmena.Add(New cls&quot;&amp;[$class.$C$1]&amp;&quot;(&quot;&amp;[.A406]&amp;&quot;,&quot;&amp;[.B406]&amp;&quot;,&quot;&quot;&quot;&amp;[.C406]&amp;&quot;&quot;&quot;,&quot;&quot;&quot;&amp;[.D406]&amp;&quot;&quot;&quot;))&quot;" office:value-type="string" office:string-value="Jmena.Add(New clsJmeno(30,12,&quot;David&quot;,&quot;Dávid&quot;))" calcext:value-type="string">
            <text:p>Jmena.Add(New clsJmeno(30,12,"David","Dávid"))</text:p>
          </table:table-cell>
          <table:table-cell table:number-columns-repeated="1018"/>
        </table:table-row>
        <table:table-row table:style-name="ro3">
          <table:table-cell table:style-name="ce6"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lvestr</text:p>
          </table:table-cell>
          <table:table-cell office:value-type="string" calcext:value-type="string">
            <text:p>Silvester</text:p>
          </table:table-cell>
          <table:table-cell/>
          <table:table-cell table:style-name="ce1" table:formula="of:=&quot;Jmena.Add(New cls&quot;&amp;[$class.$C$1]&amp;&quot;(&quot;&amp;[.A407]&amp;&quot;,&quot;&amp;[.B407]&amp;&quot;,&quot;&quot;&quot;&amp;[.C407]&amp;&quot;&quot;&quot;,&quot;&quot;&quot;&amp;[.D407]&amp;&quot;&quot;&quot;))&quot;" office:value-type="string" office:string-value="Jmena.Add(New clsJmeno(31,12,&quot;Silvestr&quot;,&quot;Silvester&quot;))" calcext:value-type="string">
            <text:p>Jmena.Add(New clsJmeno(31,12,"Silvestr","Silvester"))</text:p>
          </table:table-cell>
          <table:table-cell table:number-columns-repeated="1018"/>
        </table:table-row>
        <table:table-row table:style-name="ro1" table:number-rows-repeated="10481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vátek" table:style-name="ta3">
        <office:forms form:automatic-focus="false" form:apply-design-mode="false"/>
        <table:table-column table:style-name="co6" table:default-cell-style-name="ce1"/>
        <table:table-column table:style-name="co1" table:default-cell-style-name="ce1"/>
        <table:table-column table:style-name="co9" table:number-columns-repeated="2" table:default-cell-style-name="ce1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DEN</text:p>
          </table:table-cell>
          <table:table-cell office:value-type="string" calcext:value-type="string">
            <text:p>MĚSÍC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SK, lze přidat řádky</text:p>
          </table:table-cell>
          <table:table-cell table:number-columns-repeated="1020"/>
        </table:table-row>
        <table:table-row table:style-name="ro3"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Den matek</text:p>
          </table:table-cell>
          <table:table-cell table:style-name="ce7" office:value-type="string" calcext:value-type="string">
            <text:p>Deň matiek</text:p>
          </table:table-cell>
          <table:table-cell/>
          <table:table-cell table:style-name="ce1" table:formula="of:=&quot;Svatky.Add(New cls&quot;&amp;[$class.$D$1]&amp;&quot;(&quot;&amp;[.A2]&amp;&quot;,&quot;&amp;[.B2]&amp;&quot;,&quot;&quot;&quot;&amp;[.C2]&amp;&quot;&quot;&quot;,&quot;&quot;&quot;&amp;[.D2]&amp;&quot;&quot;&quot;))&quot;" office:value-type="string" office:string-value="Svatky.Add(New clsSvatek(0,0,&quot;Den matek&quot;,&quot;Deň matiek&quot;))" calcext:value-type="string">
            <text:p>Svatky.Add(New clsSvatek(0,0,"Den matek","Deň matiek"))</text:p>
          </table:table-cell>
          <table:table-cell table:number-columns-repeated="1018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Velikonoční pondělí</text:p>
          </table:table-cell>
          <table:table-cell table:style-name="ce10" office:value-type="string" calcext:value-type="string">
            <text:p>Veľkonočný pondelok</text:p>
          </table:table-cell>
          <table:table-cell/>
          <table:table-cell table:style-name="ce1" table:formula="of:=&quot;Svatky.Add(New cls&quot;&amp;[$class.$D$1]&amp;&quot;(&quot;&amp;[.A3]&amp;&quot;,&quot;&amp;[.B3]&amp;&quot;,&quot;&quot;&quot;&amp;[.C3]&amp;&quot;&quot;&quot;,&quot;&quot;&quot;&amp;[.D3]&amp;&quot;&quot;&quot;))&quot;" office:value-type="string" office:string-value="Svatky.Add(New clsSvatek(0,1,&quot;Velikonoční pondělí&quot;,&quot;Veľkonočný pondelok&quot;))" calcext:value-type="string">
            <text:p>Svatky.Add(New clsSvatek(0,1,"Velikonoční pondělí","Veľkonočný pondelok"))</text:p>
          </table:table-cell>
          <table:table-cell table:number-columns-repeated="1018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Velikonoční neděle / Boží hod velikonoční</text:p>
          </table:table-cell>
          <table:table-cell table:style-name="ce11"/>
          <table:table-cell/>
          <table:table-cell table:style-name="ce1" table:formula="of:=&quot;Svatky.Add(New cls&quot;&amp;[$class.$D$1]&amp;&quot;(&quot;&amp;[.A4]&amp;&quot;,&quot;&amp;[.B4]&amp;&quot;,&quot;&quot;&quot;&amp;[.C4]&amp;&quot;&quot;&quot;,&quot;&quot;&quot;&amp;[.D4]&amp;&quot;&quot;&quot;))&quot;" office:value-type="string" office:string-value="Svatky.Add(New clsSvatek(0,2,&quot;Velikonoční neděle / Boží hod velikonoční&quot;,&quot;&quot;))" calcext:value-type="string">
            <text:p>Svatky.Add(New clsSvatek(0,2,"Velikonoční neděle / Boží hod velikonoční",""))</text:p>
          </table:table-cell>
          <table:table-cell table:number-columns-repeated="1018"/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První jarní den</text:p>
          </table:table-cell>
          <table:table-cell table:style-name="ce7" office:value-type="string" calcext:value-type="string">
            <text:p>Prvý jarný deň</text:p>
          </table:table-cell>
          <table:table-cell/>
          <table:table-cell table:style-name="ce1" table:formula="of:=&quot;Svatky.Add(New cls&quot;&amp;[$class.$D$1]&amp;&quot;(&quot;&amp;[.A5]&amp;&quot;,&quot;&amp;[.B5]&amp;&quot;,&quot;&quot;&quot;&amp;[.C5]&amp;&quot;&quot;&quot;,&quot;&quot;&quot;&amp;[.D5]&amp;&quot;&quot;&quot;))&quot;" office:value-type="string" office:string-value="Svatky.Add(New clsSvatek(0,3,&quot;První jarní den&quot;,&quot;Prvý jarný deň&quot;))" calcext:value-type="string">
            <text:p>Svatky.Add(New clsSvatek(0,3,"První jarní den","Prvý jarný deň"))</text:p>
          </table:table-cell>
          <table:table-cell table:number-columns-repeated="1018"/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První letní den</text:p>
          </table:table-cell>
          <table:table-cell table:style-name="ce7" office:value-type="string" calcext:value-type="string">
            <text:p>Prvý letný deň</text:p>
          </table:table-cell>
          <table:table-cell/>
          <table:table-cell table:style-name="ce1" table:formula="of:=&quot;Svatky.Add(New cls&quot;&amp;[$class.$D$1]&amp;&quot;(&quot;&amp;[.A6]&amp;&quot;,&quot;&amp;[.B6]&amp;&quot;,&quot;&quot;&quot;&amp;[.C6]&amp;&quot;&quot;&quot;,&quot;&quot;&quot;&amp;[.D6]&amp;&quot;&quot;&quot;))&quot;" office:value-type="string" office:string-value="Svatky.Add(New clsSvatek(0,6,&quot;První letní den&quot;,&quot;Prvý letný deň&quot;))" calcext:value-type="string">
            <text:p>Svatky.Add(New clsSvatek(0,6,"První letní den","Prvý letný deň"))</text:p>
          </table:table-cell>
          <table:table-cell table:number-columns-repeated="1018"/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První podzimní den</text:p>
          </table:table-cell>
          <table:table-cell table:style-name="ce7" office:value-type="string" calcext:value-type="string">
            <text:p>Prvý jesenný deň</text:p>
          </table:table-cell>
          <table:table-cell/>
          <table:table-cell table:style-name="ce1" table:formula="of:=&quot;Svatky.Add(New cls&quot;&amp;[$class.$D$1]&amp;&quot;(&quot;&amp;[.A7]&amp;&quot;,&quot;&amp;[.B7]&amp;&quot;,&quot;&quot;&quot;&amp;[.C7]&amp;&quot;&quot;&quot;,&quot;&quot;&quot;&amp;[.D7]&amp;&quot;&quot;&quot;))&quot;" office:value-type="string" office:string-value="Svatky.Add(New clsSvatek(0,9,&quot;První podzimní den&quot;,&quot;Prvý jesenný deň&quot;))" calcext:value-type="string">
            <text:p>Svatky.Add(New clsSvatek(0,9,"První podzimní den","Prvý jesenný deň"))</text:p>
          </table:table-cell>
          <table:table-cell table:number-columns-repeated="1018"/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První zimní den</text:p>
          </table:table-cell>
          <table:table-cell table:style-name="ce7" office:value-type="string" calcext:value-type="string">
            <text:p>Prvý zimný deň</text:p>
          </table:table-cell>
          <table:table-cell/>
          <table:table-cell table:style-name="ce1" table:formula="of:=&quot;Svatky.Add(New cls&quot;&amp;[$class.$D$1]&amp;&quot;(&quot;&amp;[.A8]&amp;&quot;,&quot;&amp;[.B8]&amp;&quot;,&quot;&quot;&quot;&amp;[.C8]&amp;&quot;&quot;&quot;,&quot;&quot;&quot;&amp;[.D8]&amp;&quot;&quot;&quot;))&quot;" office:value-type="string" office:string-value="Svatky.Add(New clsSvatek(0,12,&quot;První zimní den&quot;,&quot;Prvý zimný deň&quot;))" calcext:value-type="string">
            <text:p>Svatky.Add(New clsSvatek(0,12,"První zimní den","Prvý zimný deň"))</text:p>
          </table:table-cell>
          <table:table-cell table:number-columns-repeated="1018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table:style-name="ce9" office:value-type="string" calcext:value-type="string">
            <text:p>Velký pátek (křesťanský svátek)</text:p>
          </table:table-cell>
          <table:table-cell table:style-name="ce12" office:value-type="string" calcext:value-type="string">
            <text:p>Veľký piatok</text:p>
          </table:table-cell>
          <table:table-cell/>
          <table:table-cell table:style-name="ce1" table:formula="of:=&quot;Svatky.Add(New cls&quot;&amp;[$class.$D$1]&amp;&quot;(&quot;&amp;[.A9]&amp;&quot;,&quot;&amp;[.B9]&amp;&quot;,&quot;&quot;&quot;&amp;[.C9]&amp;&quot;&quot;&quot;,&quot;&quot;&quot;&amp;[.D9]&amp;&quot;&quot;&quot;))&quot;" office:value-type="string" office:string-value="Svatky.Add(New clsSvatek(0,13,&quot;Velký pátek (křesťanský svátek)&quot;,&quot;Veľký piatok&quot;))" calcext:value-type="string">
            <text:p>Svatky.Add(New clsSvatek(0,13,"Velký pátek (křesťanský svátek)","Veľký piatok"))</text:p>
          </table:table-cell>
          <table:table-cell table:number-columns-repeated="1018"/>
        </table:table-row>
        <table:table-row table:style-name="ro4"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Nový rok, Den obnovy samostatného českého státu</text:p>
          </table:table-cell>
          <table:table-cell table:style-name="ce13" office:value-type="string" calcext:value-type="string">
            <text:p>Deň vzniku Slovenskej republiky</text:p>
          </table:table-cell>
          <table:table-cell/>
          <table:table-cell table:style-name="ce1" table:formula="of:=&quot;Svatky.Add(New cls&quot;&amp;[$class.$D$1]&amp;&quot;(&quot;&amp;[.A10]&amp;&quot;,&quot;&amp;[.B10]&amp;&quot;,&quot;&quot;&quot;&amp;[.C10]&amp;&quot;&quot;&quot;,&quot;&quot;&quot;&amp;[.D10]&amp;&quot;&quot;&quot;))&quot;" office:value-type="string" office:string-value="Svatky.Add(New clsSvatek(1,1,&quot;Nový rok, Den obnovy samostatného českého státu&quot;,&quot;Deň vzniku Slovenskej republiky&quot;))" calcext:value-type="string">
            <text:p>Svatky.Add(New clsSvatek(1,1,"Nový rok, Den obnovy samostatného českého státu","Deň vzniku Slovenskej republiky"))</text:p>
          </table:table-cell>
          <table:table-cell table:number-columns-repeated="1018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ři králové (křesťanský svátek)</text:p>
          </table:table-cell>
          <table:table-cell table:style-name="ce10" office:value-type="string" calcext:value-type="string">
            <text:p>Traja Králi (památný den)</text:p>
          </table:table-cell>
          <table:table-cell/>
          <table:table-cell table:style-name="ce1" table:formula="of:=&quot;Svatky.Add(New cls&quot;&amp;[$class.$D$1]&amp;&quot;(&quot;&amp;[.A11]&amp;&quot;,&quot;&amp;[.B11]&amp;&quot;,&quot;&quot;&quot;&amp;[.C11]&amp;&quot;&quot;&quot;,&quot;&quot;&quot;&amp;[.D11]&amp;&quot;&quot;&quot;))&quot;" office:value-type="string" office:string-value="Svatky.Add(New clsSvatek(6,1,&quot;Tři králové (křesťanský svátek)&quot;,&quot;Traja Králi (památný den)&quot;))" calcext:value-type="string">
            <text:p>Svatky.Add(New clsSvatek(6,1,"Tři králové (křesťanský svátek)","Traja Králi (památný den)"))</text:p>
          </table:table-cell>
          <table:table-cell table:number-columns-repeated="1018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Svátek práce</text:p>
          </table:table-cell>
          <table:table-cell table:style-name="ce10" office:value-type="string" calcext:value-type="string">
            <text:p>Sviatok práce</text:p>
          </table:table-cell>
          <table:table-cell/>
          <table:table-cell table:style-name="ce1" table:formula="of:=&quot;Svatky.Add(New cls&quot;&amp;[$class.$D$1]&amp;&quot;(&quot;&amp;[.A12]&amp;&quot;,&quot;&amp;[.B12]&amp;&quot;,&quot;&quot;&quot;&amp;[.C12]&amp;&quot;&quot;&quot;,&quot;&quot;&quot;&amp;[.D12]&amp;&quot;&quot;&quot;))&quot;" office:value-type="string" office:string-value="Svatky.Add(New clsSvatek(1,5,&quot;Svátek práce&quot;,&quot;Sviatok práce&quot;))" calcext:value-type="string">
            <text:p>Svatky.Add(New clsSvatek(1,5,"Svátek práce","Sviatok práce"))</text:p>
          </table:table-cell>
          <table:table-cell table:number-columns-repeated="101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Den vstupu ČR do NATO (významný den)</text:p>
          </table:table-cell>
          <table:table-cell table:style-name="ce7"/>
          <table:table-cell/>
          <table:table-cell table:style-name="ce1" table:formula="of:=&quot;Svatky.Add(New cls&quot;&amp;[$class.$D$1]&amp;&quot;(&quot;&amp;[.A13]&amp;&quot;,&quot;&amp;[.B13]&amp;&quot;,&quot;&quot;&quot;&amp;[.C13]&amp;&quot;&quot;&quot;,&quot;&quot;&quot;&amp;[.D13]&amp;&quot;&quot;&quot;))&quot;" office:value-type="string" office:string-value="Svatky.Add(New clsSvatek(12,3,&quot;Den vstupu ČR do NATO (významný den)&quot;,&quot;&quot;))" calcext:value-type="string">
            <text:p>Svatky.Add(New clsSvatek(12,3,"Den vstupu ČR do NATO (významný den)",""))</text:p>
          </table:table-cell>
          <table:table-cell table:number-columns-repeated="1018"/>
        </table:table-row>
        <table:table-row table:style-name="ro4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Den vzniku samostatného československého státu</text:p>
          </table:table-cell>
          <table:table-cell table:style-name="ce10" office:value-type="string" calcext:value-type="string">
            <text:p>Deň vzniku samostatného česko-slovenského štátu (památný den)</text:p>
          </table:table-cell>
          <table:table-cell/>
          <table:table-cell table:style-name="ce1" table:formula="of:=&quot;Svatky.Add(New cls&quot;&amp;[$class.$D$1]&amp;&quot;(&quot;&amp;[.A14]&amp;&quot;,&quot;&amp;[.B14]&amp;&quot;,&quot;&quot;&quot;&amp;[.C14]&amp;&quot;&quot;&quot;,&quot;&quot;&quot;&amp;[.D14]&amp;&quot;&quot;&quot;))&quot;" office:value-type="string" office:string-value="Svatky.Add(New clsSvatek(28,10,&quot;Den vzniku samostatného československého státu&quot;,&quot;Deň vzniku samostatného česko-slovenského štátu (památný den)&quot;))" calcext:value-type="string">
            <text:p>Svatky.Add(New clsSvatek(28,10,"Den vzniku samostatného československého státu","Deň vzniku samostatného česko-slovenského štátu (památný den)"))</text:p>
          </table:table-cell>
          <table:table-cell table:number-columns-repeated="1018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Den osvobození od fašismu</text:p>
          </table:table-cell>
          <table:table-cell table:style-name="ce10" office:value-type="string" calcext:value-type="string">
            <text:p>Deň víťazstva nad fašizmom</text:p>
          </table:table-cell>
          <table:table-cell/>
          <table:table-cell table:style-name="ce1" table:formula="of:=&quot;Svatky.Add(New cls&quot;&amp;[$class.$D$1]&amp;&quot;(&quot;&amp;[.A15]&amp;&quot;,&quot;&amp;[.B15]&amp;&quot;,&quot;&quot;&quot;&amp;[.C15]&amp;&quot;&quot;&quot;,&quot;&quot;&quot;&amp;[.D15]&amp;&quot;&quot;&quot;))&quot;" office:value-type="string" office:string-value="Svatky.Add(New clsSvatek(8,5,&quot;Den osvobození od fašismu&quot;,&quot;Deň víťazstva nad fašizmom&quot;))" calcext:value-type="string">
            <text:p>Svatky.Add(New clsSvatek(8,5,"Den osvobození od fašismu","Deň víťazstva nad fašizmom"))</text:p>
          </table:table-cell>
          <table:table-cell table:number-columns-repeated="1018"/>
        </table:table-row>
        <table:table-row table:style-name="ro2">
          <table:table-cell table:number-columns-repeated="2" table:style-name="ce2" office:value-type="float" office:value="5" calcext:value-type="float">
            <text:p>5</text:p>
          </table:table-cell>
          <table:table-cell office:value-type="string" calcext:value-type="string">
            <text:p>Květnové povstání českého lidu 1945 (významný den)</text:p>
          </table:table-cell>
          <table:table-cell table:style-name="ce7"/>
          <table:table-cell/>
          <table:table-cell table:style-name="ce1" table:formula="of:=&quot;Svatky.Add(New cls&quot;&amp;[$class.$D$1]&amp;&quot;(&quot;&amp;[.A16]&amp;&quot;,&quot;&amp;[.B16]&amp;&quot;,&quot;&quot;&quot;&amp;[.C16]&amp;&quot;&quot;&quot;,&quot;&quot;&quot;&amp;[.D16]&amp;&quot;&quot;&quot;))&quot;" office:value-type="string" office:string-value="Svatky.Add(New clsSvatek(5,5,&quot;Květnové povstání českého lidu 1945 (významný den)&quot;,&quot;&quot;))" calcext:value-type="string">
            <text:p>Svatky.Add(New clsSvatek(5,5,"Květnové povstání českého lidu 1945 (významný den)",""))</text:p>
          </table:table-cell>
          <table:table-cell table:number-columns-repeated="1018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Mezinárodní den dětí (významný den)</text:p>
          </table:table-cell>
          <table:table-cell table:style-name="ce13" office:value-type="string" calcext:value-type="string">
            <text:p>Medzinárodný deň detí (památný den)</text:p>
          </table:table-cell>
          <table:table-cell/>
          <table:table-cell table:style-name="ce1" table:formula="of:=&quot;Svatky.Add(New cls&quot;&amp;[$class.$D$1]&amp;&quot;(&quot;&amp;[.A17]&amp;&quot;,&quot;&amp;[.B17]&amp;&quot;,&quot;&quot;&quot;&amp;[.C17]&amp;&quot;&quot;&quot;,&quot;&quot;&quot;&amp;[.D17]&amp;&quot;&quot;&quot;))&quot;" office:value-type="string" office:string-value="Svatky.Add(New clsSvatek(1,6,&quot;Mezinárodní den dětí (významný den)&quot;,&quot;Medzinárodný deň detí (památný den)&quot;))" calcext:value-type="string">
            <text:p>Svatky.Add(New clsSvatek(1,6,"Mezinárodní den dětí (významný den)","Medzinárodný deň detí (památný den)"))</text:p>
          </table:table-cell>
          <table:table-cell table:number-columns-repeated="1018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Den boje za svobodu a demokracii</text:p>
          </table:table-cell>
          <table:table-cell table:style-name="ce10" office:value-type="string" calcext:value-type="string">
            <text:p>Deň boja za slobodu a demokraciu</text:p>
          </table:table-cell>
          <table:table-cell/>
          <table:table-cell table:style-name="ce1" table:formula="of:=&quot;Svatky.Add(New cls&quot;&amp;[$class.$D$1]&amp;&quot;(&quot;&amp;[.A18]&amp;&quot;,&quot;&amp;[.B18]&amp;&quot;,&quot;&quot;&quot;&amp;[.C18]&amp;&quot;&quot;&quot;,&quot;&quot;&quot;&amp;[.D18]&amp;&quot;&quot;&quot;))&quot;" office:value-type="string" office:string-value="Svatky.Add(New clsSvatek(17,11,&quot;Den boje za svobodu a demokracii&quot;,&quot;Deň boja za slobodu a demokraciu&quot;))" calcext:value-type="string">
            <text:p>Svatky.Add(New clsSvatek(17,11,"Den boje za svobodu a demokracii","Deň boja za slobodu a demokraciu"))</text:p>
          </table:table-cell>
          <table:table-cell table:number-columns-repeated="1018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Štědrý den</text:p>
          </table:table-cell>
          <table:table-cell table:style-name="ce10" office:value-type="string" calcext:value-type="string">
            <text:p>Štedrý deň</text:p>
          </table:table-cell>
          <table:table-cell/>
          <table:table-cell table:style-name="ce1" table:formula="of:=&quot;Svatky.Add(New cls&quot;&amp;[$class.$D$1]&amp;&quot;(&quot;&amp;[.A19]&amp;&quot;,&quot;&amp;[.B19]&amp;&quot;,&quot;&quot;&quot;&amp;[.C19]&amp;&quot;&quot;&quot;,&quot;&quot;&quot;&amp;[.D19]&amp;&quot;&quot;&quot;))&quot;" office:value-type="string" office:string-value="Svatky.Add(New clsSvatek(24,12,&quot;Štědrý den&quot;,&quot;Štedrý deň&quot;))" calcext:value-type="string">
            <text:p>Svatky.Add(New clsSvatek(24,12,"Štědrý den","Štedrý deň"))</text:p>
          </table:table-cell>
          <table:table-cell table:number-columns-repeated="1018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1.svátek vánoční</text:p>
          </table:table-cell>
          <table:table-cell table:style-name="ce10" office:value-type="string" calcext:value-type="string">
            <text:p>Prvý sviatok vianočný</text:p>
          </table:table-cell>
          <table:table-cell/>
          <table:table-cell table:style-name="ce1" table:formula="of:=&quot;Svatky.Add(New cls&quot;&amp;[$class.$D$1]&amp;&quot;(&quot;&amp;[.A20]&amp;&quot;,&quot;&amp;[.B20]&amp;&quot;,&quot;&quot;&quot;&amp;[.C20]&amp;&quot;&quot;&quot;,&quot;&quot;&quot;&amp;[.D20]&amp;&quot;&quot;&quot;))&quot;" office:value-type="string" office:string-value="Svatky.Add(New clsSvatek(25,12,&quot;1.svátek vánoční&quot;,&quot;Prvý sviatok vianočný&quot;))" calcext:value-type="string">
            <text:p>Svatky.Add(New clsSvatek(25,12,"1.svátek vánoční","Prvý sviatok vianočný"))</text:p>
          </table:table-cell>
          <table:table-cell table:number-columns-repeated="1018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2.svátek vánoční</text:p>
          </table:table-cell>
          <table:table-cell table:style-name="ce10" office:value-type="string" calcext:value-type="string">
            <text:p>Druhý sviatok vianočný</text:p>
          </table:table-cell>
          <table:table-cell/>
          <table:table-cell table:style-name="ce1" table:formula="of:=&quot;Svatky.Add(New cls&quot;&amp;[$class.$D$1]&amp;&quot;(&quot;&amp;[.A21]&amp;&quot;,&quot;&amp;[.B21]&amp;&quot;,&quot;&quot;&quot;&amp;[.C21]&amp;&quot;&quot;&quot;,&quot;&quot;&quot;&amp;[.D21]&amp;&quot;&quot;&quot;))&quot;" office:value-type="string" office:string-value="Svatky.Add(New clsSvatek(26,12,&quot;2.svátek vánoční&quot;,&quot;Druhý sviatok vianočný&quot;))" calcext:value-type="string">
            <text:p>Svatky.Add(New clsSvatek(26,12,"2.svátek vánoční","Druhý sviatok vianočný"))</text:p>
          </table:table-cell>
          <table:table-cell table:number-columns-repeated="101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Den věrozvěstů Cyrila a Metoděje</text:p>
          </table:table-cell>
          <table:table-cell table:style-name="ce13" office:value-type="string" calcext:value-type="string">
            <text:p>Sviatok svätého Cyrila a svätého Metoda</text:p>
          </table:table-cell>
          <table:table-cell/>
          <table:table-cell table:style-name="ce1" table:formula="of:=&quot;Svatky.Add(New cls&quot;&amp;[$class.$D$1]&amp;&quot;(&quot;&amp;[.A22]&amp;&quot;,&quot;&amp;[.B22]&amp;&quot;,&quot;&quot;&quot;&amp;[.C22]&amp;&quot;&quot;&quot;,&quot;&quot;&quot;&amp;[.D22]&amp;&quot;&quot;&quot;))&quot;" office:value-type="string" office:string-value="Svatky.Add(New clsSvatek(5,7,&quot;Den věrozvěstů Cyrila a Metoděje&quot;,&quot;Sviatok svätého Cyrila a svätého Metoda&quot;))" calcext:value-type="string">
            <text:p>Svatky.Add(New clsSvatek(5,7,"Den věrozvěstů Cyrila a Metoděje","Sviatok svätého Cyrila a svätého Metoda"))</text:p>
          </table:table-cell>
          <table:table-cell table:number-columns-repeated="101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Den upálení mistra Jana Husa</text:p>
          </table:table-cell>
          <table:table-cell table:style-name="ce7"/>
          <table:table-cell/>
          <table:table-cell table:style-name="ce1" table:formula="of:=&quot;Svatky.Add(New cls&quot;&amp;[$class.$D$1]&amp;&quot;(&quot;&amp;[.A23]&amp;&quot;,&quot;&amp;[.B23]&amp;&quot;,&quot;&quot;&quot;&amp;[.C23]&amp;&quot;&quot;&quot;,&quot;&quot;&quot;&amp;[.D23]&amp;&quot;&quot;&quot;))&quot;" office:value-type="string" office:string-value="Svatky.Add(New clsSvatek(6,7,&quot;Den upálení mistra Jana Husa&quot;,&quot;&quot;))" calcext:value-type="string">
            <text:p>Svatky.Add(New clsSvatek(6,7,"Den upálení mistra Jana Husa",""))</text:p>
          </table:table-cell>
          <table:table-cell table:number-columns-repeated="1018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Den české státnosti</text:p>
          </table:table-cell>
          <table:table-cell table:number-columns-repeated="2"/>
          <table:table-cell table:style-name="ce1" table:formula="of:=&quot;Svatky.Add(New cls&quot;&amp;[$class.$D$1]&amp;&quot;(&quot;&amp;[.A24]&amp;&quot;,&quot;&amp;[.B24]&amp;&quot;,&quot;&quot;&quot;&amp;[.C24]&amp;&quot;&quot;&quot;,&quot;&quot;&quot;&amp;[.D24]&amp;&quot;&quot;&quot;))&quot;" office:value-type="string" office:string-value="Svatky.Add(New clsSvatek(28,9,&quot;Den české státnosti&quot;,&quot;&quot;))" calcext:value-type="string">
            <text:p>Svatky.Add(New clsSvatek(28,9,"Den české státnosti",""))</text:p>
          </table:table-cell>
          <table:table-cell table:number-columns-repeated="1018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10" office:value-type="string" calcext:value-type="string">
            <text:p>Výročie Slovenského národného povstania</text:p>
          </table:table-cell>
          <table:table-cell/>
          <table:table-cell table:style-name="ce1" table:formula="of:=&quot;Svatky.Add(New cls&quot;&amp;[$class.$D$1]&amp;&quot;(&quot;&amp;[.A25]&amp;&quot;,&quot;&amp;[.B25]&amp;&quot;,&quot;&quot;&quot;&amp;[.C25]&amp;&quot;&quot;&quot;,&quot;&quot;&quot;&amp;[.D25]&amp;&quot;&quot;&quot;))&quot;" office:value-type="string" office:string-value="Svatky.Add(New clsSvatek(29,8,&quot;&quot;,&quot;Výročie Slovenského národného povstania&quot;))" calcext:value-type="string">
            <text:p>Svatky.Add(New clsSvatek(29,8,"","Výročie Slovenského národného povstania"))</text:p>
          </table:table-cell>
          <table:table-cell table:number-columns-repeated="1018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10" office:value-type="string" calcext:value-type="string">
            <text:p>Deň Ústavy Slovenskej republiky</text:p>
          </table:table-cell>
          <table:table-cell/>
          <table:table-cell table:style-name="ce1" table:formula="of:=&quot;Svatky.Add(New cls&quot;&amp;[$class.$D$1]&amp;&quot;(&quot;&amp;[.A26]&amp;&quot;,&quot;&amp;[.B26]&amp;&quot;,&quot;&quot;&quot;&amp;[.C26]&amp;&quot;&quot;&quot;,&quot;&quot;&quot;&amp;[.D26]&amp;&quot;&quot;&quot;))&quot;" office:value-type="string" office:string-value="Svatky.Add(New clsSvatek(1,9,&quot;&quot;,&quot;Deň Ústavy Slovenskej republiky&quot;))" calcext:value-type="string">
            <text:p>Svatky.Add(New clsSvatek(1,9,"","Deň Ústavy Slovenskej republiky"))</text:p>
          </table:table-cell>
          <table:table-cell table:number-columns-repeated="1018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10" office:value-type="string" calcext:value-type="string">
            <text:p>Sedembolestná Panna Mária</text:p>
          </table:table-cell>
          <table:table-cell/>
          <table:table-cell table:style-name="ce1" table:formula="of:=&quot;Svatky.Add(New cls&quot;&amp;[$class.$D$1]&amp;&quot;(&quot;&amp;[.A27]&amp;&quot;,&quot;&amp;[.B27]&amp;&quot;,&quot;&quot;&quot;&amp;[.C27]&amp;&quot;&quot;&quot;,&quot;&quot;&quot;&amp;[.D27]&amp;&quot;&quot;&quot;))&quot;" office:value-type="string" office:string-value="Svatky.Add(New clsSvatek(15,9,&quot;&quot;,&quot;Sedembolestná Panna Mária&quot;))" calcext:value-type="string">
            <text:p>Svatky.Add(New clsSvatek(15,9,"","Sedembolestná Panna Mária"))</text:p>
          </table:table-cell>
          <table:table-cell table:number-columns-repeated="1018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style-name="ce10" office:value-type="string" calcext:value-type="string">
            <text:p>Sviatok Všetkých svätých</text:p>
          </table:table-cell>
          <table:table-cell/>
          <table:table-cell table:style-name="ce1" table:formula="of:=&quot;Svatky.Add(New cls&quot;&amp;[$class.$D$1]&amp;&quot;(&quot;&amp;[.A28]&amp;&quot;,&quot;&amp;[.B28]&amp;&quot;,&quot;&quot;&quot;&amp;[.C28]&amp;&quot;&quot;&quot;,&quot;&quot;&quot;&amp;[.D28]&amp;&quot;&quot;&quot;))&quot;" office:value-type="string" office:string-value="Svatky.Add(New clsSvatek(1,11,&quot;&quot;,&quot;Sviatok Všetkých svätých&quot;))" calcext:value-type="string">
            <text:p>Svatky.Add(New clsSvatek(1,11,"","Sviatok Všetkých svätých"))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Památka zesnulých (křesťanský svátek)</text:p>
          </table:table-cell>
          <table:table-cell table:style-name="ce10"/>
          <table:table-cell/>
          <table:table-cell table:style-name="ce1" table:formula="of:=&quot;Svatky.Add(New cls&quot;&amp;[$class.$D$1]&amp;&quot;(&quot;&amp;[.A29]&amp;&quot;,&quot;&amp;[.B29]&amp;&quot;,&quot;&quot;&quot;&amp;[.C29]&amp;&quot;&quot;&quot;,&quot;&quot;&quot;&amp;[.D29]&amp;&quot;&quot;&quot;))&quot;" office:value-type="string" office:string-value="Svatky.Add(New clsSvatek(2,11,&quot;Památka zesnulých (křesťanský svátek)&quot;,&quot;&quot;))" calcext:value-type="string">
            <text:p>Svatky.Add(New clsSvatek(2,11,"Památka zesnulých (křesťanský svátek)",""))</text:p>
          </table:table-cell>
          <table:table-cell table:number-columns-repeated="1018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Deň zápasu za ľudské práva (památný den)</text:p>
          </table:table-cell>
          <table:table-cell/>
          <table:table-cell table:style-name="ce1" table:formula="of:=&quot;Svatky.Add(New cls&quot;&amp;[$class.$D$1]&amp;&quot;(&quot;&amp;[.A30]&amp;&quot;,&quot;&amp;[.B30]&amp;&quot;,&quot;&quot;&quot;&amp;[.C30]&amp;&quot;&quot;&quot;,&quot;&quot;&quot;&amp;[.D30]&amp;&quot;&quot;&quot;))&quot;" office:value-type="string" office:string-value="Svatky.Add(New clsSvatek(25,3,&quot;&quot;,&quot;Deň zápasu za ľudské práva (památný den)&quot;))" calcext:value-type="string">
            <text:p>Svatky.Add(New clsSvatek(25,3,"","Deň zápasu za ľudské práva (památný den)"))</text:p>
          </table:table-cell>
          <table:table-cell table:number-columns-repeated="1018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Deň nespravodlivo stíhaných (památný den)</text:p>
          </table:table-cell>
          <table:table-cell/>
          <table:table-cell table:style-name="ce1" table:formula="of:=&quot;Svatky.Add(New cls&quot;&amp;[$class.$D$1]&amp;&quot;(&quot;&amp;[.A31]&amp;&quot;,&quot;&amp;[.B31]&amp;&quot;,&quot;&quot;&quot;&amp;[.C31]&amp;&quot;&quot;&quot;,&quot;&quot;&quot;&amp;[.D31]&amp;&quot;&quot;&quot;))&quot;" office:value-type="string" office:string-value="Svatky.Add(New clsSvatek(13,4,&quot;&quot;,&quot;Deň nespravodlivo stíhaných (památný den)&quot;))" calcext:value-type="string">
            <text:p>Svatky.Add(New clsSvatek(13,4,"","Deň nespravodlivo stíhaných (památný den)"))</text:p>
          </table:table-cell>
          <table:table-cell table:number-columns-repeated="1018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10" office:value-type="string" calcext:value-type="string">
            <text:p>Výročie Memoranda národa slovenského (památný den)</text:p>
          </table:table-cell>
          <table:table-cell/>
          <table:table-cell table:style-name="ce1" table:formula="of:=&quot;Svatky.Add(New cls&quot;&amp;[$class.$D$1]&amp;&quot;(&quot;&amp;[.A32]&amp;&quot;,&quot;&amp;[.B32]&amp;&quot;,&quot;&quot;&quot;&amp;[.C32]&amp;&quot;&quot;&quot;,&quot;&quot;&quot;&amp;[.D32]&amp;&quot;&quot;&quot;))&quot;" office:value-type="string" office:string-value="Svatky.Add(New clsSvatek(7,6,&quot;&quot;,&quot;Výročie Memoranda národa slovenského (památný den)&quot;))" calcext:value-type="string">
            <text:p>Svatky.Add(New clsSvatek(7,6,"","Výročie Memoranda národa slovenského (památný den)"))</text:p>
          </table:table-cell>
          <table:table-cell table:number-columns-repeated="101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10" office:value-type="string" calcext:value-type="string">
            <text:p>Deň zahraničných Slovákov (památný den)</text:p>
          </table:table-cell>
          <table:table-cell/>
          <table:table-cell table:style-name="ce1" table:formula="of:=&quot;Svatky.Add(New cls&quot;&amp;[$class.$D$1]&amp;&quot;(&quot;&amp;[.A33]&amp;&quot;,&quot;&amp;[.B33]&amp;&quot;,&quot;&quot;&quot;&amp;[.C33]&amp;&quot;&quot;&quot;,&quot;&quot;&quot;&amp;[.D33]&amp;&quot;&quot;&quot;))&quot;" office:value-type="string" office:string-value="Svatky.Add(New clsSvatek(5,7,&quot;&quot;,&quot;Deň zahraničných Slovákov (památný den)&quot;))" calcext:value-type="string">
            <text:p>Svatky.Add(New clsSvatek(5,7,"","Deň zahraničných Slovákov (památný den)"))</text:p>
          </table:table-cell>
          <table:table-cell table:number-columns-repeated="1018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10" office:value-type="string" calcext:value-type="string">
            <text:p>Výročie Deklarácie o zvrchovanosti Slovenskej republiky (památný den)</text:p>
          </table:table-cell>
          <table:table-cell/>
          <table:table-cell table:style-name="ce1" table:formula="of:=&quot;Svatky.Add(New cls&quot;&amp;[$class.$D$1]&amp;&quot;(&quot;&amp;[.A34]&amp;&quot;,&quot;&amp;[.B34]&amp;&quot;,&quot;&quot;&quot;&amp;[.C34]&amp;&quot;&quot;&quot;,&quot;&quot;&quot;&amp;[.D34]&amp;&quot;&quot;&quot;))&quot;" office:value-type="string" office:string-value="Svatky.Add(New clsSvatek(17,7,&quot;&quot;,&quot;Výročie Deklarácie o zvrchovanosti Slovenskej republiky (památný den)&quot;))" calcext:value-type="string">
            <text:p>Svatky.Add(New clsSvatek(17,7,"","Výročie Deklarácie o zvrchovanosti Slovenskej republiky (památný den)"))</text:p>
          </table:table-cell>
          <table:table-cell table:number-columns-repeated="101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10" office:value-type="string" calcext:value-type="string">
            <text:p>Deň Matice slovenskej</text:p>
          </table:table-cell>
          <table:table-cell/>
          <table:table-cell table:style-name="ce1" table:formula="of:=&quot;Svatky.Add(New cls&quot;&amp;[$class.$D$1]&amp;&quot;(&quot;&amp;[.A35]&amp;&quot;,&quot;&amp;[.B35]&amp;&quot;,&quot;&quot;&quot;&amp;[.C35]&amp;&quot;&quot;&quot;,&quot;&quot;&quot;&amp;[.D35]&amp;&quot;&quot;&quot;))&quot;" office:value-type="string" office:string-value="Svatky.Add(New clsSvatek(4,8,&quot;&quot;,&quot;Deň Matice slovenskej&quot;))" calcext:value-type="string">
            <text:p>Svatky.Add(New clsSvatek(4,8,"","Deň Matice slovenskej"))</text:p>
          </table:table-cell>
          <table:table-cell table:number-columns-repeated="1018"/>
        </table:table-row>
        <table:table-row table:style-name="ro4">
          <table:table-cell table:number-columns-repeated="2" table:style-name="ce2" office:value-type="float" office:value="9" calcext:value-type="float">
            <text:p>9</text:p>
          </table:table-cell>
          <table:table-cell/>
          <table:table-cell table:style-name="ce10" office:value-type="string" calcext:value-type="string">
            <text:p>Deň obetí holokaustu a rasového násilia (památný den)</text:p>
          </table:table-cell>
          <table:table-cell/>
          <table:table-cell table:style-name="ce1" table:formula="of:=&quot;Svatky.Add(New cls&quot;&amp;[$class.$D$1]&amp;&quot;(&quot;&amp;[.A36]&amp;&quot;,&quot;&amp;[.B36]&amp;&quot;,&quot;&quot;&quot;&amp;[.C36]&amp;&quot;&quot;&quot;,&quot;&quot;&quot;&amp;[.D36]&amp;&quot;&quot;&quot;))&quot;" office:value-type="string" office:string-value="Svatky.Add(New clsSvatek(9,9,&quot;&quot;,&quot;Deň obetí holokaustu a rasového násilia (památný den)&quot;))" calcext:value-type="string">
            <text:p>Svatky.Add(New clsSvatek(9,9,"","Deň obetí holokaustu a rasového násilia (památný den)"))</text:p>
          </table:table-cell>
          <table:table-cell table:number-columns-repeated="1018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10" office:value-type="string" calcext:value-type="string">
            <text:p>Deň vzniku Slovenskej národnej rady (památný den)</text:p>
          </table:table-cell>
          <table:table-cell/>
          <table:table-cell table:style-name="ce1" table:formula="of:=&quot;Svatky.Add(New cls&quot;&amp;[$class.$D$1]&amp;&quot;(&quot;&amp;[.A37]&amp;&quot;,&quot;&amp;[.B37]&amp;&quot;,&quot;&quot;&quot;&amp;[.C37]&amp;&quot;&quot;&quot;,&quot;&quot;&quot;&amp;[.D37]&amp;&quot;&quot;&quot;))&quot;" office:value-type="string" office:string-value="Svatky.Add(New clsSvatek(19,9,&quot;&quot;,&quot;Deň vzniku Slovenskej národnej rady (památný den)&quot;))" calcext:value-type="string">
            <text:p>Svatky.Add(New clsSvatek(19,9,"","Deň vzniku Slovenskej národnej rady (památný den)"))</text:p>
          </table:table-cell>
          <table:table-cell table:number-columns-repeated="1018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10" office:value-type="string" calcext:value-type="string">
            <text:p>Deň obetí Dukly (památný den)</text:p>
          </table:table-cell>
          <table:table-cell/>
          <table:table-cell table:style-name="ce1" table:formula="of:=&quot;Svatky.Add(New cls&quot;&amp;[$class.$D$1]&amp;&quot;(&quot;&amp;[.A38]&amp;&quot;,&quot;&amp;[.B38]&amp;&quot;,&quot;&quot;&quot;&amp;[.C38]&amp;&quot;&quot;&quot;,&quot;&quot;&quot;&amp;[.D38]&amp;&quot;&quot;&quot;))&quot;" office:value-type="string" office:string-value="Svatky.Add(New clsSvatek(6,10,&quot;&quot;,&quot;Deň obetí Dukly (památný den)&quot;))" calcext:value-type="string">
            <text:p>Svatky.Add(New clsSvatek(6,10,"","Deň obetí Dukly (památný den)"))</text:p>
          </table:table-cell>
          <table:table-cell table:number-columns-repeated="1018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10" office:value-type="string" calcext:value-type="string">
            <text:p>Deň černovskej tragédie (památný den)</text:p>
          </table:table-cell>
          <table:table-cell/>
          <table:table-cell table:style-name="ce1" table:formula="of:=&quot;Svatky.Add(New cls&quot;&amp;[$class.$D$1]&amp;&quot;(&quot;&amp;[.A39]&amp;&quot;,&quot;&amp;[.B39]&amp;&quot;,&quot;&quot;&quot;&amp;[.C39]&amp;&quot;&quot;&quot;,&quot;&quot;&quot;&amp;[.D39]&amp;&quot;&quot;&quot;))&quot;" office:value-type="string" office:string-value="Svatky.Add(New clsSvatek(27,10,&quot;&quot;,&quot;Deň černovskej tragédie (památný den)&quot;))" calcext:value-type="string">
            <text:p>Svatky.Add(New clsSvatek(27,10,"","Deň černovskej tragédie (památný den)"))</text:p>
          </table:table-cell>
          <table:table-cell table:number-columns-repeated="1018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10" office:value-type="string" calcext:value-type="string">
            <text:p>Výročie narodenia Ľudovíta Štúra (památný den)</text:p>
          </table:table-cell>
          <table:table-cell/>
          <table:table-cell table:style-name="ce1" table:formula="of:=&quot;Svatky.Add(New cls&quot;&amp;[$class.$D$1]&amp;&quot;(&quot;&amp;[.A40]&amp;&quot;,&quot;&amp;[.B40]&amp;&quot;,&quot;&quot;&quot;&amp;[.C40]&amp;&quot;&quot;&quot;,&quot;&quot;&quot;&amp;[.D40]&amp;&quot;&quot;&quot;))&quot;" office:value-type="string" office:string-value="Svatky.Add(New clsSvatek(29,10,&quot;&quot;,&quot;Výročie narodenia Ľudovíta Štúra (památný den)&quot;))" calcext:value-type="string">
            <text:p>Svatky.Add(New clsSvatek(29,10,"","Výročie narodenia Ľudovíta Štúra (památný den)"))</text:p>
          </table:table-cell>
          <table:table-cell table:number-columns-repeated="1018"/>
        </table:table-row>
        <table:table-row table:style-name="ro4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10" office:value-type="string" calcext:value-type="string">
            <text:p>Výročie Deklarácie slovenského národa (památný den)</text:p>
          </table:table-cell>
          <table:table-cell/>
          <table:table-cell table:style-name="ce1" table:formula="of:=&quot;Svatky.Add(New cls&quot;&amp;[$class.$D$1]&amp;&quot;(&quot;&amp;[.A41]&amp;&quot;,&quot;&amp;[.B41]&amp;&quot;,&quot;&quot;&quot;&amp;[.C41]&amp;&quot;&quot;&quot;,&quot;&quot;&quot;&amp;[.D41]&amp;&quot;&quot;&quot;))&quot;" office:value-type="string" office:string-value="Svatky.Add(New clsSvatek(30,10,&quot;&quot;,&quot;Výročie Deklarácie slovenského národa (památný den)&quot;))" calcext:value-type="string">
            <text:p>Svatky.Add(New clsSvatek(30,10,"","Výročie Deklarácie slovenského národa (památný den)"))</text:p>
          </table:table-cell>
          <table:table-cell table:number-columns-repeated="1018"/>
        </table:table-row>
        <table:table-row table:style-name="ro4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10" office:value-type="string" calcext:value-type="string">
            <text:p>Deň reformácie (památný den)</text:p>
          </table:table-cell>
          <table:table-cell/>
          <table:table-cell table:style-name="ce1" table:formula="of:=&quot;Svatky.Add(New cls&quot;&amp;[$class.$D$1]&amp;&quot;(&quot;&amp;[.A42]&amp;&quot;,&quot;&amp;[.B42]&amp;&quot;,&quot;&quot;&quot;&amp;[.C42]&amp;&quot;&quot;&quot;,&quot;&quot;&quot;&amp;[.D42]&amp;&quot;&quot;&quot;))&quot;" office:value-type="string" office:string-value="Svatky.Add(New clsSvatek(31,10,&quot;&quot;,&quot;Deň reformácie (památný den)&quot;))" calcext:value-type="string">
            <text:p>Svatky.Add(New clsSvatek(31,10,"","Deň reformácie (památný den)"))</text:p>
          </table:table-cell>
          <table:table-cell table:number-columns-repeated="1018"/>
        </table:table-row>
        <table:table-row table:style-name="ro4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10" office:value-type="string" calcext:value-type="string">
            <text:p>Vyhlásenia Slovenska za samostatnú cirkevnú provinciu (památný den)</text:p>
          </table:table-cell>
          <table:table-cell/>
          <table:table-cell table:style-name="ce1" table:formula="of:=&quot;Svatky.Add(New cls&quot;&amp;[$class.$D$1]&amp;&quot;(&quot;&amp;[.A43]&amp;&quot;,&quot;&amp;[.B43]&amp;&quot;,&quot;&quot;&quot;&amp;[.C43]&amp;&quot;&quot;&quot;,&quot;&quot;&quot;&amp;[.D43]&amp;&quot;&quot;&quot;))&quot;" office:value-type="string" office:string-value="Svatky.Add(New clsSvatek(30,12,&quot;&quot;,&quot;Vyhlásenia Slovenska za samostatnú cirkevnú provinciu (památný den)&quot;))" calcext:value-type="string">
            <text:p>Svatky.Add(New clsSvatek(30,12,"","Vyhlásenia Slovenska za samostatnú cirkevnú provinciu (památný den)"))</text:p>
          </table:table-cell>
          <table:table-cell table:number-columns-repeated="101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ezinárodní den žen (významný den)</text:p>
          </table:table-cell>
          <table:table-cell table:number-columns-repeated="2"/>
          <table:table-cell table:style-name="ce1" table:formula="of:=&quot;Svatky.Add(New cls&quot;&amp;[$class.$D$1]&amp;&quot;(&quot;&amp;[.A44]&amp;&quot;,&quot;&amp;[.B44]&amp;&quot;,&quot;&quot;&quot;&amp;[.C44]&amp;&quot;&quot;&quot;,&quot;&quot;&quot;&amp;[.D44]&amp;&quot;&quot;&quot;))&quot;" office:value-type="string" office:string-value="Svatky.Add(New clsSvatek(8,3,&quot;Mezinárodní den žen (významný den)&quot;,&quot;&quot;))" calcext:value-type="string">
            <text:p>Svatky.Add(New clsSvatek(8,3,"Mezinárodní den žen (významný den)",""))</text:p>
          </table:table-cell>
          <table:table-cell table:number-columns-repeated="101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en památky obětí holocaustu (významný den)</text:p>
          </table:table-cell>
          <table:table-cell table:number-columns-repeated="2"/>
          <table:table-cell table:style-name="ce1" table:formula="of:=&quot;Svatky.Add(New cls&quot;&amp;[$class.$D$1]&amp;&quot;(&quot;&amp;[.A45]&amp;&quot;,&quot;&amp;[.B45]&amp;&quot;,&quot;&quot;&quot;&amp;[.C45]&amp;&quot;&quot;&quot;,&quot;&quot;&quot;&amp;[.D45]&amp;&quot;&quot;&quot;))&quot;" office:value-type="string" office:string-value="Svatky.Add(New clsSvatek(27,1,&quot;Den památky obětí holocaustu (významný den)&quot;,&quot;&quot;))" calcext:value-type="string">
            <text:p>Svatky.Add(New clsSvatek(27,1,"Den památky obětí holocaustu (významný den)",""))</text:p>
          </table:table-cell>
          <table:table-cell table:number-columns-repeated="1018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Den narození Jana Ámose Komenského (významný den)</text:p>
          </table:table-cell>
          <table:table-cell table:number-columns-repeated="2"/>
          <table:table-cell table:style-name="ce1" table:formula="of:=&quot;Svatky.Add(New cls&quot;&amp;[$class.$D$1]&amp;&quot;(&quot;&amp;[.A46]&amp;&quot;,&quot;&amp;[.B46]&amp;&quot;,&quot;&quot;&quot;&amp;[.C46]&amp;&quot;&quot;&quot;,&quot;&quot;&quot;&amp;[.D46]&amp;&quot;&quot;&quot;))&quot;" office:value-type="string" office:string-value="Svatky.Add(New clsSvatek(28,3,&quot;Den narození Jana Ámose Komenského (významný den)&quot;,&quot;&quot;))" calcext:value-type="string">
            <text:p>Svatky.Add(New clsSvatek(28,3,"Den narození Jana Ámose Komenského (významný den)",""))</text:p>
          </table:table-cell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Den vzdělanosti, založení Univerzity Karlovy 1348 (významný den)</text:p>
          </table:table-cell>
          <table:table-cell table:number-columns-repeated="2"/>
          <table:table-cell table:style-name="ce1" table:formula="of:=&quot;Svatky.Add(New cls&quot;&amp;[$class.$D$1]&amp;&quot;(&quot;&amp;[.A47]&amp;&quot;,&quot;&amp;[.B47]&amp;&quot;,&quot;&quot;&quot;&amp;[.C47]&amp;&quot;&quot;&quot;,&quot;&quot;&quot;&amp;[.D47]&amp;&quot;&quot;&quot;))&quot;" office:value-type="string" office:string-value="Svatky.Add(New clsSvatek(7,4,&quot;Den vzdělanosti, založení Univerzity Karlovy 1348 (významný den)&quot;,&quot;&quot;))" calcext:value-type="string">
            <text:p>Svatky.Add(New clsSvatek(7,4,"Den vzdělanosti, založení Univerzity Karlovy 1348 (významný den)",""))</text:p>
          </table:table-cell>
          <table:table-cell table:number-columns-repeated="1018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Den rodin (významný den)</text:p>
          </table:table-cell>
          <table:table-cell office:value-type="string" calcext:value-type="string">
            <text:p>Deň rodin (památný den)</text:p>
          </table:table-cell>
          <table:table-cell/>
          <table:table-cell table:style-name="ce1" table:formula="of:=&quot;Svatky.Add(New cls&quot;&amp;[$class.$D$1]&amp;&quot;(&quot;&amp;[.A48]&amp;&quot;,&quot;&amp;[.B48]&amp;&quot;,&quot;&quot;&quot;&amp;[.C48]&amp;&quot;&quot;&quot;,&quot;&quot;&quot;&amp;[.D48]&amp;&quot;&quot;&quot;))&quot;" office:value-type="string" office:string-value="Svatky.Add(New clsSvatek(15,5,&quot;Den rodin (významný den)&quot;,&quot;Deň rodin (památný den)&quot;))" calcext:value-type="string">
            <text:p>Svatky.Add(New clsSvatek(15,5,"Den rodin (významný den)","Deň rodin (památný den)"))</text:p>
          </table:table-cell>
          <table:table-cell table:number-columns-repeated="101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Vyhlazení obce Lidice 1942 (významný den)</text:p>
          </table:table-cell>
          <table:table-cell table:number-columns-repeated="2"/>
          <table:table-cell table:style-name="ce1" table:formula="of:=&quot;Svatky.Add(New cls&quot;&amp;[$class.$D$1]&amp;&quot;(&quot;&amp;[.A49]&amp;&quot;,&quot;&amp;[.B49]&amp;&quot;,&quot;&quot;&quot;&amp;[.C49]&amp;&quot;&quot;&quot;,&quot;&quot;&quot;&amp;[.D49]&amp;&quot;&quot;&quot;))&quot;" office:value-type="string" office:string-value="Svatky.Add(New clsSvatek(10,6,&quot;Vyhlazení obce Lidice 1942 (významný den)&quot;,&quot;&quot;))" calcext:value-type="string">
            <text:p>Svatky.Add(New clsSvatek(10,6,"Vyhlazení obce Lidice 1942 (významný den)",""))</text:p>
          </table:table-cell>
          <table:table-cell table:number-columns-repeated="101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Den památky obětí komunistického režimu (významný den)</text:p>
          </table:table-cell>
          <table:table-cell table:number-columns-repeated="2"/>
          <table:table-cell table:style-name="ce1" table:formula="of:=&quot;Svatky.Add(New cls&quot;&amp;[$class.$D$1]&amp;&quot;(&quot;&amp;[.A50]&amp;&quot;,&quot;&amp;[.B50]&amp;&quot;,&quot;&quot;&quot;&amp;[.C50]&amp;&quot;&quot;&quot;,&quot;&quot;&quot;&amp;[.D50]&amp;&quot;&quot;&quot;))&quot;" office:value-type="string" office:string-value="Svatky.Add(New clsSvatek(27,6,&quot;Den památky obětí komunistického režimu (významný den)&quot;,&quot;&quot;))" calcext:value-type="string">
            <text:p>Svatky.Add(New clsSvatek(27,6,"Den památky obětí komunistického režimu (významný den)",""))</text:p>
          </table:table-cell>
          <table:table-cell table:number-columns-repeated="1018"/>
        </table:table-row>
        <table:table-row table:style-name="ro2">
          <table:table-cell table:number-columns-repeated="2" table:style-name="ce2" office:value-type="float" office:value="11" calcext:value-type="float">
            <text:p>11</text:p>
          </table:table-cell>
          <table:table-cell office:value-type="string" calcext:value-type="string">
            <text:p>Den válečných veteránů 1918 (významný den)</text:p>
          </table:table-cell>
          <table:table-cell table:number-columns-repeated="2"/>
          <table:table-cell table:style-name="ce1" table:formula="of:=&quot;Svatky.Add(New cls&quot;&amp;[$class.$D$1]&amp;&quot;(&quot;&amp;[.A51]&amp;&quot;,&quot;&amp;[.B51]&amp;&quot;,&quot;&quot;&quot;&amp;[.C51]&amp;&quot;&quot;&quot;,&quot;&quot;&quot;&amp;[.D51]&amp;&quot;&quot;&quot;))&quot;" office:value-type="string" office:string-value="Svatky.Add(New clsSvatek(11,11,&quot;Den válečných veteránů 1918 (významný den)&quot;,&quot;&quot;))" calcext:value-type="string">
            <text:p>Svatky.Add(New clsSvatek(11,11,"Den válečných veteránů 1918 (významný den)",""))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dobí" table:style-name="ta4">
        <office:forms form:automatic-focus="false" form:apply-design-mode="false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019" table:default-cell-style-name="Default"/>
        <table:table-row table:style-name="ro5">
          <table:table-cell table:style-name="ce14" office:value-type="float" office:value="2000" calcext:value-type="float">
            <text:p>200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1]&amp;&quot;,&quot;&amp;[.B1]&amp;&quot;,&quot;&amp;[.C1]&amp;&quot;))&quot;" office:value-type="string" office:string-value="Sezona.Add(New Date(2000,3,20))" calcext:value-type="string">
            <text:p>Sezona.Add(New Date(2000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01" calcext:value-type="float">
            <text:p>200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2]&amp;&quot;,&quot;&amp;[.B2]&amp;&quot;,&quot;&amp;[.C2]&amp;&quot;))&quot;" office:value-type="string" office:string-value="Sezona.Add(New Date(2001,3,20))" calcext:value-type="string">
            <text:p>Sezona.Add(New Date(2001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02" calcext:value-type="float">
            <text:p>200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3]&amp;&quot;,&quot;&amp;[.B3]&amp;&quot;,&quot;&amp;[.C3]&amp;&quot;))&quot;" office:value-type="string" office:string-value="Sezona.Add(New Date(2002,3,20))" calcext:value-type="string">
            <text:p>Sezona.Add(New Date(2002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03" calcext:value-type="float">
            <text:p>200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4]&amp;&quot;,&quot;&amp;[.B4]&amp;&quot;,&quot;&amp;[.C4]&amp;&quot;))&quot;" office:value-type="string" office:string-value="Sezona.Add(New Date(2003,3,21))" calcext:value-type="string">
            <text:p>Sezona.Add(New Date(2003,3,21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04" calcext:value-type="float">
            <text:p>2004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5]&amp;&quot;,&quot;&amp;[.B5]&amp;&quot;,&quot;&amp;[.C5]&amp;&quot;))&quot;" office:value-type="string" office:string-value="Sezona.Add(New Date(2004,3,20))" calcext:value-type="string">
            <text:p>Sezona.Add(New Date(2004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05" calcext:value-type="float">
            <text:p>200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6]&amp;&quot;,&quot;&amp;[.B6]&amp;&quot;,&quot;&amp;[.C6]&amp;&quot;))&quot;" office:value-type="string" office:string-value="Sezona.Add(New Date(2005,3,20))" calcext:value-type="string">
            <text:p>Sezona.Add(New Date(2005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06" calcext:value-type="float">
            <text:p>2006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7]&amp;&quot;,&quot;&amp;[.B7]&amp;&quot;,&quot;&amp;[.C7]&amp;&quot;))&quot;" office:value-type="string" office:string-value="Sezona.Add(New Date(2006,3,20))" calcext:value-type="string">
            <text:p>Sezona.Add(New Date(2006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07" calcext:value-type="float">
            <text:p>200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8]&amp;&quot;,&quot;&amp;[.B8]&amp;&quot;,&quot;&amp;[.C8]&amp;&quot;))&quot;" office:value-type="string" office:string-value="Sezona.Add(New Date(2007,3,21))" calcext:value-type="string">
            <text:p>Sezona.Add(New Date(2007,3,21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08" calcext:value-type="float">
            <text:p>2008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9]&amp;&quot;,&quot;&amp;[.B9]&amp;&quot;,&quot;&amp;[.C9]&amp;&quot;))&quot;" office:value-type="string" office:string-value="Sezona.Add(New Date(2008,3,20))" calcext:value-type="string">
            <text:p>Sezona.Add(New Date(2008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09" calcext:value-type="float">
            <text:p>2009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10]&amp;&quot;,&quot;&amp;[.B10]&amp;&quot;,&quot;&amp;[.C10]&amp;&quot;))&quot;" office:value-type="string" office:string-value="Sezona.Add(New Date(2009,3,20))" calcext:value-type="string">
            <text:p>Sezona.Add(New Date(2009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10" calcext:value-type="float">
            <text:p>201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11]&amp;&quot;,&quot;&amp;[.B11]&amp;&quot;,&quot;&amp;[.C11]&amp;&quot;))&quot;" office:value-type="string" office:string-value="Sezona.Add(New Date(2010,3,20))" calcext:value-type="string">
            <text:p>Sezona.Add(New Date(2010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11" calcext:value-type="float">
            <text:p>201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12]&amp;&quot;,&quot;&amp;[.B12]&amp;&quot;,&quot;&amp;[.C12]&amp;&quot;))&quot;" office:value-type="string" office:string-value="Sezona.Add(New Date(2011,3,21))" calcext:value-type="string">
            <text:p>Sezona.Add(New Date(2011,3,21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12" calcext:value-type="float">
            <text:p>201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13]&amp;&quot;,&quot;&amp;[.B13]&amp;&quot;,&quot;&amp;[.C13]&amp;&quot;))&quot;" office:value-type="string" office:string-value="Sezona.Add(New Date(2012,3,20))" calcext:value-type="string">
            <text:p>Sezona.Add(New Date(2012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13" calcext:value-type="float">
            <text:p>201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14]&amp;&quot;,&quot;&amp;[.B14]&amp;&quot;,&quot;&amp;[.C14]&amp;&quot;))&quot;" office:value-type="string" office:string-value="Sezona.Add(New Date(2013,3,20))" calcext:value-type="string">
            <text:p>Sezona.Add(New Date(2013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14" calcext:value-type="float">
            <text:p>2014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15]&amp;&quot;,&quot;&amp;[.B15]&amp;&quot;,&quot;&amp;[.C15]&amp;&quot;))&quot;" office:value-type="string" office:string-value="Sezona.Add(New Date(2014,3,20))" calcext:value-type="string">
            <text:p>Sezona.Add(New Date(2014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15" calcext:value-type="float">
            <text:p>201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16]&amp;&quot;,&quot;&amp;[.B16]&amp;&quot;,&quot;&amp;[.C16]&amp;&quot;))&quot;" office:value-type="string" office:string-value="Sezona.Add(New Date(2015,3,20))" calcext:value-type="string">
            <text:p>Sezona.Add(New Date(2015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16" calcext:value-type="float">
            <text:p>2016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17]&amp;&quot;,&quot;&amp;[.B17]&amp;&quot;,&quot;&amp;[.C17]&amp;&quot;))&quot;" office:value-type="string" office:string-value="Sezona.Add(New Date(2016,3,20))" calcext:value-type="string">
            <text:p>Sezona.Add(New Date(2016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17" calcext:value-type="float">
            <text:p>201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18]&amp;&quot;,&quot;&amp;[.B18]&amp;&quot;,&quot;&amp;[.C18]&amp;&quot;))&quot;" office:value-type="string" office:string-value="Sezona.Add(New Date(2017,3,20))" calcext:value-type="string">
            <text:p>Sezona.Add(New Date(2017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18" calcext:value-type="float">
            <text:p>2018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19]&amp;&quot;,&quot;&amp;[.B19]&amp;&quot;,&quot;&amp;[.C19]&amp;&quot;))&quot;" office:value-type="string" office:string-value="Sezona.Add(New Date(2018,3,20))" calcext:value-type="string">
            <text:p>Sezona.Add(New Date(2018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19" calcext:value-type="float">
            <text:p>2019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20]&amp;&quot;,&quot;&amp;[.B20]&amp;&quot;,&quot;&amp;[.C20]&amp;&quot;))&quot;" office:value-type="string" office:string-value="Sezona.Add(New Date(2019,3,20))" calcext:value-type="string">
            <text:p>Sezona.Add(New Date(2019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20" calcext:value-type="float">
            <text:p>202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21]&amp;&quot;,&quot;&amp;[.B21]&amp;&quot;,&quot;&amp;[.C21]&amp;&quot;))&quot;" office:value-type="string" office:string-value="Sezona.Add(New Date(2020,3,20))" calcext:value-type="string">
            <text:p>Sezona.Add(New Date(2020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21" calcext:value-type="float">
            <text:p>202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22]&amp;&quot;,&quot;&amp;[.B22]&amp;&quot;,&quot;&amp;[.C22]&amp;&quot;))&quot;" office:value-type="string" office:string-value="Sezona.Add(New Date(2021,3,21))" calcext:value-type="string">
            <text:p>Sezona.Add(New Date(2021,3,21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22" calcext:value-type="float">
            <text:p>202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23]&amp;&quot;,&quot;&amp;[.B23]&amp;&quot;,&quot;&amp;[.C23]&amp;&quot;))&quot;" office:value-type="string" office:string-value="Sezona.Add(New Date(2022,3,20))" calcext:value-type="string">
            <text:p>Sezona.Add(New Date(2022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23" calcext:value-type="float">
            <text:p>202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24]&amp;&quot;,&quot;&amp;[.B24]&amp;&quot;,&quot;&amp;[.C24]&amp;&quot;))&quot;" office:value-type="string" office:string-value="Sezona.Add(New Date(2023,3,20))" calcext:value-type="string">
            <text:p>Sezona.Add(New Date(2023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24" calcext:value-type="float">
            <text:p>2024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25]&amp;&quot;,&quot;&amp;[.B25]&amp;&quot;,&quot;&amp;[.C25]&amp;&quot;))&quot;" office:value-type="string" office:string-value="Sezona.Add(New Date(2024,3,20))" calcext:value-type="string">
            <text:p>Sezona.Add(New Date(2024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25" calcext:value-type="float">
            <text:p>202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26]&amp;&quot;,&quot;&amp;[.B26]&amp;&quot;,&quot;&amp;[.C26]&amp;&quot;))&quot;" office:value-type="string" office:string-value="Sezona.Add(New Date(2025,3,20))" calcext:value-type="string">
            <text:p>Sezona.Add(New Date(2025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26" calcext:value-type="float">
            <text:p>2026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27]&amp;&quot;,&quot;&amp;[.B27]&amp;&quot;,&quot;&amp;[.C27]&amp;&quot;))&quot;" office:value-type="string" office:string-value="Sezona.Add(New Date(2026,3,20))" calcext:value-type="string">
            <text:p>Sezona.Add(New Date(2026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27" calcext:value-type="float">
            <text:p>202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28]&amp;&quot;,&quot;&amp;[.B28]&amp;&quot;,&quot;&amp;[.C28]&amp;&quot;))&quot;" office:value-type="string" office:string-value="Sezona.Add(New Date(2027,3,20))" calcext:value-type="string">
            <text:p>Sezona.Add(New Date(2027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28" calcext:value-type="float">
            <text:p>2028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29]&amp;&quot;,&quot;&amp;[.B29]&amp;&quot;,&quot;&amp;[.C29]&amp;&quot;))&quot;" office:value-type="string" office:string-value="Sezona.Add(New Date(2028,3,20))" calcext:value-type="string">
            <text:p>Sezona.Add(New Date(2028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29" calcext:value-type="float">
            <text:p>2029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30]&amp;&quot;,&quot;&amp;[.B30]&amp;&quot;,&quot;&amp;[.C30]&amp;&quot;))&quot;" office:value-type="string" office:string-value="Sezona.Add(New Date(2029,3,20))" calcext:value-type="string">
            <text:p>Sezona.Add(New Date(2029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30" calcext:value-type="float">
            <text:p>203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31]&amp;&quot;,&quot;&amp;[.B31]&amp;&quot;,&quot;&amp;[.C31]&amp;&quot;))&quot;" office:value-type="string" office:string-value="Sezona.Add(New Date(2030,3,20))" calcext:value-type="string">
            <text:p>Sezona.Add(New Date(2030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31" calcext:value-type="float">
            <text:p>203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32]&amp;&quot;,&quot;&amp;[.B32]&amp;&quot;,&quot;&amp;[.C32]&amp;&quot;))&quot;" office:value-type="string" office:string-value="Sezona.Add(New Date(2031,3,20))" calcext:value-type="string">
            <text:p>Sezona.Add(New Date(2031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32" calcext:value-type="float">
            <text:p>203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33]&amp;&quot;,&quot;&amp;[.B33]&amp;&quot;,&quot;&amp;[.C33]&amp;&quot;))&quot;" office:value-type="string" office:string-value="Sezona.Add(New Date(2032,3,20))" calcext:value-type="string">
            <text:p>Sezona.Add(New Date(2032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33" calcext:value-type="float">
            <text:p>203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34]&amp;&quot;,&quot;&amp;[.B34]&amp;&quot;,&quot;&amp;[.C34]&amp;&quot;))&quot;" office:value-type="string" office:string-value="Sezona.Add(New Date(2033,3,20))" calcext:value-type="string">
            <text:p>Sezona.Add(New Date(2033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34" calcext:value-type="float">
            <text:p>2034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35]&amp;&quot;,&quot;&amp;[.B35]&amp;&quot;,&quot;&amp;[.C35]&amp;&quot;))&quot;" office:value-type="string" office:string-value="Sezona.Add(New Date(2034,3,20))" calcext:value-type="string">
            <text:p>Sezona.Add(New Date(2034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35" calcext:value-type="float">
            <text:p>203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36]&amp;&quot;,&quot;&amp;[.B36]&amp;&quot;,&quot;&amp;[.C36]&amp;&quot;))&quot;" office:value-type="string" office:string-value="Sezona.Add(New Date(2035,3,20))" calcext:value-type="string">
            <text:p>Sezona.Add(New Date(2035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36" calcext:value-type="float">
            <text:p>2036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37]&amp;&quot;,&quot;&amp;[.B37]&amp;&quot;,&quot;&amp;[.C37]&amp;&quot;))&quot;" office:value-type="string" office:string-value="Sezona.Add(New Date(2036,3,20))" calcext:value-type="string">
            <text:p>Sezona.Add(New Date(2036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37" calcext:value-type="float">
            <text:p>203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38]&amp;&quot;,&quot;&amp;[.B38]&amp;&quot;,&quot;&amp;[.C38]&amp;&quot;))&quot;" office:value-type="string" office:string-value="Sezona.Add(New Date(2037,3,20))" calcext:value-type="string">
            <text:p>Sezona.Add(New Date(2037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38" calcext:value-type="float">
            <text:p>2038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39]&amp;&quot;,&quot;&amp;[.B39]&amp;&quot;,&quot;&amp;[.C39]&amp;&quot;))&quot;" office:value-type="string" office:string-value="Sezona.Add(New Date(2038,3,20))" calcext:value-type="string">
            <text:p>Sezona.Add(New Date(2038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39" calcext:value-type="float">
            <text:p>2039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40]&amp;&quot;,&quot;&amp;[.B40]&amp;&quot;,&quot;&amp;[.C40]&amp;&quot;))&quot;" office:value-type="string" office:string-value="Sezona.Add(New Date(2039,3,20))" calcext:value-type="string">
            <text:p>Sezona.Add(New Date(2039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40" calcext:value-type="float">
            <text:p>204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41]&amp;&quot;,&quot;&amp;[.B41]&amp;&quot;,&quot;&amp;[.C41]&amp;&quot;))&quot;" office:value-type="string" office:string-value="Sezona.Add(New Date(2040,3,20))" calcext:value-type="string">
            <text:p>Sezona.Add(New Date(2040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41" calcext:value-type="float">
            <text:p>204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42]&amp;&quot;,&quot;&amp;[.B42]&amp;&quot;,&quot;&amp;[.C42]&amp;&quot;))&quot;" office:value-type="string" office:string-value="Sezona.Add(New Date(2041,3,20))" calcext:value-type="string">
            <text:p>Sezona.Add(New Date(2041,3,20)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4"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43]&amp;&quot;,&quot;&amp;[.B43]&amp;&quot;,&quot;&amp;[.C43]&amp;&quot;))&quot;" office:value-type="string" office:string-value="Sezona.Add(New Date(2000,6,21))" calcext:value-type="string">
            <text:p>Sezona.Add(New Date(2000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1" calcext:value-type="float">
            <text:p>200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44]&amp;&quot;,&quot;&amp;[.B44]&amp;&quot;,&quot;&amp;[.C44]&amp;&quot;))&quot;" office:value-type="string" office:string-value="Sezona.Add(New Date(2001,6,21))" calcext:value-type="string">
            <text:p>Sezona.Add(New Date(2001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2" calcext:value-type="float">
            <text:p>200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45]&amp;&quot;,&quot;&amp;[.B45]&amp;&quot;,&quot;&amp;[.C45]&amp;&quot;))&quot;" office:value-type="string" office:string-value="Sezona.Add(New Date(2002,6,21))" calcext:value-type="string">
            <text:p>Sezona.Add(New Date(2002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3" calcext:value-type="float">
            <text:p>200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46]&amp;&quot;,&quot;&amp;[.B46]&amp;&quot;,&quot;&amp;[.C46]&amp;&quot;))&quot;" office:value-type="string" office:string-value="Sezona.Add(New Date(2003,6,21))" calcext:value-type="string">
            <text:p>Sezona.Add(New Date(2003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4" calcext:value-type="float">
            <text:p>200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47]&amp;&quot;,&quot;&amp;[.B47]&amp;&quot;,&quot;&amp;[.C47]&amp;&quot;))&quot;" office:value-type="string" office:string-value="Sezona.Add(New Date(2004,6,21))" calcext:value-type="string">
            <text:p>Sezona.Add(New Date(2004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48]&amp;&quot;,&quot;&amp;[.B48]&amp;&quot;,&quot;&amp;[.C48]&amp;&quot;))&quot;" office:value-type="string" office:string-value="Sezona.Add(New Date(2005,6,21))" calcext:value-type="string">
            <text:p>Sezona.Add(New Date(2005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49]&amp;&quot;,&quot;&amp;[.B49]&amp;&quot;,&quot;&amp;[.C49]&amp;&quot;))&quot;" office:value-type="string" office:string-value="Sezona.Add(New Date(2006,6,21))" calcext:value-type="string">
            <text:p>Sezona.Add(New Date(2006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7" calcext:value-type="float">
            <text:p>200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50]&amp;&quot;,&quot;&amp;[.B50]&amp;&quot;,&quot;&amp;[.C50]&amp;&quot;))&quot;" office:value-type="string" office:string-value="Sezona.Add(New Date(2007,6,21))" calcext:value-type="string">
            <text:p>Sezona.Add(New Date(2007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51]&amp;&quot;,&quot;&amp;[.B51]&amp;&quot;,&quot;&amp;[.C51]&amp;&quot;))&quot;" office:value-type="string" office:string-value="Sezona.Add(New Date(2008,6,21))" calcext:value-type="string">
            <text:p>Sezona.Add(New Date(2008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52]&amp;&quot;,&quot;&amp;[.B52]&amp;&quot;,&quot;&amp;[.C52]&amp;&quot;))&quot;" office:value-type="string" office:string-value="Sezona.Add(New Date(2009,6,21))" calcext:value-type="string">
            <text:p>Sezona.Add(New Date(2009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53]&amp;&quot;,&quot;&amp;[.B53]&amp;&quot;,&quot;&amp;[.C53]&amp;&quot;))&quot;" office:value-type="string" office:string-value="Sezona.Add(New Date(2010,6,21))" calcext:value-type="string">
            <text:p>Sezona.Add(New Date(2010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54]&amp;&quot;,&quot;&amp;[.B54]&amp;&quot;,&quot;&amp;[.C54]&amp;&quot;))&quot;" office:value-type="string" office:string-value="Sezona.Add(New Date(2011,6,21))" calcext:value-type="string">
            <text:p>Sezona.Add(New Date(2011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55]&amp;&quot;,&quot;&amp;[.B55]&amp;&quot;,&quot;&amp;[.C55]&amp;&quot;))&quot;" office:value-type="string" office:string-value="Sezona.Add(New Date(2012,6,21))" calcext:value-type="string">
            <text:p>Sezona.Add(New Date(2012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56]&amp;&quot;,&quot;&amp;[.B56]&amp;&quot;,&quot;&amp;[.C56]&amp;&quot;))&quot;" office:value-type="string" office:string-value="Sezona.Add(New Date(2013,6,21))" calcext:value-type="string">
            <text:p>Sezona.Add(New Date(2013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57]&amp;&quot;,&quot;&amp;[.B57]&amp;&quot;,&quot;&amp;[.C57]&amp;&quot;))&quot;" office:value-type="string" office:string-value="Sezona.Add(New Date(2014,6,21))" calcext:value-type="string">
            <text:p>Sezona.Add(New Date(2014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58]&amp;&quot;,&quot;&amp;[.B58]&amp;&quot;,&quot;&amp;[.C58]&amp;&quot;))&quot;" office:value-type="string" office:string-value="Sezona.Add(New Date(2015,6,21))" calcext:value-type="string">
            <text:p>Sezona.Add(New Date(2015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59]&amp;&quot;,&quot;&amp;[.B59]&amp;&quot;,&quot;&amp;[.C59]&amp;&quot;))&quot;" office:value-type="string" office:string-value="Sezona.Add(New Date(2016,6,21))" calcext:value-type="string">
            <text:p>Sezona.Add(New Date(2016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60]&amp;&quot;,&quot;&amp;[.B60]&amp;&quot;,&quot;&amp;[.C60]&amp;&quot;))&quot;" office:value-type="string" office:string-value="Sezona.Add(New Date(2017,6,21))" calcext:value-type="string">
            <text:p>Sezona.Add(New Date(2017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61]&amp;&quot;,&quot;&amp;[.B61]&amp;&quot;,&quot;&amp;[.C61]&amp;&quot;))&quot;" office:value-type="string" office:string-value="Sezona.Add(New Date(2018,6,21))" calcext:value-type="string">
            <text:p>Sezona.Add(New Date(2018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62]&amp;&quot;,&quot;&amp;[.B62]&amp;&quot;,&quot;&amp;[.C62]&amp;&quot;))&quot;" office:value-type="string" office:string-value="Sezona.Add(New Date(2019,6,21))" calcext:value-type="string">
            <text:p>Sezona.Add(New Date(2019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63]&amp;&quot;,&quot;&amp;[.B63]&amp;&quot;,&quot;&amp;[.C63]&amp;&quot;))&quot;" office:value-type="string" office:string-value="Sezona.Add(New Date(2020,6,21))" calcext:value-type="string">
            <text:p>Sezona.Add(New Date(2020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64]&amp;&quot;,&quot;&amp;[.B64]&amp;&quot;,&quot;&amp;[.C64]&amp;&quot;))&quot;" office:value-type="string" office:string-value="Sezona.Add(New Date(2021,6,21))" calcext:value-type="string">
            <text:p>Sezona.Add(New Date(2021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65]&amp;&quot;,&quot;&amp;[.B65]&amp;&quot;,&quot;&amp;[.C65]&amp;&quot;))&quot;" office:value-type="string" office:string-value="Sezona.Add(New Date(2022,6,21))" calcext:value-type="string">
            <text:p>Sezona.Add(New Date(2022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3" calcext:value-type="float">
            <text:p>202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66]&amp;&quot;,&quot;&amp;[.B66]&amp;&quot;,&quot;&amp;[.C66]&amp;&quot;))&quot;" office:value-type="string" office:string-value="Sezona.Add(New Date(2023,6,21))" calcext:value-type="string">
            <text:p>Sezona.Add(New Date(2023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67]&amp;&quot;,&quot;&amp;[.B67]&amp;&quot;,&quot;&amp;[.C67]&amp;&quot;))&quot;" office:value-type="string" office:string-value="Sezona.Add(New Date(2024,6,20))" calcext:value-type="string">
            <text:p>Sezona.Add(New Date(2024,6,20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5" calcext:value-type="float">
            <text:p>202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68]&amp;&quot;,&quot;&amp;[.B68]&amp;&quot;,&quot;&amp;[.C68]&amp;&quot;))&quot;" office:value-type="string" office:string-value="Sezona.Add(New Date(2025,6,21))" calcext:value-type="string">
            <text:p>Sezona.Add(New Date(2025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6" calcext:value-type="float">
            <text:p>202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69]&amp;&quot;,&quot;&amp;[.B69]&amp;&quot;,&quot;&amp;[.C69]&amp;&quot;))&quot;" office:value-type="string" office:string-value="Sezona.Add(New Date(2026,6,21))" calcext:value-type="string">
            <text:p>Sezona.Add(New Date(2026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7" calcext:value-type="float">
            <text:p>202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70]&amp;&quot;,&quot;&amp;[.B70]&amp;&quot;,&quot;&amp;[.C70]&amp;&quot;))&quot;" office:value-type="string" office:string-value="Sezona.Add(New Date(2027,6,21))" calcext:value-type="string">
            <text:p>Sezona.Add(New Date(2027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8" calcext:value-type="float">
            <text:p>202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71]&amp;&quot;,&quot;&amp;[.B71]&amp;&quot;,&quot;&amp;[.C71]&amp;&quot;))&quot;" office:value-type="string" office:string-value="Sezona.Add(New Date(2028,6,20))" calcext:value-type="string">
            <text:p>Sezona.Add(New Date(2028,6,20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9" calcext:value-type="float">
            <text:p>202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72]&amp;&quot;,&quot;&amp;[.B72]&amp;&quot;,&quot;&amp;[.C72]&amp;&quot;))&quot;" office:value-type="string" office:string-value="Sezona.Add(New Date(2029,6,21))" calcext:value-type="string">
            <text:p>Sezona.Add(New Date(2029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0" calcext:value-type="float">
            <text:p>203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73]&amp;&quot;,&quot;&amp;[.B73]&amp;&quot;,&quot;&amp;[.C73]&amp;&quot;))&quot;" office:value-type="string" office:string-value="Sezona.Add(New Date(2030,6,21))" calcext:value-type="string">
            <text:p>Sezona.Add(New Date(2030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1" calcext:value-type="float">
            <text:p>203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74]&amp;&quot;,&quot;&amp;[.B74]&amp;&quot;,&quot;&amp;[.C74]&amp;&quot;))&quot;" office:value-type="string" office:string-value="Sezona.Add(New Date(2031,6,21))" calcext:value-type="string">
            <text:p>Sezona.Add(New Date(2031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2" calcext:value-type="float">
            <text:p>203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75]&amp;&quot;,&quot;&amp;[.B75]&amp;&quot;,&quot;&amp;[.C75]&amp;&quot;))&quot;" office:value-type="string" office:string-value="Sezona.Add(New Date(2032,6,20))" calcext:value-type="string">
            <text:p>Sezona.Add(New Date(2032,6,20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3" calcext:value-type="float">
            <text:p>203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76]&amp;&quot;,&quot;&amp;[.B76]&amp;&quot;,&quot;&amp;[.C76]&amp;&quot;))&quot;" office:value-type="string" office:string-value="Sezona.Add(New Date(2033,6,21))" calcext:value-type="string">
            <text:p>Sezona.Add(New Date(2033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4" calcext:value-type="float">
            <text:p>203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77]&amp;&quot;,&quot;&amp;[.B77]&amp;&quot;,&quot;&amp;[.C77]&amp;&quot;))&quot;" office:value-type="string" office:string-value="Sezona.Add(New Date(2034,6,21))" calcext:value-type="string">
            <text:p>Sezona.Add(New Date(2034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5" calcext:value-type="float">
            <text:p>203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78]&amp;&quot;,&quot;&amp;[.B78]&amp;&quot;,&quot;&amp;[.C78]&amp;&quot;))&quot;" office:value-type="string" office:string-value="Sezona.Add(New Date(2035,6,21))" calcext:value-type="string">
            <text:p>Sezona.Add(New Date(2035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6" calcext:value-type="float">
            <text:p>203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79]&amp;&quot;,&quot;&amp;[.B79]&amp;&quot;,&quot;&amp;[.C79]&amp;&quot;))&quot;" office:value-type="string" office:string-value="Sezona.Add(New Date(2036,6,20))" calcext:value-type="string">
            <text:p>Sezona.Add(New Date(2036,6,20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7" calcext:value-type="float">
            <text:p>203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80]&amp;&quot;,&quot;&amp;[.B80]&amp;&quot;,&quot;&amp;[.C80]&amp;&quot;))&quot;" office:value-type="string" office:string-value="Sezona.Add(New Date(2037,6,21))" calcext:value-type="string">
            <text:p>Sezona.Add(New Date(2037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8" calcext:value-type="float">
            <text:p>203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81]&amp;&quot;,&quot;&amp;[.B81]&amp;&quot;,&quot;&amp;[.C81]&amp;&quot;))&quot;" office:value-type="string" office:string-value="Sezona.Add(New Date(2038,6,21))" calcext:value-type="string">
            <text:p>Sezona.Add(New Date(2038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9" calcext:value-type="float">
            <text:p>203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82]&amp;&quot;,&quot;&amp;[.B82]&amp;&quot;,&quot;&amp;[.C82]&amp;&quot;))&quot;" office:value-type="string" office:string-value="Sezona.Add(New Date(2039,6,21))" calcext:value-type="string">
            <text:p>Sezona.Add(New Date(2039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40" calcext:value-type="float">
            <text:p>204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&quot;Sezona.Add(New Date(&quot;&amp;[.A83]&amp;&quot;,&quot;&amp;[.B83]&amp;&quot;,&quot;&amp;[.C83]&amp;&quot;))&quot;" office:value-type="string" office:string-value="Sezona.Add(New Date(2040,6,20))" calcext:value-type="string">
            <text:p>Sezona.Add(New Date(2040,6,20))</text:p>
          </table:table-cell>
          <table:table-cell table:number-columns-repeated="1019"/>
        </table:table-row>
        <table:table-row table:style-name="ro2">
          <table:table-cell table:style-name="ce14" office:value-type="float" office:value="2041" calcext:value-type="float">
            <text:p>204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formula="of:=&quot;Sezona.Add(New Date(&quot;&amp;[.A84]&amp;&quot;,&quot;&amp;[.B84]&amp;&quot;,&quot;&amp;[.C84]&amp;&quot;))&quot;" office:value-type="string" office:string-value="Sezona.Add(New Date(2041,6,21))" calcext:value-type="string">
            <text:p>Sezona.Add(New Date(2041,6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formula="of:=&quot;Sezona.Add(New Date(&quot;&amp;[.A85]&amp;&quot;,&quot;&amp;[.B85]&amp;&quot;,&quot;&amp;[.C85]&amp;&quot;))&quot;" office:value-type="string" office:string-value="Sezona.Add(New Date(2000,9,22))" calcext:value-type="string">
            <text:p>Sezona.Add(New Date(2000,9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1" calcext:value-type="float">
            <text:p>20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formula="of:=&quot;Sezona.Add(New Date(&quot;&amp;[.A86]&amp;&quot;,&quot;&amp;[.B86]&amp;&quot;,&quot;&amp;[.C86]&amp;&quot;))&quot;" office:value-type="string" office:string-value="Sezona.Add(New Date(2001,9,23))" calcext:value-type="string">
            <text:p>Sezona.Add(New Date(2001,9,23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2" calcext:value-type="float">
            <text:p>200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formula="of:=&quot;Sezona.Add(New Date(&quot;&amp;[.A87]&amp;&quot;,&quot;&amp;[.B87]&amp;&quot;,&quot;&amp;[.C87]&amp;&quot;))&quot;" office:value-type="string" office:string-value="Sezona.Add(New Date(2002,9,23))" calcext:value-type="string">
            <text:p>Sezona.Add(New Date(2002,9,23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3" calcext:value-type="float">
            <text:p>200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formula="of:=&quot;Sezona.Add(New Date(&quot;&amp;[.A88]&amp;&quot;,&quot;&amp;[.B88]&amp;&quot;,&quot;&amp;[.C88]&amp;&quot;))&quot;" office:value-type="string" office:string-value="Sezona.Add(New Date(2003,9,23))" calcext:value-type="string">
            <text:p>Sezona.Add(New Date(2003,9,23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4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formula="of:=&quot;Sezona.Add(New Date(&quot;&amp;[.A89]&amp;&quot;,&quot;&amp;[.B89]&amp;&quot;,&quot;&amp;[.C89]&amp;&quot;))&quot;" office:value-type="string" office:string-value="Sezona.Add(New Date(2004,9,22))" calcext:value-type="string">
            <text:p>Sezona.Add(New Date(2004,9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formula="of:=&quot;Sezona.Add(New Date(&quot;&amp;[.A90]&amp;&quot;,&quot;&amp;[.B90]&amp;&quot;,&quot;&amp;[.C90]&amp;&quot;))&quot;" office:value-type="string" office:string-value="Sezona.Add(New Date(2005,9,23))" calcext:value-type="string">
            <text:p>Sezona.Add(New Date(2005,9,23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formula="of:=&quot;Sezona.Add(New Date(&quot;&amp;[.A91]&amp;&quot;,&quot;&amp;[.B91]&amp;&quot;,&quot;&amp;[.C91]&amp;&quot;))&quot;" office:value-type="string" office:string-value="Sezona.Add(New Date(2006,9,23))" calcext:value-type="string">
            <text:p>Sezona.Add(New Date(2006,9,23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7" calcext:value-type="float">
            <text:p>200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formula="of:=&quot;Sezona.Add(New Date(&quot;&amp;[.A92]&amp;&quot;,&quot;&amp;[.B92]&amp;&quot;,&quot;&amp;[.C92]&amp;&quot;))&quot;" office:value-type="string" office:string-value="Sezona.Add(New Date(2007,9,23))" calcext:value-type="string">
            <text:p>Sezona.Add(New Date(2007,9,23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formula="of:=&quot;Sezona.Add(New Date(&quot;&amp;[.A93]&amp;&quot;,&quot;&amp;[.B93]&amp;&quot;,&quot;&amp;[.C93]&amp;&quot;))&quot;" office:value-type="string" office:string-value="Sezona.Add(New Date(2008,9,22))" calcext:value-type="string">
            <text:p>Sezona.Add(New Date(2008,9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formula="of:=&quot;Sezona.Add(New Date(&quot;&amp;[.A94]&amp;&quot;,&quot;&amp;[.B94]&amp;&quot;,&quot;&amp;[.C94]&amp;&quot;))&quot;" office:value-type="string" office:string-value="Sezona.Add(New Date(2009,9,22))" calcext:value-type="string">
            <text:p>Sezona.Add(New Date(2009,9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formula="of:=&quot;Sezona.Add(New Date(&quot;&amp;[.A95]&amp;&quot;,&quot;&amp;[.B95]&amp;&quot;,&quot;&amp;[.C95]&amp;&quot;))&quot;" office:value-type="string" office:string-value="Sezona.Add(New Date(2010,9,23))" calcext:value-type="string">
            <text:p>Sezona.Add(New Date(2010,9,23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formula="of:=&quot;Sezona.Add(New Date(&quot;&amp;[.A96]&amp;&quot;,&quot;&amp;[.B96]&amp;&quot;,&quot;&amp;[.C96]&amp;&quot;))&quot;" office:value-type="string" office:string-value="Sezona.Add(New Date(2011,9,23))" calcext:value-type="string">
            <text:p>Sezona.Add(New Date(2011,9,23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formula="of:=&quot;Sezona.Add(New Date(&quot;&amp;[.A97]&amp;&quot;,&quot;&amp;[.B97]&amp;&quot;,&quot;&amp;[.C97]&amp;&quot;))&quot;" office:value-type="string" office:string-value="Sezona.Add(New Date(2012,9,22))" calcext:value-type="string">
            <text:p>Sezona.Add(New Date(2012,9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formula="of:=&quot;Sezona.Add(New Date(&quot;&amp;[.A98]&amp;&quot;,&quot;&amp;[.B98]&amp;&quot;,&quot;&amp;[.C98]&amp;&quot;))&quot;" office:value-type="string" office:string-value="Sezona.Add(New Date(2013,9,22))" calcext:value-type="string">
            <text:p>Sezona.Add(New Date(2013,9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formula="of:=&quot;Sezona.Add(New Date(&quot;&amp;[.A99]&amp;&quot;,&quot;&amp;[.B99]&amp;&quot;,&quot;&amp;[.C99]&amp;&quot;))&quot;" office:value-type="string" office:string-value="Sezona.Add(New Date(2014,9,23))" calcext:value-type="string">
            <text:p>Sezona.Add(New Date(2014,9,23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formula="of:=&quot;Sezona.Add(New Date(&quot;&amp;[.A100]&amp;&quot;,&quot;&amp;[.B100]&amp;&quot;,&quot;&amp;[.C100]&amp;&quot;))&quot;" office:value-type="string" office:string-value="Sezona.Add(New Date(2015,9,23))" calcext:value-type="string">
            <text:p>Sezona.Add(New Date(2015,9,23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formula="of:=&quot;Sezona.Add(New Date(&quot;&amp;[.A101]&amp;&quot;,&quot;&amp;[.B101]&amp;&quot;,&quot;&amp;[.C101]&amp;&quot;))&quot;" office:value-type="string" office:string-value="Sezona.Add(New Date(2016,9,22))" calcext:value-type="string">
            <text:p>Sezona.Add(New Date(2016,9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formula="of:=&quot;Sezona.Add(New Date(&quot;&amp;[.A102]&amp;&quot;,&quot;&amp;[.B102]&amp;&quot;,&quot;&amp;[.C102]&amp;&quot;))&quot;" office:value-type="string" office:string-value="Sezona.Add(New Date(2017,9,22))" calcext:value-type="string">
            <text:p>Sezona.Add(New Date(2017,9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formula="of:=&quot;Sezona.Add(New Date(&quot;&amp;[.A103]&amp;&quot;,&quot;&amp;[.B103]&amp;&quot;,&quot;&amp;[.C103]&amp;&quot;))&quot;" office:value-type="string" office:string-value="Sezona.Add(New Date(2018,9,23))" calcext:value-type="string">
            <text:p>Sezona.Add(New Date(2018,9,23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formula="of:=&quot;Sezona.Add(New Date(&quot;&amp;[.A104]&amp;&quot;,&quot;&amp;[.B104]&amp;&quot;,&quot;&amp;[.C104]&amp;&quot;))&quot;" office:value-type="string" office:string-value="Sezona.Add(New Date(2019,9,23))" calcext:value-type="string">
            <text:p>Sezona.Add(New Date(2019,9,23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formula="of:=&quot;Sezona.Add(New Date(&quot;&amp;[.A105]&amp;&quot;,&quot;&amp;[.B105]&amp;&quot;,&quot;&amp;[.C105]&amp;&quot;))&quot;" office:value-type="string" office:string-value="Sezona.Add(New Date(2020,9,22))" calcext:value-type="string">
            <text:p>Sezona.Add(New Date(2020,9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formula="of:=&quot;Sezona.Add(New Date(&quot;&amp;[.A106]&amp;&quot;,&quot;&amp;[.B106]&amp;&quot;,&quot;&amp;[.C106]&amp;&quot;))&quot;" office:value-type="string" office:string-value="Sezona.Add(New Date(2021,9,22))" calcext:value-type="string">
            <text:p>Sezona.Add(New Date(2021,9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formula="of:=&quot;Sezona.Add(New Date(&quot;&amp;[.A107]&amp;&quot;,&quot;&amp;[.B107]&amp;&quot;,&quot;&amp;[.C107]&amp;&quot;))&quot;" office:value-type="string" office:string-value="Sezona.Add(New Date(2022,9,23))" calcext:value-type="string">
            <text:p>Sezona.Add(New Date(2022,9,23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3" calcext:value-type="float">
            <text:p>202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formula="of:=&quot;Sezona.Add(New Date(&quot;&amp;[.A108]&amp;&quot;,&quot;&amp;[.B108]&amp;&quot;,&quot;&amp;[.C108]&amp;&quot;))&quot;" office:value-type="string" office:string-value="Sezona.Add(New Date(2023,9,23))" calcext:value-type="string">
            <text:p>Sezona.Add(New Date(2023,9,23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formula="of:=&quot;Sezona.Add(New Date(&quot;&amp;[.A109]&amp;&quot;,&quot;&amp;[.B109]&amp;&quot;,&quot;&amp;[.C109]&amp;&quot;))&quot;" office:value-type="string" office:string-value="Sezona.Add(New Date(2024,9,22))" calcext:value-type="string">
            <text:p>Sezona.Add(New Date(2024,9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5" calcext:value-type="float">
            <text:p>202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formula="of:=&quot;Sezona.Add(New Date(&quot;&amp;[.A110]&amp;&quot;,&quot;&amp;[.B110]&amp;&quot;,&quot;&amp;[.C110]&amp;&quot;))&quot;" office:value-type="string" office:string-value="Sezona.Add(New Date(2025,9,22))" calcext:value-type="string">
            <text:p>Sezona.Add(New Date(2025,9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6" calcext:value-type="float">
            <text:p>202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formula="of:=&quot;Sezona.Add(New Date(&quot;&amp;[.A111]&amp;&quot;,&quot;&amp;[.B111]&amp;&quot;,&quot;&amp;[.C111]&amp;&quot;))&quot;" office:value-type="string" office:string-value="Sezona.Add(New Date(2026,9,23))" calcext:value-type="string">
            <text:p>Sezona.Add(New Date(2026,9,23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7" calcext:value-type="float">
            <text:p>202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formula="of:=&quot;Sezona.Add(New Date(&quot;&amp;[.A112]&amp;&quot;,&quot;&amp;[.B112]&amp;&quot;,&quot;&amp;[.C112]&amp;&quot;))&quot;" office:value-type="string" office:string-value="Sezona.Add(New Date(2027,9,23))" calcext:value-type="string">
            <text:p>Sezona.Add(New Date(2027,9,23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8" calcext:value-type="float">
            <text:p>202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formula="of:=&quot;Sezona.Add(New Date(&quot;&amp;[.A113]&amp;&quot;,&quot;&amp;[.B113]&amp;&quot;,&quot;&amp;[.C113]&amp;&quot;))&quot;" office:value-type="string" office:string-value="Sezona.Add(New Date(2028,9,22))" calcext:value-type="string">
            <text:p>Sezona.Add(New Date(2028,9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9" calcext:value-type="float">
            <text:p>202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formula="of:=&quot;Sezona.Add(New Date(&quot;&amp;[.A114]&amp;&quot;,&quot;&amp;[.B114]&amp;&quot;,&quot;&amp;[.C114]&amp;&quot;))&quot;" office:value-type="string" office:string-value="Sezona.Add(New Date(2029,9,22))" calcext:value-type="string">
            <text:p>Sezona.Add(New Date(2029,9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0" calcext:value-type="float">
            <text:p>203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formula="of:=&quot;Sezona.Add(New Date(&quot;&amp;[.A115]&amp;&quot;,&quot;&amp;[.B115]&amp;&quot;,&quot;&amp;[.C115]&amp;&quot;))&quot;" office:value-type="string" office:string-value="Sezona.Add(New Date(2030,9,23))" calcext:value-type="string">
            <text:p>Sezona.Add(New Date(2030,9,23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1" calcext:value-type="float">
            <text:p>203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formula="of:=&quot;Sezona.Add(New Date(&quot;&amp;[.A116]&amp;&quot;,&quot;&amp;[.B116]&amp;&quot;,&quot;&amp;[.C116]&amp;&quot;))&quot;" office:value-type="string" office:string-value="Sezona.Add(New Date(2031,9,23))" calcext:value-type="string">
            <text:p>Sezona.Add(New Date(2031,9,23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2" calcext:value-type="float">
            <text:p>203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formula="of:=&quot;Sezona.Add(New Date(&quot;&amp;[.A117]&amp;&quot;,&quot;&amp;[.B117]&amp;&quot;,&quot;&amp;[.C117]&amp;&quot;))&quot;" office:value-type="string" office:string-value="Sezona.Add(New Date(2032,9,22))" calcext:value-type="string">
            <text:p>Sezona.Add(New Date(2032,9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3" calcext:value-type="float">
            <text:p>203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formula="of:=&quot;Sezona.Add(New Date(&quot;&amp;[.A118]&amp;&quot;,&quot;&amp;[.B118]&amp;&quot;,&quot;&amp;[.C118]&amp;&quot;))&quot;" office:value-type="string" office:string-value="Sezona.Add(New Date(2033,9,22))" calcext:value-type="string">
            <text:p>Sezona.Add(New Date(2033,9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4" calcext:value-type="float">
            <text:p>203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formula="of:=&quot;Sezona.Add(New Date(&quot;&amp;[.A119]&amp;&quot;,&quot;&amp;[.B119]&amp;&quot;,&quot;&amp;[.C119]&amp;&quot;))&quot;" office:value-type="string" office:string-value="Sezona.Add(New Date(2034,9,23))" calcext:value-type="string">
            <text:p>Sezona.Add(New Date(2034,9,23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5" calcext:value-type="float">
            <text:p>203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formula="of:=&quot;Sezona.Add(New Date(&quot;&amp;[.A120]&amp;&quot;,&quot;&amp;[.B120]&amp;&quot;,&quot;&amp;[.C120]&amp;&quot;))&quot;" office:value-type="string" office:string-value="Sezona.Add(New Date(2035,9,23))" calcext:value-type="string">
            <text:p>Sezona.Add(New Date(2035,9,23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6" calcext:value-type="float">
            <text:p>203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formula="of:=&quot;Sezona.Add(New Date(&quot;&amp;[.A121]&amp;&quot;,&quot;&amp;[.B121]&amp;&quot;,&quot;&amp;[.C121]&amp;&quot;))&quot;" office:value-type="string" office:string-value="Sezona.Add(New Date(2036,9,22))" calcext:value-type="string">
            <text:p>Sezona.Add(New Date(2036,9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7" calcext:value-type="float">
            <text:p>203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formula="of:=&quot;Sezona.Add(New Date(&quot;&amp;[.A122]&amp;&quot;,&quot;&amp;[.B122]&amp;&quot;,&quot;&amp;[.C122]&amp;&quot;))&quot;" office:value-type="string" office:string-value="Sezona.Add(New Date(2037,9,22))" calcext:value-type="string">
            <text:p>Sezona.Add(New Date(2037,9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8" calcext:value-type="float">
            <text:p>203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formula="of:=&quot;Sezona.Add(New Date(&quot;&amp;[.A123]&amp;&quot;,&quot;&amp;[.B123]&amp;&quot;,&quot;&amp;[.C123]&amp;&quot;))&quot;" office:value-type="string" office:string-value="Sezona.Add(New Date(2038,9,22))" calcext:value-type="string">
            <text:p>Sezona.Add(New Date(2038,9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9" calcext:value-type="float">
            <text:p>203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formula="of:=&quot;Sezona.Add(New Date(&quot;&amp;[.A124]&amp;&quot;,&quot;&amp;[.B124]&amp;&quot;,&quot;&amp;[.C124]&amp;&quot;))&quot;" office:value-type="string" office:string-value="Sezona.Add(New Date(2039,9,23))" calcext:value-type="string">
            <text:p>Sezona.Add(New Date(2039,9,23))</text:p>
          </table:table-cell>
          <table:table-cell table:number-columns-repeated="1019"/>
        </table:table-row>
        <table:table-row table:style-name="ro2">
          <table:table-cell table:style-name="ce14" office:value-type="float" office:value="2040" calcext:value-type="float">
            <text:p>204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formula="of:=&quot;Sezona.Add(New Date(&quot;&amp;[.A125]&amp;&quot;,&quot;&amp;[.B125]&amp;&quot;,&quot;&amp;[.C125]&amp;&quot;))&quot;" office:value-type="string" office:string-value="Sezona.Add(New Date(2040,9,22))" calcext:value-type="string">
            <text:p>Sezona.Add(New Date(2040,9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41" calcext:value-type="float">
            <text:p>204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formula="of:=&quot;Sezona.Add(New Date(&quot;&amp;[.A126]&amp;&quot;,&quot;&amp;[.B126]&amp;&quot;,&quot;&amp;[.C126]&amp;&quot;))&quot;" office:value-type="string" office:string-value="Sezona.Add(New Date(2041,9,22))" calcext:value-type="string">
            <text:p>Sezona.Add(New Date(2041,9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27]&amp;&quot;,&quot;&amp;[.B127]&amp;&quot;,&quot;&amp;[.C127]&amp;&quot;))&quot;" office:value-type="string" office:string-value="Sezona.Add(New Date(2000,12,21))" calcext:value-type="string">
            <text:p>Sezona.Add(New Date(2000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28]&amp;&quot;,&quot;&amp;[.B128]&amp;&quot;,&quot;&amp;[.C128]&amp;&quot;))&quot;" office:value-type="string" office:string-value="Sezona.Add(New Date(2001,12,21))" calcext:value-type="string">
            <text:p>Sezona.Add(New Date(2001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&quot;Sezona.Add(New Date(&quot;&amp;[.A129]&amp;&quot;,&quot;&amp;[.B129]&amp;&quot;,&quot;&amp;[.C129]&amp;&quot;))&quot;" office:value-type="string" office:string-value="Sezona.Add(New Date(2002,12,22))" calcext:value-type="string">
            <text:p>Sezona.Add(New Date(2002,12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&quot;Sezona.Add(New Date(&quot;&amp;[.A130]&amp;&quot;,&quot;&amp;[.B130]&amp;&quot;,&quot;&amp;[.C130]&amp;&quot;))&quot;" office:value-type="string" office:string-value="Sezona.Add(New Date(2003,12,22))" calcext:value-type="string">
            <text:p>Sezona.Add(New Date(2003,12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4" calcext:value-type="float">
            <text:p>200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31]&amp;&quot;,&quot;&amp;[.B131]&amp;&quot;,&quot;&amp;[.C131]&amp;&quot;))&quot;" office:value-type="string" office:string-value="Sezona.Add(New Date(2004,12,21))" calcext:value-type="string">
            <text:p>Sezona.Add(New Date(2004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32]&amp;&quot;,&quot;&amp;[.B132]&amp;&quot;,&quot;&amp;[.C132]&amp;&quot;))&quot;" office:value-type="string" office:string-value="Sezona.Add(New Date(2005,12,21))" calcext:value-type="string">
            <text:p>Sezona.Add(New Date(2005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6" calcext:value-type="float">
            <text:p>200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&quot;Sezona.Add(New Date(&quot;&amp;[.A133]&amp;&quot;,&quot;&amp;[.B133]&amp;&quot;,&quot;&amp;[.C133]&amp;&quot;))&quot;" office:value-type="string" office:string-value="Sezona.Add(New Date(2006,12,22))" calcext:value-type="string">
            <text:p>Sezona.Add(New Date(2006,12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7" calcext:value-type="float">
            <text:p>200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&quot;Sezona.Add(New Date(&quot;&amp;[.A134]&amp;&quot;,&quot;&amp;[.B134]&amp;&quot;,&quot;&amp;[.C134]&amp;&quot;))&quot;" office:value-type="string" office:string-value="Sezona.Add(New Date(2007,12,22))" calcext:value-type="string">
            <text:p>Sezona.Add(New Date(2007,12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8" calcext:value-type="float">
            <text:p>200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35]&amp;&quot;,&quot;&amp;[.B135]&amp;&quot;,&quot;&amp;[.C135]&amp;&quot;))&quot;" office:value-type="string" office:string-value="Sezona.Add(New Date(2008,12,21))" calcext:value-type="string">
            <text:p>Sezona.Add(New Date(2008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36]&amp;&quot;,&quot;&amp;[.B136]&amp;&quot;,&quot;&amp;[.C136]&amp;&quot;))&quot;" office:value-type="string" office:string-value="Sezona.Add(New Date(2009,12,21))" calcext:value-type="string">
            <text:p>Sezona.Add(New Date(2009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&quot;Sezona.Add(New Date(&quot;&amp;[.A137]&amp;&quot;,&quot;&amp;[.B137]&amp;&quot;,&quot;&amp;[.C137]&amp;&quot;))&quot;" office:value-type="string" office:string-value="Sezona.Add(New Date(2010,12,22))" calcext:value-type="string">
            <text:p>Sezona.Add(New Date(2010,12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&quot;Sezona.Add(New Date(&quot;&amp;[.A138]&amp;&quot;,&quot;&amp;[.B138]&amp;&quot;,&quot;&amp;[.C138]&amp;&quot;))&quot;" office:value-type="string" office:string-value="Sezona.Add(New Date(2011,12,22))" calcext:value-type="string">
            <text:p>Sezona.Add(New Date(2011,12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39]&amp;&quot;,&quot;&amp;[.B139]&amp;&quot;,&quot;&amp;[.C139]&amp;&quot;))&quot;" office:value-type="string" office:string-value="Sezona.Add(New Date(2012,12,21))" calcext:value-type="string">
            <text:p>Sezona.Add(New Date(2012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40]&amp;&quot;,&quot;&amp;[.B140]&amp;&quot;,&quot;&amp;[.C140]&amp;&quot;))&quot;" office:value-type="string" office:string-value="Sezona.Add(New Date(2013,12,21))" calcext:value-type="string">
            <text:p>Sezona.Add(New Date(2013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&quot;Sezona.Add(New Date(&quot;&amp;[.A141]&amp;&quot;,&quot;&amp;[.B141]&amp;&quot;,&quot;&amp;[.C141]&amp;&quot;))&quot;" office:value-type="string" office:string-value="Sezona.Add(New Date(2014,12,22))" calcext:value-type="string">
            <text:p>Sezona.Add(New Date(2014,12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&quot;Sezona.Add(New Date(&quot;&amp;[.A142]&amp;&quot;,&quot;&amp;[.B142]&amp;&quot;,&quot;&amp;[.C142]&amp;&quot;))&quot;" office:value-type="string" office:string-value="Sezona.Add(New Date(2015,12,22))" calcext:value-type="string">
            <text:p>Sezona.Add(New Date(2015,12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43]&amp;&quot;,&quot;&amp;[.B143]&amp;&quot;,&quot;&amp;[.C143]&amp;&quot;))&quot;" office:value-type="string" office:string-value="Sezona.Add(New Date(2016,12,21))" calcext:value-type="string">
            <text:p>Sezona.Add(New Date(2016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44]&amp;&quot;,&quot;&amp;[.B144]&amp;&quot;,&quot;&amp;[.C144]&amp;&quot;))&quot;" office:value-type="string" office:string-value="Sezona.Add(New Date(2017,12,21))" calcext:value-type="string">
            <text:p>Sezona.Add(New Date(2017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45]&amp;&quot;,&quot;&amp;[.B145]&amp;&quot;,&quot;&amp;[.C145]&amp;&quot;))&quot;" office:value-type="string" office:string-value="Sezona.Add(New Date(2018,12,21))" calcext:value-type="string">
            <text:p>Sezona.Add(New Date(2018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&quot;Sezona.Add(New Date(&quot;&amp;[.A146]&amp;&quot;,&quot;&amp;[.B146]&amp;&quot;,&quot;&amp;[.C146]&amp;&quot;))&quot;" office:value-type="string" office:string-value="Sezona.Add(New Date(2019,12,22))" calcext:value-type="string">
            <text:p>Sezona.Add(New Date(2019,12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47]&amp;&quot;,&quot;&amp;[.B147]&amp;&quot;,&quot;&amp;[.C147]&amp;&quot;))&quot;" office:value-type="string" office:string-value="Sezona.Add(New Date(2020,12,21))" calcext:value-type="string">
            <text:p>Sezona.Add(New Date(2020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48]&amp;&quot;,&quot;&amp;[.B148]&amp;&quot;,&quot;&amp;[.C148]&amp;&quot;))&quot;" office:value-type="string" office:string-value="Sezona.Add(New Date(2021,12,21))" calcext:value-type="string">
            <text:p>Sezona.Add(New Date(2021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49]&amp;&quot;,&quot;&amp;[.B149]&amp;&quot;,&quot;&amp;[.C149]&amp;&quot;))&quot;" office:value-type="string" office:string-value="Sezona.Add(New Date(2022,12,21))" calcext:value-type="string">
            <text:p>Sezona.Add(New Date(2022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3" calcext:value-type="float">
            <text:p>202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&quot;Sezona.Add(New Date(&quot;&amp;[.A150]&amp;&quot;,&quot;&amp;[.B150]&amp;&quot;,&quot;&amp;[.C150]&amp;&quot;))&quot;" office:value-type="string" office:string-value="Sezona.Add(New Date(2023,12,22))" calcext:value-type="string">
            <text:p>Sezona.Add(New Date(2023,12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4" calcext:value-type="float">
            <text:p>202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51]&amp;&quot;,&quot;&amp;[.B151]&amp;&quot;,&quot;&amp;[.C151]&amp;&quot;))&quot;" office:value-type="string" office:string-value="Sezona.Add(New Date(2024,12,21))" calcext:value-type="string">
            <text:p>Sezona.Add(New Date(2024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5" calcext:value-type="float">
            <text:p>202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52]&amp;&quot;,&quot;&amp;[.B152]&amp;&quot;,&quot;&amp;[.C152]&amp;&quot;))&quot;" office:value-type="string" office:string-value="Sezona.Add(New Date(2025,12,21))" calcext:value-type="string">
            <text:p>Sezona.Add(New Date(2025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6" calcext:value-type="float">
            <text:p>202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53]&amp;&quot;,&quot;&amp;[.B153]&amp;&quot;,&quot;&amp;[.C153]&amp;&quot;))&quot;" office:value-type="string" office:string-value="Sezona.Add(New Date(2026,12,21))" calcext:value-type="string">
            <text:p>Sezona.Add(New Date(2026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7" calcext:value-type="float">
            <text:p>202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&quot;Sezona.Add(New Date(&quot;&amp;[.A154]&amp;&quot;,&quot;&amp;[.B154]&amp;&quot;,&quot;&amp;[.C154]&amp;&quot;))&quot;" office:value-type="string" office:string-value="Sezona.Add(New Date(2027,12,22))" calcext:value-type="string">
            <text:p>Sezona.Add(New Date(2027,12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8" calcext:value-type="float">
            <text:p>202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55]&amp;&quot;,&quot;&amp;[.B155]&amp;&quot;,&quot;&amp;[.C155]&amp;&quot;))&quot;" office:value-type="string" office:string-value="Sezona.Add(New Date(2028,12,21))" calcext:value-type="string">
            <text:p>Sezona.Add(New Date(2028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29" calcext:value-type="float">
            <text:p>202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56]&amp;&quot;,&quot;&amp;[.B156]&amp;&quot;,&quot;&amp;[.C156]&amp;&quot;))&quot;" office:value-type="string" office:string-value="Sezona.Add(New Date(2029,12,21))" calcext:value-type="string">
            <text:p>Sezona.Add(New Date(2029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0" calcext:value-type="float">
            <text:p>203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57]&amp;&quot;,&quot;&amp;[.B157]&amp;&quot;,&quot;&amp;[.C157]&amp;&quot;))&quot;" office:value-type="string" office:string-value="Sezona.Add(New Date(2030,12,21))" calcext:value-type="string">
            <text:p>Sezona.Add(New Date(2030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1" calcext:value-type="float">
            <text:p>203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&quot;Sezona.Add(New Date(&quot;&amp;[.A158]&amp;&quot;,&quot;&amp;[.B158]&amp;&quot;,&quot;&amp;[.C158]&amp;&quot;))&quot;" office:value-type="string" office:string-value="Sezona.Add(New Date(2031,12,22))" calcext:value-type="string">
            <text:p>Sezona.Add(New Date(2031,12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2" calcext:value-type="float">
            <text:p>203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59]&amp;&quot;,&quot;&amp;[.B159]&amp;&quot;,&quot;&amp;[.C159]&amp;&quot;))&quot;" office:value-type="string" office:string-value="Sezona.Add(New Date(2032,12,21))" calcext:value-type="string">
            <text:p>Sezona.Add(New Date(2032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3" calcext:value-type="float">
            <text:p>203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60]&amp;&quot;,&quot;&amp;[.B160]&amp;&quot;,&quot;&amp;[.C160]&amp;&quot;))&quot;" office:value-type="string" office:string-value="Sezona.Add(New Date(2033,12,21))" calcext:value-type="string">
            <text:p>Sezona.Add(New Date(2033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4" calcext:value-type="float">
            <text:p>203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61]&amp;&quot;,&quot;&amp;[.B161]&amp;&quot;,&quot;&amp;[.C161]&amp;&quot;))&quot;" office:value-type="string" office:string-value="Sezona.Add(New Date(2034,12,21))" calcext:value-type="string">
            <text:p>Sezona.Add(New Date(2034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5" calcext:value-type="float">
            <text:p>203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&quot;Sezona.Add(New Date(&quot;&amp;[.A162]&amp;&quot;,&quot;&amp;[.B162]&amp;&quot;,&quot;&amp;[.C162]&amp;&quot;))&quot;" office:value-type="string" office:string-value="Sezona.Add(New Date(2035,12,22))" calcext:value-type="string">
            <text:p>Sezona.Add(New Date(2035,12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6" calcext:value-type="float">
            <text:p>203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63]&amp;&quot;,&quot;&amp;[.B163]&amp;&quot;,&quot;&amp;[.C163]&amp;&quot;))&quot;" office:value-type="string" office:string-value="Sezona.Add(New Date(2036,12,21))" calcext:value-type="string">
            <text:p>Sezona.Add(New Date(2036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7" calcext:value-type="float">
            <text:p>203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64]&amp;&quot;,&quot;&amp;[.B164]&amp;&quot;,&quot;&amp;[.C164]&amp;&quot;))&quot;" office:value-type="string" office:string-value="Sezona.Add(New Date(2037,12,21))" calcext:value-type="string">
            <text:p>Sezona.Add(New Date(2037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8" calcext:value-type="float">
            <text:p>203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65]&amp;&quot;,&quot;&amp;[.B165]&amp;&quot;,&quot;&amp;[.C165]&amp;&quot;))&quot;" office:value-type="string" office:string-value="Sezona.Add(New Date(2038,12,21))" calcext:value-type="string">
            <text:p>Sezona.Add(New Date(2038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39" calcext:value-type="float">
            <text:p>203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&quot;Sezona.Add(New Date(&quot;&amp;[.A166]&amp;&quot;,&quot;&amp;[.B166]&amp;&quot;,&quot;&amp;[.C166]&amp;&quot;))&quot;" office:value-type="string" office:string-value="Sezona.Add(New Date(2039,12,22))" calcext:value-type="string">
            <text:p>Sezona.Add(New Date(2039,12,22))</text:p>
          </table:table-cell>
          <table:table-cell table:number-columns-repeated="1019"/>
        </table:table-row>
        <table:table-row table:style-name="ro2">
          <table:table-cell table:style-name="ce14" office:value-type="float" office:value="2040" calcext:value-type="float">
            <text:p>204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67]&amp;&quot;,&quot;&amp;[.B167]&amp;&quot;,&quot;&amp;[.C167]&amp;&quot;))&quot;" office:value-type="string" office:string-value="Sezona.Add(New Date(2040,12,21))" calcext:value-type="string">
            <text:p>Sezona.Add(New Date(2040,12,21))</text:p>
          </table:table-cell>
          <table:table-cell table:number-columns-repeated="1019"/>
        </table:table-row>
        <table:table-row table:style-name="ro2">
          <table:table-cell table:style-name="ce14" office:value-type="float" office:value="2041" calcext:value-type="float">
            <text:p>204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Sezona.Add(New Date(&quot;&amp;[.A168]&amp;&quot;,&quot;&amp;[.B168]&amp;&quot;,&quot;&amp;[.C168]&amp;&quot;))&quot;" office:value-type="string" office:string-value="Sezona.Add(New Date(2041,12,21))" calcext:value-type="string">
            <text:p>Sezona.Add(New Date(2041,12,21))</text:p>
          </table:table-cell>
          <table:table-cell table:number-columns-repeated="1019"/>
        </table:table-row>
        <table:table-row table:style-name="ro2">
          <table:table-cell/>
          <table:table-cell table:style-name="Default" table:number-columns-repeated="3"/>
          <table:table-cell table:style-name="ce14" office:value-type="string" calcext:value-type="string">
            <text:p>jaro 3</text:p>
          </table:table-cell>
          <table:table-cell table:style-name="ce14" office:value-type="string" calcext:value-type="string">
            <text:p>léto 6</text:p>
          </table:table-cell>
          <table:table-cell table:style-name="ce14" office:value-type="string" calcext:value-type="string">
            <text:p>podzim 9</text:p>
          </table:table-cell>
          <table:table-cell table:style-name="ce14" office:value-type="string" calcext:value-type="string">
            <text:p>zima 12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 table:number-rows-repeated="1048398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ass" table:style-name="ta5">
        <table:table-column table:style-name="co14" table:default-cell-style-name="ce1"/>
        <table:table-column table:style-name="co5" table:number-columns-repeated="1023" table:default-cell-style-name="Default"/>
        <table:table-row table:style-name="ro3">
          <table:table-cell office:value-type="string" calcext:value-type="string">
            <text:p>myKal</text:p>
          </table:table-cell>
          <table:table-cell table:style-name="ce1" office:value-type="string" calcext:value-type="string">
            <text:p>Mesic</text:p>
          </table:table-cell>
          <table:table-cell table:style-name="ce1" office:value-type="string" calcext:value-type="string">
            <text:p>Jmeno</text:p>
          </table:table-cell>
          <table:table-cell table:style-name="ce1" office:value-type="string" calcext:value-type="string">
            <text:p>Svatek</text:p>
          </table:table-cell>
          <table:table-cell table:style-name="ce1" office:value-type="string" calcext:value-type="string">
            <text:p>Obdobi</text:p>
          </table:table-cell>
          <table:table-cell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  <number:text> Kč</number:text>
    </number:number-style>
    <number:number-style style:name="N107">
      <number:text>-</number:text>
      <number:number number:decimal-places="0" number:min-integer-digits="1" number:grouping="true"/>
      <number:text> Kč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Kč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Kč</number:text>
    </number:number-style>
    <number:number-style style:name="N110">
      <number:text>-</number:text>
      <number:number number:decimal-places="2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19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19P2" style:volatile="true">
      <number:text> </number:text>
      <loext:fill-character> </loext:fill-character>
      <number:text>-  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 Kč </number:text>
    </number:number-style>
    <number:number-style style:name="N123P1" style:volatile="true">
      <number:text>-</number:text>
      <loext:fill-character> </loext:fill-character>
      <number:number number:decimal-places="0" number:min-integer-digits="1" number:grouping="true"/>
      <number:text> Kč </number:text>
    </number:number-style>
    <number:number-style style:name="N123P2" style:volatile="true">
      <number:text> </number:text>
      <loext:fill-character> </loext:fill-character>
      <number:text>- Kč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27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27P2" style:volatile="true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loext:fill-character> </loext:fill-character>
      <number:number number:decimal-places="2" number:min-integer-digits="1" number:grouping="true"/>
      <number:text> Kč </number:text>
    </number:number-style>
    <number:number-style style:name="N131P1" style:volatile="true">
      <number:text>-</number:text>
      <loext:fill-character> </loext:fill-character>
      <number:number number:decimal-places="2" number:min-integer-digits="1" number:grouping="true"/>
      <number:text> Kč </number:text>
    </number:number-style>
    <number:number-style style:name="N131P2" style:volatile="true">
      <number:text> </number:text>
      <loext:fill-character> </loext:fill-character>
      <number:text>-</number:text>
      <number:number number:decimal-places="0" number:min-integer-digits="0"/>
      <number:text> Kč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 Kč</number:text>
    </number:number-style>
    <number:number-style style:name="N136">
      <number:text>-</number:text>
      <number:number number:decimal-places="0" number:min-integer-digits="1" number:grouping="true"/>
      <number:text> Kč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Kč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Kč</number:text>
    </number:number-style>
    <number:number-style style:name="N138">
      <number:text>-</number:text>
      <number:number number:decimal-places="2" number:min-integer-digits="1" number:grouping="true"/>
      <number:text> Kč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Kč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39P0"/>
    </number:number-style>
    <number:number-style style:name="N140P0" style:volatile="true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40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40P2" style:volatile="true">
      <number:text> </number:text>
      <loext:fill-character> </loext:fill-character>
      <number:text>-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0" number:min-integer-digits="1" number:grouping="true"/>
      <number:text> Kč </number:text>
    </number:number-style>
    <number:number-style style:name="N141P1" style:volatile="true">
      <number:text>-</number:text>
      <loext:fill-character> </loext:fill-character>
      <number:number number:decimal-places="0" number:min-integer-digits="1" number:grouping="true"/>
      <number:text> Kč </number:text>
    </number:number-style>
    <number:number-style style:name="N141P2" style:volatile="true">
      <number:text> </number:text>
      <loext:fill-character> </loext:fill-character>
      <number:text>- Kč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42P2" style:volatile="true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loext:fill-character> </loext:fill-character>
      <number:number number:decimal-places="2" number:min-integer-digits="1" number:grouping="true"/>
      <number:text> Kč </number:text>
    </number:number-style>
    <number:number-style style:name="N143P1" style:volatile="true">
      <number:text>-</number:text>
      <loext:fill-character> </loext:fill-character>
      <number:number number:decimal-places="2" number:min-integer-digits="1" number:grouping="true"/>
      <number:text> Kč </number:text>
    </number:number-style>
    <number:number-style style:name="N143P2" style:volatile="true">
      <number:text> </number:text>
      <loext:fill-character> </loext:fill-character>
      <number:text>-</number:text>
      <number:number number:decimal-places="0" number:min-integer-digits="0"/>
      <number:text> Kč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scientific-number number:decimal-places="1" number:min-integer-digits="3" number:min-exponent-digits="1"/>
    </number:number-style>
    <number:number-style style:name="N145P0" style:volatile="true">
      <number:text>Yes</number:text>
    </number:number-style>
    <number:number-style style:name="N145P1" style:volatile="true">
      <number:text>Yes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.00.0000</text:date>, <text:time style:data-style-name="N2" text:time-value="0000-00-00T19:11:20.191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měsíc" style:display-name="PageStyle_měsí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meniny" style:display-name="PageStyle_jmeni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vátek" style:display-name="PageStyle_svát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dobí" style:display-name="PageStyle_období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" style:display-name="PageStyle_clas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zjantaz</meta:initial-creator>
    <meta:creation-date>2014-04-09T09:02:58</meta:creation-date>
    <dc:date>2014-05-14T20:12:39.352000000</dc:date>
    <meta:generator>LibreOffice/4.1.4.2$Windows_x86 LibreOffice_project/0a0440ccc0227ad9829de5f46be37cfb6edcf72</meta:generator>
    <meta:editing-duration>PT1H12M38S</meta:editing-duration>
    <meta:editing-cycles>5</meta:editing-cycles>
    <meta:document-statistic meta:table-count="5" meta:cell-count="2988" meta:object-count="0"/>
  </office:meta>
</office:document-meta>
</file>